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17cm" fo:break-before="auto" style:use-optimal-row-height="true"/>
    </style:style>
    <style:style style:name="ro3" style:family="table-row">
      <style:table-row-properties style:row-height="1.547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175cm" fo:break-before="auto" style:use-optimal-row-height="true"/>
    </style:style>
    <style:style style:name="ro6" style:family="table-row">
      <style:table-row-properties style:row-height="2.66cm" fo:break-before="auto" style:use-optimal-row-height="true"/>
    </style:style>
    <style:style style:name="ro7" style:family="table-row">
      <style:table-row-properties style:row-height="2.1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addr</text:p>
          </table:table-cell>
          <table:table-cell table:style-name="Default" office:value-type="string" calcext:value-type="string">
            <text:p>office</text:p>
          </table:table-cell>
          <table:table-cell table:style-name="Default" office:value-type="string" calcext:value-type="string">
            <text:p>sales</text:p>
          </table:table-cell>
          <table:table-cell table:style-name="Default" office:value-type="string" calcext:value-type="string">
            <text:p>employees</text:p>
          </table:table-cell>
          <table:table-cell table:style-name="Default" office:value-type="string" calcext:value-type="string">
            <text:p>sic</text:p>
          </table:table-cell>
          <table:table-cell table:style-name="Default" office:value-type="string" calcext:value-type="string">
            <text:p>phone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1493000000000" xlink:type="simple">Amazon.com, Inc.</text:a></text:p>
            <text:p>NASDAQ : AMZN </text:p>
            <text:p>D-U-N-S# 884745530</text:p>
          </table:table-cell>
          <table:table-cell office:value-type="string" calcext:value-type="string">
            <text:p>Seattle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7,866.00M</text:p>
          </table:table-cell>
          <table:table-cell office:value-type="float" office:value="566000" calcext:value-type="float">
            <text:p>566000</text:p>
          </table:table-cell>
          <table:table-cell office:value-type="string" calcext:value-type="string">
            <text:p>59619925 Electronic shopping</text:p>
          </table:table-cell>
          <table:table-cell office:value-type="string" calcext:value-type="string">
            <text:p>+1-206-266-1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379000000000" xlink:type="simple">AT&amp;T Inc.</text:a></text:p>
            <text:p>NYSE : T </text:p>
            <text:p>D-U-N-S# 108024050</text:p>
          </table:table-cell>
          <table:table-cell office:value-type="string" calcext:value-type="string">
            <text:p>Dallas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0,546.00M</text:p>
          </table:table-cell>
          <table:table-cell office:value-type="float" office:value="252000" calcext:value-type="float">
            <text:p>252000</text:p>
          </table:table-cell>
          <table:table-cell office:value-type="string" calcext:value-type="string">
            <text:p>48130000 Telephone communication, except radio</text:p>
          </table:table-cell>
          <table:table-cell office:value-type="string" calcext:value-type="string">
            <text:p>+1-210-821-4105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0197000000000" xlink:type="simple">Verizon Communications Inc.</text:a></text:p>
            <text:p>NYSE : VZ </text:p>
            <text:p>D-U-N-S# 107212169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6,034.00M</text:p>
          </table:table-cell>
          <table:table-cell office:value-type="float" office:value="155400" calcext:value-type="float">
            <text:p>155400</text:p>
          </table:table-cell>
          <table:table-cell office:value-type="string" calcext:value-type="string">
            <text:p>48130100 Local and long distance telephone communications</text:p>
          </table:table-cell>
          <table:table-cell office:value-type="string" calcext:value-type="string">
            <text:p>+1-212-395-1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221000000000" xlink:type="simple">The Boeing Company</text:a></text:p>
            <text:p>NYSE : BA </text:p>
            <text:p>D-U-N-S# 009256819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3,392.00M</text:p>
          </table:table-cell>
          <table:table-cell office:value-type="float" office:value="140800" calcext:value-type="float">
            <text:p>140800</text:p>
          </table:table-cell>
          <table:table-cell office:value-type="string" calcext:value-type="string">
            <text:p>37210101 Airplanes, fixed or rotary wing</text:p>
          </table:table-cell>
          <table:table-cell office:value-type="string" calcext:value-type="string">
            <text:p>+1-312-544-2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4120000000000" xlink:type="simple">Microsoft Corporation</text:a></text:p>
            <text:p>NASDAQ : MSFT </text:p>
            <text:p>D-U-N-S# 081466849</text:p>
          </table:table-cell>
          <table:table-cell office:value-type="string" calcext:value-type="string">
            <text:p>Redmond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9,950.00M</text:p>
          </table:table-cell>
          <table:table-cell office:value-type="float" office:value="124000" calcext:value-type="float">
            <text:p>124000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+1-425-882-808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2482000000000" xlink:type="simple">SOFTBANK GROUP CORP.</text:a></text:p>
            <text:p>Tokyo : 9984 </text:p>
            <text:p>D-U-N-S# 690651989</text:p>
          </table:table-cell>
          <table:table-cell office:value-type="string" calcext:value-type="string">
            <text:p>Minato-Ku Tokyo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6,199.65M</text:p>
          </table:table-cell>
          <table:table-cell office:value-type="float" office:value="88298" calcext:value-type="float">
            <text:p>88298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+81-368892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034000000000" xlink:type="simple">Comcast Corporation</text:a></text:p>
            <text:p>NASDAQ : CMCSA </text:p>
            <text:p>D-U-N-S# 057156663</text:p>
          </table:table-cell>
          <table:table-cell office:value-type="string" calcext:value-type="string">
            <text:p>Philadelphia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4,526.00M</text:p>
          </table:table-cell>
          <table:table-cell office:value-type="float" office:value="164000" calcext:value-type="float">
            <text:p>164000</text:p>
          </table:table-cell>
          <table:table-cell office:value-type="string" calcext:value-type="string">
            <text:p>48419901 Cable television services</text:p>
          </table:table-cell>
          <table:table-cell office:value-type="string" calcext:value-type="string">
            <text:p>+1-215-286-1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796000000000" xlink:type="simple">International Business Machines Corporation</text:a></text:p>
            <text:p>NYSE : IBM </text:p>
            <text:p>D-U-N-S# 001368083</text:p>
          </table:table-cell>
          <table:table-cell office:value-type="string" calcext:value-type="string">
            <text:p>Armon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9,139.00M</text:p>
          </table:table-cell>
          <table:table-cell office:value-type="float" office:value="397800" calcext:value-type="float">
            <text:p>397800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914-499-1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8904698" xlink:type="simple">Cellco Partnership</text:a></text:p>
            <text:p>D-U-N-S# 968904698</text:p>
          </table:table-cell>
          <table:table-cell office:value-type="string" calcext:value-type="string">
            <text:p>Basking Ridge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9,685.39M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48129901 Cellular telephone services</text:p>
          </table:table-cell>
          <table:table-cell office:value-type="string" calcext:value-type="string">
            <text:p>+1-908-306-7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0483000000000" xlink:type="simple">United Parcel Service, Inc.</text:a></text:p>
            <text:p>NYSE : UPS </text:p>
            <text:p>D-U-N-S# 006991681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5,872.00M</text:p>
          </table:table-cell>
          <table:table-cell office:value-type="float" office:value="454000" calcext:value-type="float">
            <text:p>454000</text:p>
          </table:table-cell>
          <table:table-cell office:value-type="string" calcext:value-type="string">
            <text:p>45139901 Letter delivery, private air</text:p>
          </table:table-cell>
          <table:table-cell office:value-type="string" calcext:value-type="string">
            <text:p>+1-404-828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552000000000" xlink:type="simple">Fedex Corporation</text:a></text:p>
            <text:p>NYSE : FDX </text:p>
            <text:p>D-U-N-S# 003141970</text:p>
          </table:table-cell>
          <table:table-cell office:value-type="string" calcext:value-type="string">
            <text:p>Memphis T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5,450.00M</text:p>
          </table:table-cell>
          <table:table-cell office:value-type="float" office:value="227000" calcext:value-type="float">
            <text:p>227000</text:p>
          </table:table-cell>
          <table:table-cell office:value-type="string" calcext:value-type="string">
            <text:p>45139902 Package delivery, private air</text:p>
          </table:table-cell>
          <table:table-cell office:value-type="string" calcext:value-type="string">
            <text:p>+1-901-818-7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7288000000000" xlink:type="simple">Charter Communications, Inc.</text:a></text:p>
            <text:p>NASDAQ : CHTR </text:p>
            <text:p>D-U-N-S# 150776503</text:p>
          </table:table-cell>
          <table:table-cell office:value-type="string" calcext:value-type="string">
            <text:p>Stamford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1,581.00M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48410000 Cable and other pay television services</text:p>
          </table:table-cell>
          <table:table-cell office:value-type="string" calcext:value-type="string">
            <text:p>+1-203-905-7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1847000000000" xlink:type="simple">Jardine Matheson Holdings Limited</text:a></text:p>
            <text:p>Singapore Ready : J36 </text:p>
            <text:p>D-U-N-S# 875632531</text:p>
          </table:table-cell>
          <table:table-cell office:value-type="string" calcext:value-type="string">
            <text:p>Hamilton Pembroke Bermuda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8,748.00M</text:p>
          </table:table-cell>
          <table:table-cell office:value-type="float" office:value="444000" calcext:value-type="float">
            <text:p>444000</text:p>
          </table:table-cell>
          <table:table-cell office:value-type="string" calcext:value-type="string">
            <text:p>87110400 Construction and civil engineering</text:p>
          </table:table-cell>
          <table:table-cell office:value-type="string" calcext:value-type="string">
            <text:p>+1-441-292-014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85594574" xlink:type="simple">JOHNSON CONTROLS INTERNATIONAL PUBLIC LIMITED COMPANY</text:a></text:p>
            <text:p>NYSE : JCI </text:p>
            <text:p>D-U-N-S# 985594574</text:p>
          </table:table-cell>
          <table:table-cell office:value-type="string" calcext:value-type="string">
            <text:p>Cork Co Cork Ire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7,674.00M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67199901 Investment holding companies, except banks</text:p>
          </table:table-cell>
          <table:table-cell office:value-type="string" calcext:value-type="string">
            <text:p>+353-214260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092860" xlink:type="simple">Johnson Controls, Inc.</text:a></text:p>
            <text:p>D-U-N-S# 006092860</text:p>
          </table:table-cell>
          <table:table-cell office:value-type="string" calcext:value-type="string">
            <text:p>Milwaukee W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6,866.00M</text:p>
          </table:table-cell>
          <table:table-cell office:value-type="float" office:value="139000" calcext:value-type="float">
            <text:p>139000</text:p>
          </table:table-cell>
          <table:table-cell office:value-type="string" calcext:value-type="string">
            <text:p>35850000 Refrigeration and heating equipment</text:p>
          </table:table-cell>
          <table:table-cell office:value-type="string" calcext:value-type="string">
            <text:p>+1-414-524-12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3516000000000" xlink:type="simple">ACCENTURE PUBLIC LIMITED COMPANY</text:a></text:p>
            <text:p>NYSE : ACN </text:p>
            <text:p>D-U-N-S# 985015354</text:p>
          </table:table-cell>
          <table:table-cell office:value-type="string" calcext:value-type="string">
            <text:p>Dublin Co Dublin Ire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6,765.48M</text:p>
          </table:table-cell>
          <table:table-cell office:value-type="float" office:value="435000" calcext:value-type="float">
            <text:p>435000</text:p>
          </table:table-cell>
          <table:table-cell office:value-type="string" calcext:value-type="string">
            <text:p>67199901 Investment holding companies, except banks</text:p>
          </table:table-cell>
          <table:table-cell office:value-type="string" calcext:value-type="string">
            <text:p>+353-16462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1862000000000" xlink:type="simple">CANON INC.</text:a></text:p>
            <text:p>Tokyo : 7751 </text:p>
            <text:p>D-U-N-S# 690549662</text:p>
          </table:table-cell>
          <table:table-cell office:value-type="string" calcext:value-type="string">
            <text:p>Ota-Ku Tokyo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6,213.29M</text:p>
          </table:table-cell>
          <table:table-cell office:value-type="float" office:value="197776" calcext:value-type="float">
            <text:p>197776</text:p>
          </table:table-cell>
          <table:table-cell office:value-type="string" calcext:value-type="string">
            <text:p>35770102 Printers, computer</text:p>
          </table:table-cell>
          <table:table-cell office:value-type="string" calcext:value-type="string">
            <text:p>+81-3375821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0110000000000" xlink:type="simple">Cox Enterprises, Inc.</text:a></text:p>
            <text:p>D-U-N-S# 046901799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3,314.43M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48410000 Cable and other pay television services</text:p>
          </table:table-cell>
          <table:table-cell office:value-type="string" calcext:value-type="string">
            <text:p>+1-678-645-0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003000000000" xlink:type="simple">3M Company</text:a></text:p>
            <text:p>NYSE : MMM </text:p>
            <text:p>D-U-N-S# 006173082</text:p>
          </table:table-cell>
          <table:table-cell office:value-type="string" calcext:value-type="string">
            <text:p>Saint Paul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1,657.00M</text:p>
          </table:table-cell>
          <table:table-cell office:value-type="float" office:value="91536" calcext:value-type="float">
            <text:p>91536</text:p>
          </table:table-cell>
          <table:table-cell office:value-type="string" calcext:value-type="string">
            <text:p>32910000 Abrasive products</text:p>
          </table:table-cell>
          <table:table-cell office:value-type="string" calcext:value-type="string">
            <text:p>+1-651-733-11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633000000000" xlink:type="simple">General Dynamics Corporation</text:a></text:p>
            <text:p>NYSE : GD </text:p>
            <text:p>D-U-N-S# 001381284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0,973.00M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37210000 Aircraft</text:p>
          </table:table-cell>
          <table:table-cell office:value-type="string" calcext:value-type="string">
            <text:p>+1-703-876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3421000000000" xlink:type="simple">HEWLETT PACKARD ENTERPRISE COMPANY</text:a></text:p>
            <text:p>NYSE : HPE </text:p>
            <text:p>D-U-N-S# 079834910</text:p>
          </table:table-cell>
          <table:table-cell office:value-type="string" calcext:value-type="string">
            <text:p>Palo Alt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8,871.00M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73729902 Business oriented computer software</text:p>
          </table:table-cell>
          <table:table-cell office:value-type="string" calcext:value-type="string">
            <text:p>+1-650-687-581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1277000000000" xlink:type="simple">SAP SE</text:a></text:p>
            <text:p>XETRA : SAP </text:p>
            <text:p>D-U-N-S# 316268655</text:p>
          </table:table-cell>
          <table:table-cell office:value-type="string" calcext:value-type="string">
            <text:p>Walldorf Baden-Württemberg Germany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8,101.88M</text:p>
          </table:table-cell>
          <table:table-cell office:value-type="float" office:value="88543" calcext:value-type="float">
            <text:p>88543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49-622774747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0130000000000" xlink:type="simple">Arrow Electronics, Inc.</text:a></text:p>
            <text:p>NYSE : ARW </text:p>
            <text:p>D-U-N-S# 049159957</text:p>
          </table:table-cell>
          <table:table-cell office:value-type="string" calcext:value-type="string">
            <text:p>Centennial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6,812.51M</text:p>
          </table:table-cell>
          <table:table-cell office:value-type="float" office:value="18800" calcext:value-type="float">
            <text:p>18800</text:p>
          </table:table-cell>
          <table:table-cell office:value-type="string" calcext:value-type="string">
            <text:p>50650000 Electronic parts and equipment, not elsewhere classified</text:p>
          </table:table-cell>
          <table:table-cell office:value-type="string" calcext:value-type="string">
            <text:p>+1-303-824-4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093000000000" xlink:type="simple">Northrop Grumman Corporation</text:a></text:p>
            <text:p>NYSE : NOC </text:p>
            <text:p>D-U-N-S# 967356127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,803.00M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38120000 Search and navigation equipment</text:p>
          </table:table-cell>
          <table:table-cell office:value-type="string" calcext:value-type="string">
            <text:p>+1-703-280-2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3674000000000" xlink:type="simple">DXC Technology Company</text:a></text:p>
            <text:p>NYSE : DXC </text:p>
            <text:p>D-U-N-S# 080521853</text:p>
          </table:table-cell>
          <table:table-cell office:value-type="string" calcext:value-type="string">
            <text:p>Tysons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4,556.00M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703-245-9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6078000000000" xlink:type="simple">Marriott International, Inc.</text:a></text:p>
            <text:p>NASDAQ : MAR </text:p>
            <text:p>D-U-N-S# 013005702</text:p>
          </table:table-cell>
          <table:table-cell office:value-type="string" calcext:value-type="string">
            <text:p>Bethesda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2,894.00M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301-380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1785000000000" xlink:type="simple">SHARP CORPORATION</text:a></text:p>
            <text:p>Tokyo : 6753 </text:p>
            <text:p>D-U-N-S# 690536925</text:p>
          </table:table-cell>
          <table:table-cell office:value-type="string" calcext:value-type="string">
            <text:p>Sakai Osaka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2,844.77M</text:p>
          </table:table-cell>
          <table:table-cell office:value-type="float" office:value="47171" calcext:value-type="float">
            <text:p>47171</text:p>
          </table:table-cell>
          <table:table-cell office:value-type="string" calcext:value-type="string">
            <text:p>36510000 Household audio and video equipment</text:p>
          </table:table-cell>
          <table:table-cell office:value-type="string" calcext:value-type="string">
            <text:p>+81-7228212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8646000000000" xlink:type="simple">U.S. Bancorp</text:a></text:p>
            <text:p>NYSE : USB </text:p>
            <text:p>D-U-N-S# 006213482</text:p>
          </table:table-cell>
          <table:table-cell office:value-type="string" calcext:value-type="string">
            <text:p>Minneapolis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,852.00M</text:p>
          </table:table-cell>
          <table:table-cell office:value-type="float" office:value="72402" calcext:value-type="float">
            <text:p>72402</text:p>
          </table:table-cell>
          <table:table-cell office:value-type="string" calcext:value-type="string">
            <text:p>60210000 National commercial banks</text:p>
          </table:table-cell>
          <table:table-cell office:value-type="string" calcext:value-type="string">
            <text:p>+1-612-303-477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473000000000" xlink:type="simple">Thermo Fisher Scientific Inc.</text:a></text:p>
            <text:p>NYSE : TMO </text:p>
            <text:p>D-U-N-S# 001408673</text:p>
          </table:table-cell>
          <table:table-cell office:value-type="string" calcext:value-type="string">
            <text:p>Waltham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,918.00M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38260000 Analytical instruments</text:p>
          </table:table-cell>
          <table:table-cell office:value-type="string" calcext:value-type="string">
            <text:p>+1-781-622-1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501000000000" xlink:type="simple">EATON CORPORATION PUBLIC LIMITED COMPANY</text:a></text:p>
            <text:p>NYSE : ETN </text:p>
            <text:p>D-U-N-S# 985419987</text:p>
          </table:table-cell>
          <table:table-cell office:value-type="string" calcext:value-type="string">
            <text:p>Dublin Co Dublin Ire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,404.00M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67199901 Investment holding companies, except banks</text:p>
          </table:table-cell>
          <table:table-cell office:value-type="string" calcext:value-type="string">
            <text:p>+353-163729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2390000000000" xlink:type="simple">RICOH COMPANY,LTD.</text:a></text:p>
            <text:p>Tokyo : 7752 </text:p>
            <text:p>D-U-N-S# 690549118</text:p>
          </table:table-cell>
          <table:table-cell office:value-type="string" calcext:value-type="string">
            <text:p>Ota-Ku Tokyo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,419.78M</text:p>
          </table:table-cell>
          <table:table-cell office:value-type="float" office:value="97878" calcext:value-type="float">
            <text:p>97878</text:p>
          </table:table-cell>
          <table:table-cell office:value-type="string" calcext:value-type="string">
            <text:p>35790000 Office machines, not elsewhere classified</text:p>
          </table:table-cell>
          <table:table-cell office:value-type="string" calcext:value-type="string">
            <text:p>+81-3377781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2492000000000" xlink:type="simple">AT&amp;T Mobility LLC</text:a></text:p>
            <text:p>D-U-N-S# 003548489</text:p>
          </table:table-cell>
          <table:table-cell office:value-type="string" calcext:value-type="string">
            <text:p>Brookhaven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,727.33M</text:p>
          </table:table-cell>
          <table:table-cell office:value-type="float" office:value="43350" calcext:value-type="float">
            <text:p>43350</text:p>
          </table:table-cell>
          <table:table-cell office:value-type="string" calcext:value-type="string">
            <text:p>48129901 Cellular telephone services</text:p>
          </table:table-cell>
          <table:table-cell office:value-type="string" calcext:value-type="string">
            <text:p>+1-800-331-0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315000000000" xlink:type="simple">Centurylink, Inc.</text:a></text:p>
            <text:p>NYSE : CTL </text:p>
            <text:p>D-U-N-S# 050911668</text:p>
          </table:table-cell>
          <table:table-cell office:value-type="string" calcext:value-type="string">
            <text:p>Monroe L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,656.00M</text:p>
          </table:table-cell>
          <table:table-cell office:value-type="float" office:value="51000" calcext:value-type="float">
            <text:p>51000</text:p>
          </table:table-cell>
          <table:table-cell office:value-type="string" calcext:value-type="string">
            <text:p>48130000 Telephone communication, except radio</text:p>
          </table:table-cell>
          <table:table-cell office:value-type="string" calcext:value-type="string">
            <text:p>+1-318-388-9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2454000000000" xlink:type="simple">CAPGEMINI</text:a></text:p>
            <text:p>Euronext Paris : CAP </text:p>
            <text:p>D-U-N-S# 382014330</text:p>
          </table:table-cell>
          <table:table-cell office:value-type="string" calcext:value-type="string">
            <text:p>Paris Paris France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,323.07M</text:p>
          </table:table-cell>
          <table:table-cell office:value-type="float" office:value="199698" calcext:value-type="float">
            <text:p>199698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+33-147545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199000000000" xlink:type="simple">Cdw Corporation</text:a></text:p>
            <text:p>NASDAQ : CDW </text:p>
            <text:p>D-U-N-S# 808068253</text:p>
          </table:table-cell>
          <table:table-cell office:value-type="string" calcext:value-type="string">
            <text:p>Lincolnshire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,191.50M</text:p>
          </table:table-cell>
          <table:table-cell office:value-type="float" office:value="8726" calcext:value-type="float">
            <text:p>8726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847-465-6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23472" xlink:type="simple">Tyco International Management Company, LLC</text:a></text:p>
            <text:p>D-U-N-S# 001023472</text:p>
          </table:table-cell>
          <table:table-cell office:value-type="string" calcext:value-type="string">
            <text:p>Princeton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,136.16M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39999913 Fire extinguishers, portable</text:p>
          </table:table-cell>
          <table:table-cell office:value-type="string" calcext:value-type="string">
            <text:p>+1-609-720-4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1872000000000" xlink:type="simple">KYOCERA CORPORATION</text:a></text:p>
            <text:p>Tokyo : 6971 </text:p>
            <text:p>D-U-N-S# 690557624</text:p>
          </table:table-cell>
          <table:table-cell office:value-type="string" calcext:value-type="string">
            <text:p>Kyoto Kyoto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,842.64M</text:p>
          </table:table-cell>
          <table:table-cell office:value-type="float" office:value="75940" calcext:value-type="float">
            <text:p>75940</text:p>
          </table:table-cell>
          <table:table-cell office:value-type="string" calcext:value-type="string">
            <text:p>32640000 Porcelain electrical supplies</text:p>
          </table:table-cell>
          <table:table-cell office:value-type="string" calcext:value-type="string">
            <text:p>+81-756043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0038000000000" xlink:type="simple">Aramark</text:a></text:p>
            <text:p>NYSE : ARMK </text:p>
            <text:p>D-U-N-S# 791072197</text:p>
          </table:table-cell>
          <table:table-cell office:value-type="string" calcext:value-type="string">
            <text:p>Philadelphia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,604.41M</text:p>
          </table:table-cell>
          <table:table-cell office:value-type="float" office:value="260500" calcext:value-type="float">
            <text:p>260500</text:p>
          </table:table-cell>
          <table:table-cell office:value-type="string" calcext:value-type="string">
            <text:p>58129906 Contract food services</text:p>
          </table:table-cell>
          <table:table-cell office:value-type="string" calcext:value-type="string">
            <text:p>+1-215-238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466000000000" xlink:type="simple">Textron Inc.</text:a></text:p>
            <text:p>NYSE : TXT </text:p>
            <text:p>D-U-N-S# 001338979</text:p>
          </table:table-cell>
          <table:table-cell office:value-type="string" calcext:value-type="string">
            <text:p>Providence R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,198.00M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37210000 Aircraft</text:p>
          </table:table-cell>
          <table:table-cell office:value-type="string" calcext:value-type="string">
            <text:p>+1-401-421-2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785000000000" xlink:type="simple">INGERSOLL-RAND PUBLIC LIMITED COMPANY</text:a></text:p>
            <text:p>NYSE : IR </text:p>
            <text:p>D-U-N-S# 985033590</text:p>
          </table:table-cell>
          <table:table-cell office:value-type="string" calcext:value-type="string">
            <text:p>Swords Co Dublin Ire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,197.60M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67199901 Investment holding companies, except banks</text:p>
          </table:table-cell>
          <table:table-cell office:value-type="string" calcext:value-type="string">
            <text:p>+353-35318707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503000000000" xlink:type="simple">Ecolab Inc.</text:a></text:p>
            <text:p>NYSE : ECL </text:p>
            <text:p>D-U-N-S# 006154611</text:p>
          </table:table-cell>
          <table:table-cell office:value-type="string" calcext:value-type="string">
            <text:p>Saint Paul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,838.30M</text:p>
          </table:table-cell>
          <table:table-cell office:value-type="float" office:value="48400" calcext:value-type="float">
            <text:p>48400</text:p>
          </table:table-cell>
          <table:table-cell office:value-type="string" calcext:value-type="string">
            <text:p>28410000 Soap and other detergents</text:p>
          </table:table-cell>
          <table:table-cell office:value-type="string" calcext:value-type="string">
            <text:p>+1-800-232-652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2969000000000" xlink:type="simple">LEONARDO SPA</text:a></text:p>
            <text:p>Italian : LDO </text:p>
            <text:p>D-U-N-S# 428869465</text:p>
          </table:table-cell>
          <table:table-cell office:value-type="string" calcext:value-type="string">
            <text:p>Roma Roma Italy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,682.00M</text:p>
          </table:table-cell>
          <table:table-cell office:value-type="float" office:value="45134" calcext:value-type="float">
            <text:p>45134</text:p>
          </table:table-cell>
          <table:table-cell office:value-type="string" calcext:value-type="string">
            <text:p>37210000 Aircraft</text:p>
          </table:table-cell>
          <table:table-cell office:value-type="string" calcext:value-type="string">
            <text:p>+39-03312291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572000000000" xlink:type="simple">V.F. Corporation</text:a></text:p>
            <text:p>NYSE : VFC </text:p>
            <text:p>D-U-N-S# 002344208</text:p>
          </table:table-cell>
          <table:table-cell office:value-type="string" calcext:value-type="string">
            <text:p>Greensboro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,811.18M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23250102 Jeans: men's, youths', and boys'</text:p>
          </table:table-cell>
          <table:table-cell office:value-type="string" calcext:value-type="string">
            <text:p>+1-336-424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4288000000000" xlink:type="simple">Ernst &amp; Young LLP</text:a></text:p>
            <text:p>D-U-N-S# 058369562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,542.00M</text:p>
          </table:table-cell>
          <table:table-cell office:value-type="float" office:value="27390" calcext:value-type="float">
            <text:p>27390</text:p>
          </table:table-cell>
          <table:table-cell office:value-type="string" calcext:value-type="string">
            <text:p>87210101 Certified public accountant</text:p>
          </table:table-cell>
          <table:table-cell office:value-type="string" calcext:value-type="string">
            <text:p>+1-212-773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2529000000000" xlink:type="simple">G4S PLC</text:a></text:p>
            <text:p>London SETS : GFS </text:p>
            <text:p>D-U-N-S# 737341631</text:p>
          </table:table-cell>
          <table:table-cell office:value-type="string" calcext:value-type="string">
            <text:p>London London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,560.94M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73810000 Detective and armored car services</text:p>
          </table:table-cell>
          <table:table-cell office:value-type="string" calcext:value-type="string">
            <text:p>+44-02087707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203000000000" xlink:type="simple">Laboratory Corporation of America Holdings</text:a></text:p>
            <text:p>NYSE : LH </text:p>
            <text:p>D-U-N-S# 861422434</text:p>
          </table:table-cell>
          <table:table-cell office:value-type="string" calcext:value-type="string">
            <text:p>Burlington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,441.40M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80710000 Medical laboratories</text:p>
          </table:table-cell>
          <table:table-cell office:value-type="string" calcext:value-type="string">
            <text:p>+1-336-229-112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593000000000" xlink:type="simple">W.W. Grainger, Inc.</text:a></text:p>
            <text:p>NYSE : GWW </text:p>
            <text:p>D-U-N-S# 005103494</text:p>
          </table:table-cell>
          <table:table-cell office:value-type="string" calcext:value-type="string">
            <text:p>Lake Forest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,424.86M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50850000 Industrial supplies</text:p>
          </table:table-cell>
          <table:table-cell office:value-type="string" calcext:value-type="string">
            <text:p>+1-847-535-1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657000000000" xlink:type="simple">Xerox Corporation</text:a></text:p>
            <text:p>NYSE : XRX </text:p>
            <text:p>D-U-N-S# 049591852</text:p>
          </table:table-cell>
          <table:table-cell office:value-type="string" calcext:value-type="string">
            <text:p>Norwalk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,265.00M</text:p>
          </table:table-cell>
          <table:table-cell office:value-type="float" office:value="35300" calcext:value-type="float">
            <text:p>35300</text:p>
          </table:table-cell>
          <table:table-cell office:value-type="string" calcext:value-type="string">
            <text:p>38610505 Photocopy machines</text:p>
          </table:table-cell>
          <table:table-cell office:value-type="string" calcext:value-type="string">
            <text:p>+1-203-968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4308000000000" xlink:type="simple">Office Depot, Inc.</text:a></text:p>
            <text:p>NASDAQ : ODP </text:p>
            <text:p>D-U-N-S# 153531108</text:p>
          </table:table-cell>
          <table:table-cell office:value-type="string" calcext:value-type="string">
            <text:p>Boca Raton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,240.00M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59439902 Office forms and supplies</text:p>
          </table:table-cell>
          <table:table-cell office:value-type="string" calcext:value-type="string">
            <text:p>+1-561-438-4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49843000000000" xlink:type="simple">Leidos Holdings, Inc.</text:a></text:p>
            <text:p>NYSE : LDOS </text:p>
            <text:p>D-U-N-S# 61164131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,170.00M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87310200 Commercial physical research</text:p>
          </table:table-cell>
          <table:table-cell office:value-type="string" calcext:value-type="string">
            <text:p>+1-571-526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066000000000" xlink:type="simple">Jacobs Engineering Group Inc.</text:a></text:p>
            <text:p>NYSE : JEC </text:p>
            <text:p>D-U-N-S# 074103508</text:p>
          </table:table-cell>
          <table:table-cell office:value-type="string" calcext:value-type="string">
            <text:p>Dallas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,022.79M</text:p>
          </table:table-cell>
          <table:table-cell office:value-type="float" office:value="54700" calcext:value-type="float">
            <text:p>54700</text:p>
          </table:table-cell>
          <table:table-cell office:value-type="string" calcext:value-type="string">
            <text:p>87119903 Consulting engineer</text:p>
          </table:table-cell>
          <table:table-cell office:value-type="string" calcext:value-type="string">
            <text:p>+1-214-583-85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457000000000" xlink:type="simple">Teachers Insurance and Annuity Association of America</text:a></text:p>
            <text:p>D-U-N-S# 001724962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,973.71M</text:p>
          </table:table-cell>
          <table:table-cell office:value-type="float" office:value="9597" calcext:value-type="float">
            <text:p>9597</text:p>
          </table:table-cell>
          <table:table-cell office:value-type="string" calcext:value-type="string">
            <text:p>73890900 Financial services</text:p>
          </table:table-cell>
          <table:table-cell office:value-type="string" calcext:value-type="string">
            <text:p>+1-212-490-9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1830000000000" xlink:type="simple">RELX GROUP PLC</text:a></text:p>
            <text:p>D-U-N-S# 230792756</text:p>
          </table:table-cell>
          <table:table-cell office:value-type="string" calcext:value-type="string">
            <text:p>London London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,922.81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3890000 Business services, not elsewhere classified</text:p>
          </table:table-cell>
          <table:table-cell office:value-type="string" calcext:value-type="string">
            <text:p>+44-02071665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3807000000000" xlink:type="simple">RELX PLC</text:a></text:p>
            <text:p>London SETS : REL </text:p>
            <text:p>D-U-N-S# 210244596</text:p>
          </table:table-cell>
          <table:table-cell office:value-type="string" calcext:value-type="string">
            <text:p>London London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,922.81M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27310000 Book publishing</text:p>
          </table:table-cell>
          <table:table-cell office:value-type="string" calcext:value-type="string">
            <text:p>+44-02071665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4486000000000" xlink:type="simple">KONICA MINOLTA, INC.</text:a></text:p>
            <text:p>Tokyo : 4902 </text:p>
            <text:p>D-U-N-S# 690552815</text:p>
          </table:table-cell>
          <table:table-cell office:value-type="string" calcext:value-type="string">
            <text:p>Chiyoda-Ku Tokyo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,705.88M</text:p>
          </table:table-cell>
          <table:table-cell office:value-type="float" office:value="43299" calcext:value-type="float">
            <text:p>43299</text:p>
          </table:table-cell>
          <table:table-cell office:value-type="string" calcext:value-type="string">
            <text:p>35790000 Office machines, not elsewhere classified</text:p>
          </table:table-cell>
          <table:table-cell office:value-type="string" calcext:value-type="string">
            <text:p>+81-3625021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9493000000000" xlink:type="simple">L3 Technologies, Inc.</text:a></text:p>
            <text:p>NYSE : LLL </text:p>
            <text:p>D-U-N-S# 008898884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,573.00M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38120000 Search and navigation equipment</text:p>
          </table:table-cell>
          <table:table-cell office:value-type="string" calcext:value-type="string">
            <text:p>+1-212-697-11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3510000000000" xlink:type="simple">Hertz Global Holdings, Inc.</text:a></text:p>
            <text:p>NYSE : HTZ </text:p>
            <text:p>D-U-N-S# 080234851</text:p>
          </table:table-cell>
          <table:table-cell office:value-type="string" calcext:value-type="string">
            <text:p>Estero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,803.00M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75150000 Passenger car leasing</text:p>
          </table:table-cell>
          <table:table-cell office:value-type="string" calcext:value-type="string">
            <text:p>+1-239-301-7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193000000000" xlink:type="simple">Dell Technologies Inc.</text:a></text:p>
            <text:p>NYSE : DVMT </text:p>
            <text:p>D-U-N-S# 601839660</text:p>
          </table:table-cell>
          <table:table-cell office:value-type="string" calcext:value-type="string">
            <text:p>Round Rock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,922.00M</text:p>
          </table:table-cell>
          <table:table-cell office:value-type="float" office:value="145000" calcext:value-type="float">
            <text:p>145000</text:p>
          </table:table-cell>
          <table:table-cell office:value-type="string" calcext:value-type="string">
            <text:p>35719901 Computers, digital, analog or hybrid</text:p>
          </table:table-cell>
          <table:table-cell office:value-type="string" calcext:value-type="string">
            <text:p>+1-800-289-335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1933000000000" xlink:type="simple">Emcor Group, Inc.</text:a></text:p>
            <text:p>NYSE : EME </text:p>
            <text:p>D-U-N-S# 017106386</text:p>
          </table:table-cell>
          <table:table-cell office:value-type="string" calcext:value-type="string">
            <text:p>Norwalk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,687.00M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17319903 General electrical contractor</text:p>
          </table:table-cell>
          <table:table-cell office:value-type="string" calcext:value-type="string">
            <text:p>+1-203-849-7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345000000000" xlink:type="simple">Oshkosh Corporation</text:a></text:p>
            <text:p>NYSE : OSK </text:p>
            <text:p>D-U-N-S# 006070445</text:p>
          </table:table-cell>
          <table:table-cell office:value-type="string" calcext:value-type="string">
            <text:p>Oshkosh W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,829.60M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37110105 Chassis, motor vehicle</text:p>
          </table:table-cell>
          <table:table-cell office:value-type="string" calcext:value-type="string">
            <text:p>+1-920-235-915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3487000000000" xlink:type="simple">Fortive Corporation</text:a></text:p>
            <text:p>NYSE : FTV </text:p>
            <text:p>D-U-N-S# 080198742</text:p>
          </table:table-cell>
          <table:table-cell office:value-type="string" calcext:value-type="string">
            <text:p>Everett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,656.00M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38230000 Process control instruments</text:p>
          </table:table-cell>
          <table:table-cell office:value-type="string" calcext:value-type="string">
            <text:p>+1-425-446-5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1023000000000" xlink:type="simple">Motorola Solutions, Inc.</text:a></text:p>
            <text:p>NYSE : MSI </text:p>
            <text:p>D-U-N-S# 001325463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,380.00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6630100 Radio broadcasting and communications equipment</text:p>
          </table:table-cell>
          <table:table-cell office:value-type="string" calcext:value-type="string">
            <text:p>+1-847-576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116000000000" xlink:type="simple">Olin Corporation</text:a></text:p>
            <text:p>NYSE : OLN </text:p>
            <text:p>D-U-N-S# 001338086</text:p>
          </table:table-cell>
          <table:table-cell office:value-type="string" calcext:value-type="string">
            <text:p>Saint Louis M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,268.40M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28120000 Alkalies and chlorine</text:p>
          </table:table-cell>
          <table:table-cell office:value-type="string" calcext:value-type="string">
            <text:p>+1-314-480-1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0069000000000" xlink:type="simple">Booz Allen Hamilton Holding Corporation</text:a></text:p>
            <text:p>NYSE : BAH </text:p>
            <text:p>D-U-N-S# 964725688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,171.85M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703-902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5640000000000" xlink:type="simple">Deloitte LLP</text:a></text:p>
            <text:p>D-U-N-S# 014127109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,089.76M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212-492-4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709000000000" xlink:type="simple">Harris Corporation</text:a></text:p>
            <text:p>NYSE : HRS </text:p>
            <text:p>D-U-N-S# 004203337</text:p>
          </table:table-cell>
          <table:table-cell office:value-type="string" calcext:value-type="string">
            <text:p>Melbourne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,900.00M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38120000 Search and navigation equipment</text:p>
          </table:table-cell>
          <table:table-cell office:value-type="string" calcext:value-type="string">
            <text:p>+1-321-727-9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7232000000000" xlink:type="simple">Pricewaterhousecoopers LLP</text:a></text:p>
            <text:p>D-U-N-S# 001863794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,733.37M</text:p>
          </table:table-cell>
          <table:table-cell office:value-type="float" office:value="38935" calcext:value-type="float">
            <text:p>38935</text:p>
          </table:table-cell>
          <table:table-cell office:value-type="string" calcext:value-type="string">
            <text:p>87210101 Certified public accountant</text:p>
          </table:table-cell>
          <table:table-cell office:value-type="string" calcext:value-type="string">
            <text:p>+1-646-471-4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076000000000" xlink:type="simple">ABM Industries Incorporated</text:a></text:p>
            <text:p>NYSE : ABM </text:p>
            <text:p>D-U-N-S# 006911622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,453.60M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73490104 Janitorial service, contract basis</text:p>
          </table:table-cell>
          <table:table-cell office:value-type="string" calcext:value-type="string">
            <text:p>+1-212-297-0200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877936518" xlink:type="simple">Dell Marketing L.P.</text:a></text:p>
            <text:p>D-U-N-S# 877936518</text:p>
          </table:table-cell>
          <table:table-cell office:value-type="string" calcext:value-type="string">
            <text:p>Round Rock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,148.16M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50459904 Computers and accessories, personal and home entertainment</text:p>
          </table:table-cell>
          <table:table-cell office:value-type="string" calcext:value-type="string">
            <text:p>+1-512-338-44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3430000000000" xlink:type="simple">CSRA Inc.</text:a></text:p>
            <text:p>Stuttgart : CZS </text:p>
            <text:p>D-U-N-S# 080011988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993.00M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703-641-2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5862000000000" xlink:type="simple">Level 3 Parent, LLC</text:a></text:p>
            <text:p>D-U-N-S# 006970263</text:p>
          </table:table-cell>
          <table:table-cell office:value-type="string" calcext:value-type="string">
            <text:p>Broomfield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914.66M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48130000 Telephone communication, except radio</text:p>
          </table:table-cell>
          <table:table-cell office:value-type="string" calcext:value-type="string">
            <text:p>+1-720-888-1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5114000000000" xlink:type="simple">Northrop Grumman Innovation Systems, Inc.</text:a></text:p>
            <text:p>NYSE : OA </text:p>
            <text:p>D-U-N-S# 618705925</text:p>
          </table:table-cell>
          <table:table-cell office:value-type="string" calcext:value-type="string">
            <text:p>Dulles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764.00M</text:p>
          </table:table-cell>
          <table:table-cell office:value-type="float" office:value="13900" calcext:value-type="float">
            <text:p>13900</text:p>
          </table:table-cell>
          <table:table-cell office:value-type="string" calcext:value-type="string">
            <text:p>37649903 Propulsion units for guided missiles and space vehicles</text:p>
          </table:table-cell>
          <table:table-cell office:value-type="string" calcext:value-type="string">
            <text:p>+1-703-406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0231000000000" xlink:type="simple">Hyatt Hotels Corporation</text:a></text:p>
            <text:p>NYSE : H </text:p>
            <text:p>D-U-N-S# 602495579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685.00M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312-750-123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244000000000" xlink:type="simple">Brunswick Corporation</text:a></text:p>
            <text:p>NYSE : BC </text:p>
            <text:p>D-U-N-S# 001307636</text:p>
          </table:table-cell>
          <table:table-cell office:value-type="string" calcext:value-type="string">
            <text:p>Mettawa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510.00M</text:p>
          </table:table-cell>
          <table:table-cell office:value-type="float" office:value="15116" calcext:value-type="float">
            <text:p>15116</text:p>
          </table:table-cell>
          <table:table-cell office:value-type="string" calcext:value-type="string">
            <text:p>35199904 Outboard motors</text:p>
          </table:table-cell>
          <table:table-cell office:value-type="string" calcext:value-type="string">
            <text:p>+1-847-735-4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3094000000000" xlink:type="simple">Science Applications International Corporation</text:a></text:p>
            <text:p>NYSE : SAIC </text:p>
            <text:p>D-U-N-S# 078745061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454.00M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73730100 Systems software development services</text:p>
          </table:table-cell>
          <table:table-cell office:value-type="string" calcext:value-type="string">
            <text:p>+1-703-676-43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828000000000" xlink:type="simple">Caci International Inc</text:a></text:p>
            <text:p>NYSE : CACI </text:p>
            <text:p>D-U-N-S# 045534641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354.62M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73730101 Computer systems analysis and design</text:p>
          </table:table-cell>
          <table:table-cell office:value-type="string" calcext:value-type="string">
            <text:p>+1-703-841-7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0392000000000" xlink:type="simple">SMITHS GROUP PLC</text:a></text:p>
            <text:p>London SETS : SMIN </text:p>
            <text:p>D-U-N-S# 210273256</text:p>
          </table:table-cell>
          <table:table-cell office:value-type="string" calcext:value-type="string">
            <text:p>London London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,308.68M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+44-020700416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0378000000000" xlink:type="simple">SERCO GROUP PLC</text:a></text:p>
            <text:p>London SETS : SRP </text:p>
            <text:p>D-U-N-S# 298452707</text:p>
          </table:table-cell>
          <table:table-cell office:value-type="string" calcext:value-type="string">
            <text:p>Gloucester Gloucestershire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984.77M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73890000 Business services, not elsewhere classified</text:p>
          </table:table-cell>
          <table:table-cell office:value-type="string" calcext:value-type="string">
            <text:p>+44-01452726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249000000000" xlink:type="simple">Johns Hopkins University</text:a></text:p>
            <text:p>D-U-N-S# 001910777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718.60M</text:p>
          </table:table-cell>
          <table:table-cell office:value-type="float" office:value="37600" calcext:value-type="float">
            <text:p>37600</text:p>
          </table:table-cell>
          <table:table-cell office:value-type="string" calcext:value-type="string">
            <text:p>82210102 University</text:p>
          </table:table-cell>
          <table:table-cell office:value-type="string" calcext:value-type="string">
            <text:p>+1-410-516-8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1428000000000" xlink:type="simple">Stericycle, Inc.</text:a></text:p>
            <text:p>NASDAQ : SRCL </text:p>
            <text:p>D-U-N-S# 363596297</text:p>
          </table:table-cell>
          <table:table-cell office:value-type="string" calcext:value-type="string">
            <text:p>Lake Forest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580.70M</text:p>
          </table:table-cell>
          <table:table-cell office:value-type="float" office:value="16125" calcext:value-type="float">
            <text:p>16125</text:p>
          </table:table-cell>
          <table:table-cell office:value-type="string" calcext:value-type="string">
            <text:p>49539904 Medical waste disposal</text:p>
          </table:table-cell>
          <table:table-cell office:value-type="string" calcext:value-type="string">
            <text:p>+1-847-367-591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279000000000" xlink:type="simple">Lexmark International Inc.</text:a></text:p>
            <text:p>D-U-N-S# 623331717</text:p>
          </table:table-cell>
          <table:table-cell office:value-type="string" calcext:value-type="string">
            <text:p>Lexington K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551.20M</text:p>
          </table:table-cell>
          <table:table-cell office:value-type="float" office:value="13600" calcext:value-type="float">
            <text:p>13600</text:p>
          </table:table-cell>
          <table:table-cell office:value-type="string" calcext:value-type="string">
            <text:p>35770102 Printers, computer</text:p>
          </table:table-cell>
          <table:table-cell office:value-type="string" calcext:value-type="string">
            <text:p>+1-859-232-2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492000000000" xlink:type="simple">University System of Maryland</text:a></text:p>
            <text:p>D-U-N-S# 003256088</text:p>
          </table:table-cell>
          <table:table-cell office:value-type="string" calcext:value-type="string">
            <text:p>Adelphi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515.72M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82210102 University</text:p>
          </table:table-cell>
          <table:table-cell office:value-type="string" calcext:value-type="string">
            <text:p>+1-301-445-27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51100749" xlink:type="simple">Thomson Company Inc, The</text:a></text:p>
            <text:p>D-U-N-S# 251100749</text:p>
          </table:table-cell>
          <table:table-cell office:value-type="string" calcext:value-type="string">
            <text:p>Toronto ON Canada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476.51M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27310200 Books, publishing and printing</text:p>
          </table:table-cell>
          <table:table-cell office:value-type="string" calcext:value-type="string">
            <text:p>+1-416-364-8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598000000000" xlink:type="simple">Gartner, Inc.</text:a></text:p>
            <text:p>NYSE : IT </text:p>
            <text:p>D-U-N-S# 097220180</text:p>
          </table:table-cell>
          <table:table-cell office:value-type="string" calcext:value-type="string">
            <text:p>Stamford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311.49M</text:p>
          </table:table-cell>
          <table:table-cell office:value-type="float" office:value="15131" calcext:value-type="float">
            <text:p>15131</text:p>
          </table:table-cell>
          <table:table-cell office:value-type="string" calcext:value-type="string">
            <text:p>87320000 Commercial nonphysical research</text:p>
          </table:table-cell>
          <table:table-cell office:value-type="string" calcext:value-type="string">
            <text:p>+1-203-316-11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2372000000000" xlink:type="simple">Avaya Holdings Corp.</text:a></text:p>
            <text:p>NYSE : AVYA </text:p>
            <text:p>D-U-N-S# 808284181</text:p>
          </table:table-cell>
          <table:table-cell office:value-type="string" calcext:value-type="string">
            <text:p>Santa Clar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272.00M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36610000 Telephone and telegraph apparatus</text:p>
          </table:table-cell>
          <table:table-cell office:value-type="string" calcext:value-type="string">
            <text:p>+1-908-953-6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3318000000000" xlink:type="simple">Keysight Technologies, Inc.</text:a></text:p>
            <text:p>NYSE : KEYS </text:p>
            <text:p>D-U-N-S# 079297662</text:p>
          </table:table-cell>
          <table:table-cell office:value-type="string" calcext:value-type="string">
            <text:p>Santa Ros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189.00M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38250000 Instruments to measure electricity</text:p>
          </table:table-cell>
          <table:table-cell office:value-type="string" calcext:value-type="string">
            <text:p>+1-800-829-44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4203000000000" xlink:type="simple">Gpv III, Inc.</text:a></text:p>
            <text:p>D-U-N-S# 627071103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,065.51M</text:p>
          </table:table-cell>
          <table:table-cell office:value-type="float" office:value="13491" calcext:value-type="float">
            <text:p>13491</text:p>
          </table:table-cell>
          <table:table-cell office:value-type="string" calcext:value-type="string">
            <text:p>67990000 Investors, not elsewhere classified</text:p>
          </table:table-cell>
          <table:table-cell office:value-type="string" calcext:value-type="string">
            <text:p>+1-212-286-8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2274000000000" xlink:type="simple">Linkedin Corporation</text:a></text:p>
            <text:p>D-U-N-S# 129133893</text:p>
          </table:table-cell>
          <table:table-cell office:value-type="string" calcext:value-type="string">
            <text:p>Sunnyval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990.91M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73759902 On-line data base information retrieval</text:p>
          </table:table-cell>
          <table:table-cell office:value-type="string" calcext:value-type="string">
            <text:p>+1-650-687-3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598000000000" xlink:type="simple">G4s Secure Solutions (usa) Inc.</text:a></text:p>
            <text:p>D-U-N-S# 001903723</text:p>
          </table:table-cell>
          <table:table-cell office:value-type="string" calcext:value-type="string">
            <text:p>Jupiter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976.99M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561-622-565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344000000000" xlink:type="simple">ServiceMaster Global Holdings, Inc.</text:a></text:p>
            <text:p>NYSE : SERV </text:p>
            <text:p>D-U-N-S# 079380105</text:p>
          </table:table-cell>
          <table:table-cell office:value-type="string" calcext:value-type="string">
            <text:p>Memphis T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912.00M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73420000 Disinfecting and pest control services</text:p>
          </table:table-cell>
          <table:table-cell office:value-type="string" calcext:value-type="string">
            <text:p>+1-901-597-1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0217000000000" xlink:type="simple">Hig Capital Management, Inc.</text:a></text:p>
            <text:p>D-U-N-S# 824891477</text:p>
          </table:table-cell>
          <table:table-cell office:value-type="string" calcext:value-type="string">
            <text:p>Miami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904.72M</text:p>
          </table:table-cell>
          <table:table-cell office:value-type="float" office:value="7423" calcext:value-type="float">
            <text:p>7423</text:p>
          </table:table-cell>
          <table:table-cell office:value-type="string" calcext:value-type="string">
            <text:p>62110204 Investment firm, general brokerage</text:p>
          </table:table-cell>
          <table:table-cell office:value-type="string" calcext:value-type="string">
            <text:p>+1-305-379-232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485000000000" xlink:type="simple">The University of Alabama System</text:a></text:p>
            <text:p>D-U-N-S# 808245794</text:p>
          </table:table-cell>
          <table:table-cell office:value-type="string" calcext:value-type="string">
            <text:p>Tuscaloosa A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802.87M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82210102 University</text:p>
          </table:table-cell>
          <table:table-cell office:value-type="string" calcext:value-type="string">
            <text:p>+1-205-348-5861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7756000000000" xlink:type="simple">COBHAM PLC</text:a></text:p>
            <text:p>London SETS : COB </text:p>
            <text:p>D-U-N-S# 217006709</text:p>
          </table:table-cell>
          <table:table-cell office:value-type="string" calcext:value-type="string">
            <text:p>Wimborne Dorset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769.08M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73790000 Computer related services, not elsewhere classified</text:p>
          </table:table-cell>
          <table:table-cell office:value-type="string" calcext:value-type="string">
            <text:p>+44-012028820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928857" xlink:type="simple">Booz Allen Hamilton Inc.</text:a></text:p>
            <text:p>D-U-N-S# 006928857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715.22M</text:p>
          </table:table-cell>
          <table:table-cell office:value-type="float" office:value="12250" calcext:value-type="float">
            <text:p>12250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703-902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3300000000000" xlink:type="simple">Dollar Thrifty Automotive Group, Inc.</text:a></text:p>
            <text:p>D-U-N-S# 611239542</text:p>
          </table:table-cell>
          <table:table-cell office:value-type="string" calcext:value-type="string">
            <text:p>Estero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575.60M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67949902 Franchises, selling or licensing</text:p>
          </table:table-cell>
          <table:table-cell office:value-type="string" calcext:value-type="string">
            <text:p>+1-239-301-7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09736000000000" xlink:type="simple">Pierce Manufacturing, Inc.</text:a></text:p>
            <text:p>D-U-N-S# 006126999</text:p>
          </table:table-cell>
          <table:table-cell office:value-type="string" calcext:value-type="string">
            <text:p>Appleton W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567.91M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37110403 Fire department vehicles (motor vehicles), assembly of</text:p>
          </table:table-cell>
          <table:table-cell office:value-type="string" calcext:value-type="string">
            <text:p>+1-920-832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676000000000" xlink:type="simple">Herman Miller, Inc.</text:a></text:p>
            <text:p>NASDAQ : MLHR </text:p>
            <text:p>D-U-N-S# 006012801</text:p>
          </table:table-cell>
          <table:table-cell office:value-type="string" calcext:value-type="string">
            <text:p>Zeeland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381.20M</text:p>
          </table:table-cell>
          <table:table-cell office:value-type="float" office:value="7681" calcext:value-type="float">
            <text:p>7681</text:p>
          </table:table-cell>
          <table:table-cell office:value-type="string" calcext:value-type="string">
            <text:p>25210000 Wood office furniture</text:p>
          </table:table-cell>
          <table:table-cell office:value-type="string" calcext:value-type="string">
            <text:p>+1-616-654-3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6242000000000" xlink:type="simple">Hdr, Inc.</text:a></text:p>
            <text:p>D-U-N-S# 068668805</text:p>
          </table:table-cell>
          <table:table-cell office:value-type="string" calcext:value-type="string">
            <text:p>Omaha NE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362.15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7120000 Architectural services</text:p>
          </table:table-cell>
          <table:table-cell office:value-type="string" calcext:value-type="string">
            <text:p>+1-402-399-1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3339000000000" xlink:type="simple">Vista Outdoor Inc.</text:a></text:p>
            <text:p>NYSE : VSTO </text:p>
            <text:p>D-U-N-S# 079728394</text:p>
          </table:table-cell>
          <table:table-cell office:value-type="string" calcext:value-type="string">
            <text:p>Farmington U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308.46M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34820000 Small arms ammunition</text:p>
          </table:table-cell>
          <table:table-cell office:value-type="string" calcext:value-type="string">
            <text:p>+1-801-447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7792000000000" xlink:type="simple">Open Text Corporation</text:a></text:p>
            <text:p>Toronto : OTEX </text:p>
            <text:p>D-U-N-S# 248503187</text:p>
          </table:table-cell>
          <table:table-cell office:value-type="string" calcext:value-type="string">
            <text:p>Waterloo ON Canada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291.06M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+1-519-888-71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3090917" xlink:type="simple">Level 3 Communications, LLC</text:a></text:p>
            <text:p>D-U-N-S# 073090917</text:p>
          </table:table-cell>
          <table:table-cell office:value-type="string" calcext:value-type="string">
            <text:p>Broomfield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279.09M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48130000 Telephone communication, except radio</text:p>
          </table:table-cell>
          <table:table-cell office:value-type="string" calcext:value-type="string">
            <text:p>+1-720-888-27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2155000000000" xlink:type="simple">The Geo Group Inc</text:a></text:p>
            <text:p>NYSE : GEO </text:p>
            <text:p>D-U-N-S# 612706465</text:p>
          </table:table-cell>
          <table:table-cell office:value-type="string" calcext:value-type="string">
            <text:p>Boca Raton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263.42M</text:p>
          </table:table-cell>
          <table:table-cell office:value-type="float" office:value="18512" calcext:value-type="float">
            <text:p>18512</text:p>
          </table:table-cell>
          <table:table-cell office:value-type="string" calcext:value-type="string">
            <text:p>67980000 Real estate investment trusts</text:p>
          </table:table-cell>
          <table:table-cell office:value-type="string" calcext:value-type="string">
            <text:p>+1-561-893-010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7173000000000" xlink:type="simple">Hospitality Properties Trust</text:a></text:p>
            <text:p>NASDAQ : HPT </text:p>
            <text:p>D-U-N-S# 926878810</text:p>
          </table:table-cell>
          <table:table-cell office:value-type="string" calcext:value-type="string">
            <text:p>Newton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,171.94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67980000 Real estate investment trusts</text:p>
          </table:table-cell>
          <table:table-cell office:value-type="string" calcext:value-type="string">
            <text:p>+1-617-964-838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282059" xlink:type="simple">Haworth International, Ltd.</text:a></text:p>
            <text:p>D-U-N-S# 079282059</text:p>
          </table:table-cell>
          <table:table-cell office:value-type="string" calcext:value-type="string">
            <text:p>Holland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934.00M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25220000 Office furniture, except wood</text:p>
          </table:table-cell>
          <table:table-cell office:value-type="string" calcext:value-type="string">
            <text:p>+1-616-393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0204000000000" xlink:type="simple">Haworth, Inc.</text:a></text:p>
            <text:p>D-U-N-S# 072595457</text:p>
          </table:table-cell>
          <table:table-cell office:value-type="string" calcext:value-type="string">
            <text:p>Holland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934.00M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25220000 Office furniture, except wood</text:p>
          </table:table-cell>
          <table:table-cell office:value-type="string" calcext:value-type="string">
            <text:p>+1-616-393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2861000000000" xlink:type="simple">Engility Holdings, Inc.</text:a></text:p>
            <text:p>NYSE : EGL </text:p>
            <text:p>D-U-N-S# 783837672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931.89M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703-708-1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0608000000000" xlink:type="simple">Johnson Controls Fire Protection LP</text:a></text:p>
            <text:p>D-U-N-S# 094738007</text:p>
          </table:table-cell>
          <table:table-cell office:value-type="string" calcext:value-type="string">
            <text:p>Boca Raton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871.40M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50870500 Firefighting equipment</text:p>
          </table:table-cell>
          <table:table-cell office:value-type="string" calcext:value-type="string">
            <text:p>+1-561-988-72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868000000000" xlink:type="simple">John Wiley &amp; Sons, Inc.</text:a></text:p>
            <text:p>NYSE : JW.A </text:p>
            <text:p>D-U-N-S# 001519248</text:p>
          </table:table-cell>
          <table:table-cell office:value-type="string" calcext:value-type="string">
            <text:p>Hoboken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796.10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7310104 Textbooks: publishing only, not printed on site</text:p>
          </table:table-cell>
          <table:table-cell office:value-type="string" calcext:value-type="string">
            <text:p>+1-201-748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3544000000000" xlink:type="simple">CoreCivic, Inc.</text:a></text:p>
            <text:p>NYSE : CXW </text:p>
            <text:p>D-U-N-S# 159734151</text:p>
          </table:table-cell>
          <table:table-cell office:value-type="string" calcext:value-type="string">
            <text:p>Nashville T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765.50M</text:p>
          </table:table-cell>
          <table:table-cell office:value-type="float" office:value="12875" calcext:value-type="float">
            <text:p>12875</text:p>
          </table:table-cell>
          <table:table-cell office:value-type="string" calcext:value-type="string">
            <text:p>67980000 Real estate investment trusts</text:p>
          </table:table-cell>
          <table:table-cell office:value-type="string" calcext:value-type="string">
            <text:p>+1-615-263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483000000000" xlink:type="simple">The Dun &amp; Bradstreet Corporation</text:a></text:p>
            <text:p>NYSE : DNB </text:p>
            <text:p>D-U-N-S# 884114609</text:p>
          </table:table-cell>
          <table:table-cell office:value-type="string" calcext:value-type="string">
            <text:p>Short Hills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742.50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73230000 Credit reporting services</text:p>
          </table:table-cell>
          <table:table-cell office:value-type="string" calcext:value-type="string">
            <text:p>+1-973-921-5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536000000000" xlink:type="simple">Unifirst Corporation</text:a></text:p>
            <text:p>NYSE : UNF </text:p>
            <text:p>D-U-N-S# 019723535</text:p>
          </table:table-cell>
          <table:table-cell office:value-type="string" calcext:value-type="string">
            <text:p>Wilmington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590.96M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72180200 Industrial clothing launderers</text:p>
          </table:table-cell>
          <table:table-cell office:value-type="string" calcext:value-type="string">
            <text:p>+1-978-658-888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4948000000000" xlink:type="simple">Sp Plus Corporation</text:a></text:p>
            <text:p>NASDAQ : SP </text:p>
            <text:p>D-U-N-S# 020645206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590.50M</text:p>
          </table:table-cell>
          <table:table-cell office:value-type="float" office:value="20800" calcext:value-type="float">
            <text:p>20800</text:p>
          </table:table-cell>
          <table:table-cell office:value-type="string" calcext:value-type="string">
            <text:p>75210000 Automobile parking</text:p>
          </table:table-cell>
          <table:table-cell office:value-type="string" calcext:value-type="string">
            <text:p>+1-312-274-2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9672137" xlink:type="simple">County of Hillsborough</text:a></text:p>
            <text:p>D-U-N-S# 069672137</text:p>
          </table:table-cell>
          <table:table-cell office:value-type="string" calcext:value-type="string">
            <text:p>Tampa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521.23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91110202 County supervisors' and executives' office</text:p>
          </table:table-cell>
          <table:table-cell office:value-type="string" calcext:value-type="string">
            <text:p>+1-813-276-27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858000000000" xlink:type="simple">Cubic Corporation</text:a></text:p>
            <text:p>NYSE : CUB </text:p>
            <text:p>D-U-N-S# 008382293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485.86M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38120500 Defense systems and equipment</text:p>
          </table:table-cell>
          <table:table-cell office:value-type="string" calcext:value-type="string">
            <text:p>+1-858-277-678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321519" xlink:type="simple">Fisher Scientific Company LLC</text:a></text:p>
            <text:p>D-U-N-S# 004321519</text:p>
          </table:table-cell>
          <table:table-cell office:value-type="string" calcext:value-type="string">
            <text:p>Pittsburgh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478.59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490103 Laboratory equipment, except medical or dental</text:p>
          </table:table-cell>
          <table:table-cell office:value-type="string" calcext:value-type="string">
            <text:p>+1-724-517-1500</text:p>
          </table:table-cell>
        </table:table-row>
        <table:table-row table:style-name="ro7">
          <table:table-cell office:value-type="string" calcext:value-type="string">
            <text:p><text:a xlink:href="http://subscriber.hoovers.com.proxy.library.nyu.edu/H/company360/overview.html?companyId=91014000000000" xlink:type="simple">Fiskars Oyj Abp</text:a></text:p>
            <text:p>OMX Helsinki : FSKRS </text:p>
            <text:p>D-U-N-S# 368401212</text:p>
          </table:table-cell>
          <table:table-cell office:value-type="string" calcext:value-type="string">
            <text:p>Helsinki Uusimaa Fin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420.07M</text:p>
          </table:table-cell>
          <table:table-cell office:value-type="float" office:value="7932" calcext:value-type="float">
            <text:p>7932</text:p>
          </table:table-cell>
          <table:table-cell office:value-type="string" calcext:value-type="string">
            <text:p>73890000 Business services, not elsewhere classified</text:p>
          </table:table-cell>
          <table:table-cell office:value-type="string" calcext:value-type="string">
            <text:p>+358-20439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857127" xlink:type="simple">ADS Tactical, Inc.</text:a></text:p>
            <text:p>D-U-N-S# 078857127</text:p>
          </table:table-cell>
          <table:table-cell office:value-type="string" calcext:value-type="string">
            <text:p>Virginia Bea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400.00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37110300 Military motor vehicle assembly</text:p>
          </table:table-cell>
          <table:table-cell office:value-type="string" calcext:value-type="string">
            <text:p>+1-866-845-301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2127000000000" xlink:type="simple">Atlantic Diving Supply, Inc.</text:a></text:p>
            <text:p>D-U-N-S# 027079776</text:p>
          </table:table-cell>
          <table:table-cell office:value-type="string" calcext:value-type="string">
            <text:p>Virginia Bea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400.00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50910101 Diving equipment and supplies</text:p>
          </table:table-cell>
          <table:table-cell office:value-type="string" calcext:value-type="string">
            <text:p>+1-757-481-775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7779698" xlink:type="simple">Sra International, Inc.</text:a></text:p>
            <text:p>D-U-N-S# 097779698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389.21M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703-803-15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0496000000000" xlink:type="simple">Maxim Healthcare Services, Inc.</text:a></text:p>
            <text:p>D-U-N-S# 606290401</text:p>
          </table:table-cell>
          <table:table-cell office:value-type="string" calcext:value-type="string">
            <text:p>Columbia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382.87M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80820000 Home health care services</text:p>
          </table:table-cell>
          <table:table-cell office:value-type="string" calcext:value-type="string">
            <text:p>+1-410-910-1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1172589" xlink:type="simple">Coxcom, LLC</text:a></text:p>
            <text:p>D-U-N-S# 071172589</text:p>
          </table:table-cell>
          <table:table-cell office:value-type="string" calcext:value-type="string">
            <text:p>Brookhaven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363.67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48419901 Cable television services</text:p>
          </table:table-cell>
          <table:table-cell office:value-type="string" calcext:value-type="string">
            <text:p>+1-404-843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3276000000000" xlink:type="simple">Time Warner Cable Enterprises LLC</text:a></text:p>
            <text:p>D-U-N-S# 790784474</text:p>
          </table:table-cell>
          <table:table-cell office:value-type="string" calcext:value-type="string">
            <text:p>Stamford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246.71M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78120105 Motion picture production and distribution</text:p>
          </table:table-cell>
          <table:table-cell office:value-type="string" calcext:value-type="string">
            <text:p>+1-877-495-92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4731000000000" xlink:type="simple">Vf Imagewear, Inc.</text:a></text:p>
            <text:p>D-U-N-S# 004048013</text:p>
          </table:table-cell>
          <table:table-cell office:value-type="string" calcext:value-type="string">
            <text:p>Nashville T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210.00M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23260200 Work apparel, except uniforms</text:p>
          </table:table-cell>
          <table:table-cell office:value-type="string" calcext:value-type="string">
            <text:p>+1-615-565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2993000000000" xlink:type="simple">The Mitre Corporation</text:a></text:p>
            <text:p>D-U-N-S# 007872690</text:p>
          </table:table-cell>
          <table:table-cell office:value-type="string" calcext:value-type="string">
            <text:p>Bedford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181.79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87330000 Noncommercial research organizations</text:p>
          </table:table-cell>
          <table:table-cell office:value-type="string" calcext:value-type="string">
            <text:p>+1-781-271-2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7400000000000" xlink:type="simple">Northeastern University</text:a></text:p>
            <text:p>D-U-N-S# 001423631</text:p>
          </table:table-cell>
          <table:table-cell office:value-type="string" calcext:value-type="string">
            <text:p>Boston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161.64M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82210102 University</text:p>
          </table:table-cell>
          <table:table-cell office:value-type="string" calcext:value-type="string">
            <text:p>+1-617-373-2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253761" xlink:type="simple">Nana Regional Corporation, Inc.,</text:a></text:p>
            <text:p>D-U-N-S# 079253761</text:p>
          </table:table-cell>
          <table:table-cell office:value-type="string" calcext:value-type="string">
            <text:p>Kotzebue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148.36M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70110000 Hotels and motels</text:p>
          </table:table-cell>
          <table:table-cell office:value-type="string" calcext:value-type="string">
            <text:p>+1-907-442-33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1780000000000" xlink:type="simple">Zones, Inc</text:a></text:p>
            <text:p>D-U-N-S# 195590237</text:p>
          </table:table-cell>
          <table:table-cell office:value-type="string" calcext:value-type="string">
            <text:p>Auburn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059.32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253-205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1395000000000" xlink:type="simple">Denver Health and Hospitals Authority Inc</text:a></text:p>
            <text:p>D-U-N-S# 093564180</text:p>
          </table:table-cell>
          <table:table-cell office:value-type="string" calcext:value-type="string">
            <text:p>Denver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056.89M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80620000 General medical and surgical hospitals</text:p>
          </table:table-cell>
          <table:table-cell office:value-type="string" calcext:value-type="string">
            <text:p>+1-720-956-258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6650000000000" xlink:type="simple">Virginia Polytechnic Institute &amp; State University</text:a></text:p>
            <text:p>D-U-N-S# 003137015</text:p>
          </table:table-cell>
          <table:table-cell office:value-type="string" calcext:value-type="string">
            <text:p>Blacksburg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031.51M</text:p>
          </table:table-cell>
          <table:table-cell office:value-type="float" office:value="6866" calcext:value-type="float">
            <text:p>6866</text:p>
          </table:table-cell>
          <table:table-cell office:value-type="string" calcext:value-type="string">
            <text:p>82210102 University</text:p>
          </table:table-cell>
          <table:table-cell office:value-type="string" calcext:value-type="string">
            <text:p>+1-540-231-6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628925" xlink:type="simple">Veritas Capital Fund Management, L.L.C.</text:a></text:p>
            <text:p>D-U-N-S# 078628925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,025.69M</text:p>
          </table:table-cell>
          <table:table-cell office:value-type="float" office:value="16674" calcext:value-type="float">
            <text:p>16674</text:p>
          </table:table-cell>
          <table:table-cell office:value-type="string" calcext:value-type="string">
            <text:p>86119901 Banker's organization, advisory services</text:p>
          </table:table-cell>
          <table:table-cell office:value-type="string" calcext:value-type="string">
            <text:p>+1-212-415-6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8508286" xlink:type="simple">West Publishing Corporation</text:a></text:p>
            <text:p>D-U-N-S# 148508286</text:p>
          </table:table-cell>
          <table:table-cell office:value-type="string" calcext:value-type="string">
            <text:p>Eagan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69.67M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73759901 Data base information retrieval</text:p>
          </table:table-cell>
          <table:table-cell office:value-type="string" calcext:value-type="string">
            <text:p>+1-651-687-7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3702000000000" xlink:type="simple">Sharp Electronics Corporation</text:a></text:p>
            <text:p>D-U-N-S# 001818012</text:p>
          </table:table-cell>
          <table:table-cell office:value-type="string" calcext:value-type="string">
            <text:p>Mahwah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54.19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50440000 Office equipment</text:p>
          </table:table-cell>
          <table:table-cell office:value-type="string" calcext:value-type="string">
            <text:p>+1-201-529-82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8172000000000" xlink:type="simple">Concur Technologies, Inc.</text:a></text:p>
            <text:p>D-U-N-S# 867262263</text:p>
          </table:table-cell>
          <table:table-cell office:value-type="string" calcext:value-type="string">
            <text:p>Bellevue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39.00M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73729902 Business oriented computer software</text:p>
          </table:table-cell>
          <table:table-cell office:value-type="string" calcext:value-type="string">
            <text:p>+1-425-590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0218000000000" xlink:type="simple">Carahsoft Technology Corp.</text:a></text:p>
            <text:p>D-U-N-S# 088365767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00.00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459905 Computers, not elsewhere classified</text:p>
          </table:table-cell>
          <table:table-cell office:value-type="string" calcext:value-type="string">
            <text:p>+1-703-871-8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2234000000000" xlink:type="simple">Aramark Uniform &amp; Career Apparel, LLC</text:a></text:p>
            <text:p>D-U-N-S# 088389739</text:p>
          </table:table-cell>
          <table:table-cell office:value-type="string" calcext:value-type="string">
            <text:p>Burbank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88.86M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72180203 Industrial uniform supply</text:p>
          </table:table-cell>
          <table:table-cell office:value-type="string" calcext:value-type="string">
            <text:p>+1-818-973-3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2607000000000" xlink:type="simple">Irobot Corporation</text:a></text:p>
            <text:p>NASDAQ : IRBT </text:p>
            <text:p>D-U-N-S# 807380951</text:p>
          </table:table-cell>
          <table:table-cell office:value-type="string" calcext:value-type="string">
            <text:p>Bedford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83.91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35699914 Robots, assembly line: industrial and commercial</text:p>
          </table:table-cell>
          <table:table-cell office:value-type="string" calcext:value-type="string">
            <text:p>+1-781-430-3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8690000000000" xlink:type="simple">The Terminix International Company Limited Partnership</text:a></text:p>
            <text:p>D-U-N-S# 157241688</text:p>
          </table:table-cell>
          <table:table-cell office:value-type="string" calcext:value-type="string">
            <text:p>Memphis T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76.53M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73420200 Pest control services</text:p>
          </table:table-cell>
          <table:table-cell office:value-type="string" calcext:value-type="string">
            <text:p>+1-901-766-1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0172000000000" xlink:type="simple">Chenega Corporation</text:a></text:p>
            <text:p>D-U-N-S# 622692994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75.86M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907-277-570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602866" xlink:type="simple">Maui Acquisition Corp.</text:a></text:p>
            <text:p>D-U-N-S# 078602866</text:p>
          </table:table-cell>
          <table:table-cell office:value-type="string" calcext:value-type="string">
            <text:p>Jacksonville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31.51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0690403 Life jackets, inflatable: rubberized fabric</text:p>
          </table:table-cell>
          <table:table-cell office:value-type="string" calcext:value-type="string">
            <text:p>+1-904-741-5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0161188" xlink:type="simple">Safariland, LLC</text:a></text:p>
            <text:p>D-U-N-S# 090161188</text:p>
          </table:table-cell>
          <table:table-cell office:value-type="string" calcext:value-type="string">
            <text:p>Jacksonville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95.48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38420000 Surgical appliances and supplies</text:p>
          </table:table-cell>
          <table:table-cell office:value-type="string" calcext:value-type="string">
            <text:p>+1-904-741-5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5404000000000" xlink:type="simple">H Group Holding, Inc</text:a></text:p>
            <text:p>D-U-N-S# 107636946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70.83M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45129902 Air passenger carrier, scheduled</text:p>
          </table:table-cell>
          <table:table-cell office:value-type="string" calcext:value-type="string">
            <text:p>+1-312-750-123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6694861" xlink:type="simple">Altec, Inc.</text:a></text:p>
            <text:p>D-U-N-S# 086694861</text:p>
          </table:table-cell>
          <table:table-cell office:value-type="string" calcext:value-type="string">
            <text:p>Birmingham A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62.41M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35319906 Derricks, except oil and gas field</text:p>
          </table:table-cell>
          <table:table-cell office:value-type="string" calcext:value-type="string">
            <text:p>+1-205-991-773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735371" xlink:type="simple">CSRA LLC</text:a></text:p>
            <text:p>D-U-N-S# 079735371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46.91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3710100 Custom computer programming services</text:p>
          </table:table-cell>
          <table:table-cell office:value-type="string" calcext:value-type="string">
            <text:p>+1-703-641-2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4332000000000" xlink:type="simple">Remington Arms Company, LLC</text:a></text:p>
            <text:p>D-U-N-S# 001453216</text:p>
          </table:table-cell>
          <table:table-cell office:value-type="string" calcext:value-type="string">
            <text:p>Madison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34.30M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34840000 Small arms</text:p>
          </table:table-cell>
          <table:table-cell office:value-type="string" calcext:value-type="string">
            <text:p>+1-336-548-8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3747226" xlink:type="simple">Cubic Global Defense, Inc.</text:a></text:p>
            <text:p>D-U-N-S# 033747226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75.30M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821-893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4408000000000" xlink:type="simple">Altec Industries, Inc.</text:a></text:p>
            <text:p>D-U-N-S# 004001731</text:p>
          </table:table-cell>
          <table:table-cell office:value-type="string" calcext:value-type="string">
            <text:p>Birmingham A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74.42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5319906 Derricks, except oil and gas field</text:p>
          </table:table-cell>
          <table:table-cell office:value-type="string" calcext:value-type="string">
            <text:p>+1-205-991-773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0431000000000" xlink:type="simple">Management &amp; Training Corporation</text:a></text:p>
            <text:p>D-U-N-S# 039203740</text:p>
          </table:table-cell>
          <table:table-cell office:value-type="string" calcext:value-type="string">
            <text:p>Centerville U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67.69M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87449903 Jails, privately operated</text:p>
          </table:table-cell>
          <table:table-cell office:value-type="string" calcext:value-type="string">
            <text:p>+1-801-693-26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2408000000000" xlink:type="simple">Grupo Aeroportuario del Sureste, S.A.B. de C.V.</text:a></text:p>
            <text:p>Mexican : ASUR B </text:p>
            <text:p>D-U-N-S# 812417640</text:p>
          </table:table-cell>
          <table:table-cell office:value-type="string" calcext:value-type="string">
            <text:p>Ciudad De Mexico Ciudad De Mexico Mexico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39.36M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+52-55528404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5014000000000" xlink:type="simple">4IMPRINT GROUP PLC</text:a></text:p>
            <text:p>London SETS : FOUR </text:p>
            <text:p>D-U-N-S# 218114890</text:p>
          </table:table-cell>
          <table:table-cell office:value-type="string" calcext:value-type="string">
            <text:p>London London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27.52M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9990000 Manufacturing industries, not elsewhere classified</text:p>
          </table:table-cell>
          <table:table-cell office:value-type="string" calcext:value-type="string">
            <text:p>+44-020729972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5655000000000" xlink:type="simple">Krueger International, Inc.</text:a></text:p>
            <text:p>D-U-N-S# 032672651</text:p>
          </table:table-cell>
          <table:table-cell office:value-type="string" calcext:value-type="string">
            <text:p>Green Bay W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16.60M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25220000 Office furniture, except wood</text:p>
          </table:table-cell>
          <table:table-cell office:value-type="string" calcext:value-type="string">
            <text:p>+1-920-468-81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9695530" xlink:type="simple">Progressive Environmental Services, Inc.</text:a></text:p>
            <text:p>D-U-N-S# 829695530</text:p>
          </table:table-cell>
          <table:table-cell office:value-type="string" calcext:value-type="string">
            <text:p>Fort Worth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94.38M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49590301 Oil spill cleanup</text:p>
          </table:table-cell>
          <table:table-cell office:value-type="string" calcext:value-type="string">
            <text:p>+1-850-234-842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4878086" xlink:type="simple">Tucson Hotels LP</text:a></text:p>
            <text:p>D-U-N-S# 824878086</text:p>
          </table:table-cell>
          <table:table-cell office:value-type="string" calcext:value-type="string">
            <text:p>Wilmington DE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93.00M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678-830-243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2243000000000" xlink:type="simple">Centerra Group, LLC</text:a></text:p>
            <text:p>D-U-N-S# 073891921</text:p>
          </table:table-cell>
          <table:table-cell office:value-type="string" calcext:value-type="string">
            <text:p>Palm Beach Gardens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84.85M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73810105 Security guard service</text:p>
          </table:table-cell>
          <table:table-cell office:value-type="string" calcext:value-type="string">
            <text:p>+1-561-472-06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2222000000000" xlink:type="simple">Tessco Technologies Incorporated</text:a></text:p>
            <text:p>NASDAQ : TESS </text:p>
            <text:p>D-U-N-S# 022634265</text:p>
          </table:table-cell>
          <table:table-cell office:value-type="string" calcext:value-type="string">
            <text:p>Hunt Valley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80.27M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50650100 Telephone and telegraphic equipment</text:p>
          </table:table-cell>
          <table:table-cell office:value-type="string" calcext:value-type="string">
            <text:p>+1-410-229-1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180000000000" xlink:type="simple">Lionbridge Technologies, Inc.</text:a></text:p>
            <text:p>D-U-N-S# 004671400</text:p>
          </table:table-cell>
          <table:table-cell office:value-type="string" calcext:value-type="string">
            <text:p>Waltham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59.98M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781-434-6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8570513" xlink:type="simple">Unicom Global, Inc.</text:a></text:p>
            <text:p>D-U-N-S# 078570513</text:p>
          </table:table-cell>
          <table:table-cell office:value-type="string" calcext:value-type="string">
            <text:p>Mission Hills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12.59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87320106 Merger, acquisition, and reorganization research</text:p>
          </table:table-cell>
          <table:table-cell office:value-type="string" calcext:value-type="string">
            <text:p>+1-818-838-060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2938771" xlink:type="simple">Peraton Inc.</text:a></text:p>
            <text:p>D-U-N-S# 602938771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09.29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703-668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8805000000000" xlink:type="simple">Club Car, LLC</text:a></text:p>
            <text:p>D-U-N-S# 088605787</text:p>
          </table:table-cell>
          <table:table-cell office:value-type="string" calcext:value-type="string">
            <text:p>Evans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08.19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7990302 Cars, off-highway: electric</text:p>
          </table:table-cell>
          <table:table-cell office:value-type="string" calcext:value-type="string">
            <text:p>+1-706-863-3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6133477" xlink:type="simple">Constellis Holdings, LLC</text:a></text:p>
            <text:p>D-U-N-S# 966133477</text:p>
          </table:table-cell>
          <table:table-cell office:value-type="string" calcext:value-type="string">
            <text:p>Moyock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84.05M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67199901 Investment holding companies, except banks</text:p>
          </table:table-cell>
          <table:table-cell office:value-type="string" calcext:value-type="string">
            <text:p>+1-252-435-24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4215677" xlink:type="simple">Tessco Incorporated</text:a></text:p>
            <text:p>D-U-N-S# 084215677</text:p>
          </table:table-cell>
          <table:table-cell office:value-type="string" calcext:value-type="string">
            <text:p>Hunt Valley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80.38M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50650200 Communication equipment</text:p>
          </table:table-cell>
          <table:table-cell office:value-type="string" calcext:value-type="string">
            <text:p>+1-410-229-1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051000000000" xlink:type="simple">Ricoh Usa, Inc.</text:a></text:p>
            <text:p>D-U-N-S# 043964519</text:p>
          </table:table-cell>
          <table:table-cell office:value-type="string" calcext:value-type="string">
            <text:p>Malvern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73.35M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50440207 Photocopy machines</text:p>
          </table:table-cell>
          <table:table-cell office:value-type="string" calcext:value-type="string">
            <text:p>+1-610-296-8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59945000000000" xlink:type="simple">Convergint Technologies LLC</text:a></text:p>
            <text:p>D-U-N-S# 029640740</text:p>
          </table:table-cell>
          <table:table-cell office:value-type="string" calcext:value-type="string">
            <text:p>Schaumburg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69.16M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73829901 Burglar alarm maintenance and monitoring</text:p>
          </table:table-cell>
          <table:table-cell office:value-type="string" calcext:value-type="string">
            <text:p>+1-847-620-5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8250000000000" xlink:type="simple">Stamps.com Inc.</text:a></text:p>
            <text:p>NASDAQ : STMP </text:p>
            <text:p>D-U-N-S# 010521297</text:p>
          </table:table-cell>
          <table:table-cell office:value-type="string" calcext:value-type="string">
            <text:p>El Segund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68.71M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73319904 Mailing service</text:p>
          </table:table-cell>
          <table:table-cell office:value-type="string" calcext:value-type="string">
            <text:p>+1-310-482-58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6012659" xlink:type="simple">B &amp; H Foto &amp; Electronics Corp.</text:a></text:p>
            <text:p>D-U-N-S# 116012659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54.76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9469902 Photographic supplies</text:p>
          </table:table-cell>
          <table:table-cell office:value-type="string" calcext:value-type="string">
            <text:p>+1-212-239-7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1788000000000" xlink:type="simple">The Keyw Holding Corporation</text:a></text:p>
            <text:p>NASDAQ : KEYW </text:p>
            <text:p>D-U-N-S# 961665820</text:p>
          </table:table-cell>
          <table:table-cell office:value-type="string" calcext:value-type="string">
            <text:p>Hanover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41.59M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443-733-16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2596000000000" xlink:type="simple">LUXFER HOLDINGS PLC</text:a></text:p>
            <text:p>NYSE : LXFR </text:p>
            <text:p>D-U-N-S# 236960576</text:p>
          </table:table-cell>
          <table:table-cell office:value-type="string" calcext:value-type="string">
            <text:p>Salford Lancashire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41.30M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+44-016130006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0535000000000" xlink:type="simple">ECONOMIST NEWSPAPER LIMITED(THE)</text:a></text:p>
            <text:p>D-U-N-S# 210091856</text:p>
          </table:table-cell>
          <table:table-cell office:value-type="string" calcext:value-type="string">
            <text:p>London London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39.90M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27410000 Miscellaneous publishing</text:p>
          </table:table-cell>
          <table:table-cell office:value-type="string" calcext:value-type="string">
            <text:p>+44-02078307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62130952" xlink:type="simple">Palantir Technologies Inc.</text:a></text:p>
            <text:p>D-U-N-S# 362130952</text:p>
          </table:table-cell>
          <table:table-cell office:value-type="string" calcext:value-type="string">
            <text:p>Palo Alt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29.47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650-815-0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1804913" xlink:type="simple">Trinity Services Group, Inc.</text:a></text:p>
            <text:p>D-U-N-S# 621804913</text:p>
          </table:table-cell>
          <table:table-cell office:value-type="string" calcext:value-type="string">
            <text:p>Bridgeton M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27.49M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813-854-426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7110136" xlink:type="simple">The Keyw Corporation</text:a></text:p>
            <text:p>D-U-N-S# 827110136</text:p>
          </table:table-cell>
          <table:table-cell office:value-type="string" calcext:value-type="string">
            <text:p>Hanover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26.75M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443-733-172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4641000000000" xlink:type="simple">Cummins - Allison Corp.</text:a></text:p>
            <text:p>D-U-N-S# 005069760</text:p>
          </table:table-cell>
          <table:table-cell office:value-type="string" calcext:value-type="string">
            <text:p>Mount Prospect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71.53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5780301 Automatic teller machines (ATM)</text:p>
          </table:table-cell>
          <table:table-cell office:value-type="string" calcext:value-type="string">
            <text:p>+1-847-759-6403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12726000000000" xlink:type="simple">Hawaiian Telcom Holdco, Inc.</text:a></text:p>
            <text:p>NASDAQ : HCOM </text:p>
            <text:p>D-U-N-S# 784964426</text:p>
          </table:table-cell>
          <table:table-cell office:value-type="string" calcext:value-type="string">
            <text:p>Honolulu H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68.42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8130100 Local and long distance telephone communications</text:p>
          </table:table-cell>
          <table:table-cell office:value-type="string" calcext:value-type="string">
            <text:p>+1-877-643-345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828000000000" xlink:type="simple">Cohu, Inc.</text:a></text:p>
            <text:p>NASDAQ : COHU </text:p>
            <text:p>D-U-N-S# 008381758</text:p>
          </table:table-cell>
          <table:table-cell office:value-type="string" calcext:value-type="string">
            <text:p>Poway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52.70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38250226 Semiconductor test equipment</text:p>
          </table:table-cell>
          <table:table-cell office:value-type="string" calcext:value-type="string">
            <text:p>+1-858-848-8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9887164" xlink:type="simple">Thundercat Technology, LLC</text:a></text:p>
            <text:p>D-U-N-S# 809887164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48.70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703-674-021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2630900" xlink:type="simple">Takkt America Holding, Inc.</text:a></text:p>
            <text:p>D-U-N-S# 042630900</text:p>
          </table:table-cell>
          <table:table-cell office:value-type="string" calcext:value-type="string">
            <text:p>Milwaukee W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46.67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0840000 Industrial machinery and equipment</text:p>
          </table:table-cell>
          <table:table-cell office:value-type="string" calcext:value-type="string">
            <text:p>+1-414-443-1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3043000000000" xlink:type="simple">Cdw Government LLC</text:a></text:p>
            <text:p>D-U-N-S# 026157235</text:p>
          </table:table-cell>
          <table:table-cell office:value-type="string" calcext:value-type="string">
            <text:p>Vernon Hills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24.50M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59610201 Computer software, mail order</text:p>
          </table:table-cell>
          <table:table-cell office:value-type="string" calcext:value-type="string">
            <text:p>+1-847-465-6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0759135" xlink:type="simple">Alvarez LLC</text:a></text:p>
            <text:p>D-U-N-S# 160759135</text:p>
          </table:table-cell>
          <table:table-cell office:value-type="string" calcext:value-type="string">
            <text:p>Tysons Corner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23.70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703-635-70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0359000000000" xlink:type="simple">Eclinicalworks, LLC</text:a></text:p>
            <text:p>D-U-N-S# 136815235</text:p>
          </table:table-cell>
          <table:table-cell office:value-type="string" calcext:value-type="string">
            <text:p>Westborough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22.14M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508-475-04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7583000000000" xlink:type="simple">Ace Parking Management, Inc.</text:a></text:p>
            <text:p>D-U-N-S# 073351538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14.17M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75210101 Parking lots</text:p>
          </table:table-cell>
          <table:table-cell office:value-type="string" calcext:value-type="string">
            <text:p>+1-619-233-662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03395794" xlink:type="simple">Colt Defense Holding LLC</text:a></text:p>
            <text:p>D-U-N-S# 603395794</text:p>
          </table:table-cell>
          <table:table-cell office:value-type="string" calcext:value-type="string">
            <text:p>West Hartford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87.95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4840102 Machine guns or machine gun parts, 30 mm. and below</text:p>
          </table:table-cell>
          <table:table-cell office:value-type="string" calcext:value-type="string">
            <text:p>+1-860-232-448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78117" xlink:type="simple">Terteling Holding Company, Inc.</text:a></text:p>
            <text:p>D-U-N-S# 007978117</text:p>
          </table:table-cell>
          <table:table-cell office:value-type="string" calcext:value-type="string">
            <text:p>Boise I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79.39M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50820304 Excavating machinery and equipment</text:p>
          </table:table-cell>
          <table:table-cell office:value-type="string" calcext:value-type="string">
            <text:p>+1-208-338-52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38571000000000" xlink:type="simple">Colt Defense LLC</text:a></text:p>
            <text:p>D-U-N-S# 121396217</text:p>
          </table:table-cell>
          <table:table-cell office:value-type="string" calcext:value-type="string">
            <text:p>West Hartford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77.95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4840102 Machine guns or machine gun parts, 30 mm. and below</text:p>
          </table:table-cell>
          <table:table-cell office:value-type="string" calcext:value-type="string">
            <text:p>+1-860-232-448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6853000000000" xlink:type="simple">Red River Technology LLC</text:a></text:p>
            <text:p>D-U-N-S# 933678708</text:p>
          </table:table-cell>
          <table:table-cell office:value-type="string" calcext:value-type="string">
            <text:p>Claremont NH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68.92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603-448-888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7515000000000" xlink:type="simple">Cision US Inc.</text:a></text:p>
            <text:p>D-U-N-S# 005191895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4.51M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73899939 Press clipping service</text:p>
          </table:table-cell>
          <table:table-cell office:value-type="string" calcext:value-type="string">
            <text:p>+1-312-922-2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90549415" xlink:type="simple">RIGAKU CORPORATION</text:a></text:p>
            <text:p>D-U-N-S# 690549415</text:p>
          </table:table-cell>
          <table:table-cell office:value-type="string" calcext:value-type="string">
            <text:p>Akishima Tokyo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0.44M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38260000 Analytical instruments</text:p>
          </table:table-cell>
          <table:table-cell office:value-type="string" calcext:value-type="string">
            <text:p>+81-4254581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58888761" xlink:type="simple">Emcor Government Services, Inc.</text:a></text:p>
            <text:p>D-U-N-S# 858888761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44.59M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87410000 Management services</text:p>
          </table:table-cell>
          <table:table-cell office:value-type="string" calcext:value-type="string">
            <text:p>+1-571-403-8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0839000000000" xlink:type="simple">Shred-It International ULC</text:a></text:p>
            <text:p>D-U-N-S# 251923587</text:p>
          </table:table-cell>
          <table:table-cell office:value-type="string" calcext:value-type="string">
            <text:p>Oakville ON Canada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43.11M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73899911 Document and office record destruction</text:p>
          </table:table-cell>
          <table:table-cell office:value-type="string" calcext:value-type="string">
            <text:p>+1-905-829-279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4387489" xlink:type="simple">Serco Services, Inc.</text:a></text:p>
            <text:p>D-U-N-S# 014387489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40.62M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73710101 Computer software systems analysis and design, custom</text:p>
          </table:table-cell>
          <table:table-cell office:value-type="string" calcext:value-type="string">
            <text:p>+1-703-939-6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20256798" xlink:type="simple">The Aleut Corporation</text:a></text:p>
            <text:p>D-U-N-S# 020256798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39.38M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67999905 Real estate investors, except property operators</text:p>
          </table:table-cell>
          <table:table-cell office:value-type="string" calcext:value-type="string">
            <text:p>+1-907-561-43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61395389" xlink:type="simple">Unicom Systems Inc.</text:a></text:p>
            <text:p>D-U-N-S# 161395389</text:p>
          </table:table-cell>
          <table:table-cell office:value-type="string" calcext:value-type="string">
            <text:p>Mission Hills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37.59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73710300 Computer software development and applications</text:p>
          </table:table-cell>
          <table:table-cell office:value-type="string" calcext:value-type="string">
            <text:p>+1-818-838-060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8680000000000" xlink:type="simple">Pelican Products, Inc.</text:a></text:p>
            <text:p>D-U-N-S# 082193277</text:p>
          </table:table-cell>
          <table:table-cell office:value-type="string" calcext:value-type="string">
            <text:p>Torranc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28.72M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36489902 Flashlights</text:p>
          </table:table-cell>
          <table:table-cell office:value-type="string" calcext:value-type="string">
            <text:p>+1-310-326-4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8525536" xlink:type="simple">Bob Barker Company, Inc.</text:a></text:p>
            <text:p>D-U-N-S# 058525536</text:p>
          </table:table-cell>
          <table:table-cell office:value-type="string" calcext:value-type="string">
            <text:p>Fuquay Varina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26.48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1310111 Linen piece goods, woven</text:p>
          </table:table-cell>
          <table:table-cell office:value-type="string" calcext:value-type="string">
            <text:p>+1-800-334-988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9555000000000" xlink:type="simple">United Site Services, Inc.</text:a></text:p>
            <text:p>D-U-N-S# 133036850</text:p>
          </table:table-cell>
          <table:table-cell office:value-type="string" calcext:value-type="string">
            <text:p>Westborough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21.56M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3599904 Portable toilet rental</text:p>
          </table:table-cell>
          <table:table-cell office:value-type="string" calcext:value-type="string">
            <text:p>+1-508-594-265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5807611" xlink:type="simple">Government Scientific Source, Inc.</text:a></text:p>
            <text:p>D-U-N-S# 785807611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20.45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0490100 Scientific and engineering equipment and supplies</text:p>
          </table:table-cell>
          <table:table-cell office:value-type="string" calcext:value-type="string">
            <text:p>+1-703-734-180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483434" xlink:type="simple">Inseego Corp.</text:a></text:p>
            <text:p>NASDAQ : INSG </text:p>
            <text:p>D-U-N-S# 080483434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9.30M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73710302 Software programming applications</text:p>
          </table:table-cell>
          <table:table-cell office:value-type="string" calcext:value-type="string">
            <text:p>+1-858-812-3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1631000000000" xlink:type="simple">Novatel Wireless, Inc.</text:a></text:p>
            <text:p>D-U-N-S# 111023727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9.30M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73710302 Software programming applications</text:p>
          </table:table-cell>
          <table:table-cell office:value-type="string" calcext:value-type="string">
            <text:p>+1-858-812-3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403000000000" xlink:type="simple">Unicom Government, Inc.</text:a></text:p>
            <text:p>D-U-N-S# 107939357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8.50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0459905 Computers, not elsewhere classified</text:p>
          </table:table-cell>
          <table:table-cell office:value-type="string" calcext:value-type="string">
            <text:p>+1-703-502-2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31266275" xlink:type="simple">H&amp;K AG</text:a></text:p>
            <text:p>Euronext Paris : MLHK </text:p>
            <text:p>D-U-N-S# 331266275</text:p>
          </table:table-cell>
          <table:table-cell office:value-type="string" calcext:value-type="string">
            <text:p>Oberndorf Am Neckar Baden-Württemberg Germany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8.06M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+49-742379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042000000000" xlink:type="simple">Purple Communications, Inc.</text:a></text:p>
            <text:p>D-U-N-S# 123716578</text:p>
          </table:table-cell>
          <table:table-cell office:value-type="string" calcext:value-type="string">
            <text:p>Rocklin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8.33M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48120000 Radiotelephone communication</text:p>
          </table:table-cell>
          <table:table-cell office:value-type="string" calcext:value-type="string">
            <text:p>+1-888-600-478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8899000000000" xlink:type="simple">Kyocera Document Solutions America, Inc.</text:a></text:p>
            <text:p>D-U-N-S# 064465503</text:p>
          </table:table-cell>
          <table:table-cell office:value-type="string" calcext:value-type="string">
            <text:p>Fairfield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9.75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50440207 Photocopy machines</text:p>
          </table:table-cell>
          <table:table-cell office:value-type="string" calcext:value-type="string">
            <text:p>+1-973-808-84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0610809" xlink:type="simple">The Veritas Capital Fund II L P</text:a></text:p>
            <text:p>D-U-N-S# 160610809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5.53M</text:p>
          </table:table-cell>
          <table:table-cell office:value-type="float" office:value="31029" calcext:value-type="float">
            <text:p>31029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212-415-6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2598482" xlink:type="simple">Galls, LLC</text:a></text:p>
            <text:p>D-U-N-S# 042598482</text:p>
          </table:table-cell>
          <table:table-cell office:value-type="string" calcext:value-type="string">
            <text:p>Lexington K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1.79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9619905 Catalog sales</text:p>
          </table:table-cell>
          <table:table-cell office:value-type="string" calcext:value-type="string">
            <text:p>+1-859-266-7227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15389000000000" xlink:type="simple">B.I. Incorporated</text:a></text:p>
            <text:p>D-U-N-S# 094160959</text:p>
          </table:table-cell>
          <table:table-cell office:value-type="string" calcext:value-type="string">
            <text:p>Boulder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7.00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73829904 Confinement surveillance systems maintenance and monitoring</text:p>
          </table:table-cell>
          <table:table-cell office:value-type="string" calcext:value-type="string">
            <text:p>+1-303-218-1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8692374" xlink:type="simple">Immixtechnology, Inc.</text:a></text:p>
            <text:p>D-U-N-S# 098692374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6.09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703-752-06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674000000000" xlink:type="simple">Franklin Covey Co.</text:a></text:p>
            <text:p>NYSE : FC </text:p>
            <text:p>D-U-N-S# 113402713</text:p>
          </table:table-cell>
          <table:table-cell office:value-type="string" calcext:value-type="string">
            <text:p>Salt Lake City U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5.26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87420300 Marketing consulting services</text:p>
          </table:table-cell>
          <table:table-cell office:value-type="string" calcext:value-type="string">
            <text:p>+1-801-817-177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8881000000000" xlink:type="simple">National Business Furniture LLC</text:a></text:p>
            <text:p>D-U-N-S# 076164771</text:p>
          </table:table-cell>
          <table:table-cell office:value-type="string" calcext:value-type="string">
            <text:p>Milwaukee W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3.90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0210106 Office furniture, not elsewhere classified</text:p>
          </table:table-cell>
          <table:table-cell office:value-type="string" calcext:value-type="string">
            <text:p>+1-414-276-85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8451591" xlink:type="simple">All Points Logistics, LLC</text:a></text:p>
            <text:p>D-U-N-S# 968451591</text:p>
          </table:table-cell>
          <table:table-cell office:value-type="string" calcext:value-type="string">
            <text:p>Merritt Island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5.00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87119902 Aviation and/or aeronautical engineering</text:p>
          </table:table-cell>
          <table:table-cell office:value-type="string" calcext:value-type="string">
            <text:p>+1-321-735-863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855857" xlink:type="simple">Point Blank Enterprises, Inc.</text:a></text:p>
            <text:p>D-U-N-S# 078855857</text:p>
          </table:table-cell>
          <table:table-cell office:value-type="string" calcext:value-type="string">
            <text:p>Pompano Beach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3.00M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38420101 Bulletproof vests</text:p>
          </table:table-cell>
          <table:table-cell office:value-type="string" calcext:value-type="string">
            <text:p>+1-954-630-0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4652000000000" xlink:type="simple">U.S. Legal Support, Inc.</text:a></text:p>
            <text:p>D-U-N-S# 002688059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9.89M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81119903 Legal aid service</text:p>
          </table:table-cell>
          <table:table-cell office:value-type="string" calcext:value-type="string">
            <text:p>+1-713-653-71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7224000000000" xlink:type="simple">Prudential Overall Supply</text:a></text:p>
            <text:p>D-U-N-S# 028579803</text:p>
          </table:table-cell>
          <table:table-cell office:value-type="string" calcext:value-type="string">
            <text:p>Irvin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8.20M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72180000 Industrial launderers</text:p>
          </table:table-cell>
          <table:table-cell office:value-type="string" calcext:value-type="string">
            <text:p>+1-949-250-485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9712672" xlink:type="simple">Omniplex World Services Corp</text:a></text:p>
            <text:p>D-U-N-S# 619712672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5.55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703-652-31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1017115" xlink:type="simple">Fedcap Rehabilitation Services, Inc.</text:a></text:p>
            <text:p>D-U-N-S# 071017115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3.56M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80939903 Rehabilitation center, outpatient treatment</text:p>
          </table:table-cell>
          <table:table-cell office:value-type="string" calcext:value-type="string">
            <text:p>+1-212-727-42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7470549" xlink:type="simple">Cornell Companies, Inc.</text:a></text:p>
            <text:p>D-U-N-S# 797470549</text:p>
          </table:table-cell>
          <table:table-cell office:value-type="string" calcext:value-type="string">
            <text:p>Boca Raton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0.10M</text:p>
          </table:table-cell>
          <table:table-cell office:value-type="float" office:value="4407" calcext:value-type="float">
            <text:p>4407</text:p>
          </table:table-cell>
          <table:table-cell office:value-type="string" calcext:value-type="string">
            <text:p>87449902 Correctional facility</text:p>
          </table:table-cell>
          <table:table-cell office:value-type="string" calcext:value-type="string">
            <text:p>+1-561-893-010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0149303" xlink:type="simple">New Tech Solutions, Inc.</text:a></text:p>
            <text:p>D-U-N-S# 020149303</text:p>
          </table:table-cell>
          <table:table-cell office:value-type="string" calcext:value-type="string">
            <text:p>Fremont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50.00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7340000 Computer and software stores</text:p>
          </table:table-cell>
          <table:table-cell office:value-type="string" calcext:value-type="string">
            <text:p>+1-510-353-407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720068" xlink:type="simple">Dlt Mergerco LLC</text:a></text:p>
            <text:p>D-U-N-S# 079720068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9.25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73730302 Value-added resellers, computer systems</text:p>
          </table:table-cell>
          <table:table-cell office:value-type="string" calcext:value-type="string">
            <text:p>+1-800-262-435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6847000000000" xlink:type="simple">Dlt Solutions, LLC</text:a></text:p>
            <text:p>D-U-N-S# 786468199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9.25M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73730302 Value-added resellers, computer systems</text:p>
          </table:table-cell>
          <table:table-cell office:value-type="string" calcext:value-type="string">
            <text:p>+1-703-709-717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8411793" xlink:type="simple">Comprehensive Health Holdings, Inc.</text:a></text:p>
            <text:p>D-U-N-S# 078411793</text:p>
          </table:table-cell>
          <table:table-cell office:value-type="string" calcext:value-type="string">
            <text:p>Cape Canaveral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2.20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80119902 Occupational and industrial specialist, physician/surgeon</text:p>
          </table:table-cell>
          <table:table-cell office:value-type="string" calcext:value-type="string">
            <text:p>+1-321-783-272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55783010" xlink:type="simple">Pgs Group AB</text:a></text:p>
            <text:p>D-U-N-S# 355783010</text:p>
          </table:table-cell>
          <table:table-cell office:value-type="string" calcext:value-type="string">
            <text:p>Malmö Skåne Swede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1.04M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1476313" xlink:type="simple">The Escal Institute of Advanced Technologies Inc</text:a></text:p>
            <text:p>D-U-N-S# 111476313</text:p>
          </table:table-cell>
          <table:table-cell office:value-type="string" calcext:value-type="string">
            <text:p>North Bethesda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2.48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7320201 Educational research</text:p>
          </table:table-cell>
          <table:table-cell office:value-type="string" calcext:value-type="string">
            <text:p>+1-301-951-010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3425563" xlink:type="simple">Testequity LLC</text:a></text:p>
            <text:p>D-U-N-S# 623425563</text:p>
          </table:table-cell>
          <table:table-cell office:value-type="string" calcext:value-type="string">
            <text:p>Moorpark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9.23M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76290200 Electrical equipment repair services</text:p>
          </table:table-cell>
          <table:table-cell office:value-type="string" calcext:value-type="string">
            <text:p>+1-805-498-993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9896737" xlink:type="simple">Four Points Technology, L.L.C.</text:a></text:p>
            <text:p>D-U-N-S# 089896737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24.37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703-657-610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8862598" xlink:type="simple">V3gate, LLC</text:a></text:p>
            <text:p>D-U-N-S# 808862598</text:p>
          </table:table-cell>
          <table:table-cell office:value-type="string" calcext:value-type="string">
            <text:p>Colorado Springs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9.26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719-368-618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9719693" xlink:type="simple">Wildflower International, Ltd.</text:a></text:p>
            <text:p>D-U-N-S# 619719693</text:p>
          </table:table-cell>
          <table:table-cell office:value-type="string" calcext:value-type="string">
            <text:p>Santa Fe NM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9.04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50459903 Computer software</text:p>
          </table:table-cell>
          <table:table-cell office:value-type="string" calcext:value-type="string">
            <text:p>+1-505-466-91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331239" xlink:type="simple">Vista Outdoor Sales LLC</text:a></text:p>
            <text:p>D-U-N-S# 079331239</text:p>
          </table:table-cell>
          <table:table-cell office:value-type="string" calcext:value-type="string">
            <text:p>Anoka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6.90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4820000 Small arms ammunition</text:p>
          </table:table-cell>
          <table:table-cell office:value-type="string" calcext:value-type="string">
            <text:p>+1-763-323-241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1088637" xlink:type="simple">Vermont State Colleges</text:a></text:p>
            <text:p>D-U-N-S# 071088637</text:p>
          </table:table-cell>
          <table:table-cell office:value-type="string" calcext:value-type="string">
            <text:p>Montpelier V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6.23M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82210101 College, except junior</text:p>
          </table:table-cell>
          <table:table-cell office:value-type="string" calcext:value-type="string">
            <text:p>+1-802-828-2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5489000000000" xlink:type="simple">Dlh Holdings Corp.</text:a></text:p>
            <text:p>NASDAQ : DLHC </text:p>
            <text:p>D-U-N-S# 068678788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5.66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3639905 Medical help service</text:p>
          </table:table-cell>
          <table:table-cell office:value-type="string" calcext:value-type="string">
            <text:p>+1-770-554-354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6669742" xlink:type="simple">Panamerica Computers, Inc.</text:a></text:p>
            <text:p>D-U-N-S# 166669742</text:p>
          </table:table-cell>
          <table:table-cell office:value-type="string" calcext:value-type="string">
            <text:p>Luray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5.41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540-635-440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71819000000000" xlink:type="simple">FRONTEO, INC.</text:a></text:p>
            <text:p>Tokyo : 2158 </text:p>
            <text:p>D-U-N-S# 710060653</text:p>
          </table:table-cell>
          <table:table-cell office:value-type="string" calcext:value-type="string">
            <text:p>Minato-Ku Tokyo Japa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4.30M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73790000 Computer related services, not elsewhere classified</text:p>
          </table:table-cell>
          <table:table-cell office:value-type="string" calcext:value-type="string">
            <text:p>+81-35463634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7862000000000" xlink:type="simple">Globalstar, Inc.</text:a></text:p>
            <text:p>NYSE MKT : GSAT </text:p>
            <text:p>D-U-N-S# 148301935</text:p>
          </table:table-cell>
          <table:table-cell office:value-type="string" calcext:value-type="string">
            <text:p>Covington L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2.66M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48130104 Voice telephone communications</text:p>
          </table:table-cell>
          <table:table-cell office:value-type="string" calcext:value-type="string">
            <text:p>+1-985-335-15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56496370" xlink:type="simple">Anacapa Micro Products, Inc.</text:a></text:p>
            <text:p>D-U-N-S# 556496370</text:p>
          </table:table-cell>
          <table:table-cell office:value-type="string" calcext:value-type="string">
            <text:p>Oxnard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0.62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340101 Modems, monitors, terminals, and disk drives: computers</text:p>
          </table:table-cell>
          <table:table-cell office:value-type="string" calcext:value-type="string">
            <text:p>+1-805-339-030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814426" xlink:type="simple">Guidance Software, Inc.</text:a></text:p>
            <text:p>D-U-N-S# 013814426</text:p>
          </table:table-cell>
          <table:table-cell office:value-type="string" calcext:value-type="string">
            <text:p>Pasaden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0.52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3729902 Business oriented computer software</text:p>
          </table:table-cell>
          <table:table-cell office:value-type="string" calcext:value-type="string">
            <text:p>+1-626-229-919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59815000000000" xlink:type="simple">Visionary Integration Professionals, Inc.</text:a></text:p>
            <text:p>D-U-N-S# 806785247</text:p>
          </table:table-cell>
          <table:table-cell office:value-type="string" calcext:value-type="string">
            <text:p>Folsom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0.28M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67199902 Personal holding companies, except banks</text:p>
          </table:table-cell>
          <table:table-cell office:value-type="string" calcext:value-type="string">
            <text:p>+1-916-985-962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4885111" xlink:type="simple">Phacil, Inc.</text:a></text:p>
            <text:p>D-U-N-S# 054885111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8.50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526-1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975807" xlink:type="simple">Satcom Direct, Inc.</text:a></text:p>
            <text:p>D-U-N-S# 078975807</text:p>
          </table:table-cell>
          <table:table-cell office:value-type="string" calcext:value-type="string">
            <text:p>Melbourne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7.94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8999901 Data communication services</text:p>
          </table:table-cell>
          <table:table-cell office:value-type="string" calcext:value-type="string">
            <text:p>+1-321-777-3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5776796" xlink:type="simple">Leupold &amp; Stevens, Inc.</text:a></text:p>
            <text:p>D-U-N-S# 045776796</text:p>
          </table:table-cell>
          <table:table-cell office:value-type="string" calcext:value-type="string">
            <text:p>Beaverton OR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7.52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8270118 Telescopic sights</text:p>
          </table:table-cell>
          <table:table-cell office:value-type="string" calcext:value-type="string">
            <text:p>+1-503-526-1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6647801" xlink:type="simple">Federal Resources Supply Company</text:a></text:p>
            <text:p>D-U-N-S# 806647801</text:p>
          </table:table-cell>
          <table:table-cell office:value-type="string" calcext:value-type="string">
            <text:p>Stevens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6.83M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87340301 Hazardous waste testing</text:p>
          </table:table-cell>
          <table:table-cell office:value-type="string" calcext:value-type="string">
            <text:p>+1-410-643-781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5698900" xlink:type="simple">Lrp Publications, Inc.</text:a></text:p>
            <text:p>D-U-N-S# 085698900</text:p>
          </table:table-cell>
          <table:table-cell office:value-type="string" calcext:value-type="string">
            <text:p>Palm Beach Gardens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6.42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27210205 Trade journals: publishing and printing</text:p>
          </table:table-cell>
          <table:table-cell office:value-type="string" calcext:value-type="string">
            <text:p>+1-215-784-086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05928246" xlink:type="simple">Akira Technologies, Inc.</text:a></text:p>
            <text:p>D-U-N-S# 605928246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6.00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730302 Value-added resellers, computer systems</text:p>
          </table:table-cell>
          <table:table-cell office:value-type="string" calcext:value-type="string">
            <text:p>+1-202-517-7187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27137000000000" xlink:type="simple">MA Federal, Inc.</text:a></text:p>
            <text:p>D-U-N-S# 942408766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5.74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459901 Accounting machines using machine readable programs</text:p>
          </table:table-cell>
          <table:table-cell office:value-type="string" calcext:value-type="string">
            <text:p>+1-703-356-116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6758000000000" xlink:type="simple">Entech Sales and Service, LLC</text:a></text:p>
            <text:p>D-U-N-S# 023573108</text:p>
          </table:table-cell>
          <table:table-cell office:value-type="string" calcext:value-type="string">
            <text:p>Dallas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5.50M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7310200 Electronic controls installation</text:p>
          </table:table-cell>
          <table:table-cell office:value-type="string" calcext:value-type="string">
            <text:p>+1-469-522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1600272" xlink:type="simple">Govsmart, Inc.</text:a></text:p>
            <text:p>D-U-N-S# 961600272</text:p>
          </table:table-cell>
          <table:table-cell office:value-type="string" calcext:value-type="string">
            <text:p>Charlottesville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5.09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340100 Computer peripheral equipment</text:p>
          </table:table-cell>
          <table:table-cell office:value-type="string" calcext:value-type="string">
            <text:p>+1-434-326-565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3510578" xlink:type="simple">N2grate Government Technology Solutions, LLC</text:a></text:p>
            <text:p>D-U-N-S# 963510578</text:p>
          </table:table-cell>
          <table:table-cell office:value-type="string" calcext:value-type="string">
            <text:p>Greenbelt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1.70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855-508-2476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31331051" xlink:type="simple">Landoll Corporation</text:a></text:p>
            <text:p>D-U-N-S# 031331051</text:p>
          </table:table-cell>
          <table:table-cell office:value-type="string" calcext:value-type="string">
            <text:p>Marysville KS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1.22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37280000 Aircraft parts and equipment, not elsewhere classified</text:p>
          </table:table-cell>
          <table:table-cell office:value-type="string" calcext:value-type="string">
            <text:p>+1-785-562-538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0009687" xlink:type="simple">Language Line Holdings, Inc.</text:a></text:p>
            <text:p>D-U-N-S# 170009687</text:p>
          </table:table-cell>
          <table:table-cell office:value-type="string" calcext:value-type="string">
            <text:p>Monterey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0.12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831-648-5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6943280" xlink:type="simple">Visionary Integration Professionals, LLC</text:a></text:p>
            <text:p>D-U-N-S# 036943280</text:p>
          </table:table-cell>
          <table:table-cell office:value-type="string" calcext:value-type="string">
            <text:p>Folsom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0.00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916-985-962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1914000000000" xlink:type="simple">Arotech Corporation</text:a></text:p>
            <text:p>NASDAQ : ARTX </text:p>
            <text:p>D-U-N-S# 825036189</text:p>
          </table:table-cell>
          <table:table-cell office:value-type="string" calcext:value-type="string">
            <text:p>Ann Arbor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8.72M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6919902 Batteries, rechargeable</text:p>
          </table:table-cell>
          <table:table-cell office:value-type="string" calcext:value-type="string">
            <text:p>+1-800-281-035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9816000000000" xlink:type="simple">Stg International, Inc.</text:a></text:p>
            <text:p>D-U-N-S# 179570403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8.44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73610000 Employment agencies</text:p>
          </table:table-cell>
          <table:table-cell office:value-type="string" calcext:value-type="string">
            <text:p>+1-571-970-372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567606" xlink:type="simple">R&amp;R Enterprises, Inc.</text:a></text:p>
            <text:p>D-U-N-S# 013567606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7.57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87119902 Aviation and/or aeronautical engineering</text:p>
          </table:table-cell>
          <table:table-cell office:value-type="string" calcext:value-type="string">
            <text:p>+1-703-739-008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68038840" xlink:type="simple">Telerik Inc.</text:a></text:p>
            <text:p>D-U-N-S# 868038840</text:p>
          </table:table-cell>
          <table:table-cell office:value-type="string" calcext:value-type="string">
            <text:p>Waltham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6.34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888-365-277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9503634" xlink:type="simple">Conference Technologies, Inc.</text:a></text:p>
            <text:p>D-U-N-S# 619503634</text:p>
          </table:table-cell>
          <table:table-cell office:value-type="string" calcext:value-type="string">
            <text:p>Maryland Heights M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6.10M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36510000 Household audio and video equipment</text:p>
          </table:table-cell>
          <table:table-cell office:value-type="string" calcext:value-type="string">
            <text:p>+1-800-743-605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4108176" xlink:type="simple">Tecolote Research, Inc.</text:a></text:p>
            <text:p>D-U-N-S# 074108176</text:p>
          </table:table-cell>
          <table:table-cell office:value-type="string" calcext:value-type="string">
            <text:p>Golet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9.80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805-571-6366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98401086" xlink:type="simple">FN America, LLC</text:a></text:p>
            <text:p>D-U-N-S# 098401086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9.60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34840102 Machine guns or machine gun parts, 30 mm. and below</text:p>
          </table:table-cell>
          <table:table-cell office:value-type="string" calcext:value-type="string">
            <text:p>+1-703-288-3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43392522" xlink:type="simple">K'Oyitl'ots'ina, Limited</text:a></text:p>
            <text:p>D-U-N-S# 943392522</text:p>
          </table:table-cell>
          <table:table-cell office:value-type="string" calcext:value-type="string">
            <text:p>Fairbanks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9.22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67980000 Real estate investment trusts</text:p>
          </table:table-cell>
          <table:table-cell office:value-type="string" calcext:value-type="string">
            <text:p>+1-907-452-811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3211535" xlink:type="simple">Textron Inc.</text:a></text:p>
            <text:p>D-U-N-S# 023211535</text:p>
          </table:table-cell>
          <table:table-cell office:value-type="string" calcext:value-type="string">
            <text:p>Augusta GA United State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86.76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7990204 Golf carts, powered</text:p>
          </table:table-cell>
          <table:table-cell office:value-type="string" calcext:value-type="string">
            <text:p>+1-706-798-43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464963" xlink:type="simple">Varidesk, LLC</text:a></text:p>
            <text:p>D-U-N-S# 079464963</text:p>
          </table:table-cell>
          <table:table-cell office:value-type="string" calcext:value-type="string">
            <text:p>Coppell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6.43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0210106 Office furniture, not elsewhere classified</text:p>
          </table:table-cell>
          <table:table-cell office:value-type="string" calcext:value-type="string">
            <text:p>+1-972-538-42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1010000000000" xlink:type="simple">Asset Protection &amp; Security Services, LP</text:a></text:p>
            <text:p>D-U-N-S# 009741828</text:p>
          </table:table-cell>
          <table:table-cell office:value-type="string" calcext:value-type="string">
            <text:p>Corpus Christi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4.36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73810105 Security guard service</text:p>
          </table:table-cell>
          <table:table-cell office:value-type="string" calcext:value-type="string">
            <text:p>+1-361-906-155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8480146" xlink:type="simple">National September 11 Memorial and Museum At The World Trade Center Foundation, Inc.</text:a></text:p>
            <text:p>D-U-N-S# 178480146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3.75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4129902 Museum</text:p>
          </table:table-cell>
          <table:table-cell office:value-type="string" calcext:value-type="string">
            <text:p>+1-212-266-52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3484485" xlink:type="simple">Accessdata Group, Inc.</text:a></text:p>
            <text:p>D-U-N-S# 963484485</text:p>
          </table:table-cell>
          <table:table-cell office:value-type="string" calcext:value-type="string">
            <text:p>Lindon U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3.00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3730100 Systems software development services</text:p>
          </table:table-cell>
          <table:table-cell office:value-type="string" calcext:value-type="string">
            <text:p>+1-801-377-541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7930133" xlink:type="simple">Forge Company</text:a></text:p>
            <text:p>D-U-N-S# 107930133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0.70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75210202 Parking garage</text:p>
          </table:table-cell>
          <table:table-cell office:value-type="string" calcext:value-type="string">
            <text:p>+1-202-295-8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036728" xlink:type="simple">Spartan Chemical Company, Inc.</text:a></text:p>
            <text:p>D-U-N-S# 005036728</text:p>
          </table:table-cell>
          <table:table-cell office:value-type="string" calcext:value-type="string">
            <text:p>Maumee OH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9.72M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28420000 Polishes and sanitation goods</text:p>
          </table:table-cell>
          <table:table-cell office:value-type="string" calcext:value-type="string">
            <text:p>+1-419-897-555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5491000000000" xlink:type="simple">Inforeliance LLC</text:a></text:p>
            <text:p>D-U-N-S# 143147762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9.58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03-246-936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7701231" xlink:type="simple">Comprehensive Health Services, Inc.</text:a></text:p>
            <text:p>D-U-N-S# 087701231</text:p>
          </table:table-cell>
          <table:table-cell office:value-type="string" calcext:value-type="string">
            <text:p>Cape Canaveral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8.23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80119902 Occupational and industrial specialist, physician/surgeon</text:p>
          </table:table-cell>
          <table:table-cell office:value-type="string" calcext:value-type="string">
            <text:p>+1-321-868-8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9512000000000" xlink:type="simple">Widepoint Corporation</text:a></text:p>
            <text:p>NYSE MKT : WYY </text:p>
            <text:p>D-U-N-S# 788549012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5.88M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703-349-257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57050883" xlink:type="simple">Govplace</text:a></text:p>
            <text:p>D-U-N-S# 957050883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5.59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703-435-619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03814054" xlink:type="simple">Government Acquisitions, Inc.</text:a></text:p>
            <text:p>D-U-N-S# 603814054</text:p>
          </table:table-cell>
          <table:table-cell office:value-type="string" calcext:value-type="string">
            <text:p>Cincinnati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5.52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513-721-8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7572000000000" xlink:type="simple">Tsrc, Inc.</text:a></text:p>
            <text:p>D-U-N-S# 195583778</text:p>
          </table:table-cell>
          <table:table-cell office:value-type="string" calcext:value-type="string">
            <text:p>Ashland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5.13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9439902 Office forms and supplies</text:p>
          </table:table-cell>
          <table:table-cell office:value-type="string" calcext:value-type="string">
            <text:p>+1-804-798-691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2634389" xlink:type="simple">Colonial Parking, Inc.</text:a></text:p>
            <text:p>D-U-N-S# 072634389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5.10M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75210202 Parking garage</text:p>
          </table:table-cell>
          <table:table-cell office:value-type="string" calcext:value-type="string">
            <text:p>+1-202-295-8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6511963" xlink:type="simple">Integration Technologies Group, Inc.</text:a></text:p>
            <text:p>D-U-N-S# 126511963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4.97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698-828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87615534" xlink:type="simple">Old Harbor Native Corporation</text:a></text:p>
            <text:p>D-U-N-S# 187615534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4.67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907-278-6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358002" xlink:type="simple">Mythics, Inc.</text:a></text:p>
            <text:p>D-U-N-S# 013358002</text:p>
          </table:table-cell>
          <table:table-cell office:value-type="string" calcext:value-type="string">
            <text:p>Virginia Bea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2.41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50459905 Computers, not elsewhere classified</text:p>
          </table:table-cell>
          <table:table-cell office:value-type="string" calcext:value-type="string">
            <text:p>+1-757-412-436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0364152" xlink:type="simple">Blue Canopy Group, LLC</text:a></text:p>
            <text:p>D-U-N-S# 10036415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2.35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896-4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996112" xlink:type="simple">Garrett Electronics, Inc.</text:a></text:p>
            <text:p>D-U-N-S# 004996112</text:p>
          </table:table-cell>
          <table:table-cell office:value-type="string" calcext:value-type="string">
            <text:p>Garland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1.95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120000 Search and navigation equipment</text:p>
          </table:table-cell>
          <table:table-cell office:value-type="string" calcext:value-type="string">
            <text:p>+1-972-494-615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9682471" xlink:type="simple">Language Line, LLC</text:a></text:p>
            <text:p>D-U-N-S# 059682471</text:p>
          </table:table-cell>
          <table:table-cell office:value-type="string" calcext:value-type="string">
            <text:p>Monterey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1.88M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831-648-5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9417000000000" xlink:type="simple">Good Source Solutions, Inc.</text:a></text:p>
            <text:p>D-U-N-S# 158110697</text:p>
          </table:table-cell>
          <table:table-cell office:value-type="string" calcext:value-type="string">
            <text:p>Carlsbad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1.84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59630100 Beverage services, direct sales</text:p>
          </table:table-cell>
          <table:table-cell office:value-type="string" calcext:value-type="string">
            <text:p>+1-858-455-4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8840075" xlink:type="simple">American Expediting Company</text:a></text:p>
            <text:p>D-U-N-S# 108840075</text:p>
          </table:table-cell>
          <table:table-cell office:value-type="string" calcext:value-type="string">
            <text:p>Folcroft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1.82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2159903 Package delivery, vehicular</text:p>
          </table:table-cell>
          <table:table-cell office:value-type="string" calcext:value-type="string">
            <text:p>+1-484-540-818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5308797" xlink:type="simple">Kpaul Properties, LLC</text:a></text:p>
            <text:p>D-U-N-S# 785308797</text:p>
          </table:table-cell>
          <table:table-cell office:value-type="string" calcext:value-type="string">
            <text:p>Indianapolis I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0.05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0850000 Industrial supplies</text:p>
          </table:table-cell>
          <table:table-cell office:value-type="string" calcext:value-type="string">
            <text:p>+1-317-243-17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2594492" xlink:type="simple">Knight Point Systems, LLC</text:a></text:p>
            <text:p>D-U-N-S# 62259449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8.94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3740000 Data processing and preparation</text:p>
          </table:table-cell>
          <table:table-cell office:value-type="string" calcext:value-type="string">
            <text:p>+1-703-657-70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197803" xlink:type="simple">L C Industries Inc.</text:a></text:p>
            <text:p>D-U-N-S# 003197803</text:p>
          </table:table-cell>
          <table:table-cell office:value-type="string" calcext:value-type="string">
            <text:p>Durham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8.91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59439902 Office forms and supplies</text:p>
          </table:table-cell>
          <table:table-cell office:value-type="string" calcext:value-type="string">
            <text:p>+1-919-596-827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48099450" xlink:type="simple">Glock, Inc.</text:a></text:p>
            <text:p>D-U-N-S# 148099450</text:p>
          </table:table-cell>
          <table:table-cell office:value-type="string" calcext:value-type="string">
            <text:p>Smyrna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6.12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4849904 Pistols or pistol parts, 30 mm. and below</text:p>
          </table:table-cell>
          <table:table-cell office:value-type="string" calcext:value-type="string">
            <text:p>+1-770-432-120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59780389" xlink:type="simple">H S Morgan Limited Partnership</text:a></text:p>
            <text:p>D-U-N-S# 859780389</text:p>
          </table:table-cell>
          <table:table-cell office:value-type="string" calcext:value-type="string">
            <text:p>Fairfield OH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5.87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219901 Panel systems and partitions (free-standing), office: wood</text:p>
          </table:table-cell>
          <table:table-cell office:value-type="string" calcext:value-type="string">
            <text:p>+1-513-870-4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073525" xlink:type="simple">Price Modern LLC</text:a></text:p>
            <text:p>D-U-N-S# 003073525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5.23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7129904 Office furniture</text:p>
          </table:table-cell>
          <table:table-cell office:value-type="string" calcext:value-type="string">
            <text:p>+1-410-366-5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4023404" xlink:type="simple">Excella Consulting, Inc.</text:a></text:p>
            <text:p>D-U-N-S# 124023404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5.08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840-86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47201258" xlink:type="simple">GRANT THORNTON INTERNATIONAL LIMITED</text:a></text:p>
            <text:p>D-U-N-S# 347201258</text:p>
          </table:table-cell>
          <table:table-cell office:value-type="string" calcext:value-type="string">
            <text:p>London London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5.01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3890000 Business services, not elsewhere classified</text:p>
          </table:table-cell>
          <table:table-cell office:value-type="string" calcext:value-type="string">
            <text:p>+44-020739195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5916762" xlink:type="simple">Booz Allen Hamilton Engineering Services, LLC</text:a></text:p>
            <text:p>D-U-N-S# 075916762</text:p>
          </table:table-cell>
          <table:table-cell office:value-type="string" calcext:value-type="string">
            <text:p>Linthicum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1.91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703-902-5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5961860" xlink:type="simple">Coronado Distribution Company, Inc.</text:a></text:p>
            <text:p>D-U-N-S# 965961860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9.70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1129901 Blank books</text:p>
          </table:table-cell>
          <table:table-cell office:value-type="string" calcext:value-type="string">
            <text:p>+1-619-474-13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9380372" xlink:type="simple">Affordable Interior Systems, Inc.</text:a></text:p>
            <text:p>D-U-N-S# 969380372</text:p>
          </table:table-cell>
          <table:table-cell office:value-type="string" calcext:value-type="string">
            <text:p>Hudson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9.69M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5220000 Office furniture, except wood</text:p>
          </table:table-cell>
          <table:table-cell office:value-type="string" calcext:value-type="string">
            <text:p>+1-978-562-7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6060222" xlink:type="simple">Affordable Interior Systems, Inc.</text:a></text:p>
            <text:p>D-U-N-S# 626060222</text:p>
          </table:table-cell>
          <table:table-cell office:value-type="string" calcext:value-type="string">
            <text:p>Leominster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9.69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220000 Office furniture, except wood</text:p>
          </table:table-cell>
          <table:table-cell office:value-type="string" calcext:value-type="string">
            <text:p>+1-978-562-7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741190" xlink:type="simple">Danya International LLC</text:a></text:p>
            <text:p>D-U-N-S# 009741190</text:p>
          </table:table-cell>
          <table:table-cell office:value-type="string" calcext:value-type="string">
            <text:p>Silver Spring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9.42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301-565-214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4343414" xlink:type="simple">Cambridge International Systems Inc.</text:a></text:p>
            <text:p>D-U-N-S# 074343414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8.49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87480302 Telecommunications consultant</text:p>
          </table:table-cell>
          <table:table-cell office:value-type="string" calcext:value-type="string">
            <text:p>+1-571-319-89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6929000000000" xlink:type="simple">Data Systems Analysts, Inc.</text:a></text:p>
            <text:p>D-U-N-S# 048620512</text:p>
          </table:table-cell>
          <table:table-cell office:value-type="string" calcext:value-type="string">
            <text:p>Feasterville Trevose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8.15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3730102 Systems engineering, computer related</text:p>
          </table:table-cell>
          <table:table-cell office:value-type="string" calcext:value-type="string">
            <text:p>+1-215-245-48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5918954" xlink:type="simple">HDR Environmental, Operations and Construction, Inc.</text:a></text:p>
            <text:p>D-U-N-S# 785918954</text:p>
          </table:table-cell>
          <table:table-cell office:value-type="string" calcext:value-type="string">
            <text:p>Englewood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8.08M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87489905 Environmental consultant</text:p>
          </table:table-cell>
          <table:table-cell office:value-type="string" calcext:value-type="string">
            <text:p>+1-303-754-4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4763067" xlink:type="simple">Lyme Computer Systems, Inc.</text:a></text:p>
            <text:p>D-U-N-S# 144763067</text:p>
          </table:table-cell>
          <table:table-cell office:value-type="string" calcext:value-type="string">
            <text:p>Lyme NH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7.38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603-795-4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0472240" xlink:type="simple">Avaya Federal Solutions, Inc.</text:a></text:p>
            <text:p>D-U-N-S# 790472240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7.37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6610000 Telephone and telegraph apparatus</text:p>
          </table:table-cell>
          <table:table-cell office:value-type="string" calcext:value-type="string">
            <text:p>+1-703-653-8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6326514" xlink:type="simple">Advanced Educational Products, Inc.</text:a></text:p>
            <text:p>D-U-N-S# 966326514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7.30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929901 Books</text:p>
          </table:table-cell>
          <table:table-cell office:value-type="string" calcext:value-type="string">
            <text:p>+1-716-446-073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6389994" xlink:type="simple">ADC Ltd NM</text:a></text:p>
            <text:p>D-U-N-S# 146389994</text:p>
          </table:table-cell>
          <table:table-cell office:value-type="string" calcext:value-type="string">
            <text:p>Albuquerque NM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6.53M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73490104 Janitorial service, contract basis</text:p>
          </table:table-cell>
          <table:table-cell office:value-type="string" calcext:value-type="string">
            <text:p>+1-505-265-5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31017848" xlink:type="simple">Loyal Source Government Services LLC</text:a></text:p>
            <text:p>D-U-N-S# 831017848</text:p>
          </table:table-cell>
          <table:table-cell office:value-type="string" calcext:value-type="string">
            <text:p>Orlando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6.00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80620000 General medical and surgical hospitals</text:p>
          </table:table-cell>
          <table:table-cell office:value-type="string" calcext:value-type="string">
            <text:p>+1-407-306-8441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7223794" xlink:type="simple">Combined Systems, Inc.</text:a></text:p>
            <text:p>D-U-N-S# 057223794</text:p>
          </table:table-cell>
          <table:table-cell office:value-type="string" calcext:value-type="string">
            <text:p>Jamestown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5.44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4830000 Ammunition, except for small arms, not elsewhere classified</text:p>
          </table:table-cell>
          <table:table-cell office:value-type="string" calcext:value-type="string">
            <text:p>+1-724-932-217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2893131" xlink:type="simple">Thermo Scientific Portable Analytical Instruments Inc.</text:a></text:p>
            <text:p>D-U-N-S# 112893131</text:p>
          </table:table-cell>
          <table:table-cell office:value-type="string" calcext:value-type="string">
            <text:p>Tewksbury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4.99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87310000 Commercial physical research</text:p>
          </table:table-cell>
          <table:table-cell office:value-type="string" calcext:value-type="string">
            <text:p>+1-978-657-555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28251321" xlink:type="simple">Witmer Public Safety Group, Inc.</text:a></text:p>
            <text:p>D-U-N-S# 928251321</text:p>
          </table:table-cell>
          <table:table-cell office:value-type="string" calcext:value-type="string">
            <text:p>Coatesville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3.80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4699906 Helmets, steel</text:p>
          </table:table-cell>
          <table:table-cell office:value-type="string" calcext:value-type="string">
            <text:p>+1-800-852-60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355652" xlink:type="simple">Management Concepts, Inc.</text:a></text:p>
            <text:p>D-U-N-S# 082355652</text:p>
          </table:table-cell>
          <table:table-cell office:value-type="string" calcext:value-type="string">
            <text:p>Tysons Corner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3.70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2990200 Educational services</text:p>
          </table:table-cell>
          <table:table-cell office:value-type="string" calcext:value-type="string">
            <text:p>+1-703-790-959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3630502" xlink:type="simple">Nc4 Inc.</text:a></text:p>
            <text:p>D-U-N-S# 143630502</text:p>
          </table:table-cell>
          <table:table-cell office:value-type="string" calcext:value-type="string">
            <text:p>El Segund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3.68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310-606-444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7403499" xlink:type="simple">Adorama Inc.</text:a></text:p>
            <text:p>D-U-N-S# 087403499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2.46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9619916 Mail order house, not elsewhere classified</text:p>
          </table:table-cell>
          <table:table-cell office:value-type="string" calcext:value-type="string">
            <text:p>+1-212-741-04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5368121" xlink:type="simple">Zenetex, LLC</text:a></text:p>
            <text:p>D-U-N-S# 125368121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2.42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657-037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9079903" xlink:type="simple">The Office Group Inc</text:a></text:p>
            <text:p>D-U-N-S# 119079903</text:p>
          </table:table-cell>
          <table:table-cell office:value-type="string" calcext:value-type="string">
            <text:p>Poquos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1.47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1129907 Office supplies, not elsewhere classified</text:p>
          </table:table-cell>
          <table:table-cell office:value-type="string" calcext:value-type="string">
            <text:p>+1-757-868-091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4851515" xlink:type="simple">Sirina Fire Protection Corp.</text:a></text:p>
            <text:p>D-U-N-S# 624851515</text:p>
          </table:table-cell>
          <table:table-cell office:value-type="string" calcext:value-type="string">
            <text:p>Garden City Pa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0.33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7110301 Fire sprinkler system installation</text:p>
          </table:table-cell>
          <table:table-cell office:value-type="string" calcext:value-type="string">
            <text:p>+1-516-942-0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089630" xlink:type="simple">Ovation Enterprises, Inc.</text:a></text:p>
            <text:p>D-U-N-S# 014089630</text:p>
          </table:table-cell>
          <table:table-cell office:value-type="string" calcext:value-type="string">
            <text:p>Scottsdale AZ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9.93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0990500 Video and audio equipment</text:p>
          </table:table-cell>
          <table:table-cell office:value-type="string" calcext:value-type="string">
            <text:p>+1-480-922-942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8990368" xlink:type="simple">Amazon.Com LLC</text:a></text:p>
            <text:p>D-U-N-S# 128990368</text:p>
          </table:table-cell>
          <table:table-cell office:value-type="string" calcext:value-type="string">
            <text:p>Seattle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9.67M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59610300 Book and record clubs</text:p>
          </table:table-cell>
          <table:table-cell office:value-type="string" calcext:value-type="string">
            <text:p>+1-206-266-1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7865447" xlink:type="simple">Optech, L.L.C.</text:a></text:p>
            <text:p>D-U-N-S# 127865447</text:p>
          </table:table-cell>
          <table:table-cell office:value-type="string" calcext:value-type="string">
            <text:p>Troy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9.23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313-962-9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3523022" xlink:type="simple">Cisco-Eagle, Inc.</text:a></text:p>
            <text:p>D-U-N-S# 153523022</text:p>
          </table:table-cell>
          <table:table-cell office:value-type="string" calcext:value-type="string">
            <text:p>Dallas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9.19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840800 Materials handling machinery</text:p>
          </table:table-cell>
          <table:table-cell office:value-type="string" calcext:value-type="string">
            <text:p>+1-972-406-933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8619452" xlink:type="simple">Astrophysics Inc.</text:a></text:p>
            <text:p>D-U-N-S# 138619452</text:p>
          </table:table-cell>
          <table:table-cell office:value-type="string" calcext:value-type="string">
            <text:p>City Of Industry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8.06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38440000 X-ray apparatus and tubes</text:p>
          </table:table-cell>
          <table:table-cell office:value-type="string" calcext:value-type="string">
            <text:p>+1-909-598-54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32683121" xlink:type="simple">Computech International, Inc.</text:a></text:p>
            <text:p>D-U-N-S# 932683121</text:p>
          </table:table-cell>
          <table:table-cell office:value-type="string" calcext:value-type="string">
            <text:p>Great Neck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7.80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516-487-01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59391509" xlink:type="simple">Unistar-Sparco Computers, Inc.</text:a></text:p>
            <text:p>D-U-N-S# 959391509</text:p>
          </table:table-cell>
          <table:table-cell office:value-type="string" calcext:value-type="string">
            <text:p>Millington T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7.06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901-872-227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544492" xlink:type="simple">McCall Handling Co.</text:a></text:p>
            <text:p>D-U-N-S# 002544492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5.16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840800 Materials handling machinery</text:p>
          </table:table-cell>
          <table:table-cell office:value-type="string" calcext:value-type="string">
            <text:p>+1-410-388-26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5596710" xlink:type="simple">Global Precision Systems, LLC</text:a></text:p>
            <text:p>D-U-N-S# 805596710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4.62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8690400 Fuels</text:p>
          </table:table-cell>
          <table:table-cell office:value-type="string" calcext:value-type="string">
            <text:p>+1-907-334-830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7131627" xlink:type="simple">G T Distributors, Inc.</text:a></text:p>
            <text:p>D-U-N-S# 147131627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4.60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499903 Law enforcement equipment and supplies</text:p>
          </table:table-cell>
          <table:table-cell office:value-type="string" calcext:value-type="string">
            <text:p>+1-512-451-829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2599668" xlink:type="simple">Sevatec Inc.</text:a></text:p>
            <text:p>D-U-N-S# 132599668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4.42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571-766-13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71078947" xlink:type="simple">Calspan Corporation</text:a></text:p>
            <text:p>D-U-N-S# 171078947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4.17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37219902 Research and development on aircraft by the manufacturer</text:p>
          </table:table-cell>
          <table:table-cell office:value-type="string" calcext:value-type="string">
            <text:p>+1-716-631-695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1386000000000" xlink:type="simple">Cq-Roll Call, Inc.</text:a></text:p>
            <text:p>D-U-N-S# 780247644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3.93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7110100 Newspapers, publishing and printing</text:p>
          </table:table-cell>
          <table:table-cell office:value-type="string" calcext:value-type="string">
            <text:p>+1-202-650-6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4141384" xlink:type="simple">Premier &amp; Companies, Inc.</text:a></text:p>
            <text:p>D-U-N-S# 784141384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3.75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1129907 Office supplies, not elsewhere classified</text:p>
          </table:table-cell>
          <table:table-cell office:value-type="string" calcext:value-type="string">
            <text:p>+1-212-947-1365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8193669" xlink:type="simple">Integral Consulting Services Incorporated</text:a></text:p>
            <text:p>D-U-N-S# 018193669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3.32M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73710101 Computer software systems analysis and design, custom</text:p>
          </table:table-cell>
          <table:table-cell office:value-type="string" calcext:value-type="string">
            <text:p>+1-240-907-256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9056143" xlink:type="simple">Tenergy Corporation</text:a></text:p>
            <text:p>D-U-N-S# 799056143</text:p>
          </table:table-cell>
          <table:table-cell office:value-type="string" calcext:value-type="string">
            <text:p>Fremont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3.07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0630600 Batteries</text:p>
          </table:table-cell>
          <table:table-cell office:value-type="string" calcext:value-type="string">
            <text:p>+1-510-687-03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2984124" xlink:type="simple">Kdh Defense Systems, Inc.</text:a></text:p>
            <text:p>D-U-N-S# 142984124</text:p>
          </table:table-cell>
          <table:table-cell office:value-type="string" calcext:value-type="string">
            <text:p>Eden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3.00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38120500 Defense systems and equipment</text:p>
          </table:table-cell>
          <table:table-cell office:value-type="string" calcext:value-type="string">
            <text:p>+1-336-635-415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2074757" xlink:type="simple">Blackstone Technology Group</text:a></text:p>
            <text:p>D-U-N-S# 112074757</text:p>
          </table:table-cell>
          <table:table-cell office:value-type="string" calcext:value-type="string">
            <text:p>San Francisc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2.97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415-837-1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5204163" xlink:type="simple">Faac Incorporated</text:a></text:p>
            <text:p>D-U-N-S# 175204163</text:p>
          </table:table-cell>
          <table:table-cell office:value-type="string" calcext:value-type="string">
            <text:p>Ann Arbor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2.47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734-761-583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6425207" xlink:type="simple">Opsec Security, Inc.</text:a></text:p>
            <text:p>D-U-N-S# 836425207</text:p>
          </table:table-cell>
          <table:table-cell office:value-type="string" calcext:value-type="string">
            <text:p>Lancaster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2.28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6710000 Paper; coated and laminated packaging</text:p>
          </table:table-cell>
          <table:table-cell office:value-type="string" calcext:value-type="string">
            <text:p>+1-717-293-41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4754000000000" xlink:type="simple">Twentyeighty Strategy Execution, Inc.</text:a></text:p>
            <text:p>D-U-N-S# 120840798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1.63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87420205 Programmed instruction service</text:p>
          </table:table-cell>
          <table:table-cell office:value-type="string" calcext:value-type="string">
            <text:p>+1-703-558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6251469" xlink:type="simple">B.E. Meyers &amp; Co. Inc.</text:a></text:p>
            <text:p>D-U-N-S# 086251469</text:p>
          </table:table-cell>
          <table:table-cell office:value-type="string" calcext:value-type="string">
            <text:p>Redmond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1.24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8270000 Optical instruments and lenses</text:p>
          </table:table-cell>
          <table:table-cell office:value-type="string" calcext:value-type="string">
            <text:p>+1-425-881-664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535536" xlink:type="simple">Graduate School</text:a></text:p>
            <text:p>D-U-N-S# 040535536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1.10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82210000 Colleges and universities</text:p>
          </table:table-cell>
          <table:table-cell office:value-type="string" calcext:value-type="string">
            <text:p>+1-215-861-4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8717450" xlink:type="simple">Xl Associates, Inc.</text:a></text:p>
            <text:p>D-U-N-S# 608717450</text:p>
          </table:table-cell>
          <table:table-cell office:value-type="string" calcext:value-type="string">
            <text:p>Vienna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9.15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87410100 Business management</text:p>
          </table:table-cell>
          <table:table-cell office:value-type="string" calcext:value-type="string">
            <text:p>+1-703-848-04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32162536" xlink:type="simple">Dkw Communications, Inc.</text:a></text:p>
            <text:p>D-U-N-S# 832162536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9.13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73730102 Systems engineering, computer related</text:p>
          </table:table-cell>
          <table:table-cell office:value-type="string" calcext:value-type="string">
            <text:p>+1-301-588-0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365000000000" xlink:type="simple">Tab Products Co. LLC</text:a></text:p>
            <text:p>D-U-N-S# 009154659</text:p>
          </table:table-cell>
          <table:table-cell office:value-type="string" calcext:value-type="string">
            <text:p>Mayville W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9.06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6750200 Cards, folders, and mats: die-cut</text:p>
          </table:table-cell>
          <table:table-cell office:value-type="string" calcext:value-type="string">
            <text:p>+1-920-387-313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650478" xlink:type="simple">Chenega Facilities Management, LLC</text:a></text:p>
            <text:p>D-U-N-S# 078650478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9.0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760000 Computer facilities management</text:p>
          </table:table-cell>
          <table:table-cell office:value-type="string" calcext:value-type="string">
            <text:p>+1-210-424-209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72120" xlink:type="simple">National Industries For The Blind</text:a></text:p>
            <text:p>D-U-N-S# 001672120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8.64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83319903 Vocational rehabilitation agency</text:p>
          </table:table-cell>
          <table:table-cell office:value-type="string" calcext:value-type="string">
            <text:p>+1-703-310-0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438446" xlink:type="simple">Brown Point Facility Management Solutions LLC</text:a></text:p>
            <text:p>D-U-N-S# 080438446</text:p>
          </table:table-cell>
          <table:table-cell office:value-type="string" calcext:value-type="string">
            <text:p>Lincoln R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8.00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401-288-664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42694172" xlink:type="simple">Jatom Systems Inc</text:a></text:p>
            <text:p>D-U-N-S# 242694172</text:p>
          </table:table-cell>
          <table:table-cell office:value-type="string" calcext:value-type="string">
            <text:p>Kanata ON Canada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7.52M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613-591-591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9481120" xlink:type="simple">Equus Holdings, Inc</text:a></text:p>
            <text:p>D-U-N-S# 079481120</text:p>
          </table:table-cell>
          <table:table-cell office:value-type="string" calcext:value-type="string">
            <text:p>Edina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7.43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5770000 Computer peripheral equipment, not elsewhere classified</text:p>
          </table:table-cell>
          <table:table-cell office:value-type="string" calcext:value-type="string">
            <text:p>+1-612-617-62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7071000000000" xlink:type="simple">Rimage Corporation</text:a></text:p>
            <text:p>D-U-N-S# 151772530</text:p>
          </table:table-cell>
          <table:table-cell office:value-type="string" calcext:value-type="string">
            <text:p>Minneapolis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7.43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35770000 Computer peripheral equipment, not elsewhere classified</text:p>
          </table:table-cell>
          <table:table-cell office:value-type="string" calcext:value-type="string">
            <text:p>+1-952-683-79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79740454" xlink:type="simple">Trailboss Enterprises, Inc.</text:a></text:p>
            <text:p>D-U-N-S# 879740454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7.28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7280000 Aircraft parts and equipment, not elsewhere classified</text:p>
          </table:table-cell>
          <table:table-cell office:value-type="string" calcext:value-type="string">
            <text:p>+1-907-338-824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5378007" xlink:type="simple">Fcn, Inc.</text:a></text:p>
            <text:p>D-U-N-S# 615378007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7.16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87480401 Systems analysis or design</text:p>
          </table:table-cell>
          <table:table-cell office:value-type="string" calcext:value-type="string">
            <text:p>+1-301-770-2925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355229832" xlink:type="simple">Micro Systemation AB (Publ)</text:a></text:p>
            <text:p>OMX Stockholm : MSAB B </text:p>
            <text:p>D-U-N-S# 355229832</text:p>
          </table:table-cell>
          <table:table-cell office:value-type="string" calcext:value-type="string">
            <text:p>Stockholm Stockholm Swede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6.72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410000 Miscellaneous publishing</text:p>
          </table:table-cell>
          <table:table-cell office:value-type="string" calcext:value-type="string">
            <text:p>+46-8739027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71898732" xlink:type="simple">Global Tech Inc.</text:a></text:p>
            <text:p>D-U-N-S# 171898732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6.34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3710101 Computer software systems analysis and design, custom</text:p>
          </table:table-cell>
          <table:table-cell office:value-type="string" calcext:value-type="string">
            <text:p>+1-703-652-099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07957693" xlink:type="simple">Atkinson-Baker, Inc.</text:a></text:p>
            <text:p>D-U-N-S# 607957693</text:p>
          </table:table-cell>
          <table:table-cell office:value-type="string" calcext:value-type="string">
            <text:p>Glendal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6.10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73380201 Court reporting service</text:p>
          </table:table-cell>
          <table:table-cell office:value-type="string" calcext:value-type="string">
            <text:p>+1-818-551-7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2335882" xlink:type="simple">Central Lake Armor Express, Inc.</text:a></text:p>
            <text:p>D-U-N-S# 602335882</text:p>
          </table:table-cell>
          <table:table-cell office:value-type="string" calcext:value-type="string">
            <text:p>Central Lake M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5.54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3120701 Armor plate</text:p>
          </table:table-cell>
          <table:table-cell office:value-type="string" calcext:value-type="string">
            <text:p>+1-231-544-609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6279193" xlink:type="simple">Aeec, LLC</text:a></text:p>
            <text:p>D-U-N-S# 036279193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5.29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7119903 Consulting engineer</text:p>
          </table:table-cell>
          <table:table-cell office:value-type="string" calcext:value-type="string">
            <text:p>+1-703-766-4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182784" xlink:type="simple">Impres Technology Solutions, Inc.</text:a></text:p>
            <text:p>D-U-N-S# 011182784</text:p>
          </table:table-cell>
          <table:table-cell office:value-type="string" calcext:value-type="string">
            <text:p>Santa Fe Springs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5.19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459903 Computer software</text:p>
          </table:table-cell>
          <table:table-cell office:value-type="string" calcext:value-type="string">
            <text:p>+1-562-298-403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7448000000000" xlink:type="simple">The J Diamond Group Inc</text:a></text:p>
            <text:p>D-U-N-S# 883217606</text:p>
          </table:table-cell>
          <table:table-cell office:value-type="string" calcext:value-type="string">
            <text:p>Benbrook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5.00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3810100 Guard services</text:p>
          </table:table-cell>
          <table:table-cell office:value-type="string" calcext:value-type="string">
            <text:p>+1-817-732-2829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06001675" xlink:type="simple">Farber Specialty Vehicles, Inc.</text:a></text:p>
            <text:p>D-U-N-S# 106001675</text:p>
          </table:table-cell>
          <table:table-cell office:value-type="string" calcext:value-type="string">
            <text:p>Reynoldsburg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4.36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7110100 Automobile assembly, including specialty automobiles</text:p>
          </table:table-cell>
          <table:table-cell office:value-type="string" calcext:value-type="string">
            <text:p>+1-614-863-647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6329795" xlink:type="simple">Ceia Usa, Ltd</text:a></text:p>
            <text:p>D-U-N-S# 176329795</text:p>
          </table:table-cell>
          <table:table-cell office:value-type="string" calcext:value-type="string">
            <text:p>Twinsburg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3.91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6690104 Metal detectors</text:p>
          </table:table-cell>
          <table:table-cell office:value-type="string" calcext:value-type="string">
            <text:p>+1-330-405-319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05067" xlink:type="simple">Snap, Inc.</text:a></text:p>
            <text:p>D-U-N-S# 007805067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3.70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703-393-6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47414760" xlink:type="simple">Scaletta Moloney Armoring Corp</text:a></text:p>
            <text:p>D-U-N-S# 847414760</text:p>
          </table:table-cell>
          <table:table-cell office:value-type="string" calcext:value-type="string">
            <text:p>Bedford Park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3.67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37990200 Recreational vehicles</text:p>
          </table:table-cell>
          <table:table-cell office:value-type="string" calcext:value-type="string">
            <text:p>+1-708-924-009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2865048" xlink:type="simple">Optivor Technologies, L.L.C.</text:a></text:p>
            <text:p>D-U-N-S# 112865048</text:p>
          </table:table-cell>
          <table:table-cell office:value-type="string" calcext:value-type="string">
            <text:p>Annapolis Junction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3.44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6610000 Telephone and telegraph apparatus</text:p>
          </table:table-cell>
          <table:table-cell office:value-type="string" calcext:value-type="string">
            <text:p>+1-240-646-39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0711000000000" xlink:type="simple">Tri-Cor Industries, Inc.</text:a></text:p>
            <text:p>D-U-N-S# 146881875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3.10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3749902 Data processing service</text:p>
          </table:table-cell>
          <table:table-cell office:value-type="string" calcext:value-type="string">
            <text:p>+1-571-458-382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2164900" xlink:type="simple">American Alarm &amp; Communications, Inc.</text:a></text:p>
            <text:p>D-U-N-S# 062164900</text:p>
          </table:table-cell>
          <table:table-cell office:value-type="string" calcext:value-type="string">
            <text:p>Arlington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3.06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7310403 Fire detection and burglar alarm systems specialization</text:p>
          </table:table-cell>
          <table:table-cell office:value-type="string" calcext:value-type="string">
            <text:p>+1-508-620-887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6933284" xlink:type="simple">One Stop Environmental, LLC</text:a></text:p>
            <text:p>D-U-N-S# 806933284</text:p>
          </table:table-cell>
          <table:table-cell office:value-type="string" calcext:value-type="string">
            <text:p>Birmingham A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2.03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590302 Environmental cleanup services</text:p>
          </table:table-cell>
          <table:table-cell office:value-type="string" calcext:value-type="string">
            <text:p>+1-205-595-81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1909963" xlink:type="simple">Southwest Solutions Group, Inc.</text:a></text:p>
            <text:p>D-U-N-S# 171909963</text:p>
          </table:table-cell>
          <table:table-cell office:value-type="string" calcext:value-type="string">
            <text:p>Lewisville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1.98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210104 Filing units</text:p>
          </table:table-cell>
          <table:table-cell office:value-type="string" calcext:value-type="string">
            <text:p>+1-972-250-197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0818772" xlink:type="simple">Allclear Id, Inc.</text:a></text:p>
            <text:p>D-U-N-S# 790818772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1.41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3750000 Information retrieval services</text:p>
          </table:table-cell>
          <table:table-cell office:value-type="string" calcext:value-type="string">
            <text:p>+1-512-236-048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9063734" xlink:type="simple">Abba Technologies, Inc.</text:a></text:p>
            <text:p>D-U-N-S# 829063734</text:p>
          </table:table-cell>
          <table:table-cell office:value-type="string" calcext:value-type="string">
            <text:p>Albuquerque NM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1.30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459903 Computer software</text:p>
          </table:table-cell>
          <table:table-cell office:value-type="string" calcext:value-type="string">
            <text:p>+1-505-889-333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028176" xlink:type="simple">Nosler, Inc.</text:a></text:p>
            <text:p>D-U-N-S# 009028176</text:p>
          </table:table-cell>
          <table:table-cell office:value-type="string" calcext:value-type="string">
            <text:p>Bend O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0.87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829903 Cores, bullet: 30 mm. and below</text:p>
          </table:table-cell>
          <table:table-cell office:value-type="string" calcext:value-type="string">
            <text:p>+1-541-382-392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6673937" xlink:type="simple">Promaxima Manufacturing, Ltd.</text:a></text:p>
            <text:p>D-U-N-S# 606673937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0.76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9410400 Exercise equipment</text:p>
          </table:table-cell>
          <table:table-cell office:value-type="string" calcext:value-type="string">
            <text:p>+1-800-231-665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3202859" xlink:type="simple">Phoenix Textile Corporation</text:a></text:p>
            <text:p>D-U-N-S# 103202859</text:p>
          </table:table-cell>
          <table:table-cell office:value-type="string" calcext:value-type="string">
            <text:p>O Fallon M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0.18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2999901 Broadwoven fabrics: linen, jute, hemp, and ramie</text:p>
          </table:table-cell>
          <table:table-cell office:value-type="string" calcext:value-type="string">
            <text:p>+1-800-325-14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6828476" xlink:type="simple">Production Automation Corporation</text:a></text:p>
            <text:p>D-U-N-S# 066828476</text:p>
          </table:table-cell>
          <table:table-cell office:value-type="string" calcext:value-type="string">
            <text:p>Eden Prairie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0.00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0850000 Industrial supplies</text:p>
          </table:table-cell>
          <table:table-cell office:value-type="string" calcext:value-type="string">
            <text:p>+1-888-903-033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7996417" xlink:type="simple">Focus Camera, Inc.</text:a></text:p>
            <text:p>D-U-N-S# 147996417</text:p>
          </table:table-cell>
          <table:table-cell office:value-type="string" calcext:value-type="string">
            <text:p>Brooklyn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8.93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59469901 Cameras</text:p>
          </table:table-cell>
          <table:table-cell office:value-type="string" calcext:value-type="string">
            <text:p>+1-718-437-88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2867235" xlink:type="simple">Keypoint Government Solutions, Inc.</text:a></text:p>
            <text:p>D-U-N-S# 152867235</text:p>
          </table:table-cell>
          <table:table-cell office:value-type="string" calcext:value-type="string">
            <text:p>Loveland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8.91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73810204 Private investigator</text:p>
          </table:table-cell>
          <table:table-cell office:value-type="string" calcext:value-type="string">
            <text:p>+1-866-667-363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773603" xlink:type="simple">Casey &amp; Hayes, Inc.</text:a></text:p>
            <text:p>D-U-N-S# 003773603</text:p>
          </table:table-cell>
          <table:table-cell office:value-type="string" calcext:value-type="string">
            <text:p>Boston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8.81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2139906 Household goods transport</text:p>
          </table:table-cell>
          <table:table-cell office:value-type="string" calcext:value-type="string">
            <text:p>+1-617-269-5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738235" xlink:type="simple">Aerostar Airport Holdings, LLC</text:a></text:p>
            <text:p>D-U-N-S# 078738235</text:p>
          </table:table-cell>
          <table:table-cell office:value-type="string" calcext:value-type="string">
            <text:p>Carolina P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8.03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5810000 Airports, flying fields, and services</text:p>
          </table:table-cell>
          <table:table-cell office:value-type="string" calcext:value-type="string">
            <text:p>+1-787-289-72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1639688" xlink:type="simple">Marlin Equity Partners III, L.P.</text:a></text:p>
            <text:p>D-U-N-S# 611639688</text:p>
          </table:table-cell>
          <table:table-cell office:value-type="string" calcext:value-type="string">
            <text:p>Hermosa Beach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7.52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67990000 Investors, not elsewhere classified</text:p>
          </table:table-cell>
          <table:table-cell office:value-type="string" calcext:value-type="string">
            <text:p>+1-310-364-01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9514144" xlink:type="simple">Trofholz Technologies, Inc.</text:a></text:p>
            <text:p>D-U-N-S# 119514144</text:p>
          </table:table-cell>
          <table:table-cell office:value-type="string" calcext:value-type="string">
            <text:p>Rocklin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7.40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916-577-190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277396" xlink:type="simple">Bahfed Corp.</text:a></text:p>
            <text:p>D-U-N-S# 078277396</text:p>
          </table:table-cell>
          <table:table-cell office:value-type="string" calcext:value-type="string">
            <text:p>Portland O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7.38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720000 Hardware</text:p>
          </table:table-cell>
          <table:table-cell office:value-type="string" calcext:value-type="string">
            <text:p>+1-503-208-841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3837947" xlink:type="simple">Vicon Industries, Inc.</text:a></text:p>
            <text:p>NYSE MKT : VII </text:p>
            <text:p>D-U-N-S# 043837947</text:p>
          </table:table-cell>
          <table:table-cell office:value-type="string" calcext:value-type="string">
            <text:p>Hauppauge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6.65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36630205 Television closed circuit equipment</text:p>
          </table:table-cell>
          <table:table-cell office:value-type="string" calcext:value-type="string">
            <text:p>+1-631-952-22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2048377" xlink:type="simple">Capgemini Government Solutions LLC</text:a></text:p>
            <text:p>D-U-N-S# 132048377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6.38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571-336-16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3197583" xlink:type="simple">Ewa Government Systems, Inc.</text:a></text:p>
            <text:p>D-U-N-S# 103197583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6.29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7340200 Product testing laboratories</text:p>
          </table:table-cell>
          <table:table-cell office:value-type="string" calcext:value-type="string">
            <text:p>+1-703-904-5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2632482" xlink:type="simple">International Association of Chiefs of Police, Incorporated</text:a></text:p>
            <text:p>D-U-N-S# 072632482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6.08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6210100 Medical field-related associations</text:p>
          </table:table-cell>
          <table:table-cell office:value-type="string" calcext:value-type="string">
            <text:p>+1-703-836-676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84261082" xlink:type="simple">Fedresults, Inc.</text:a></text:p>
            <text:p>D-U-N-S# 88426108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6.0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20300 Marketing consulting services</text:p>
          </table:table-cell>
          <table:table-cell office:value-type="string" calcext:value-type="string">
            <text:p>+1-703-889-8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992338" xlink:type="simple">Atd-American Co.</text:a></text:p>
            <text:p>D-U-N-S# 001992338</text:p>
          </table:table-cell>
          <table:table-cell office:value-type="string" calcext:value-type="string">
            <text:p>Wyncote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5.65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2999901 Broadwoven fabrics: linen, jute, hemp, and ramie</text:p>
          </table:table-cell>
          <table:table-cell office:value-type="string" calcext:value-type="string">
            <text:p>+1-215-576-1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9907000000000" xlink:type="simple">Broadcast Microwave Services, Inc</text:a></text:p>
            <text:p>D-U-N-S# 032006470</text:p>
          </table:table-cell>
          <table:table-cell office:value-type="string" calcext:value-type="string">
            <text:p>Poway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.39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6639905 Microwave communication equipment</text:p>
          </table:table-cell>
          <table:table-cell office:value-type="string" calcext:value-type="string">
            <text:p>+1-858-391-30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1029000000000" xlink:type="simple">American Security Programs, Inc</text:a></text:p>
            <text:p>D-U-N-S# 879059400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.38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73810105 Security guard service</text:p>
          </table:table-cell>
          <table:table-cell office:value-type="string" calcext:value-type="string">
            <text:p>+1-703-834-8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610036" xlink:type="simple">Sayres and Associates Corp</text:a></text:p>
            <text:p>D-U-N-S# 017610036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.36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7119903 Consulting engineer</text:p>
          </table:table-cell>
          <table:table-cell office:value-type="string" calcext:value-type="string">
            <text:p>+1-202-355-092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0100000000000" xlink:type="simple">Citizant, Inc.</text:a></text:p>
            <text:p>D-U-N-S# 068729529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5.22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687-170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4632888" xlink:type="simple">ABM Federal Sales, Inc.</text:a></text:p>
            <text:p>D-U-N-S# 064632888</text:p>
          </table:table-cell>
          <table:table-cell office:value-type="string" calcext:value-type="string">
            <text:p>Chesterfield M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.19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1120000 Stationery and office supplies</text:p>
          </table:table-cell>
          <table:table-cell office:value-type="string" calcext:value-type="string">
            <text:p>+1-800-522-922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0250008" xlink:type="simple">Inseego North America, LLC</text:a></text:p>
            <text:p>D-U-N-S# 800250008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5.00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541-685-904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2567908" xlink:type="simple">MCP Computer Products Inc.</text:a></text:p>
            <text:p>D-U-N-S# 022567908</text:p>
          </table:table-cell>
          <table:table-cell office:value-type="string" calcext:value-type="string">
            <text:p>San Marcos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5.0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450100 Computer peripheral equipment</text:p>
          </table:table-cell>
          <table:table-cell office:value-type="string" calcext:value-type="string">
            <text:p>+1-760-744-852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1753403" xlink:type="simple">Hanaps Enterprises</text:a></text:p>
            <text:p>D-U-N-S# 101753403</text:p>
          </table:table-cell>
          <table:table-cell office:value-type="string" calcext:value-type="string">
            <text:p>Fremont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5.00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510-360-99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29305191" xlink:type="simple">Chief Supply Corporation</text:a></text:p>
            <text:p>D-U-N-S# 929305191</text:p>
          </table:table-cell>
          <table:table-cell office:value-type="string" calcext:value-type="string">
            <text:p>Charlotte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4.79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6990102 Uniforms</text:p>
          </table:table-cell>
          <table:table-cell office:value-type="string" calcext:value-type="string">
            <text:p>+1-704-717-4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1580305" xlink:type="simple">Simon Wiesenthal Center, Inc.</text:a></text:p>
            <text:p>D-U-N-S# 151580305</text:p>
          </table:table-cell>
          <table:table-cell office:value-type="string" calcext:value-type="string">
            <text:p>Los Angeles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4.51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82990200 Educational services</text:p>
          </table:table-cell>
          <table:table-cell office:value-type="string" calcext:value-type="string">
            <text:p>+1-310-553-9036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197789" xlink:type="simple">V.H. Blackinton &amp; Co., Inc.</text:a></text:p>
            <text:p>D-U-N-S# 001197789</text:p>
          </table:table-cell>
          <table:table-cell office:value-type="string" calcext:value-type="string">
            <text:p>Attleboro Falls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4.38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3990101 Emblems, badges, and insignia: from purchased materials</text:p>
          </table:table-cell>
          <table:table-cell office:value-type="string" calcext:value-type="string">
            <text:p>+1-508-699-443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6094003" xlink:type="simple">17th St. Photo Supply, Inc.</text:a></text:p>
            <text:p>D-U-N-S# 786094003</text:p>
          </table:table-cell>
          <table:table-cell office:value-type="string" calcext:value-type="string">
            <text:p>Valley Stream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4.30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430000 Photographic equipment and supplies</text:p>
          </table:table-cell>
          <table:table-cell office:value-type="string" calcext:value-type="string">
            <text:p>+1-212-366-987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8030845" xlink:type="simple">Maryland Economic Development Corporation</text:a></text:p>
            <text:p>D-U-N-S# 118030845</text:p>
          </table:table-cell>
          <table:table-cell office:value-type="string" calcext:value-type="string">
            <text:p>Cambridg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4.22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410-901-123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7361302" xlink:type="simple">Square One Armoring Services Co</text:a></text:p>
            <text:p>D-U-N-S# 787361302</text:p>
          </table:table-cell>
          <table:table-cell office:value-type="string" calcext:value-type="string">
            <text:p>Miami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4.22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7110103 Cars, armored, assembly of</text:p>
          </table:table-cell>
          <table:table-cell office:value-type="string" calcext:value-type="string">
            <text:p>+1-305-477-110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3638016" xlink:type="simple">Alexander Electric Co.</text:a></text:p>
            <text:p>D-U-N-S# 033638016</text:p>
          </table:table-cell>
          <table:table-cell office:value-type="string" calcext:value-type="string">
            <text:p>Columbus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3.97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319903 General electrical contractor</text:p>
          </table:table-cell>
          <table:table-cell office:value-type="string" calcext:value-type="string">
            <text:p>+1-706-327-150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7942987" xlink:type="simple">Ardent Management Consulting, Inc.</text:a></text:p>
            <text:p>D-U-N-S# 617942987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3.58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964-80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7569000000000" xlink:type="simple">Savantage Financial Services, Inc.</text:a></text:p>
            <text:p>D-U-N-S# 878187012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3.50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301-258-56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98749777" xlink:type="simple">Selex Es Inc.</text:a></text:p>
            <text:p>D-U-N-S# 198749777</text:p>
          </table:table-cell>
          <table:table-cell office:value-type="string" calcext:value-type="string">
            <text:p>Overland Park KS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3.49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8120121 Instrument landing systems (ILS), airborne or ground</text:p>
          </table:table-cell>
          <table:table-cell office:value-type="string" calcext:value-type="string">
            <text:p>+1-913-492-086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66084541" xlink:type="simple">ISS Action, Inc.</text:a></text:p>
            <text:p>D-U-N-S# 166084541</text:p>
          </table:table-cell>
          <table:table-cell office:value-type="string" calcext:value-type="string">
            <text:p>Jamaica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3.47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73810105 Security guard service</text:p>
          </table:table-cell>
          <table:table-cell office:value-type="string" calcext:value-type="string">
            <text:p>+1-718-978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0371422" xlink:type="simple">Paladin Capital Group</text:a></text:p>
            <text:p>D-U-N-S# 620371422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3.09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62829902 Investment advisory service</text:p>
          </table:table-cell>
          <table:table-cell office:value-type="string" calcext:value-type="string">
            <text:p>+1-202-293-559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537385" xlink:type="simple">United Tactical Systems, LLC</text:a></text:p>
            <text:p>D-U-N-S# 078537385</text:p>
          </table:table-cell>
          <table:table-cell office:value-type="string" calcext:value-type="string">
            <text:p>Lake Forest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2.84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4890000 Ordnance and accessories, not elsewhere classified</text:p>
          </table:table-cell>
          <table:table-cell office:value-type="string" calcext:value-type="string">
            <text:p>+1-260-478-25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891187" xlink:type="simple">Complete Book &amp; Media Supply, LLC</text:a></text:p>
            <text:p>D-U-N-S# 010891187</text:p>
          </table:table-cell>
          <table:table-cell office:value-type="string" calcext:value-type="string">
            <text:p>Cedar Park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1.90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429902 Books, religious</text:p>
          </table:table-cell>
          <table:table-cell office:value-type="string" calcext:value-type="string">
            <text:p>+1-512-616-0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1666708" xlink:type="simple">Kcorp Technology Services, Inc.</text:a></text:p>
            <text:p>D-U-N-S# 131666708</text:p>
          </table:table-cell>
          <table:table-cell office:value-type="string" calcext:value-type="string">
            <text:p>Fairbanks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.70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907-452-811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197144" xlink:type="simple">Trimech Solutions, LLC</text:a></text:p>
            <text:p>D-U-N-S# 014197144</text:p>
          </table:table-cell>
          <table:table-cell office:value-type="string" calcext:value-type="string">
            <text:p>Glen Alle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.42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+1-804-257-9965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226012417" xlink:type="simple">FOSTER &amp; FREEMAN LIMITED</text:a></text:p>
            <text:p>D-U-N-S# 226012417</text:p>
          </table:table-cell>
          <table:table-cell office:value-type="string" calcext:value-type="string">
            <text:p>Evesham Worcestershire Eng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1.18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8290000 Measuring and controlling devices, not elsewhere classified</text:p>
          </table:table-cell>
          <table:table-cell office:value-type="string" calcext:value-type="string">
            <text:p>+44-01386-7680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2767437" xlink:type="simple">Integrated Parcel Network</text:a></text:p>
            <text:p>D-U-N-S# 122767437</text:p>
          </table:table-cell>
          <table:table-cell office:value-type="string" calcext:value-type="string">
            <text:p>Fullerton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1.04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42159903 Package delivery, vehicular</text:p>
          </table:table-cell>
          <table:table-cell office:value-type="string" calcext:value-type="string">
            <text:p>+1-714-278-6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1315924" xlink:type="simple">Satcom Direct Communications, Inc.</text:a></text:p>
            <text:p>D-U-N-S# 141315924</text:p>
          </table:table-cell>
          <table:table-cell office:value-type="string" calcext:value-type="string">
            <text:p>Melbourne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87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6639909 Satellites, communications</text:p>
          </table:table-cell>
          <table:table-cell office:value-type="string" calcext:value-type="string">
            <text:p>+1-321-777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974549" xlink:type="simple">Datum Filing Systems, Inc.</text:a></text:p>
            <text:p>D-U-N-S# 061974549</text:p>
          </table:table-cell>
          <table:table-cell office:value-type="string" calcext:value-type="string">
            <text:p>Emigsville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76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5220000 Office furniture, except wood</text:p>
          </table:table-cell>
          <table:table-cell office:value-type="string" calcext:value-type="string">
            <text:p>+1-717-764-63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5796688" xlink:type="simple">Venturehouse Group LLC</text:a></text:p>
            <text:p>D-U-N-S# 825796688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67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999904 Venture capital companies</text:p>
          </table:table-cell>
          <table:table-cell office:value-type="string" calcext:value-type="string">
            <text:p>+1-202-654-7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4567473" xlink:type="simple">Visual Systems Group, Inc.</text:a></text:p>
            <text:p>D-U-N-S# 084567473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67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3891004 Teleconferencing services</text:p>
          </table:table-cell>
          <table:table-cell office:value-type="string" calcext:value-type="string">
            <text:p>+1-703-848-82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3315810" xlink:type="simple">Helgen Industries, Inc.</text:a></text:p>
            <text:p>D-U-N-S# 093315810</text:p>
          </table:table-cell>
          <table:table-cell office:value-type="string" calcext:value-type="string">
            <text:p>Amityville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0.54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1990203 Holsters, leather</text:p>
          </table:table-cell>
          <table:table-cell office:value-type="string" calcext:value-type="string">
            <text:p>+1-631-841-63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7335296" xlink:type="simple">Personnel Decisions Research Institutes, LLC</text:a></text:p>
            <text:p>D-U-N-S# 037335296</text:p>
          </table:table-cell>
          <table:table-cell office:value-type="string" calcext:value-type="string">
            <text:p>Minneapolis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28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612-331-36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7810476" xlink:type="simple">Federal Management Systems, Inc.</text:a></text:p>
            <text:p>D-U-N-S# 627810476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18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87429904 General management consultant</text:p>
          </table:table-cell>
          <table:table-cell office:value-type="string" calcext:value-type="string">
            <text:p>+1-202-842-300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7503212" xlink:type="simple">Gemini Industries Inc.</text:a></text:p>
            <text:p>D-U-N-S# 197503212</text:p>
          </table:table-cell>
          <table:table-cell office:value-type="string" calcext:value-type="string">
            <text:p>Burlington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16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119903 Consulting engineer</text:p>
          </table:table-cell>
          <table:table-cell office:value-type="string" calcext:value-type="string">
            <text:p>+1-781-203-0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07549" xlink:type="simple">Outlook-Nebraska, Inc.</text:a></text:p>
            <text:p>D-U-N-S# 001807549</text:p>
          </table:table-cell>
          <table:table-cell office:value-type="string" calcext:value-type="string">
            <text:p>Omaha NE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0.14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220700 Social services for the handicapped</text:p>
          </table:table-cell>
          <table:table-cell office:value-type="string" calcext:value-type="string">
            <text:p>+1-402-331-128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9873624" xlink:type="simple">Allworld Language Consultants Inc.</text:a></text:p>
            <text:p>D-U-N-S# 949873624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0.00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301-881-888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4386019" xlink:type="simple">U.S. Business Interiors, Inc.</text:a></text:p>
            <text:p>D-U-N-S# 614386019</text:p>
          </table:table-cell>
          <table:table-cell office:value-type="string" calcext:value-type="string">
            <text:p>Capitol Heights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.81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210106 Office furniture, not elsewhere classified</text:p>
          </table:table-cell>
          <table:table-cell office:value-type="string" calcext:value-type="string">
            <text:p>+1-301-350-8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3279000000000" xlink:type="simple">Swank Motion Pictures, Inc.</text:a></text:p>
            <text:p>D-U-N-S# 006301154</text:p>
          </table:table-cell>
          <table:table-cell office:value-type="string" calcext:value-type="string">
            <text:p>Saint Louis M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.63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8220202 Film rental, motion picture</text:p>
          </table:table-cell>
          <table:table-cell office:value-type="string" calcext:value-type="string">
            <text:p>+1-314-984-6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2176741" xlink:type="simple">L &amp; R Manufacturing Co Inc</text:a></text:p>
            <text:p>D-U-N-S# 002176741</text:p>
          </table:table-cell>
          <table:table-cell office:value-type="string" calcext:value-type="string">
            <text:p>Kearny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.52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8420102 Cleaning or polishing preparations, not elsewhere classified</text:p>
          </table:table-cell>
          <table:table-cell office:value-type="string" calcext:value-type="string">
            <text:p>+1-201-991-533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8385547" xlink:type="simple">Recovery Point Systems, Inc.</text:a></text:p>
            <text:p>D-U-N-S# 018385547</text:p>
          </table:table-cell>
          <table:table-cell office:value-type="string" calcext:value-type="string">
            <text:p>Gaithersburg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.22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240-632-7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5047027" xlink:type="simple">Online Consulting, Inc.</text:a></text:p>
            <text:p>D-U-N-S# 125047027</text:p>
          </table:table-cell>
          <table:table-cell office:value-type="string" calcext:value-type="string">
            <text:p>Wilmington DE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.21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439903 Software training, computer</text:p>
          </table:table-cell>
          <table:table-cell office:value-type="string" calcext:value-type="string">
            <text:p>+1-302-658-301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4921872" xlink:type="simple">Terathink Corporation</text:a></text:p>
            <text:p>D-U-N-S# 11492187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9.15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03-773-623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3239397" xlink:type="simple">Miracle Systems LLC</text:a></text:p>
            <text:p>D-U-N-S# 133239397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9.13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3729903 Educational computer software</text:p>
          </table:table-cell>
          <table:table-cell office:value-type="string" calcext:value-type="string">
            <text:p>+1-571-431-639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6218000000000" xlink:type="simple">Integrio Technologies, LLC</text:a></text:p>
            <text:p>D-U-N-S# 156992745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9.04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7340100 Computer peripheral equipment</text:p>
          </table:table-cell>
          <table:table-cell office:value-type="string" calcext:value-type="string">
            <text:p>+1-703-429-32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928496" xlink:type="simple">US 21, Inc.</text:a></text:p>
            <text:p>D-U-N-S# 040928496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.9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750000 Computer terminals</text:p>
          </table:table-cell>
          <table:table-cell office:value-type="string" calcext:value-type="string">
            <text:p>+1-703-560-002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1187295" xlink:type="simple">Golden Key Group, LLC</text:a></text:p>
            <text:p>D-U-N-S# 111187295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.89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7410104 Personnel management</text:p>
          </table:table-cell>
          <table:table-cell office:value-type="string" calcext:value-type="string">
            <text:p>+1-703-815-029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3312802" xlink:type="simple">Acuity, Inc.</text:a></text:p>
            <text:p>D-U-N-S# 10331280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.89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766-097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56122402" xlink:type="simple">Pyramid Systems, Inc.</text:a></text:p>
            <text:p>D-U-N-S# 956122402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.8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703-553-0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7300886" xlink:type="simple">Medical Technology Associates, Inc.</text:a></text:p>
            <text:p>D-U-N-S# 037300886</text:p>
          </table:table-cell>
          <table:table-cell office:value-type="string" calcext:value-type="string">
            <text:p>Pinellas Park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.63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470000 Medical and hospital equipment</text:p>
          </table:table-cell>
          <table:table-cell office:value-type="string" calcext:value-type="string">
            <text:p>+1-727-548-86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4289708" xlink:type="simple">Clearavenue, LLC</text:a></text:p>
            <text:p>D-U-N-S# 124289708</text:p>
          </table:table-cell>
          <table:table-cell office:value-type="string" calcext:value-type="string">
            <text:p>Columbia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.55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410-884-068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3095568" xlink:type="simple">Cellebrite Inc.</text:a></text:p>
            <text:p>D-U-N-S# 033095568</text:p>
          </table:table-cell>
          <table:table-cell office:value-type="string" calcext:value-type="string">
            <text:p>Parsippany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.44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6630104 Cellular radio telephone</text:p>
          </table:table-cell>
          <table:table-cell office:value-type="string" calcext:value-type="string">
            <text:p>+1-201-848-855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43339492" xlink:type="simple">Fpmi Solutions, Inc.</text:a></text:p>
            <text:p>D-U-N-S# 143339492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.43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7420200 Human resource consulting services</text:p>
          </table:table-cell>
          <table:table-cell office:value-type="string" calcext:value-type="string">
            <text:p>+1-888-644-376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8479368" xlink:type="simple">Exxact Corporation</text:a></text:p>
            <text:p>D-U-N-S# 788479368</text:p>
          </table:table-cell>
          <table:table-cell office:value-type="string" calcext:value-type="string">
            <text:p>Fremont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.19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0450100 Computer peripheral equipment</text:p>
          </table:table-cell>
          <table:table-cell office:value-type="string" calcext:value-type="string">
            <text:p>+1-510-226-736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42173550" xlink:type="simple">Ellison Systems Inc.</text:a></text:p>
            <text:p>D-U-N-S# 942173550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.17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3730302 Value-added resellers, computer systems</text:p>
          </table:table-cell>
          <table:table-cell office:value-type="string" calcext:value-type="string">
            <text:p>+1-212-480-314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836440" xlink:type="simple">The Corporate Source Inc</text:a></text:p>
            <text:p>D-U-N-S# 018836440</text:p>
          </table:table-cell>
          <table:table-cell office:value-type="string" calcext:value-type="string">
            <text:p>Garden City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8.11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83310000 Job training and related services</text:p>
          </table:table-cell>
          <table:table-cell office:value-type="string" calcext:value-type="string">
            <text:p>+1-516-419-58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4227402" xlink:type="simple">Cbt Nuggets, LLC</text:a></text:p>
            <text:p>D-U-N-S# 784227402</text:p>
          </table:table-cell>
          <table:table-cell office:value-type="string" calcext:value-type="string">
            <text:p>Eugene O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8.07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82490200 Business training services</text:p>
          </table:table-cell>
          <table:table-cell office:value-type="string" calcext:value-type="string">
            <text:p>+1-541-284-552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2658152" xlink:type="simple">Caprice Electronics, Inc.</text:a></text:p>
            <text:p>D-U-N-S# 092658152</text:p>
          </table:table-cell>
          <table:table-cell office:value-type="string" calcext:value-type="string">
            <text:p>Brooklyn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91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850000 Industrial supplies</text:p>
          </table:table-cell>
          <table:table-cell office:value-type="string" calcext:value-type="string">
            <text:p>+1-718-222-0436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135745219" xlink:type="simple">Gaylord Bros., Inc.</text:a></text:p>
            <text:p>D-U-N-S# 135745219</text:p>
          </table:table-cell>
          <table:table-cell office:value-type="string" calcext:value-type="string">
            <text:p>North Syracuse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77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790601 Adding machine rolls, paper: made from purchased material</text:p>
          </table:table-cell>
          <table:table-cell office:value-type="string" calcext:value-type="string">
            <text:p>+1-315-457-507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83012874" xlink:type="simple">Tqm, LLC</text:a></text:p>
            <text:p>D-U-N-S# 883012874</text:p>
          </table:table-cell>
          <table:table-cell office:value-type="string" calcext:value-type="string">
            <text:p>Saint Charles M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77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1220308 Pharmaceuticals</text:p>
          </table:table-cell>
          <table:table-cell office:value-type="string" calcext:value-type="string">
            <text:p>+1-636-723-241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4292732" xlink:type="simple">Whitaker Brothers Business Machines, Inc</text:a></text:p>
            <text:p>D-U-N-S# 024292732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.74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440200 Copying equipment</text:p>
          </table:table-cell>
          <table:table-cell office:value-type="string" calcext:value-type="string">
            <text:p>+1-800-243-922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992424" xlink:type="simple">Ingenesis Inc.</text:a></text:p>
            <text:p>D-U-N-S# 019992424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71M</text:p>
          </table:table-cell>
          <table:table-cell office:value-type="float" office:value="6808" calcext:value-type="float">
            <text:p>6808</text:p>
          </table:table-cell>
          <table:table-cell office:value-type="string" calcext:value-type="string">
            <text:p>73610101 Executive placement</text:p>
          </table:table-cell>
          <table:table-cell office:value-type="string" calcext:value-type="string">
            <text:p>+1-210-366-003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722038" xlink:type="simple">American Purchasing Services, LLC</text:a></text:p>
            <text:p>D-U-N-S# 062722038</text:p>
          </table:table-cell>
          <table:table-cell office:value-type="string" calcext:value-type="string">
            <text:p>Miramar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68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470300 Medical equipment and supplies</text:p>
          </table:table-cell>
          <table:table-cell office:value-type="string" calcext:value-type="string">
            <text:p>+1-954-438-9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5229318" xlink:type="simple">McKinsey &amp; Company, Inc. Washington D.C.</text:a></text:p>
            <text:p>D-U-N-S# 825229318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50M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202-662-31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552933" xlink:type="simple">Marentco, Inc.</text:a></text:p>
            <text:p>D-U-N-S# 010552933</text:p>
          </table:table-cell>
          <table:table-cell office:value-type="string" calcext:value-type="string">
            <text:p>Mcalle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.44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3530000 Heavy construction equipment rental</text:p>
          </table:table-cell>
          <table:table-cell office:value-type="string" calcext:value-type="string">
            <text:p>+1-956-682-131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79774248" xlink:type="simple">SAI Systems International, Inc.</text:a></text:p>
            <text:p>D-U-N-S# 879774248</text:p>
          </table:table-cell>
          <table:table-cell office:value-type="string" calcext:value-type="string">
            <text:p>Shelton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.30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203-929-079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693904" xlink:type="simple">Widepoint Integrated Solutions Corp.</text:a></text:p>
            <text:p>D-U-N-S# 004693904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.28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03-349-56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778868" xlink:type="simple">Native Energy &amp; Technology, Inc.</text:a></text:p>
            <text:p>D-U-N-S# 080778868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27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210-231-606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6385667" xlink:type="simple">Ase Direct, Inc.</text:a></text:p>
            <text:p>D-U-N-S# 616385667</text:p>
          </table:table-cell>
          <table:table-cell office:value-type="string" calcext:value-type="string">
            <text:p>Brentwood T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7.21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1129907 Office supplies, not elsewhere classified</text:p>
          </table:table-cell>
          <table:table-cell office:value-type="string" calcext:value-type="string">
            <text:p>+1-615-595-899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957329" xlink:type="simple">Security Engineered Machinery Co., Inc.</text:a></text:p>
            <text:p>D-U-N-S# 005957329</text:p>
          </table:table-cell>
          <table:table-cell office:value-type="string" calcext:value-type="string">
            <text:p>Westborough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.13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3899911 Document and office record destruction</text:p>
          </table:table-cell>
          <table:table-cell office:value-type="string" calcext:value-type="string">
            <text:p>+1-508-366-14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8667809" xlink:type="simple">Ana-Lab Corporation</text:a></text:p>
            <text:p>D-U-N-S# 058667809</text:p>
          </table:table-cell>
          <table:table-cell office:value-type="string" calcext:value-type="string">
            <text:p>Kilgore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7.03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7340000 Testing laboratories</text:p>
          </table:table-cell>
          <table:table-cell office:value-type="string" calcext:value-type="string">
            <text:p>+1-903-984-055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74090" xlink:type="simple">Nyp Corp. (formerly New Yorker-Peters Corporation)</text:a></text:p>
            <text:p>D-U-N-S# 001774090</text:p>
          </table:table-cell>
          <table:table-cell office:value-type="string" calcext:value-type="string">
            <text:p>Elizabeth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86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3930000 Textile bags</text:p>
          </table:table-cell>
          <table:table-cell office:value-type="string" calcext:value-type="string">
            <text:p>+1-908-351-65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6890881" xlink:type="simple">Talton Communications, Inc.</text:a></text:p>
            <text:p>D-U-N-S# 136890881</text:p>
          </table:table-cell>
          <table:table-cell office:value-type="string" calcext:value-type="string">
            <text:p>Selma A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6.83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130201 Internet connectivity services</text:p>
          </table:table-cell>
          <table:table-cell office:value-type="string" calcext:value-type="string">
            <text:p>+1-334-877-070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3045715" xlink:type="simple">Customer Value Partners, Inc.</text:a></text:p>
            <text:p>D-U-N-S# 113045715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78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345-91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7327877" xlink:type="simple">Kadix Systems, LLC</text:a></text:p>
            <text:p>D-U-N-S# 127327877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77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703-236-3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0012183" xlink:type="simple">Diverse Staffing Services, Inc.</text:a></text:p>
            <text:p>D-U-N-S# 090012183</text:p>
          </table:table-cell>
          <table:table-cell office:value-type="string" calcext:value-type="string">
            <text:p>Indianapolis I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74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73630103 Temporary help service</text:p>
          </table:table-cell>
          <table:table-cell office:value-type="string" calcext:value-type="string">
            <text:p>+1-317-813-8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8525582" xlink:type="simple">International Television Corp</text:a></text:p>
            <text:p>D-U-N-S# 028525582</text:p>
          </table:table-cell>
          <table:table-cell office:value-type="string" calcext:value-type="string">
            <text:p>Long Beach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6.65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640200 Electrical entertainment equipment</text:p>
          </table:table-cell>
          <table:table-cell office:value-type="string" calcext:value-type="string">
            <text:p>+1-310-241-62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250552" xlink:type="simple">Brede-Washington, Inc.</text:a></text:p>
            <text:p>D-U-N-S# 003250552</text:p>
          </table:table-cell>
          <table:table-cell office:value-type="string" calcext:value-type="string">
            <text:p>Belts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46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9930000 Signs and advertising specialties</text:p>
          </table:table-cell>
          <table:table-cell office:value-type="string" calcext:value-type="string">
            <text:p>+1-301-937-8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1191787" xlink:type="simple">The ARC of Cumberland and Perry Counties</text:a></text:p>
            <text:p>D-U-N-S# 071191787</text:p>
          </table:table-cell>
          <table:table-cell office:value-type="string" calcext:value-type="string">
            <text:p>Carlisle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38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3220700 Social services for the handicapped</text:p>
          </table:table-cell>
          <table:table-cell office:value-type="string" calcext:value-type="string">
            <text:p>+1-717-249-26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5961300" xlink:type="simple">Cannon IV, LLC</text:a></text:p>
            <text:p>D-U-N-S# 075961300</text:p>
          </table:table-cell>
          <table:table-cell office:value-type="string" calcext:value-type="string">
            <text:p>Indianapolis I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6.36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3891706 Printing broker</text:p>
          </table:table-cell>
          <table:table-cell office:value-type="string" calcext:value-type="string">
            <text:p>+1-317-951-0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0899393" xlink:type="simple">Tsymmetry, Inc.</text:a></text:p>
            <text:p>D-U-N-S# 070899393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6.32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202-480-20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3695165" xlink:type="simple">Asso For The Blind and Visually Impaired-Goodwill Industries of Greater Rochester, Inc.</text:a></text:p>
            <text:p>D-U-N-S# 073695165</text:p>
          </table:table-cell>
          <table:table-cell office:value-type="string" calcext:value-type="string">
            <text:p>Rochester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23M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83310000 Job training and related services</text:p>
          </table:table-cell>
          <table:table-cell office:value-type="string" calcext:value-type="string">
            <text:p>+1-585-232-1111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17324000000000" xlink:type="simple">Inserso Corporation</text:a></text:p>
            <text:p>D-U-N-S# 059354865</text:p>
          </table:table-cell>
          <table:table-cell office:value-type="string" calcext:value-type="string">
            <text:p>Vienn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6.16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3710101 Computer software systems analysis and design, custom</text:p>
          </table:table-cell>
          <table:table-cell office:value-type="string" calcext:value-type="string">
            <text:p>+1-703-642-959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3280830" xlink:type="simple">Canal Alarm Devices, Inc.</text:a></text:p>
            <text:p>D-U-N-S# 103280830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6.05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630501 Alarm systems, not elsewhere classified</text:p>
          </table:table-cell>
          <table:table-cell office:value-type="string" calcext:value-type="string">
            <text:p>+1-212-431-506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3174293" xlink:type="simple">Alert Holdings Group, Inc.</text:a></text:p>
            <text:p>D-U-N-S# 033174293</text:p>
          </table:table-cell>
          <table:table-cell office:value-type="string" calcext:value-type="string">
            <text:p>Honolulu H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5.72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310403 Fire detection and burglar alarm systems specialization</text:p>
          </table:table-cell>
          <table:table-cell office:value-type="string" calcext:value-type="string">
            <text:p>+1-808-521-5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8247446" xlink:type="simple">The Lioce Group Inc</text:a></text:p>
            <text:p>D-U-N-S# 798247446</text:p>
          </table:table-cell>
          <table:table-cell office:value-type="string" calcext:value-type="string">
            <text:p>Huntsville A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5.23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0440200 Copying equipment</text:p>
          </table:table-cell>
          <table:table-cell office:value-type="string" calcext:value-type="string">
            <text:p>+1-256-650-415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1556096" xlink:type="simple">Omnifics, Inc.</text:a></text:p>
            <text:p>D-U-N-S# 121556096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5.04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210106 Office furniture, not elsewhere classified</text:p>
          </table:table-cell>
          <table:table-cell office:value-type="string" calcext:value-type="string">
            <text:p>+1-703-548-40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2996327" xlink:type="simple">Corp Ten International</text:a></text:p>
            <text:p>D-U-N-S# 112996327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5.00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7480300 Communications consulting</text:p>
          </table:table-cell>
          <table:table-cell office:value-type="string" calcext:value-type="string">
            <text:p>+1-727-471-6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9903148" xlink:type="simple">Central Association For The Blind, Inc.</text:a></text:p>
            <text:p>D-U-N-S# 099903148</text:p>
          </table:table-cell>
          <table:table-cell office:value-type="string" calcext:value-type="string">
            <text:p>Utica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4.94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83220701 Association for the handicapped</text:p>
          </table:table-cell>
          <table:table-cell office:value-type="string" calcext:value-type="string">
            <text:p>+1-315-797-223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1760734" xlink:type="simple">Research Electronics International, LLC</text:a></text:p>
            <text:p>D-U-N-S# 101760734</text:p>
          </table:table-cell>
          <table:table-cell office:value-type="string" calcext:value-type="string">
            <text:p>Cookeville T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4.94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6990502 Security control equipment and systems</text:p>
          </table:table-cell>
          <table:table-cell office:value-type="string" calcext:value-type="string">
            <text:p>+1-800-824-319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366082" xlink:type="simple">Liveu Inc.</text:a></text:p>
            <text:p>D-U-N-S# 004366082</text:p>
          </table:table-cell>
          <table:table-cell office:value-type="string" calcext:value-type="string">
            <text:p>Hackensack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4.76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8610300 Cameras and related equipment</text:p>
          </table:table-cell>
          <table:table-cell office:value-type="string" calcext:value-type="string">
            <text:p>+1-201-742-522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51288037" xlink:type="simple">Brmi Consulting, Inc.</text:a></text:p>
            <text:p>D-U-N-S# 151288037</text:p>
          </table:table-cell>
          <table:table-cell office:value-type="string" calcext:value-type="string">
            <text:p>Chevy Chas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.74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301-547-332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3117149" xlink:type="simple">Ben Fitzgerald Real Estate Services, L.L.C.</text:a></text:p>
            <text:p>D-U-N-S# 053117149</text:p>
          </table:table-cell>
          <table:table-cell office:value-type="string" calcext:value-type="string">
            <text:p>Tyler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.73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73490000 Building maintenance services, not elsewhere classified</text:p>
          </table:table-cell>
          <table:table-cell office:value-type="string" calcext:value-type="string">
            <text:p>+1-903-597-80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0726181" xlink:type="simple">Lincoln Securities Corp.</text:a></text:p>
            <text:p>D-U-N-S# 050726181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.61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2130000 Trucking, except local</text:p>
          </table:table-cell>
          <table:table-cell office:value-type="string" calcext:value-type="string">
            <text:p>+1-716-874-13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5956636" xlink:type="simple">Pen-Link, Ltd.</text:a></text:p>
            <text:p>D-U-N-S# 195956636</text:p>
          </table:table-cell>
          <table:table-cell office:value-type="string" calcext:value-type="string">
            <text:p>Lincoln NE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4.43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402-421-885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9397058" xlink:type="simple">B &amp; K Technology Solutions Inc.</text:a></text:p>
            <text:p>D-U-N-S# 139397058</text:p>
          </table:table-cell>
          <table:table-cell office:value-type="string" calcext:value-type="string">
            <text:p>Pontiac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.34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5719901 Computers, digital, analog or hybrid</text:p>
          </table:table-cell>
          <table:table-cell office:value-type="string" calcext:value-type="string">
            <text:p>+1-815-844-777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30371" xlink:type="simple">The Medalcraft Mint Inc</text:a></text:p>
            <text:p>D-U-N-S# 006130371</text:p>
          </table:table-cell>
          <table:table-cell office:value-type="string" calcext:value-type="string">
            <text:p>Green Bay W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4.14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4699916 Stamping metal for the trade</text:p>
          </table:table-cell>
          <table:table-cell office:value-type="string" calcext:value-type="string">
            <text:p>+1-920-499-424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7072729" xlink:type="simple">Singhal &amp; Co, Inc</text:a></text:p>
            <text:p>D-U-N-S# 137072729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4.07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855-652-43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4116463" xlink:type="simple">Visionworx, LLC</text:a></text:p>
            <text:p>D-U-N-S# 124116463</text:p>
          </table:table-cell>
          <table:table-cell office:value-type="string" calcext:value-type="string">
            <text:p>Jacksonville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4.03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9990601 Audio-visual equipment and supplies</text:p>
          </table:table-cell>
          <table:table-cell office:value-type="string" calcext:value-type="string">
            <text:p>+1-904-998-7227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3109898" xlink:type="simple">American Immigration Lawyers Association</text:a></text:p>
            <text:p>D-U-N-S# 053109898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3.97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7210105 Trade journals: publishing only, not printed on site</text:p>
          </table:table-cell>
          <table:table-cell office:value-type="string" calcext:value-type="string">
            <text:p>+1-202-507-76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2311607" xlink:type="simple">Insight Technology Solutions Inc.</text:a></text:p>
            <text:p>D-U-N-S# 052311607</text:p>
          </table:table-cell>
          <table:table-cell office:value-type="string" calcext:value-type="string">
            <text:p>Bowi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.96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3710101 Computer software systems analysis and design, custom</text:p>
          </table:table-cell>
          <table:table-cell office:value-type="string" calcext:value-type="string">
            <text:p>+1-301-860-11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290503" xlink:type="simple">Franklin Covey Client Sales Inc</text:a></text:p>
            <text:p>D-U-N-S# 012290503</text:p>
          </table:table-cell>
          <table:table-cell office:value-type="string" calcext:value-type="string">
            <text:p>Salt Lake City U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3.89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801-975-177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921660" xlink:type="simple">H. L. Dalis, Inc.</text:a></text:p>
            <text:p>D-U-N-S# 008921660</text:p>
          </table:table-cell>
          <table:table-cell office:value-type="string" calcext:value-type="string">
            <text:p>Long Island City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3.76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650101 Mobile telephone equipment</text:p>
          </table:table-cell>
          <table:table-cell office:value-type="string" calcext:value-type="string">
            <text:p>+1-718-361-1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77039286" xlink:type="simple">Logistics Applications Inc.</text:a></text:p>
            <text:p>D-U-N-S# 177039286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3.45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317-98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8727283" xlink:type="simple">Compu Dynamics, LLC</text:a></text:p>
            <text:p>D-U-N-S# 118727283</text:p>
          </table:table-cell>
          <table:table-cell office:value-type="string" calcext:value-type="string">
            <text:p>Sterling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.45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710000 Electronic computers</text:p>
          </table:table-cell>
          <table:table-cell office:value-type="string" calcext:value-type="string">
            <text:p>+1-703-796-607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3803103" xlink:type="simple">Omni Business Systems-Fax Plus Inc.</text:a></text:p>
            <text:p>D-U-N-S# 193803103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.40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9991401 Business machines and equipment</text:p>
          </table:table-cell>
          <table:table-cell office:value-type="string" calcext:value-type="string">
            <text:p>+1-703-807-1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76868563" xlink:type="simple">Westwind Computer Products, Inc.</text:a></text:p>
            <text:p>D-U-N-S# 876868563</text:p>
          </table:table-cell>
          <table:table-cell office:value-type="string" calcext:value-type="string">
            <text:p>Albuquerque NM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.40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505-345-472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5471162" xlink:type="simple">Portals Hotel Site LLC</text:a></text:p>
            <text:p>D-U-N-S# 135471162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3.22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202-554-85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0974201" xlink:type="simple">Global Resource Solutions, Inc.</text:a></text:p>
            <text:p>D-U-N-S# 610974201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3.12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703-364-5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8625000000000" xlink:type="simple">Amron International, Inc.</text:a></text:p>
            <text:p>D-U-N-S# 086003852</text:p>
          </table:table-cell>
          <table:table-cell office:value-type="string" calcext:value-type="string">
            <text:p>Vist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.92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9490601 Skin diving equipment, scuba type</text:p>
          </table:table-cell>
          <table:table-cell office:value-type="string" calcext:value-type="string">
            <text:p>+1-760-208-6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31670392" xlink:type="simple">C.F.I. Delivery, Ltd.</text:a></text:p>
            <text:p>D-U-N-S# 931670392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.8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891601 Courier or messenger service</text:p>
          </table:table-cell>
          <table:table-cell office:value-type="string" calcext:value-type="string">
            <text:p>+1-210-228-977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1797712" xlink:type="simple">Emergent, LLC</text:a></text:p>
            <text:p>D-U-N-S# 781797712</text:p>
          </table:table-cell>
          <table:table-cell office:value-type="string" calcext:value-type="string">
            <text:p>Virginia Bea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.62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57-412-436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4510648" xlink:type="simple">Forfeiture Support Associates LLC</text:a></text:p>
            <text:p>D-U-N-S# 134510648</text:p>
          </table:table-cell>
          <table:table-cell office:value-type="string" calcext:value-type="string">
            <text:p>Ashbur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2.59M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81110000 Legal services</text:p>
          </table:table-cell>
          <table:table-cell office:value-type="string" calcext:value-type="string">
            <text:p>+1-571-291-89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0381051" xlink:type="simple">A. Harold and Associates LLC</text:a></text:p>
            <text:p>D-U-N-S# 130381051</text:p>
          </table:table-cell>
          <table:table-cell office:value-type="string" calcext:value-type="string">
            <text:p>Jacksonville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2.54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904-265-19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45163509" xlink:type="simple">Supreme Security Systems, Inc.</text:a></text:p>
            <text:p>D-U-N-S# 945163509</text:p>
          </table:table-cell>
          <table:table-cell office:value-type="string" calcext:value-type="string">
            <text:p>Union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2.48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908-810-882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7013467" xlink:type="simple">Advanced Technologies and Laboratories (atl) International, Inc</text:a></text:p>
            <text:p>D-U-N-S# 827013467</text:p>
          </table:table-cell>
          <table:table-cell office:value-type="string" calcext:value-type="string">
            <text:p>Gaithersburg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.39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7420404 Hospital and health services consultant</text:p>
          </table:table-cell>
          <table:table-cell office:value-type="string" calcext:value-type="string">
            <text:p>+1-301-515-678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6047928" xlink:type="simple">The Go To Group Inc</text:a></text:p>
            <text:p>D-U-N-S# 146047928</text:p>
          </table:table-cell>
          <table:table-cell office:value-type="string" calcext:value-type="string">
            <text:p>Bel Air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.1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410-879-810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4261935" xlink:type="simple">Federal Contracts Corp</text:a></text:p>
            <text:p>D-U-N-S# 094261935</text:p>
          </table:table-cell>
          <table:table-cell office:value-type="string" calcext:value-type="string">
            <text:p>Tampa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2.18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820000 Construction and mining machinery</text:p>
          </table:table-cell>
          <table:table-cell office:value-type="string" calcext:value-type="string">
            <text:p>+1-813-631-0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7608000000000" xlink:type="simple">Annams Systems Corporation</text:a></text:p>
            <text:p>D-U-N-S# 869159897</text:p>
          </table:table-cell>
          <table:table-cell office:value-type="string" calcext:value-type="string">
            <text:p>San Ramon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2.13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925-355-0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5761714" xlink:type="simple">Electronic Risks Consultants, Inc</text:a></text:p>
            <text:p>D-U-N-S# 025761714</text:p>
          </table:table-cell>
          <table:table-cell office:value-type="string" calcext:value-type="string">
            <text:p>Whitehouse Station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2.08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3510200 Fidelity insurance</text:p>
          </table:table-cell>
          <table:table-cell office:value-type="string" calcext:value-type="string">
            <text:p>+1-908-823-096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61625932" xlink:type="simple">Sytel, Inc.</text:a></text:p>
            <text:p>D-U-N-S# 36162593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2.04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984-42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28301213" xlink:type="simple">Spectrum Services Group, Inc</text:a></text:p>
            <text:p>D-U-N-S# 828301213</text:p>
          </table:table-cell>
          <table:table-cell office:value-type="string" calcext:value-type="string">
            <text:p>Sacrament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81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916-760-791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520277" xlink:type="simple">Penn Tool Co Inc</text:a></text:p>
            <text:p>D-U-N-S# 011520277</text:p>
          </table:table-cell>
          <table:table-cell office:value-type="string" calcext:value-type="string">
            <text:p>Maplewood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73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0859908 Mill supplies</text:p>
          </table:table-cell>
          <table:table-cell office:value-type="string" calcext:value-type="string">
            <text:p>+1-973-761-434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4103047" xlink:type="simple">Shiffler Equipment Sales, Inc.</text:a></text:p>
            <text:p>D-U-N-S# 064103047</text:p>
          </table:table-cell>
          <table:table-cell office:value-type="string" calcext:value-type="string">
            <text:p>Chardon OH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.70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5310100 School furniture</text:p>
          </table:table-cell>
          <table:table-cell office:value-type="string" calcext:value-type="string">
            <text:p>+1-440-285-917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254833" xlink:type="simple">Federal Cartridge Company</text:a></text:p>
            <text:p>D-U-N-S# 006254833</text:p>
          </table:table-cell>
          <table:table-cell office:value-type="string" calcext:value-type="string">
            <text:p>Anoka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.57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4829908 Shot, steel (ammunition)</text:p>
          </table:table-cell>
          <table:table-cell office:value-type="string" calcext:value-type="string">
            <text:p>+1-800-379-173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1868721" xlink:type="simple">Protective Products Enterprises, Inc.</text:a></text:p>
            <text:p>D-U-N-S# 961868721</text:p>
          </table:table-cell>
          <table:table-cell office:value-type="string" calcext:value-type="string">
            <text:p>Pompano Beach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53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8420101 Bulletproof vests</text:p>
          </table:table-cell>
          <table:table-cell office:value-type="string" calcext:value-type="string">
            <text:p>+1-954-630-0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8719552" xlink:type="simple">ARC Aspicio LLC</text:a></text:p>
            <text:p>D-U-N-S# 168719552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50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703-465-206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5503877" xlink:type="simple">Anchortex Corporation</text:a></text:p>
            <text:p>D-U-N-S# 615503877</text:p>
          </table:table-cell>
          <table:table-cell office:value-type="string" calcext:value-type="string">
            <text:p>West Berlin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33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360000 Men's and boy's clothing</text:p>
          </table:table-cell>
          <table:table-cell office:value-type="string" calcext:value-type="string">
            <text:p>+1-856-768-52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7749289" xlink:type="simple">Bulletin Intelligence LLC</text:a></text:p>
            <text:p>D-U-N-S# 827749289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.29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7410000 Miscellaneous publishing</text:p>
          </table:table-cell>
          <table:table-cell office:value-type="string" calcext:value-type="string">
            <text:p>+1-703-483-61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9770952" xlink:type="simple">Sixt Rent A Car, LLC</text:a></text:p>
            <text:p>D-U-N-S# 969770952</text:p>
          </table:table-cell>
          <table:table-cell office:value-type="string" calcext:value-type="string">
            <text:p>Fort Lauderdale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.23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75149902 Rent-a-car service</text:p>
          </table:table-cell>
          <table:table-cell office:value-type="string" calcext:value-type="string">
            <text:p>+1-888-749-877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38309115" xlink:type="simple">PRAESIDIUM SPA</text:a></text:p>
            <text:p>D-U-N-S# 338309115</text:p>
          </table:table-cell>
          <table:table-cell office:value-type="string" calcext:value-type="string">
            <text:p>Milano Milano Italy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.16M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39-02303097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2120273" xlink:type="simple">Provengo, LLC</text:a></text:p>
            <text:p>D-U-N-S# 142120273</text:p>
          </table:table-cell>
          <table:table-cell office:value-type="string" calcext:value-type="string">
            <text:p>Merrick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13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499903 Law enforcement equipment and supplies</text:p>
          </table:table-cell>
          <table:table-cell office:value-type="string" calcext:value-type="string">
            <text:p>+1-516-678-70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56978807" xlink:type="simple">Cartridge Technologies, Inc.</text:a></text:p>
            <text:p>D-U-N-S# 556978807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1.05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3780000 Computer maintenance and repair</text:p>
          </table:table-cell>
          <table:table-cell office:value-type="string" calcext:value-type="string">
            <text:p>+1-301-417-720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8414531" xlink:type="simple">A2z Supply Corp</text:a></text:p>
            <text:p>D-U-N-S# 808414531</text:p>
          </table:table-cell>
          <table:table-cell office:value-type="string" calcext:value-type="string">
            <text:p>Stevensville M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0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850000 Industrial supplies</text:p>
          </table:table-cell>
          <table:table-cell office:value-type="string" calcext:value-type="string">
            <text:p>+1-406-777-19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6420766" xlink:type="simple">Bml Tool &amp; Mfg Corp.</text:a></text:p>
            <text:p>D-U-N-S# 046420766</text:p>
          </table:table-cell>
          <table:table-cell office:value-type="string" calcext:value-type="string">
            <text:p>Monroe C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1.00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4699916 Stamping metal for the trade</text:p>
          </table:table-cell>
          <table:table-cell office:value-type="string" calcext:value-type="string">
            <text:p>+1-203-880-948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0828541" xlink:type="simple">Dtc Communications, Inc.</text:a></text:p>
            <text:p>D-U-N-S# 190828541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97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6630000 Radio and t.v. communications equipment</text:p>
          </table:table-cell>
          <table:table-cell office:value-type="string" calcext:value-type="string">
            <text:p>+1-727-471-6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2856083" xlink:type="simple">Aero Mobility, Inc.</text:a></text:p>
            <text:p>D-U-N-S# 802856083</text:p>
          </table:table-cell>
          <table:table-cell office:value-type="string" calcext:value-type="string">
            <text:p>Anaheim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96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120102 Automobiles</text:p>
          </table:table-cell>
          <table:table-cell office:value-type="string" calcext:value-type="string">
            <text:p>+1-415-503-1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45109339" xlink:type="simple">Resurgens Risk Management Inc</text:a></text:p>
            <text:p>D-U-N-S# 845109339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93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4110301 Insurance agents, not elsewhere classified</text:p>
          </table:table-cell>
          <table:table-cell office:value-type="string" calcext:value-type="string">
            <text:p>+1-404-873-156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36361" xlink:type="simple">Certified Languages International, LLC</text:a></text:p>
            <text:p>D-U-N-S# 009636361</text:p>
          </table:table-cell>
          <table:table-cell office:value-type="string" calcext:value-type="string">
            <text:p>Portland OR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79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503-525-96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2927001" xlink:type="simple">Optim LLC</text:a></text:p>
            <text:p>D-U-N-S# 052927001</text:p>
          </table:table-cell>
          <table:table-cell office:value-type="string" calcext:value-type="string">
            <text:p>Sturbridge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62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8410000 Surgical and medical instruments</text:p>
          </table:table-cell>
          <table:table-cell office:value-type="string" calcext:value-type="string">
            <text:p>+1-508-347-51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8926264" xlink:type="simple">Dakota Consulting, Incorporated</text:a></text:p>
            <text:p>D-U-N-S# 168926264</text:p>
          </table:table-cell>
          <table:table-cell office:value-type="string" calcext:value-type="string">
            <text:p>Silver Spring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61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240-839-781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277887" xlink:type="simple">Integrityone Partners, Inc.</text:a></text:p>
            <text:p>D-U-N-S# 015277887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56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703-581-6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8860779" xlink:type="simple">Envision Xpress, Inc.</text:a></text:p>
            <text:p>D-U-N-S# 118860779</text:p>
          </table:table-cell>
          <table:table-cell office:value-type="string" calcext:value-type="string">
            <text:p>Wichita KS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55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1129907 Office supplies, not elsewhere classified</text:p>
          </table:table-cell>
          <table:table-cell office:value-type="string" calcext:value-type="string">
            <text:p>+1-316-267-22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2904770" xlink:type="simple">Defense Point Security, LLC</text:a></text:p>
            <text:p>D-U-N-S# 832904770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53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703-261-437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7689713" xlink:type="simple">B.V. Oil Company, Inc.</text:a></text:p>
            <text:p>D-U-N-S# 107689713</text:p>
          </table:table-cell>
          <table:table-cell office:value-type="string" calcext:value-type="string">
            <text:p>Doral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51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1720203 Gasoline</text:p>
          </table:table-cell>
          <table:table-cell office:value-type="string" calcext:value-type="string">
            <text:p>+1-305-593-070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0726000000000" xlink:type="simple">Software Forensics, Inc</text:a></text:p>
            <text:p>D-U-N-S# 612674457</text:p>
          </table:table-cell>
          <table:table-cell office:value-type="string" calcext:value-type="string">
            <text:p>Lindon U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48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801-377-54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8916180" xlink:type="simple">Southern Police Equipment Company, Inc.</text:a></text:p>
            <text:p>D-U-N-S# 058916180</text:p>
          </table:table-cell>
          <table:table-cell office:value-type="string" calcext:value-type="string">
            <text:p>North Chesterfield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45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999917 Police supply stores</text:p>
          </table:table-cell>
          <table:table-cell office:value-type="string" calcext:value-type="string">
            <text:p>+1-804-323-185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48928270" xlink:type="simple">Government Contract Solutions Inc</text:a></text:p>
            <text:p>D-U-N-S# 948928270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44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703-663-277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3079268" xlink:type="simple">H Squared, Inc.</text:a></text:p>
            <text:p>D-U-N-S# 063079268</text:p>
          </table:table-cell>
          <table:table-cell office:value-type="string" calcext:value-type="string">
            <text:p>Aberdeen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43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6990101 Military goods and regalia</text:p>
          </table:table-cell>
          <table:table-cell office:value-type="string" calcext:value-type="string">
            <text:p>+1-910-944-5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4302497" xlink:type="simple">Macro Companies, Inc. of Delaware</text:a></text:p>
            <text:p>D-U-N-S# 034302497</text:p>
          </table:table-cell>
          <table:table-cell office:value-type="string" calcext:value-type="string">
            <text:p>Broussard L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35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5419901 Filling stations, gasoline</text:p>
          </table:table-cell>
          <table:table-cell office:value-type="string" calcext:value-type="string">
            <text:p>+1-337-839-5000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27541754" xlink:type="simple">Kel-Tech Plastics, Inc.</text:a></text:p>
            <text:p>D-U-N-S# 027541754</text:p>
          </table:table-cell>
          <table:table-cell office:value-type="string" calcext:value-type="string">
            <text:p>Tacoma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28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890613 Thermoformed finished plastics products, not elsewhere classified</text:p>
          </table:table-cell>
          <table:table-cell office:value-type="string" calcext:value-type="string">
            <text:p>+1-253-472-965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22496230" xlink:type="simple">Project Performance Company LLC</text:a></text:p>
            <text:p>D-U-N-S# 622496230</text:p>
          </table:table-cell>
          <table:table-cell office:value-type="string" calcext:value-type="string">
            <text:p>Mc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27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7489905 Environmental consultant</text:p>
          </table:table-cell>
          <table:table-cell office:value-type="string" calcext:value-type="string">
            <text:p>+1-703-748-7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1045309" xlink:type="simple">Access Products, Inc.</text:a></text:p>
            <text:p>D-U-N-S# 151045309</text:p>
          </table:table-cell>
          <table:table-cell office:value-type="string" calcext:value-type="string">
            <text:p>Colorado Springs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05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8610100 Sensitized film, cloth, and paper</text:p>
          </table:table-cell>
          <table:table-cell office:value-type="string" calcext:value-type="string">
            <text:p>+1-719-591-966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58098352" xlink:type="simple">J.P. Industries, Inc.</text:a></text:p>
            <text:p>D-U-N-S# 958098352</text:p>
          </table:table-cell>
          <table:table-cell office:value-type="string" calcext:value-type="string">
            <text:p>Tucson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01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3610000 Employment agencies</text:p>
          </table:table-cell>
          <table:table-cell office:value-type="string" calcext:value-type="string">
            <text:p>+1-520-326-439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808535" xlink:type="simple">T-Rex Solutions, LLC</text:a></text:p>
            <text:p>D-U-N-S# 062808535</text:p>
          </table:table-cell>
          <table:table-cell office:value-type="string" calcext:value-type="string">
            <text:p>Greenbelt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0.00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3730200 Systems integration services</text:p>
          </table:table-cell>
          <table:table-cell office:value-type="string" calcext:value-type="string">
            <text:p>+1-703-742-056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894929" xlink:type="simple">M-Pak, Inc.</text:a></text:p>
            <text:p>D-U-N-S# 082894929</text:p>
          </table:table-cell>
          <table:table-cell office:value-type="string" calcext:value-type="string">
            <text:p>Aled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0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1999918 Packaging materials</text:p>
          </table:table-cell>
          <table:table-cell office:value-type="string" calcext:value-type="string">
            <text:p>+1-817-696-000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7153124" xlink:type="simple">Last Mile, Inc.</text:a></text:p>
            <text:p>D-U-N-S# 037153124</text:p>
          </table:table-cell>
          <table:table-cell office:value-type="string" calcext:value-type="string">
            <text:p>Longview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0.0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8130201 Internet connectivity services</text:p>
          </table:table-cell>
          <table:table-cell office:value-type="string" calcext:value-type="string">
            <text:p>+1-360-442-446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1974203" xlink:type="simple">Deluxe Delivery Systems Inc.</text:a></text:p>
            <text:p>D-U-N-S# 191974203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92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2129903 Delivery service, vehicular</text:p>
          </table:table-cell>
          <table:table-cell office:value-type="string" calcext:value-type="string">
            <text:p>+1-212-967-9385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50159915" xlink:type="simple">AVA RISK GROUP LIMITED</text:a></text:p>
            <text:p>Australian : FFT </text:p>
            <text:p>D-U-N-S# 750159915</text:p>
          </table:table-cell>
          <table:table-cell office:value-type="string" calcext:value-type="string">
            <text:p>Mulgrave Victoria Australia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88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6990000 Electrical equipment and supplies, not elsewhere classified</text:p>
          </table:table-cell>
          <table:table-cell office:value-type="string" calcext:value-type="string">
            <text:p>+61-3959031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4466999" xlink:type="simple">Heckler &amp; Koch Defense Inc.</text:a></text:p>
            <text:p>D-U-N-S# 134466999</text:p>
          </table:table-cell>
          <table:table-cell office:value-type="string" calcext:value-type="string">
            <text:p>Ashbur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66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990102 Firearms, except sporting</text:p>
          </table:table-cell>
          <table:table-cell office:value-type="string" calcext:value-type="string">
            <text:p>+1-703-450-1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5553560" xlink:type="simple">Eastern Carolina Vocational Center, Inc.</text:a></text:p>
            <text:p>D-U-N-S# 075553560</text:p>
          </table:table-cell>
          <table:table-cell office:value-type="string" calcext:value-type="string">
            <text:p>Greenville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66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83310104 Vocational training agency</text:p>
          </table:table-cell>
          <table:table-cell office:value-type="string" calcext:value-type="string">
            <text:p>+1-252-758-41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539589" xlink:type="simple">Kapsuun Group, LLC</text:a></text:p>
            <text:p>D-U-N-S# 079539589</text:p>
          </table:table-cell>
          <table:table-cell office:value-type="string" calcext:value-type="string">
            <text:p>Lor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64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990900 Scientific consulting</text:p>
          </table:table-cell>
          <table:table-cell office:value-type="string" calcext:value-type="string">
            <text:p>+1-703-493-98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8058177" xlink:type="simple">Shore Solutions, Inc.</text:a></text:p>
            <text:p>D-U-N-S# 968058177</text:p>
          </table:table-cell>
          <table:table-cell office:value-type="string" calcext:value-type="string">
            <text:p>Chula Vista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62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999914 General merchandise, non-durable</text:p>
          </table:table-cell>
          <table:table-cell office:value-type="string" calcext:value-type="string">
            <text:p>+1-619-434-277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3957141" xlink:type="simple">Adaptive Digital Systems, Inc.</text:a></text:p>
            <text:p>D-U-N-S# 043957141</text:p>
          </table:table-cell>
          <table:table-cell office:value-type="string" calcext:value-type="string">
            <text:p>Newport Beach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55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6630106 Marine radio communications equipment</text:p>
          </table:table-cell>
          <table:table-cell office:value-type="string" calcext:value-type="string">
            <text:p>+1-949-955-311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4811571" xlink:type="simple">American Correctional Association</text:a></text:p>
            <text:p>D-U-N-S# 074811571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41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6210000 Professional organizations</text:p>
          </table:table-cell>
          <table:table-cell office:value-type="string" calcext:value-type="string">
            <text:p>+1-703-224-000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05437870" xlink:type="simple">Universal Music-Mgb NA LLC</text:a></text:p>
            <text:p>D-U-N-S# 605437870</text:p>
          </table:table-cell>
          <table:table-cell office:value-type="string" calcext:value-type="string">
            <text:p>Santa Monic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26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3891106 Music recording producer</text:p>
          </table:table-cell>
          <table:table-cell office:value-type="string" calcext:value-type="string">
            <text:p>+1-310-865-4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7786441" xlink:type="simple">Starside Security &amp; Investigation, Inc.</text:a></text:p>
            <text:p>D-U-N-S# 097786441</text:p>
          </table:table-cell>
          <table:table-cell office:value-type="string" calcext:value-type="string">
            <text:p>Diamond Bar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24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73810204 Private investigator</text:p>
          </table:table-cell>
          <table:table-cell office:value-type="string" calcext:value-type="string">
            <text:p>+1-909-396-999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0650816" xlink:type="simple">Contract Furnishings, Inc.</text:a></text:p>
            <text:p>D-U-N-S# 100650816</text:p>
          </table:table-cell>
          <table:table-cell office:value-type="string" calcext:value-type="string">
            <text:p>Denver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2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7129904 Office furniture</text:p>
          </table:table-cell>
          <table:table-cell office:value-type="string" calcext:value-type="string">
            <text:p>+1-720-956-1515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8206705" xlink:type="simple">Sunshine Makers, Inc.</text:a></text:p>
            <text:p>D-U-N-S# 068206705</text:p>
          </table:table-cell>
          <table:table-cell office:value-type="string" calcext:value-type="string">
            <text:p>Huntington Beach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20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8420102 Cleaning or polishing preparations, not elsewhere classified</text:p>
          </table:table-cell>
          <table:table-cell office:value-type="string" calcext:value-type="string">
            <text:p>+1-562-795-6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1237027" xlink:type="simple">Fedstore Corporation</text:a></text:p>
            <text:p>D-U-N-S# 051237027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19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240-715-432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1398089" xlink:type="simple">Independent Hardware, Inc.</text:a></text:p>
            <text:p>D-U-N-S# 051398089</text:p>
          </table:table-cell>
          <table:table-cell office:value-type="string" calcext:value-type="string">
            <text:p>Philadelphia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17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729901 Builders' hardware, not elsewhere classified</text:p>
          </table:table-cell>
          <table:table-cell office:value-type="string" calcext:value-type="string">
            <text:p>+1-215-925-530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7606645" xlink:type="simple">Allied Modular Building Systems Incorporated</text:a></text:p>
            <text:p>D-U-N-S# 617606645</text:p>
          </table:table-cell>
          <table:table-cell office:value-type="string" calcext:value-type="string">
            <text:p>Orang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9.11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4480100 Prefabricated metal buildings</text:p>
          </table:table-cell>
          <table:table-cell office:value-type="string" calcext:value-type="string">
            <text:p>+1-714-516-11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6994863" xlink:type="simple">Computer Projects of Illinois, Inc.</text:a></text:p>
            <text:p>D-U-N-S# 166994863</text:p>
          </table:table-cell>
          <table:table-cell office:value-type="string" calcext:value-type="string">
            <text:p>Bolingbrook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09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630-754-88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8350394" xlink:type="simple">Umbc Training Centers LLC</text:a></text:p>
            <text:p>D-U-N-S# 198350394</text:p>
          </table:table-cell>
          <table:table-cell office:value-type="string" calcext:value-type="string">
            <text:p>Columbia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07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3310000 Job training and related services</text:p>
          </table:table-cell>
          <table:table-cell office:value-type="string" calcext:value-type="string">
            <text:p>+1-443-692-6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78074969" xlink:type="simple">Rhg Group, Inc.</text:a></text:p>
            <text:p>D-U-N-S# 178074969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9.00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202-789-0039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080650" xlink:type="simple">Lafayette Instrument Company, Inc.</text:a></text:p>
            <text:p>D-U-N-S# 005080650</text:p>
          </table:table-cell>
          <table:table-cell office:value-type="string" calcext:value-type="string">
            <text:p>Lafayette I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99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290000 Measuring and controlling devices, not elsewhere classified</text:p>
          </table:table-cell>
          <table:table-cell office:value-type="string" calcext:value-type="string">
            <text:p>+1-765-423-150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2793460" xlink:type="simple">Csi Aviation, Inc.</text:a></text:p>
            <text:p>D-U-N-S# 102793460</text:p>
          </table:table-cell>
          <table:table-cell office:value-type="string" calcext:value-type="string">
            <text:p>Albuquerque NM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84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5220102 Flying charter service</text:p>
          </table:table-cell>
          <table:table-cell office:value-type="string" calcext:value-type="string">
            <text:p>+1-505-761-9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186185" xlink:type="simple">North Central Sight Services, Inc.</text:a></text:p>
            <text:p>D-U-N-S# 079186185</text:p>
          </table:table-cell>
          <table:table-cell office:value-type="string" calcext:value-type="string">
            <text:p>Williamsport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82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3319903 Vocational rehabilitation agency</text:p>
          </table:table-cell>
          <table:table-cell office:value-type="string" calcext:value-type="string">
            <text:p>+1-570-323-940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4595699" xlink:type="simple">Alta Language Services, Inc</text:a></text:p>
            <text:p>D-U-N-S# 034595699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78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404-920-3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1067664" xlink:type="simple">Reconrobotics, Inc.</text:a></text:p>
            <text:p>D-U-N-S# 191067664</text:p>
          </table:table-cell>
          <table:table-cell office:value-type="string" calcext:value-type="string">
            <text:p>Edina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78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8610310 Photo reconnaissance systems</text:p>
          </table:table-cell>
          <table:table-cell office:value-type="string" calcext:value-type="string">
            <text:p>+1-952-935-551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188898" xlink:type="simple">The Lighthouse For The Blind In New Orleans Incorporated</text:a></text:p>
            <text:p>D-U-N-S# 008188898</text:p>
          </table:table-cell>
          <table:table-cell office:value-type="string" calcext:value-type="string">
            <text:p>New Orleans L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75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83319903 Vocational rehabilitation agency</text:p>
          </table:table-cell>
          <table:table-cell office:value-type="string" calcext:value-type="string">
            <text:p>+1-504-899-450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9430634" xlink:type="simple">Meristar Pentagon City, LLC</text:a></text:p>
            <text:p>D-U-N-S# 099430634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67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703-415-5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5619880" xlink:type="simple">Word Systems Inc</text:a></text:p>
            <text:p>D-U-N-S# 085619880</text:p>
          </table:table-cell>
          <table:table-cell office:value-type="string" calcext:value-type="string">
            <text:p>Indianapolis I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65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440000 Office equipment</text:p>
          </table:table-cell>
          <table:table-cell office:value-type="string" calcext:value-type="string">
            <text:p>+1-317-544-0499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68095969" xlink:type="simple">Logicube, Inc.</text:a></text:p>
            <text:p>D-U-N-S# 868095969</text:p>
          </table:table-cell>
          <table:table-cell office:value-type="string" calcext:value-type="string">
            <text:p>Chatsworth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58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770000 Computer peripheral equipment, not elsewhere classified</text:p>
          </table:table-cell>
          <table:table-cell office:value-type="string" calcext:value-type="string">
            <text:p>+1-818-700-84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82004838" xlink:type="simple">Black Gold Industries</text:a></text:p>
            <text:p>D-U-N-S# 182004838</text:p>
          </table:table-cell>
          <table:table-cell office:value-type="string" calcext:value-type="string">
            <text:p>Oxnard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56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7449904 Environmental remediation</text:p>
          </table:table-cell>
          <table:table-cell office:value-type="string" calcext:value-type="string">
            <text:p>+1-805-981-461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446686" xlink:type="simple">Luxfer Magtech, Inc.</text:a></text:p>
            <text:p>D-U-N-S# 079446686</text:p>
          </table:table-cell>
          <table:table-cell office:value-type="string" calcext:value-type="string">
            <text:p>Cincinnati OH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55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8999913 Desalter kits, sea water</text:p>
          </table:table-cell>
          <table:table-cell office:value-type="string" calcext:value-type="string">
            <text:p>+1-513-772-306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0352822" xlink:type="simple">Azimuth Corporation</text:a></text:p>
            <text:p>D-U-N-S# 030352822</text:p>
          </table:table-cell>
          <table:table-cell office:value-type="string" calcext:value-type="string">
            <text:p>Beavercreek Township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50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7119903 Consulting engineer</text:p>
          </table:table-cell>
          <table:table-cell office:value-type="string" calcext:value-type="string">
            <text:p>+1-937-256-857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4299332" xlink:type="simple">Emtec Federal, LLC</text:a></text:p>
            <text:p>D-U-N-S# 064299332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48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7340100 Computer peripheral equipment</text:p>
          </table:table-cell>
          <table:table-cell office:value-type="string" calcext:value-type="string">
            <text:p>+1-703-961-112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3908000000000" xlink:type="simple">Bizflow Corp.</text:a></text:p>
            <text:p>D-U-N-S# 008913373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46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3760000 Computer facilities management</text:p>
          </table:table-cell>
          <table:table-cell office:value-type="string" calcext:value-type="string">
            <text:p>+1-703-641-281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065946" xlink:type="simple">Conduit Language Specialists, Inc.</text:a></text:p>
            <text:p>D-U-N-S# 005065946</text:p>
          </table:table-cell>
          <table:table-cell office:value-type="string" calcext:value-type="string">
            <text:p>Paris K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38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859-299-317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557104" xlink:type="simple">At Your Service Heating &amp; Cooling LLC</text:a></text:p>
            <text:p>D-U-N-S# 009557104</text:p>
          </table:table-cell>
          <table:table-cell office:value-type="string" calcext:value-type="string">
            <text:p>Phoenix AZ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34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420100 Commercial and office building contractors</text:p>
          </table:table-cell>
          <table:table-cell office:value-type="string" calcext:value-type="string">
            <text:p>+1-602-943-631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3838374" xlink:type="simple">Hudson River Park Trust</text:a></text:p>
            <text:p>D-U-N-S# 803838374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32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7330000 Trusts, not elsewhere classified</text:p>
          </table:table-cell>
          <table:table-cell office:value-type="string" calcext:value-type="string">
            <text:p>+1-212-627-202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23591174" xlink:type="simple">Safari Books Online, LLC</text:a></text:p>
            <text:p>D-U-N-S# 623591174</text:p>
          </table:table-cell>
          <table:table-cell office:value-type="string" calcext:value-type="string">
            <text:p>Sebastopol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8.27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2310000 Libraries</text:p>
          </table:table-cell>
          <table:table-cell office:value-type="string" calcext:value-type="string">
            <text:p>+1-707-827-7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8396890" xlink:type="simple">Jtf Business Systems Corporation</text:a></text:p>
            <text:p>D-U-N-S# 948396890</text:p>
          </table:table-cell>
          <table:table-cell office:value-type="string" calcext:value-type="string">
            <text:p>Springfield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18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440207 Photocopy machines</text:p>
          </table:table-cell>
          <table:table-cell office:value-type="string" calcext:value-type="string">
            <text:p>+1-703-914-4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5573421" xlink:type="simple">Range Systems, Inc.</text:a></text:p>
            <text:p>D-U-N-S# 965573421</text:p>
          </table:table-cell>
          <table:table-cell office:value-type="string" calcext:value-type="string">
            <text:p>Minneapolis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1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690602 Custom compounding of rubber materials</text:p>
          </table:table-cell>
          <table:table-cell office:value-type="string" calcext:value-type="string">
            <text:p>+1-763-533-9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3749220" xlink:type="simple">Advanced Government Solutions, Inc.</text:a></text:p>
            <text:p>D-U-N-S# 183749220</text:p>
          </table:table-cell>
          <table:table-cell office:value-type="string" calcext:value-type="string">
            <text:p>Crofton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09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240-260-404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3014954" xlink:type="simple">Advanced Defense Technologies Inc.</text:a></text:p>
            <text:p>D-U-N-S# 783014954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00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6799905 Harness assemblies, for electronic use: wire or cable</text:p>
          </table:table-cell>
          <table:table-cell office:value-type="string" calcext:value-type="string">
            <text:p>+1-410-358-171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266052" xlink:type="simple">Sirina Protection Systems Corp.</text:a></text:p>
            <text:p>D-U-N-S# 009266052</text:p>
          </table:table-cell>
          <table:table-cell office:value-type="string" calcext:value-type="string">
            <text:p>Garden City Park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8.00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110301 Fire sprinkler system installation</text:p>
          </table:table-cell>
          <table:table-cell office:value-type="string" calcext:value-type="string">
            <text:p>+1-212-929-6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7663563" xlink:type="simple">C2g, Ltd Co.</text:a></text:p>
            <text:p>D-U-N-S# 827663563</text:p>
          </table:table-cell>
          <table:table-cell office:value-type="string" calcext:value-type="string">
            <text:p>Goose Creek S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93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6230000 Refrigeration service and repair</text:p>
          </table:table-cell>
          <table:table-cell office:value-type="string" calcext:value-type="string">
            <text:p>+1-843-879-094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50663899" xlink:type="simple">Safer Society Group Sweden AB</text:a></text:p>
            <text:p>D-U-N-S# 350663899</text:p>
          </table:table-cell>
          <table:table-cell office:value-type="string" calcext:value-type="string">
            <text:p>Göteborg Västra Götaland Sweden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.87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46-3171908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5449872" xlink:type="simple">Jdl Digital Systems, Inc.</text:a></text:p>
            <text:p>D-U-N-S# 165449872</text:p>
          </table:table-cell>
          <table:table-cell office:value-type="string" calcext:value-type="string">
            <text:p>Redmond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.7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630501 Alarm systems, not elsewhere classified</text:p>
          </table:table-cell>
          <table:table-cell office:value-type="string" calcext:value-type="string">
            <text:p>+1-425-467-808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9148610" xlink:type="simple">Strategic Enterprise Solutions, Inc.</text:a></text:p>
            <text:p>D-U-N-S# 129148610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54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703-251-484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8161193" xlink:type="simple">Ics Jail Supplies, Inc.</text:a></text:p>
            <text:p>D-U-N-S# 148161193</text:p>
          </table:table-cell>
          <table:table-cell office:value-type="string" calcext:value-type="string">
            <text:p>Wac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50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3110300 Men's and boys' uniforms</text:p>
          </table:table-cell>
          <table:table-cell office:value-type="string" calcext:value-type="string">
            <text:p>+1-254-751-156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3692858" xlink:type="simple">JAVA PRODUCTIONS, INC.</text:a></text:p>
            <text:p>D-U-N-S# 143692858</text:p>
          </table:table-cell>
          <table:table-cell office:value-type="string" calcext:value-type="string">
            <text:p>Blacksbur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45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540-443-92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7823684" xlink:type="simple">STRONG GROUP, INC.</text:a></text:p>
            <text:p>D-U-N-S# 057823684</text:p>
          </table:table-cell>
          <table:table-cell office:value-type="string" calcext:value-type="string">
            <text:p>Gloucester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42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9939902 Advertising novelties</text:p>
          </table:table-cell>
          <table:table-cell office:value-type="string" calcext:value-type="string">
            <text:p>+1-978-281-33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2916144" xlink:type="simple">Truckvault, Inc.</text:a></text:p>
            <text:p>D-U-N-S# 962916144</text:p>
          </table:table-cell>
          <table:table-cell office:value-type="string" calcext:value-type="string">
            <text:p>Sedro Woolley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.35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7140000 Motor vehicle parts and accessories</text:p>
          </table:table-cell>
          <table:table-cell office:value-type="string" calcext:value-type="string">
            <text:p>+1-360-855-046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942320656" xlink:type="simple">Venture Netcomm, Inc.</text:a></text:p>
            <text:p>D-U-N-S# 942320656</text:p>
          </table:table-cell>
          <table:table-cell office:value-type="string" calcext:value-type="string">
            <text:p>Loganville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34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3730201 Local area network (LAN) systems integrator</text:p>
          </table:table-cell>
          <table:table-cell office:value-type="string" calcext:value-type="string">
            <text:p>+1-678-377-000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87568928" xlink:type="simple">Springfield, L.L.C.</text:a></text:p>
            <text:p>D-U-N-S# 187568928</text:p>
          </table:table-cell>
          <table:table-cell office:value-type="string" calcext:value-type="string">
            <text:p>New Orleans L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33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504-524-76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3480586" xlink:type="simple">Weber Computer Supply Company</text:a></text:p>
            <text:p>D-U-N-S# 613480586</text:p>
          </table:table-cell>
          <table:table-cell office:value-type="string" calcext:value-type="string">
            <text:p>Plymouth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32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129907 Office supplies, not elsewhere classified</text:p>
          </table:table-cell>
          <table:table-cell office:value-type="string" calcext:value-type="string">
            <text:p>+1-866-568-052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3785385" xlink:type="simple">Young Franklin International Inc</text:a></text:p>
            <text:p>D-U-N-S# 113785385</text:p>
          </table:table-cell>
          <table:table-cell office:value-type="string" calcext:value-type="string">
            <text:p>Upland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3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440000 X-ray apparatus and tubes</text:p>
          </table:table-cell>
          <table:table-cell office:value-type="string" calcext:value-type="string">
            <text:p>+1-909-931-501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0622857" xlink:type="simple">Sonitrol Security Services, Inc.</text:a></text:p>
            <text:p>D-U-N-S# 070622857</text:p>
          </table:table-cell>
          <table:table-cell office:value-type="string" calcext:value-type="string">
            <text:p>Charlotte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.29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3829901 Burglar alarm maintenance and monitoring</text:p>
          </table:table-cell>
          <table:table-cell office:value-type="string" calcext:value-type="string">
            <text:p>+1-704-423-11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0482101" xlink:type="simple">Watch Systems, L.L.C.</text:a></text:p>
            <text:p>D-U-N-S# 110482101</text:p>
          </table:table-cell>
          <table:table-cell office:value-type="string" calcext:value-type="string">
            <text:p>Covington L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25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985-871-81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8137546" xlink:type="simple">Vastec, Inc.</text:a></text:p>
            <text:p>D-U-N-S# 808137546</text:p>
          </table:table-cell>
          <table:table-cell office:value-type="string" calcext:value-type="string">
            <text:p>Tampa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7.15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3749902 Data processing service</text:p>
          </table:table-cell>
          <table:table-cell office:value-type="string" calcext:value-type="string">
            <text:p>+1-813-375-921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36284091" xlink:type="simple">Wecsys LLC</text:a></text:p>
            <text:p>D-U-N-S# 836284091</text:p>
          </table:table-cell>
          <table:table-cell office:value-type="string" calcext:value-type="string">
            <text:p>Brooklyn Park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.06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729901 Builders' hardware, not elsewhere classified</text:p>
          </table:table-cell>
          <table:table-cell office:value-type="string" calcext:value-type="string">
            <text:p>+1-763-504-106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2060796" xlink:type="simple">Bishop &amp; Associates, Inc.</text:a></text:p>
            <text:p>D-U-N-S# 192060796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7.00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7449904 Environmental remediation</text:p>
          </table:table-cell>
          <table:table-cell office:value-type="string" calcext:value-type="string">
            <text:p>+1-410-468-0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843526" xlink:type="simple">Netcom Learning Inc.-NY</text:a></text:p>
            <text:p>D-U-N-S# 078843526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93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2439901 Operator training, computer</text:p>
          </table:table-cell>
          <table:table-cell office:value-type="string" calcext:value-type="string">
            <text:p>+1-888-563-826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748458" xlink:type="simple">Daigger Scientific, Inc.</text:a></text:p>
            <text:p>D-U-N-S# 079748458</text:p>
          </table:table-cell>
          <table:table-cell office:value-type="string" calcext:value-type="string">
            <text:p>Vernon Hills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87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8210101 Autoclaves, laboratory</text:p>
          </table:table-cell>
          <table:table-cell office:value-type="string" calcext:value-type="string">
            <text:p>+1-800-621-719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32469612" xlink:type="simple">C &amp; C International Computers &amp; Consultants, Inc.</text:a></text:p>
            <text:p>D-U-N-S# 932469612</text:p>
          </table:table-cell>
          <table:table-cell office:value-type="string" calcext:value-type="string">
            <text:p>Hollywood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73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1-954-367-604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71852098" xlink:type="simple">Service Works Inc.</text:a></text:p>
            <text:p>D-U-N-S# 171852098</text:p>
          </table:table-cell>
          <table:table-cell office:value-type="string" calcext:value-type="string">
            <text:p>Farmingdale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71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829903 Protective devices, security</text:p>
          </table:table-cell>
          <table:table-cell office:value-type="string" calcext:value-type="string">
            <text:p>+1-732-919-7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2546234" xlink:type="simple">APL Access &amp; Security, Inc.</text:a></text:p>
            <text:p>D-U-N-S# 182546234</text:p>
          </table:table-cell>
          <table:table-cell office:value-type="string" calcext:value-type="string">
            <text:p>Gilbert AZ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65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480-497-947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56259105" xlink:type="simple">Bennet Communications, Inc.</text:a></text:p>
            <text:p>D-U-N-S# 956259105</text:p>
          </table:table-cell>
          <table:table-cell office:value-type="string" calcext:value-type="string">
            <text:p>Germantown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63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310304 Telephone and telephone equipment installation</text:p>
          </table:table-cell>
          <table:table-cell office:value-type="string" calcext:value-type="string">
            <text:p>+1-301-670-322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2286332" xlink:type="simple">Blue Fish Worx LLC</text:a></text:p>
            <text:p>D-U-N-S# 132286332</text:p>
          </table:table-cell>
          <table:table-cell office:value-type="string" calcext:value-type="string">
            <text:p>Magnolia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54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9329902 Computers and accessories, secondhand</text:p>
          </table:table-cell>
          <table:table-cell office:value-type="string" calcext:value-type="string">
            <text:p>+1-832-813-056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90856190" xlink:type="simple">Hawaiian Telcom Services Company, Inc</text:a></text:p>
            <text:p>D-U-N-S# 190856190</text:p>
          </table:table-cell>
          <table:table-cell office:value-type="string" calcext:value-type="string">
            <text:p>Honolulu H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52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8139901 Telephone cable service, land or submarine</text:p>
          </table:table-cell>
          <table:table-cell office:value-type="string" calcext:value-type="string">
            <text:p>+1-808-643-117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8474212" xlink:type="simple">Karda Systems LLC</text:a></text:p>
            <text:p>D-U-N-S# 808474212</text:p>
          </table:table-cell>
          <table:table-cell office:value-type="string" calcext:value-type="string">
            <text:p>Virginia Beac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5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990302 Lifesaving and survival equipment (non-medical)</text:p>
          </table:table-cell>
          <table:table-cell office:value-type="string" calcext:value-type="string">
            <text:p>+1-757-395-716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2633340" xlink:type="simple">Association of Government Accountants</text:a></text:p>
            <text:p>D-U-N-S# 072633340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44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6210000 Professional organizations</text:p>
          </table:table-cell>
          <table:table-cell office:value-type="string" calcext:value-type="string">
            <text:p>+1-703-562-0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26705633" xlink:type="simple">Global Data Center Inc.</text:a></text:p>
            <text:p>D-U-N-S# 926705633</text:p>
          </table:table-cell>
          <table:table-cell office:value-type="string" calcext:value-type="string">
            <text:p>Newport Beach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40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340100 Computer peripheral equipment</text:p>
          </table:table-cell>
          <table:table-cell office:value-type="string" calcext:value-type="string">
            <text:p>+1-949-509-77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1016844" xlink:type="simple">Sentry Air Systems, Inc.</text:a></text:p>
            <text:p>D-U-N-S# 121016844</text:p>
          </table:table-cell>
          <table:table-cell office:value-type="string" calcext:value-type="string">
            <text:p>Cypress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40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640102 Air purification equipment</text:p>
          </table:table-cell>
          <table:table-cell office:value-type="string" calcext:value-type="string">
            <text:p>+1-713-690-2153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3592412" xlink:type="simple">Solutions Through Innovative Technologies, Inc.</text:a></text:p>
            <text:p>D-U-N-S# 003592412</text:p>
          </table:table-cell>
          <table:table-cell office:value-type="string" calcext:value-type="string">
            <text:p>Beavercreek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31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3710300 Computer software development and applications</text:p>
          </table:table-cell>
          <table:table-cell office:value-type="string" calcext:value-type="string">
            <text:p>+1-937-320-999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6438152" xlink:type="simple">Technical Communities, Inc.</text:a></text:p>
            <text:p>D-U-N-S# 086438152</text:p>
          </table:table-cell>
          <table:table-cell office:value-type="string" calcext:value-type="string">
            <text:p>San Brun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3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340200 Computer software and accessories</text:p>
          </table:table-cell>
          <table:table-cell office:value-type="string" calcext:value-type="string">
            <text:p>+1-650-616-053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26769431" xlink:type="simple">Jenkins Security Consultants, Inc.</text:a></text:p>
            <text:p>D-U-N-S# 926769431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27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202-832-965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4635021" xlink:type="simple">Data Facts Inc</text:a></text:p>
            <text:p>D-U-N-S# 784635021</text:p>
          </table:table-cell>
          <table:table-cell office:value-type="string" calcext:value-type="string">
            <text:p>Cordova T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22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3230000 Credit reporting services</text:p>
          </table:table-cell>
          <table:table-cell office:value-type="string" calcext:value-type="string">
            <text:p>+1-901-685-759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26154640" xlink:type="simple">Procentrix, Inc.</text:a></text:p>
            <text:p>D-U-N-S# 626154640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20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703-635-262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8692843" xlink:type="simple">Central States Wire Products, Inc.</text:a></text:p>
            <text:p>D-U-N-S# 088692843</text:p>
          </table:table-cell>
          <table:table-cell office:value-type="string" calcext:value-type="string">
            <text:p>Saint Paul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16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510100 Metal wires, ties, cables, and screening</text:p>
          </table:table-cell>
          <table:table-cell office:value-type="string" calcext:value-type="string">
            <text:p>+1-651-776-0404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66224189" xlink:type="simple">Lund Industries, Inc.</text:a></text:p>
            <text:p>D-U-N-S# 066224189</text:p>
          </table:table-cell>
          <table:table-cell office:value-type="string" calcext:value-type="string">
            <text:p>Northbrook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16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690105 Sirens, electric: vehicle, marine, industrial, and air raid</text:p>
          </table:table-cell>
          <table:table-cell office:value-type="string" calcext:value-type="string">
            <text:p>+1-847-459-146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52871823" xlink:type="simple">Volicon Inc.</text:a></text:p>
            <text:p>D-U-N-S# 152871823</text:p>
          </table:table-cell>
          <table:table-cell office:value-type="string" calcext:value-type="string">
            <text:p>Burlington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10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6510000 Household audio and video equipment</text:p>
          </table:table-cell>
          <table:table-cell office:value-type="string" calcext:value-type="string">
            <text:p>+1-781-221-7400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48596811" xlink:type="simple">Automation Aids, Inc.</text:a></text:p>
            <text:p>D-U-N-S# 048596811</text:p>
          </table:table-cell>
          <table:table-cell office:value-type="string" calcext:value-type="string">
            <text:p>Horsham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06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459904 Computers and accessories, personal and home entertainment</text:p>
          </table:table-cell>
          <table:table-cell office:value-type="string" calcext:value-type="string">
            <text:p>+1-215-444-91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2128984" xlink:type="simple">Greenzone Solutions, Inc.</text:a></text:p>
            <text:p>D-U-N-S# 052128984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05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410100 Business management</text:p>
          </table:table-cell>
          <table:table-cell office:value-type="string" calcext:value-type="string">
            <text:p>+1-202-262-759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6753844" xlink:type="simple">Industrial Video &amp; Control Co., LLC</text:a></text:p>
            <text:p>D-U-N-S# 066753844</text:p>
          </table:table-cell>
          <table:table-cell office:value-type="string" calcext:value-type="string">
            <text:p>Newton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00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510202 Video camera-audio recorders, household use</text:p>
          </table:table-cell>
          <table:table-cell office:value-type="string" calcext:value-type="string">
            <text:p>+1-617-467-305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5603293" xlink:type="simple">Legal Interpreting Services, Inc.</text:a></text:p>
            <text:p>D-U-N-S# 965603293</text:p>
          </table:table-cell>
          <table:table-cell office:value-type="string" calcext:value-type="string">
            <text:p>Brooklyn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6.00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718-237-891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0599171" xlink:type="simple">Signature Technology Solutions, Inc.</text:a></text:p>
            <text:p>D-U-N-S# 090599171</text:p>
          </table:table-cell>
          <table:table-cell office:value-type="string" calcext:value-type="string">
            <text:p>Farmington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6.00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877-645-41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5865000000000" xlink:type="simple">Merrimac Petroleum, Inc.</text:a></text:p>
            <text:p>D-U-N-S# 199077819</text:p>
          </table:table-cell>
          <table:table-cell office:value-type="string" calcext:value-type="string">
            <text:p>Long Beach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97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720000 Petroleum products, not elsewhere classified</text:p>
          </table:table-cell>
          <table:table-cell office:value-type="string" calcext:value-type="string">
            <text:p>+1-562-427-656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4129591" xlink:type="simple">Out &amp; Equal Workplace Advocates</text:a></text:p>
            <text:p>D-U-N-S# 114129591</text:p>
          </table:table-cell>
          <table:table-cell office:value-type="string" calcext:value-type="string">
            <text:p>San Francisc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93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2990200 Educational services</text:p>
          </table:table-cell>
          <table:table-cell office:value-type="string" calcext:value-type="string">
            <text:p>+1-415-694-6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1407980" xlink:type="simple">Mmi Outdoor, Inc.</text:a></text:p>
            <text:p>D-U-N-S# 621407980</text:p>
          </table:table-cell>
          <table:table-cell office:value-type="string" calcext:value-type="string">
            <text:p>Montgomery A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92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910000 Sporting and recreation goods</text:p>
          </table:table-cell>
          <table:table-cell office:value-type="string" calcext:value-type="string">
            <text:p>+1-334-286-0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4906075" xlink:type="simple">Marcon International, Inc.</text:a></text:p>
            <text:p>D-U-N-S# 144906075</text:p>
          </table:table-cell>
          <table:table-cell office:value-type="string" calcext:value-type="string">
            <text:p>Harrisburg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91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829903 Protective devices, security</text:p>
          </table:table-cell>
          <table:table-cell office:value-type="string" calcext:value-type="string">
            <text:p>+1-704-455-9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2677426" xlink:type="simple">Ultimate Training Munitions Inc.</text:a></text:p>
            <text:p>D-U-N-S# 782677426</text:p>
          </table:table-cell>
          <table:table-cell office:value-type="string" calcext:value-type="string">
            <text:p>Branchburg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89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9410201 Ammunition</text:p>
          </table:table-cell>
          <table:table-cell office:value-type="string" calcext:value-type="string">
            <text:p>+1-908-725-90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91990146" xlink:type="simple">Hergo, Ergonomic Support Systems, Inc.</text:a></text:p>
            <text:p>D-U-N-S# 791990146</text:p>
          </table:table-cell>
          <table:table-cell office:value-type="string" calcext:value-type="string">
            <text:p>Maspeth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89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770000 Computer peripheral equipment, not elsewhere classified</text:p>
          </table:table-cell>
          <table:table-cell office:value-type="string" calcext:value-type="string">
            <text:p>+1-718-894-063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5143050" xlink:type="simple">Fox River Graphics, LLC</text:a></text:p>
            <text:p>D-U-N-S# 155143050</text:p>
          </table:table-cell>
          <table:table-cell office:value-type="string" calcext:value-type="string">
            <text:p>Hutchinson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88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990500 Video and audio equipment</text:p>
          </table:table-cell>
          <table:table-cell office:value-type="string" calcext:value-type="string">
            <text:p>+1-847-428-506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7411917" xlink:type="simple">Metro Office Solutions, Inc.</text:a></text:p>
            <text:p>D-U-N-S# 787411917</text:p>
          </table:table-cell>
          <table:table-cell office:value-type="string" calcext:value-type="string">
            <text:p>Belcamp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88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129907 Office supplies, not elsewhere classified</text:p>
          </table:table-cell>
          <table:table-cell office:value-type="string" calcext:value-type="string">
            <text:p>+1-410-297-666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8787395" xlink:type="simple">Mosaik Solutions, LLC</text:a></text:p>
            <text:p>D-U-N-S# 828787395</text:p>
          </table:table-cell>
          <table:table-cell office:value-type="string" calcext:value-type="string">
            <text:p>Memphis T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87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999901 Data communication services</text:p>
          </table:table-cell>
          <table:table-cell office:value-type="string" calcext:value-type="string">
            <text:p>+1-901-377-858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2701632" xlink:type="simple">Innoviss, Inc.</text:a></text:p>
            <text:p>D-U-N-S# 962701632</text:p>
          </table:table-cell>
          <table:table-cell office:value-type="string" calcext:value-type="string">
            <text:p>Chevy Chas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87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810000 Detective and armored car services</text:p>
          </table:table-cell>
          <table:table-cell office:value-type="string" calcext:value-type="string">
            <text:p>+1-240-316-3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2636170" xlink:type="simple">TCS Interpreting, Inc.</text:a></text:p>
            <text:p>D-U-N-S# 112636170</text:p>
          </table:table-cell>
          <table:table-cell office:value-type="string" calcext:value-type="string">
            <text:p>Silver Spring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82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301-960-258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7176477" xlink:type="simple">Babco International, Inc.</text:a></text:p>
            <text:p>D-U-N-S# 077176477</text:p>
          </table:table-cell>
          <table:table-cell office:value-type="string" calcext:value-type="string">
            <text:p>Tucson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82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460306 Restaurant equipment and supplies, not elsewhere classified</text:p>
          </table:table-cell>
          <table:table-cell office:value-type="string" calcext:value-type="string">
            <text:p>+1-520-628-7596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08354448" xlink:type="simple">SHINE ENTERPRISES, LLC</text:a></text:p>
            <text:p>D-U-N-S# 808354448</text:p>
          </table:table-cell>
          <table:table-cell office:value-type="string" calcext:value-type="string">
            <text:p>Charlottesville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80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7480402 Systems engineering consultant, ex. computer or professional</text:p>
          </table:table-cell>
          <table:table-cell office:value-type="string" calcext:value-type="string">
            <text:p>+1-434-422-42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853045" xlink:type="simple">Lincoln Moving &amp; Storage of Buffalo, Inc.</text:a></text:p>
            <text:p>D-U-N-S# 009853045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79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2139906 Household goods transport</text:p>
          </table:table-cell>
          <table:table-cell office:value-type="string" calcext:value-type="string">
            <text:p>+1-716-874-13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40825334" xlink:type="simple">Contract Furnishings, Inc.</text:a></text:p>
            <text:p>D-U-N-S# 940825334</text:p>
          </table:table-cell>
          <table:table-cell office:value-type="string" calcext:value-type="string">
            <text:p>Kansas City M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76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320501 Office furniture, secondhand</text:p>
          </table:table-cell>
          <table:table-cell office:value-type="string" calcext:value-type="string">
            <text:p>+1-816-931-09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61400849" xlink:type="simple">Hardware, Inc.</text:a></text:p>
            <text:p>D-U-N-S# 361400849</text:p>
          </table:table-cell>
          <table:table-cell office:value-type="string" calcext:value-type="string">
            <text:p>Gretna L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75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729901 Builders' hardware, not elsewhere classified</text:p>
          </table:table-cell>
          <table:table-cell office:value-type="string" calcext:value-type="string">
            <text:p>+1-504-944-46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6198011" xlink:type="simple">Crossroads Courier Inc.</text:a></text:p>
            <text:p>D-U-N-S# 046198011</text:p>
          </table:table-cell>
          <table:table-cell office:value-type="string" calcext:value-type="string">
            <text:p>Earth City M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70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891601 Courier or messenger service</text:p>
          </table:table-cell>
          <table:table-cell office:value-type="string" calcext:value-type="string">
            <text:p>+1-314-222-4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2637457" xlink:type="simple">McManis Associates Inc.</text:a></text:p>
            <text:p>D-U-N-S# 072637457</text:p>
          </table:table-cell>
          <table:table-cell office:value-type="string" calcext:value-type="string">
            <text:p>Erie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68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814-456-773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8062712" xlink:type="simple">Document Imaging Dimensions, Inc.</text:a></text:p>
            <text:p>D-U-N-S# 038062712</text:p>
          </table:table-cell>
          <table:table-cell office:value-type="string" calcext:value-type="string">
            <text:p>Yorkville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64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7340102 Printers and plotters: computers</text:p>
          </table:table-cell>
          <table:table-cell office:value-type="string" calcext:value-type="string">
            <text:p>+1-630-553-313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22814648" xlink:type="simple">Federal Lock and Safe, Incorporated</text:a></text:p>
            <text:p>D-U-N-S# 622814648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64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991103 Locksmith shop</text:p>
          </table:table-cell>
          <table:table-cell office:value-type="string" calcext:value-type="string">
            <text:p>+1-703-525-143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62572737" xlink:type="simple">Best-TEC Asbestos Abatement, Inc.</text:a></text:p>
            <text:p>D-U-N-S# 362572737</text:p>
          </table:table-cell>
          <table:table-cell office:value-type="string" calcext:value-type="string">
            <text:p>Boynton Beach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53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990801 Asbestos removal and encapsulation</text:p>
          </table:table-cell>
          <table:table-cell office:value-type="string" calcext:value-type="string">
            <text:p>+1-561-844-668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3188770" xlink:type="simple">Specialty Vehicle Solutions, LLC</text:a></text:p>
            <text:p>D-U-N-S# 113188770</text:p>
          </table:table-cell>
          <table:table-cell office:value-type="string" calcext:value-type="string">
            <text:p>Ewing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49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7110400 Bus and other large specialty vehicle assembly</text:p>
          </table:table-cell>
          <table:table-cell office:value-type="string" calcext:value-type="string">
            <text:p>+1-609-882-19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8093398" xlink:type="simple">Sumuri LLC</text:a></text:p>
            <text:p>D-U-N-S# 968093398</text:p>
          </table:table-cell>
          <table:table-cell office:value-type="string" calcext:value-type="string">
            <text:p>Camden DE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4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729901 Builders' hardware, not elsewhere classified</text:p>
          </table:table-cell>
          <table:table-cell office:value-type="string" calcext:value-type="string">
            <text:p>+1-302-570-001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4154895" xlink:type="simple">Incident Communication Solutions, LLC</text:a></text:p>
            <text:p>D-U-N-S# 784154895</text:p>
          </table:table-cell>
          <table:table-cell office:value-type="string" calcext:value-type="string">
            <text:p>Stevens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37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410-604-600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5068661" xlink:type="simple">Botach Inc.</text:a></text:p>
            <text:p>D-U-N-S# 965068661</text:p>
          </table:table-cell>
          <table:table-cell office:value-type="string" calcext:value-type="string">
            <text:p>Las Vegas NV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33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990102 Firearms, except sporting</text:p>
          </table:table-cell>
          <table:table-cell office:value-type="string" calcext:value-type="string">
            <text:p>+1-323-633-600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0626798" xlink:type="simple">Securityhunter, Inc.</text:a></text:p>
            <text:p>D-U-N-S# 610626798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29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3829903 Protective devices, security</text:p>
          </table:table-cell>
          <table:table-cell office:value-type="string" calcext:value-type="string">
            <text:p>+1-443-436-0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8280150" xlink:type="simple">Middle Georgia Diversified Industries Inc</text:a></text:p>
            <text:p>D-U-N-S# 118280150</text:p>
          </table:table-cell>
          <table:table-cell office:value-type="string" calcext:value-type="string">
            <text:p>Dublin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26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3310000 Job training and related services</text:p>
          </table:table-cell>
          <table:table-cell office:value-type="string" calcext:value-type="string">
            <text:p>+1-478-275-88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7052701" xlink:type="simple">Susteen, Inc.</text:a></text:p>
            <text:p>D-U-N-S# 797052701</text:p>
          </table:table-cell>
          <table:table-cell office:value-type="string" calcext:value-type="string">
            <text:p>Irvin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20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949-341-000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1266187" xlink:type="simple">Brantley Bros Moving &amp; Storage Co Inc</text:a></text:p>
            <text:p>D-U-N-S# 051266187</text:p>
          </table:table-cell>
          <table:table-cell office:value-type="string" calcext:value-type="string">
            <text:p>Newark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20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2149902 Household goods moving and storage, local</text:p>
          </table:table-cell>
          <table:table-cell office:value-type="string" calcext:value-type="string">
            <text:p>+1-973-297-095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76565" xlink:type="simple">Star Poly Bag, Inc.</text:a></text:p>
            <text:p>D-U-N-S# 001376565</text:p>
          </table:table-cell>
          <table:table-cell office:value-type="string" calcext:value-type="string">
            <text:p>Brooklyn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5.16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730301 Plastic bags: made from purchased materials</text:p>
          </table:table-cell>
          <table:table-cell office:value-type="string" calcext:value-type="string">
            <text:p>+1-718-384-313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20569067" xlink:type="simple">Itin Scale Co., Inc.</text:a></text:p>
            <text:p>D-U-N-S# 020569067</text:p>
          </table:table-cell>
          <table:table-cell office:value-type="string" calcext:value-type="string">
            <text:p>Brooklyn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16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290000 Measuring and controlling devices, not elsewhere classified</text:p>
          </table:table-cell>
          <table:table-cell office:value-type="string" calcext:value-type="string">
            <text:p>+1-718-336-5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490144" xlink:type="simple">Goodco Mechanical Inc</text:a></text:p>
            <text:p>D-U-N-S# 015490144</text:p>
          </table:table-cell>
          <table:table-cell office:value-type="string" calcext:value-type="string">
            <text:p>State College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14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7110401 Mechanical contractor</text:p>
          </table:table-cell>
          <table:table-cell office:value-type="string" calcext:value-type="string">
            <text:p>+1-814-238-818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6892927" xlink:type="simple">Rite-Kem, Inc.</text:a></text:p>
            <text:p>D-U-N-S# 786892927</text:p>
          </table:table-cell>
          <table:table-cell office:value-type="string" calcext:value-type="string">
            <text:p>Tupelo MS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06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0870304 Janitors' supplies</text:p>
          </table:table-cell>
          <table:table-cell office:value-type="string" calcext:value-type="string">
            <text:p>+1-662-840-6060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98009814" xlink:type="simple">Uniforms Manufacturing, Inc.</text:a></text:p>
            <text:p>D-U-N-S# 098009814</text:p>
          </table:table-cell>
          <table:table-cell office:value-type="string" calcext:value-type="string">
            <text:p>Scottsdale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03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379901 Uniforms, except athletic: women's, misses', and juniors'</text:p>
          </table:table-cell>
          <table:table-cell office:value-type="string" calcext:value-type="string">
            <text:p>+1-480-368-931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043600" xlink:type="simple">Parker Tide Corp.</text:a></text:p>
            <text:p>D-U-N-S# 009043600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5.00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202-833-61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7181079" xlink:type="simple">Success Tech Management and Services, Inc.</text:a></text:p>
            <text:p>D-U-N-S# 017181079</text:p>
          </table:table-cell>
          <table:table-cell office:value-type="string" calcext:value-type="string">
            <text:p>Portsmouth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99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7480402 Systems engineering consultant, ex. computer or professional</text:p>
          </table:table-cell>
          <table:table-cell office:value-type="string" calcext:value-type="string">
            <text:p>+1-571-292-159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8253771" xlink:type="simple">Trs Inc.</text:a></text:p>
            <text:p>D-U-N-S# 098253771</text:p>
          </table:table-cell>
          <table:table-cell office:value-type="string" calcext:value-type="string">
            <text:p>Avenel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96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9999930 Packaging materials: boxes, padding, etc.</text:p>
          </table:table-cell>
          <table:table-cell office:value-type="string" calcext:value-type="string">
            <text:p>+1-732-636-3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7839211" xlink:type="simple">Forbes, Inc., C.</text:a></text:p>
            <text:p>D-U-N-S# 027839211</text:p>
          </table:table-cell>
          <table:table-cell office:value-type="string" calcext:value-type="string">
            <text:p>Richmond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94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990200 Gifts and novelties</text:p>
          </table:table-cell>
          <table:table-cell office:value-type="string" calcext:value-type="string">
            <text:p>+1-804-784-7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0291605" xlink:type="simple">National Sheriffs' Association</text:a></text:p>
            <text:p>D-U-N-S# 020291605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87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6210000 Professional organizations</text:p>
          </table:table-cell>
          <table:table-cell office:value-type="string" calcext:value-type="string">
            <text:p>+1-703-836-782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0473453" xlink:type="simple">Integrated Finance and Accounting Solutions, LLC</text:a></text:p>
            <text:p>D-U-N-S# 790473453</text:p>
          </table:table-cell>
          <table:table-cell office:value-type="string" calcext:value-type="string">
            <text:p>Woodbridge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81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583-432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26918756" xlink:type="simple">Interceptor Public Safety Products, Inc.</text:a></text:p>
            <text:p>D-U-N-S# 926918756</text:p>
          </table:table-cell>
          <table:table-cell office:value-type="string" calcext:value-type="string">
            <text:p>Forsyth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80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0659903 Security control equipment and systems</text:p>
          </table:table-cell>
          <table:table-cell office:value-type="string" calcext:value-type="string">
            <text:p>+1-478-974-010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1414766" xlink:type="simple">Kalos, Inc.</text:a></text:p>
            <text:p>D-U-N-S# 031414766</text:p>
          </table:table-cell>
          <table:table-cell office:value-type="string" calcext:value-type="string">
            <text:p>Topeka KS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80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1129902 Business forms</text:p>
          </table:table-cell>
          <table:table-cell office:value-type="string" calcext:value-type="string">
            <text:p>+1-785-232-360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381879" xlink:type="simple">Rigaku Analytical Devices, Inc.</text:a></text:p>
            <text:p>D-U-N-S# 078381879</text:p>
          </table:table-cell>
          <table:table-cell office:value-type="string" calcext:value-type="string">
            <text:p>Wilmington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78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230000 Process control instruments</text:p>
          </table:table-cell>
          <table:table-cell office:value-type="string" calcext:value-type="string">
            <text:p>+1-781-328-102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2887261" xlink:type="simple">Crescent Products, Inc.</text:a></text:p>
            <text:p>D-U-N-S# 152887261</text:p>
          </table:table-cell>
          <table:table-cell office:value-type="string" calcext:value-type="string">
            <text:p>Rogers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78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470300 Medical equipment and supplies</text:p>
          </table:table-cell>
          <table:table-cell office:value-type="string" calcext:value-type="string">
            <text:p>+1-763-315-49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27124" xlink:type="simple">Neal R. Gross and Company, Inc.</text:a></text:p>
            <text:p>D-U-N-S# 001627124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73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380201 Court reporting service</text:p>
          </table:table-cell>
          <table:table-cell office:value-type="string" calcext:value-type="string">
            <text:p>+1-202-234-443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5669000" xlink:type="simple">Applied Fundamentals Consulting LLC</text:a></text:p>
            <text:p>D-U-N-S# 965669000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73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703-447-012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6982932" xlink:type="simple">Federal Hearings and Appeals Services, Inc.</text:a></text:p>
            <text:p>D-U-N-S# 036982932</text:p>
          </table:table-cell>
          <table:table-cell office:value-type="string" calcext:value-type="string">
            <text:p>Plymouth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70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110200 Specialized law offices, attorneys</text:p>
          </table:table-cell>
          <table:table-cell office:value-type="string" calcext:value-type="string">
            <text:p>+1-570-779-512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7200726" xlink:type="simple">Cjen Inc.</text:a></text:p>
            <text:p>D-U-N-S# 137200726</text:p>
          </table:table-cell>
          <table:table-cell office:value-type="string" calcext:value-type="string">
            <text:p>Dumfries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67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459903 Computer software</text:p>
          </table:table-cell>
          <table:table-cell office:value-type="string" calcext:value-type="string">
            <text:p>+1-202-241-593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0704830" xlink:type="simple">Owyhee Group Companies</text:a></text:p>
            <text:p>D-U-N-S# 060704830</text:p>
          </table:table-cell>
          <table:table-cell office:value-type="string" calcext:value-type="string">
            <text:p>Eagle I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63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939901 Bags and containers, except sleeping bags: textile</text:p>
          </table:table-cell>
          <table:table-cell office:value-type="string" calcext:value-type="string">
            <text:p>+1-208-938-608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306688" xlink:type="simple">Wmk San Antonio LLC</text:a></text:p>
            <text:p>D-U-N-S# 078306688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60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210-366-242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1665814" xlink:type="simple">National Cyber-Forensics and Training Alliance Limited.</text:a></text:p>
            <text:p>D-U-N-S# 191665814</text:p>
          </table:table-cell>
          <table:table-cell office:value-type="string" calcext:value-type="string">
            <text:p>Pittsburgh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59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7310000 Commercial physical research</text:p>
          </table:table-cell>
          <table:table-cell office:value-type="string" calcext:value-type="string">
            <text:p>+1-412-802-8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9494143" xlink:type="simple">J S J Rodriguez, Inc.</text:a></text:p>
            <text:p>D-U-N-S# 039494143</text:p>
          </table:table-cell>
          <table:table-cell office:value-type="string" calcext:value-type="string">
            <text:p>Missi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59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956-618-236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8185491" xlink:type="simple">Comcast Business Communications, LLC</text:a></text:p>
            <text:p>D-U-N-S# 968185491</text:p>
          </table:table-cell>
          <table:table-cell office:value-type="string" calcext:value-type="string">
            <text:p>Philadelphia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58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410000 Cable and other pay television services</text:p>
          </table:table-cell>
          <table:table-cell office:value-type="string" calcext:value-type="string">
            <text:p>+1-215-286-1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4331401" xlink:type="simple">Nova Solutions, Inc.</text:a></text:p>
            <text:p>D-U-N-S# 194331401</text:p>
          </table:table-cell>
          <table:table-cell office:value-type="string" calcext:value-type="string">
            <text:p>Effingham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57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210000 Wood office furniture</text:p>
          </table:table-cell>
          <table:table-cell office:value-type="string" calcext:value-type="string">
            <text:p>+1-217-342-707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9647649" xlink:type="simple">Republic Properties Corp</text:a></text:p>
            <text:p>D-U-N-S# 609647649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55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5310200 Real estate managers</text:p>
          </table:table-cell>
          <table:table-cell office:value-type="string" calcext:value-type="string">
            <text:p>+1-202-552-5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3194087" xlink:type="simple">Justice Packaging Corporation</text:a></text:p>
            <text:p>D-U-N-S# 783194087</text:p>
          </table:table-cell>
          <table:table-cell office:value-type="string" calcext:value-type="string">
            <text:p>Savannah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5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220200 Toiletries</text:p>
          </table:table-cell>
          <table:table-cell office:value-type="string" calcext:value-type="string">
            <text:p>+1-912-748-646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92770050" xlink:type="simple">Acorn Office Products, LLC</text:a></text:p>
            <text:p>D-U-N-S# 192770050</text:p>
          </table:table-cell>
          <table:table-cell office:value-type="string" calcext:value-type="string">
            <text:p>Lake Hopatcong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49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0210100 Office and public building furniture</text:p>
          </table:table-cell>
          <table:table-cell office:value-type="string" calcext:value-type="string">
            <text:p>+1-973-663-3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847876" xlink:type="simple">Jwm Wholesale, Inc.</text:a></text:p>
            <text:p>D-U-N-S# 083847876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48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6110000 Men's and boys' clothing stores</text:p>
          </table:table-cell>
          <table:table-cell office:value-type="string" calcext:value-type="string">
            <text:p>+1-713-266-08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8798468" xlink:type="simple">Economic Systems, Inc.</text:a></text:p>
            <text:p>D-U-N-S# 038798468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46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03-642-522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73107627" xlink:type="simple">Beacon Telecom, Inc.</text:a></text:p>
            <text:p>D-U-N-S# 873107627</text:p>
          </table:table-cell>
          <table:table-cell office:value-type="string" calcext:value-type="string">
            <text:p>Canton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45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8130000 Telephone communication, except radio</text:p>
          </table:table-cell>
          <table:table-cell office:value-type="string" calcext:value-type="string">
            <text:p>+1-781-341-223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2498200" xlink:type="simple">Knowledgebank, Inc.</text:a></text:p>
            <text:p>D-U-N-S# 132498200</text:p>
          </table:table-cell>
          <table:table-cell office:value-type="string" calcext:value-type="string">
            <text:p>Ashbur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39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7420200 Human resource consulting services</text:p>
          </table:table-cell>
          <table:table-cell office:value-type="string" calcext:value-type="string">
            <text:p>+1-703-448-807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61004349" xlink:type="simple">Aardvark</text:a></text:p>
            <text:p>D-U-N-S# 861004349</text:p>
          </table:table-cell>
          <table:table-cell office:value-type="string" calcext:value-type="string">
            <text:p>La Vern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35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9999917 Police supply stores</text:p>
          </table:table-cell>
          <table:table-cell office:value-type="string" calcext:value-type="string">
            <text:p>+1-909-451-61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23506107" xlink:type="simple">Swish Data Corporation</text:a></text:p>
            <text:p>D-U-N-S# 623506107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25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1-703-635-332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2559698" xlink:type="simple">Imsolutions LLC</text:a></text:p>
            <text:p>D-U-N-S# 122559698</text:p>
          </table:table-cell>
          <table:table-cell office:value-type="string" calcext:value-type="string">
            <text:p>Dumfries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21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703-221-268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67960462" xlink:type="simple">SPS Industrial Inc.</text:a></text:p>
            <text:p>D-U-N-S# 167960462</text:p>
          </table:table-cell>
          <table:table-cell office:value-type="string" calcext:value-type="string">
            <text:p>Stuart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1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850100 Commercial containers</text:p>
          </table:table-cell>
          <table:table-cell office:value-type="string" calcext:value-type="string">
            <text:p>+1-321-251-815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86945325" xlink:type="simple">Metropolitan Interpreters &amp; Translators, Inc.</text:a></text:p>
            <text:p>D-U-N-S# 186945325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08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212-983-606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7646140" xlink:type="simple">National Commission On Correctional Health Care</text:a></text:p>
            <text:p>D-U-N-S# 167646140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04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999905 Medical services organization</text:p>
          </table:table-cell>
          <table:table-cell office:value-type="string" calcext:value-type="string">
            <text:p>+1-773-880-146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02667839" xlink:type="simple">Future Fibre Technologies (us) Inc.</text:a></text:p>
            <text:p>D-U-N-S# 602667839</text:p>
          </table:table-cell>
          <table:table-cell office:value-type="string" calcext:value-type="string">
            <text:p>Mountain View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04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990502 Security control equipment and systems</text:p>
          </table:table-cell>
          <table:table-cell office:value-type="string" calcext:value-type="string">
            <text:p>+1-650-903-222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21647056" xlink:type="simple">Copier Fax Business Technologies, Inc.</text:a></text:p>
            <text:p>D-U-N-S# 621647056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02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990604 Facsimile equipment</text:p>
          </table:table-cell>
          <table:table-cell office:value-type="string" calcext:value-type="string">
            <text:p>+1-716-853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1951972" xlink:type="simple">Capital Compressor, Inc.</text:a></text:p>
            <text:p>D-U-N-S# 131951972</text:p>
          </table:table-cell>
          <table:table-cell office:value-type="string" calcext:value-type="string">
            <text:p>Upper Marlboro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00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0840903 Compressors, except air conditioning</text:p>
          </table:table-cell>
          <table:table-cell office:value-type="string" calcext:value-type="string">
            <text:p>+1-301-336-371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1170000000000" xlink:type="simple">General Dynamics Information Technology, Inc.</text:a></text:p>
            <text:p>D-U-N-S# 067641597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4.00M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703-995-8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2222063" xlink:type="simple">PATRIOT SOLUTIONS, INC</text:a></text:p>
            <text:p>D-U-N-S# 132222063</text:p>
          </table:table-cell>
          <table:table-cell office:value-type="string" calcext:value-type="string">
            <text:p>Panama City Beach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0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256-618-133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2878772" xlink:type="simple">Wrigglesworth Enterprises Inc</text:a></text:p>
            <text:p>D-U-N-S# 612878772</text:p>
          </table:table-cell>
          <table:table-cell office:value-type="string" calcext:value-type="string">
            <text:p>Wilmington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0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510100 Tools</text:p>
          </table:table-cell>
          <table:table-cell office:value-type="string" calcext:value-type="string">
            <text:p>+1-910-395-190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6391252" xlink:type="simple">Foster &amp; Freeman USA Inc.</text:a></text:p>
            <text:p>D-U-N-S# 136391252</text:p>
          </table:table-cell>
          <table:table-cell office:value-type="string" calcext:value-type="string">
            <text:p>Sterlin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4.00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840703 Measuring and testing equipment, electrical</text:p>
          </table:table-cell>
          <table:table-cell office:value-type="string" calcext:value-type="string">
            <text:p>+1-703-433-936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2430107" xlink:type="simple">Continental Transportation Solutions, Inc.</text:a></text:p>
            <text:p>D-U-N-S# 092430107</text:p>
          </table:table-cell>
          <table:table-cell office:value-type="string" calcext:value-type="string">
            <text:p>Northlake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98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2159903 Package delivery, vehicular</text:p>
          </table:table-cell>
          <table:table-cell office:value-type="string" calcext:value-type="string">
            <text:p>+1-708-223-117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1903479" xlink:type="simple">M.A.N.S. Distributors, Inc.</text:a></text:p>
            <text:p>D-U-N-S# 601903479</text:p>
          </table:table-cell>
          <table:table-cell office:value-type="string" calcext:value-type="string">
            <text:p>Carroll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9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870304 Janitors' supplies</text:p>
          </table:table-cell>
          <table:table-cell office:value-type="string" calcext:value-type="string">
            <text:p>+1-972-930-033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30963826" xlink:type="simple">Mavagi Enterprises Inc</text:a></text:p>
            <text:p>D-U-N-S# 030963826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9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490000 Building maintenance services, not elsewhere classified</text:p>
          </table:table-cell>
          <table:table-cell office:value-type="string" calcext:value-type="string">
            <text:p>+1-210-682-000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5783707" xlink:type="simple">Digital Intelligence, Inc.</text:a></text:p>
            <text:p>D-U-N-S# 085783707</text:p>
          </table:table-cell>
          <table:table-cell office:value-type="string" calcext:value-type="string">
            <text:p>New Berlin W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86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340000 Computer and software stores</text:p>
          </table:table-cell>
          <table:table-cell office:value-type="string" calcext:value-type="string">
            <text:p>+1-262-782-333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8983200" xlink:type="simple">Crowne Plaza Tampa Westshore</text:a></text:p>
            <text:p>D-U-N-S# 828983200</text:p>
          </table:table-cell>
          <table:table-cell office:value-type="string" calcext:value-type="string">
            <text:p>Tampa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85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813-289-19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4265938" xlink:type="simple">Lionbridge Global Solutions II, Inc.</text:a></text:p>
            <text:p>D-U-N-S# 134265938</text:p>
          </table:table-cell>
          <table:table-cell office:value-type="string" calcext:value-type="string">
            <text:p>Waltham M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84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781-434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39827127" xlink:type="simple">Language Training Center, Inc.</text:a></text:p>
            <text:p>D-U-N-S# 939827127</text:p>
          </table:table-cell>
          <table:table-cell office:value-type="string" calcext:value-type="string">
            <text:p>Indianapolis I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83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2990503 Public speaking school</text:p>
          </table:table-cell>
          <table:table-cell office:value-type="string" calcext:value-type="string">
            <text:p>+1-317-578-457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3407728" xlink:type="simple">TAYLOR HOLDINGS, LLC</text:a></text:p>
            <text:p>D-U-N-S# 073407728</text:p>
          </table:table-cell>
          <table:table-cell office:value-type="string" calcext:value-type="string">
            <text:p>Colorado Springs CO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82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999912 Fence construction</text:p>
          </table:table-cell>
          <table:table-cell office:value-type="string" calcext:value-type="string">
            <text:p>+1-719-576-162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1326312" xlink:type="simple">Metro Office Products, LLC</text:a></text:p>
            <text:p>D-U-N-S# 791326312</text:p>
          </table:table-cell>
          <table:table-cell office:value-type="string" calcext:value-type="string">
            <text:p>Nashville T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82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120000 Stationery and office supplies</text:p>
          </table:table-cell>
          <table:table-cell office:value-type="string" calcext:value-type="string">
            <text:p>+1-877-638-764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141891" xlink:type="simple">Shoe Corporation of Birmingham, Inc.</text:a></text:p>
            <text:p>D-U-N-S# 061141891</text:p>
          </table:table-cell>
          <table:table-cell office:value-type="string" calcext:value-type="string">
            <text:p>Birmingham A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7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1399904 Shoes</text:p>
          </table:table-cell>
          <table:table-cell office:value-type="string" calcext:value-type="string">
            <text:p>+1-205-254-099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6155178" xlink:type="simple">ESCGOV, INC.</text:a></text:p>
            <text:p>D-U-N-S# 136155178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7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637-855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3129044" xlink:type="simple">USA Couriers, Inc.</text:a></text:p>
            <text:p>D-U-N-S# 133129044</text:p>
          </table:table-cell>
          <table:table-cell office:value-type="string" calcext:value-type="string">
            <text:p>Newton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70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2120000 Local trucking, without storage</text:p>
          </table:table-cell>
          <table:table-cell office:value-type="string" calcext:value-type="string">
            <text:p>+1-617-332-333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8608555" xlink:type="simple">Fire Safety Systems Inc.</text:a></text:p>
            <text:p>D-U-N-S# 108608555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61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630503 Fire alarm systems</text:p>
          </table:table-cell>
          <table:table-cell office:value-type="string" calcext:value-type="string">
            <text:p>+1-716-204-027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529872" xlink:type="simple">Guidehouse LLP</text:a></text:p>
            <text:p>D-U-N-S# 079529872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60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81110201 Administrative and government law</text:p>
          </table:table-cell>
          <table:table-cell office:value-type="string" calcext:value-type="string">
            <text:p>+1-571-633-17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2557936" xlink:type="simple">Heuresis Corp</text:a></text:p>
            <text:p>D-U-N-S# 042557936</text:p>
          </table:table-cell>
          <table:table-cell office:value-type="string" calcext:value-type="string">
            <text:p>Newton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53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260105 Mass spectroscopy instrumentation</text:p>
          </table:table-cell>
          <table:table-cell office:value-type="string" calcext:value-type="string">
            <text:p>+1-617-467-552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7441894" xlink:type="simple">Ipi Grammtech Ltd</text:a></text:p>
            <text:p>D-U-N-S# 617441894</text:p>
          </table:table-cell>
          <table:table-cell office:value-type="string" calcext:value-type="string">
            <text:p>Boerne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5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459903 Computer software</text:p>
          </table:table-cell>
          <table:table-cell office:value-type="string" calcext:value-type="string">
            <text:p>+1-210-694-431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79886916" xlink:type="simple">Fileonq, Inc.</text:a></text:p>
            <text:p>D-U-N-S# 179886916</text:p>
          </table:table-cell>
          <table:table-cell office:value-type="string" calcext:value-type="string">
            <text:p>Tukwila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5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729902 Business oriented computer software</text:p>
          </table:table-cell>
          <table:table-cell office:value-type="string" calcext:value-type="string">
            <text:p>+1-206-575-34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1176097" xlink:type="simple">Delany, Siegel, Zorn &amp; Associates, Inc.</text:a></text:p>
            <text:p>D-U-N-S# 101176097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5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528-49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832795" xlink:type="simple">Envisage Technologies, LLC</text:a></text:p>
            <text:p>D-U-N-S# 018832795</text:p>
          </table:table-cell>
          <table:table-cell office:value-type="string" calcext:value-type="string">
            <text:p>Bloomington I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49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812-330-710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5892289" xlink:type="simple">Trusted Translations, Inc.</text:a></text:p>
            <text:p>D-U-N-S# 825892289</text:p>
          </table:table-cell>
          <table:table-cell office:value-type="string" calcext:value-type="string">
            <text:p>Miami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42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786-206-445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029718" xlink:type="simple">Spot LLC</text:a></text:p>
            <text:p>D-U-N-S# 005029718</text:p>
          </table:table-cell>
          <table:table-cell office:value-type="string" calcext:value-type="string">
            <text:p>Covington L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38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639909 Satellites, communications</text:p>
          </table:table-cell>
          <table:table-cell office:value-type="string" calcext:value-type="string">
            <text:p>+1-408-933-451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0111733" xlink:type="simple">Caribbean School Inc.</text:a></text:p>
            <text:p>D-U-N-S# 090111733</text:p>
          </table:table-cell>
          <table:table-cell office:value-type="string" calcext:value-type="string">
            <text:p>Ponce P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36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2110000 Elementary and secondary schools</text:p>
          </table:table-cell>
          <table:table-cell office:value-type="string" calcext:value-type="string">
            <text:p>+1-787-843-204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9017506" xlink:type="simple">Deva &amp; Associates, P.C.</text:a></text:p>
            <text:p>D-U-N-S# 789017506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35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7210000 Accounting, auditing, and bookkeeping</text:p>
          </table:table-cell>
          <table:table-cell office:value-type="string" calcext:value-type="string">
            <text:p>+1-301-610-5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2851032" xlink:type="simple">The Palmas Academy Inc</text:a></text:p>
            <text:p>D-U-N-S# 792851032</text:p>
          </table:table-cell>
          <table:table-cell office:value-type="string" calcext:value-type="string">
            <text:p>Humacao P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35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2110206 Private elementary school</text:p>
          </table:table-cell>
          <table:table-cell office:value-type="string" calcext:value-type="string">
            <text:p>+1-787-850-912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4184392" xlink:type="simple">Elevation, Ltd</text:a></text:p>
            <text:p>D-U-N-S# 144184392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25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119901 Advertising consultant</text:p>
          </table:table-cell>
          <table:table-cell office:value-type="string" calcext:value-type="string">
            <text:p>+1-202-380-323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32426261" xlink:type="simple">Ruag Ammotec Usa, Inc.</text:a></text:p>
            <text:p>D-U-N-S# 832426261</text:p>
          </table:table-cell>
          <table:table-cell office:value-type="string" calcext:value-type="string">
            <text:p>Tampa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17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9410201 Ammunition</text:p>
          </table:table-cell>
          <table:table-cell office:value-type="string" calcext:value-type="string">
            <text:p>+1-813-626-007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6987000000000" xlink:type="simple">Bashen Corporation</text:a></text:p>
            <text:p>D-U-N-S# 877933408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16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713-780-805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0993252" xlink:type="simple">Kcorp Support Services, Inc.</text:a></text:p>
            <text:p>D-U-N-S# 790993252</text:p>
          </table:table-cell>
          <table:table-cell office:value-type="string" calcext:value-type="string">
            <text:p>Fairbanks AK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13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420000 Nonresidential construction, not elsewhere classified</text:p>
          </table:table-cell>
          <table:table-cell office:value-type="string" calcext:value-type="string">
            <text:p>+1-907-452-811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0342818" xlink:type="simple">Athens Technical Specialists, Inc</text:a></text:p>
            <text:p>D-U-N-S# 610342818</text:p>
          </table:table-cell>
          <table:table-cell office:value-type="string" calcext:value-type="string">
            <text:p>Athens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1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690206 Traffic signals, electric</text:p>
          </table:table-cell>
          <table:table-cell office:value-type="string" calcext:value-type="string">
            <text:p>+1-740-592-287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8828457" xlink:type="simple">Weidenbenner Marketing Associates, Inc.</text:a></text:p>
            <text:p>D-U-N-S# 788828457</text:p>
          </table:table-cell>
          <table:table-cell office:value-type="string" calcext:value-type="string">
            <text:p>Plan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7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469-246-7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9482114" xlink:type="simple">Cleatech LLC</text:a></text:p>
            <text:p>D-U-N-S# 069482114</text:p>
          </table:table-cell>
          <table:table-cell office:value-type="string" calcext:value-type="string">
            <text:p>Santa Ana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7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8210000 Laboratory apparatus and furniture</text:p>
          </table:table-cell>
          <table:table-cell office:value-type="string" calcext:value-type="string">
            <text:p>+1-714-475-666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9458039" xlink:type="simple">Nal Research Corp.</text:a></text:p>
            <text:p>D-U-N-S# 799458039</text:p>
          </table:table-cell>
          <table:table-cell office:value-type="string" calcext:value-type="string">
            <text:p>Manassas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6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703-392-113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28302864" xlink:type="simple">Allied Ink LLC</text:a></text:p>
            <text:p>D-U-N-S# 828302864</text:p>
          </table:table-cell>
          <table:table-cell office:value-type="string" calcext:value-type="string">
            <text:p>Ontari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06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1129907 Office supplies, not elsewhere classified</text:p>
          </table:table-cell>
          <table:table-cell office:value-type="string" calcext:value-type="string">
            <text:p>+1-800-844-306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9530219" xlink:type="simple">Dell Federal Systems L.P.</text:a></text:p>
            <text:p>D-U-N-S# 149530219</text:p>
          </table:table-cell>
          <table:table-cell office:value-type="string" calcext:value-type="string">
            <text:p>Round Rock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3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710000 Electronic computers</text:p>
          </table:table-cell>
          <table:table-cell office:value-type="string" calcext:value-type="string">
            <text:p>+1-512-338-4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1272209" xlink:type="simple">Enforcement Technology Group Inc</text:a></text:p>
            <text:p>D-U-N-S# 181272209</text:p>
          </table:table-cell>
          <table:table-cell office:value-type="string" calcext:value-type="string">
            <text:p>Milwaukee W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2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499903 Law enforcement equipment and supplies</text:p>
          </table:table-cell>
          <table:table-cell office:value-type="string" calcext:value-type="string">
            <text:p>+1-414-276-447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6746916" xlink:type="simple">Southeast Vocational Alliance Inc.</text:a></text:p>
            <text:p>D-U-N-S# 196746916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01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3930000 Textile bags</text:p>
          </table:table-cell>
          <table:table-cell office:value-type="string" calcext:value-type="string">
            <text:p>+1-713-586-881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090324" xlink:type="simple">Victory Supply, LLC</text:a></text:p>
            <text:p>D-U-N-S# 079090324</text:p>
          </table:table-cell>
          <table:table-cell office:value-type="string" calcext:value-type="string">
            <text:p>Mount Pleasant T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0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2130200 Linen supply, clothing</text:p>
          </table:table-cell>
          <table:table-cell office:value-type="string" calcext:value-type="string">
            <text:p>+1-888-376-120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35979147" xlink:type="simple">Solv LLC</text:a></text:p>
            <text:p>D-U-N-S# 835979147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489905 Environmental consultant</text:p>
          </table:table-cell>
          <table:table-cell office:value-type="string" calcext:value-type="string">
            <text:p>+1-703-760-48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5284321" xlink:type="simple">Palantir Usg, Inc.</text:a></text:p>
            <text:p>D-U-N-S# 825284321</text:p>
          </table:table-cell>
          <table:table-cell office:value-type="string" calcext:value-type="string">
            <text:p>Palo Alt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00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650-815-02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6365240" xlink:type="simple">Connecticut Trailers, Inc.</text:a></text:p>
            <text:p>D-U-N-S# 796365240</text:p>
          </table:table-cell>
          <table:table-cell office:value-type="string" calcext:value-type="string">
            <text:p>Bolton C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0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999905 Utility trailers</text:p>
          </table:table-cell>
          <table:table-cell office:value-type="string" calcext:value-type="string">
            <text:p>+1-860-649-722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4120422" xlink:type="simple">Marquis Consulting Services Inc.</text:a></text:p>
            <text:p>D-U-N-S# 134120422</text:p>
          </table:table-cell>
          <table:table-cell office:value-type="string" calcext:value-type="string">
            <text:p>Fort Wayne I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3.00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260-497-643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219862" xlink:type="simple">Industries of The Blind, Incorporated</text:a></text:p>
            <text:p>D-U-N-S# 003219862</text:p>
          </table:table-cell>
          <table:table-cell office:value-type="string" calcext:value-type="string">
            <text:p>Greensboro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3.00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83319902 Sheltered workshop</text:p>
          </table:table-cell>
          <table:table-cell office:value-type="string" calcext:value-type="string">
            <text:p>+1-336-274-159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5006140" xlink:type="simple">Interactive Communications Solutions Group, Inc.</text:a></text:p>
            <text:p>D-U-N-S# 045006140</text:p>
          </table:table-cell>
          <table:table-cell office:value-type="string" calcext:value-type="string">
            <text:p>Pasadena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98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410-975-94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5415338" xlink:type="simple">Hr Anew, Inc.</text:a></text:p>
            <text:p>D-U-N-S# 115415338</text:p>
          </table:table-cell>
          <table:table-cell office:value-type="string" calcext:value-type="string">
            <text:p>Columbia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97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410-381-52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42273863" xlink:type="simple">Pacer Service Center</text:a></text:p>
            <text:p>D-U-N-S# 942273863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95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380201 Court reporting service</text:p>
          </table:table-cell>
          <table:table-cell office:value-type="string" calcext:value-type="string">
            <text:p>+1-210-301-64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6830029" xlink:type="simple">Spacesaver Storage Systems, Inc.</text:a></text:p>
            <text:p>D-U-N-S# 796830029</text:p>
          </table:table-cell>
          <table:table-cell office:value-type="string" calcext:value-type="string">
            <text:p>Fort Atkinson W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95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420000 Partitions and fixtures, except wood</text:p>
          </table:table-cell>
          <table:table-cell office:value-type="string" calcext:value-type="string">
            <text:p>+1-920-563-554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8459154" xlink:type="simple">Bcs Systems, Inc.</text:a></text:p>
            <text:p>D-U-N-S# 788459154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95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7340000 Computer and software stores</text:p>
          </table:table-cell>
          <table:table-cell office:value-type="string" calcext:value-type="string">
            <text:p>+1-713-978-65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1271000000000" xlink:type="simple">M V M, Inc.</text:a></text:p>
            <text:p>D-U-N-S# 038049532</text:p>
          </table:table-cell>
          <table:table-cell office:value-type="string" calcext:value-type="string">
            <text:p>Ashbur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93M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73810105 Security guard service</text:p>
          </table:table-cell>
          <table:table-cell office:value-type="string" calcext:value-type="string">
            <text:p>+1-571-223-4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414138" xlink:type="simple">Cbx Holding, LLC</text:a></text:p>
            <text:p>D-U-N-S# 079414138</text:p>
          </table:table-cell>
          <table:table-cell office:value-type="string" calcext:value-type="string">
            <text:p>Arab A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92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4999907 Boxes for packing and shipping, metal</text:p>
          </table:table-cell>
          <table:table-cell office:value-type="string" calcext:value-type="string">
            <text:p>+1-256-586-475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7284830" xlink:type="simple">Imagann Cleaning Service, Inc.</text:a></text:p>
            <text:p>D-U-N-S# 027284830</text:p>
          </table:table-cell>
          <table:table-cell office:value-type="string" calcext:value-type="string">
            <text:p>Lithonia G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86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3490104 Janitorial service, contract basis</text:p>
          </table:table-cell>
          <table:table-cell office:value-type="string" calcext:value-type="string">
            <text:p>+1-770-484-814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5970504" xlink:type="simple">Sci, Inc.</text:a></text:p>
            <text:p>D-U-N-S# 195970504</text:p>
          </table:table-cell>
          <table:table-cell office:value-type="string" calcext:value-type="string">
            <text:p>Albuquerque NM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81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310401 Access control systems specialization</text:p>
          </table:table-cell>
          <table:table-cell office:value-type="string" calcext:value-type="string">
            <text:p>+1-505-998-11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8229301" xlink:type="simple">People's Accident Information Service, Inc.</text:a></text:p>
            <text:p>D-U-N-S# 048229301</text:p>
          </table:table-cell>
          <table:table-cell office:value-type="string" calcext:value-type="string">
            <text:p>Flushing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77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3810100 Guard services</text:p>
          </table:table-cell>
          <table:table-cell office:value-type="string" calcext:value-type="string">
            <text:p>+1-718-746-055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1301762" xlink:type="simple">Msab Incorporated</text:a></text:p>
            <text:p>D-U-N-S# 831301762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73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703-750-006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787440" xlink:type="simple">Geo Care LLC</text:a></text:p>
            <text:p>D-U-N-S# 079787440</text:p>
          </table:table-cell>
          <table:table-cell office:value-type="string" calcext:value-type="string">
            <text:p>Boca Raton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72M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87410000 Management services</text:p>
          </table:table-cell>
          <table:table-cell office:value-type="string" calcext:value-type="string">
            <text:p>+1-561-893-010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7815542" xlink:type="simple">URBAN ADVENTURES AT GALLERY PLACE, LLC</text:a></text:p>
            <text:p>D-U-N-S# 787815542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65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9910102 Health club</text:p>
          </table:table-cell>
          <table:table-cell office:value-type="string" calcext:value-type="string">
            <text:p>+1-202-939-256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3903802" xlink:type="simple">Atlantic Management Center, Inc.</text:a></text:p>
            <text:p>D-U-N-S# 153903802</text:p>
          </table:table-cell>
          <table:table-cell office:value-type="string" calcext:value-type="string">
            <text:p>Lenoir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64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703-256-050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48452090" xlink:type="simple">Advanced Technology Group Inc</text:a></text:p>
            <text:p>D-U-N-S# 848452090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6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2430000 Data processing schools</text:p>
          </table:table-cell>
          <table:table-cell office:value-type="string" calcext:value-type="string">
            <text:p>+1-404-252-96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40215854" xlink:type="simple">International Cartridge Corporation</text:a></text:p>
            <text:p>D-U-N-S# 840215854</text:p>
          </table:table-cell>
          <table:table-cell office:value-type="string" calcext:value-type="string">
            <text:p>Reynoldsville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61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820000 Small arms ammunition</text:p>
          </table:table-cell>
          <table:table-cell office:value-type="string" calcext:value-type="string">
            <text:p>+1-814-938-68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5541000000000" xlink:type="simple">Capitol Digital Document Solutions</text:a></text:p>
            <text:p>D-U-N-S# 807680421</text:p>
          </table:table-cell>
          <table:table-cell office:value-type="string" calcext:value-type="string">
            <text:p>Sacrament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60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3790202 Data processing consultant</text:p>
          </table:table-cell>
          <table:table-cell office:value-type="string" calcext:value-type="string">
            <text:p>+1-916-449-28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1544648" xlink:type="simple">Fleet Management Solutions, Inc.</text:a></text:p>
            <text:p>D-U-N-S# 141544648</text:p>
          </table:table-cell>
          <table:table-cell office:value-type="string" calcext:value-type="string">
            <text:p>Garden Grov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58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630000 Radio and t.v. communications equipment</text:p>
          </table:table-cell>
          <table:table-cell office:value-type="string" calcext:value-type="string">
            <text:p>+1-800-500-600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73596" xlink:type="simple">Rita's Tape Media LLC</text:a></text:p>
            <text:p>D-U-N-S# 001573596</text:p>
          </table:table-cell>
          <table:table-cell office:value-type="string" calcext:value-type="string">
            <text:p>Katy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56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459905 Computers, not elsewhere classified</text:p>
          </table:table-cell>
          <table:table-cell office:value-type="string" calcext:value-type="string">
            <text:p>+1-713-934-9633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03041182" xlink:type="simple">FERBAK, INC.</text:a></text:p>
            <text:p>D-U-N-S# 103041182</text:p>
          </table:table-cell>
          <table:table-cell office:value-type="string" calcext:value-type="string">
            <text:p>Northridg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55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430202 Photographic cameras, projectors, equipment and supplies</text:p>
          </table:table-cell>
          <table:table-cell office:value-type="string" calcext:value-type="string">
            <text:p>+1-818-891-616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6039951" xlink:type="simple">Presidential Aviation, Inc.</text:a></text:p>
            <text:p>D-U-N-S# 036039951</text:p>
          </table:table-cell>
          <table:table-cell office:value-type="string" calcext:value-type="string">
            <text:p>Fort Lauderdale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54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5220102 Flying charter service</text:p>
          </table:table-cell>
          <table:table-cell office:value-type="string" calcext:value-type="string">
            <text:p>+1-954-772-862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1480662" xlink:type="simple">Tactical Medical Solutions, Inc.</text:a></text:p>
            <text:p>D-U-N-S# 131480662</text:p>
          </table:table-cell>
          <table:table-cell office:value-type="string" calcext:value-type="string">
            <text:p>Anderson S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54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470300 Medical equipment and supplies</text:p>
          </table:table-cell>
          <table:table-cell office:value-type="string" calcext:value-type="string">
            <text:p>+1-864-224-008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2275391" xlink:type="simple">Tidewater Distributors, LLC</text:a></text:p>
            <text:p>D-U-N-S# 802275391</text:p>
          </table:table-cell>
          <table:table-cell office:value-type="string" calcext:value-type="string">
            <text:p>Virginia Beach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53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9410000 Sporting goods and bicycle shops</text:p>
          </table:table-cell>
          <table:table-cell office:value-type="string" calcext:value-type="string">
            <text:p>+1-757-318-665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38289527" xlink:type="simple">Executive Information Systems, LLC</text:a></text:p>
            <text:p>D-U-N-S# 938289527</text:p>
          </table:table-cell>
          <table:table-cell office:value-type="string" calcext:value-type="string">
            <text:p>Bethesda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52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+1-301-581-000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1040214" xlink:type="simple">Communications-Applied Technology Company</text:a></text:p>
            <text:p>D-U-N-S# 081040214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44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630000 Radio and t.v. communications equipment</text:p>
          </table:table-cell>
          <table:table-cell office:value-type="string" calcext:value-type="string">
            <text:p>+1-703-481-006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50736700" xlink:type="simple">Advantage Technologies, Inc.</text:a></text:p>
            <text:p>D-U-N-S# 150736700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4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730302 Value-added resellers, computer systems</text:p>
          </table:table-cell>
          <table:table-cell office:value-type="string" calcext:value-type="string">
            <text:p>+1-212-717-7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7941625" xlink:type="simple">Seva Technical Services, Inc.</text:a></text:p>
            <text:p>D-U-N-S# 807941625</text:p>
          </table:table-cell>
          <table:table-cell office:value-type="string" calcext:value-type="string">
            <text:p>Newport News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4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990100 Alarm and safety equipment stores</text:p>
          </table:table-cell>
          <table:table-cell office:value-type="string" calcext:value-type="string">
            <text:p>+1-757-930-006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9643125" xlink:type="simple">Pacific Link International, Corp.</text:a></text:p>
            <text:p>D-U-N-S# 809643125</text:p>
          </table:table-cell>
          <table:table-cell office:value-type="string" calcext:value-type="string">
            <text:p>Garden City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41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220200 Toiletries</text:p>
          </table:table-cell>
          <table:table-cell office:value-type="string" calcext:value-type="string">
            <text:p>+1-800-826-237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088980" xlink:type="simple">Cogent Solutions Inc</text:a></text:p>
            <text:p>D-U-N-S# 004088980</text:p>
          </table:table-cell>
          <table:table-cell office:value-type="string" calcext:value-type="string">
            <text:p>Fredericksbur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4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540-372-770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9448030" xlink:type="simple">Actionable Intelligence Technologies, Inc.</text:a></text:p>
            <text:p>D-U-N-S# 109448030</text:p>
          </table:table-cell>
          <table:table-cell office:value-type="string" calcext:value-type="string">
            <text:p>Sterlin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4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202-558-656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8319633" xlink:type="simple">D'Tel Communications, Inc</text:a></text:p>
            <text:p>D-U-N-S# 108319633</text:p>
          </table:table-cell>
          <table:table-cell office:value-type="string" calcext:value-type="string">
            <text:p>Dallas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36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650103 Telephone equipment</text:p>
          </table:table-cell>
          <table:table-cell office:value-type="string" calcext:value-type="string">
            <text:p>+1-972-490-012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9019180" xlink:type="simple">Potomacwave Consulting, Inc.</text:a></text:p>
            <text:p>D-U-N-S# 809019180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34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703-997-6066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56294614" xlink:type="simple">Data-Pages, Inc.</text:a></text:p>
            <text:p>D-U-N-S# 056294614</text:p>
          </table:table-cell>
          <table:table-cell office:value-type="string" calcext:value-type="string">
            <text:p>Rockaway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3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3789902 Computer peripheral equipment repair and maintenance</text:p>
          </table:table-cell>
          <table:table-cell office:value-type="string" calcext:value-type="string">
            <text:p>+1-973-989-04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8577552" xlink:type="simple">Indev, LLC</text:a></text:p>
            <text:p>D-U-N-S# 078577552</text:p>
          </table:table-cell>
          <table:table-cell office:value-type="string" calcext:value-type="string">
            <text:p>Malvern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28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3710300 Computer software development and applications</text:p>
          </table:table-cell>
          <table:table-cell office:value-type="string" calcext:value-type="string">
            <text:p>+1-610-772-700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7182209" xlink:type="simple">Wicklander Zulawski and Associates, Inc.</text:a></text:p>
            <text:p>D-U-N-S# 047182209</text:p>
          </table:table-cell>
          <table:table-cell office:value-type="string" calcext:value-type="string">
            <text:p>Downers Grove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28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630-852-68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0590937" xlink:type="simple">ABM Industry Groups, LLC</text:a></text:p>
            <text:p>D-U-N-S# 080590937</text:p>
          </table:table-cell>
          <table:table-cell office:value-type="string" calcext:value-type="string">
            <text:p>Sugar Land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23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73490000 Building maintenance services, not elsewhere classified</text:p>
          </table:table-cell>
          <table:table-cell office:value-type="string" calcext:value-type="string">
            <text:p>+1-855-226-367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5124957" xlink:type="simple">C &amp; M Truck &amp; Tire Repair Corp</text:a></text:p>
            <text:p>D-U-N-S# 175124957</text:p>
          </table:table-cell>
          <table:table-cell office:value-type="string" calcext:value-type="string">
            <text:p>Staten Island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2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349903 Tire repair shop</text:p>
          </table:table-cell>
          <table:table-cell office:value-type="string" calcext:value-type="string">
            <text:p>+1-718-356-985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26498019" xlink:type="simple">A-1 Freeman Relocation Services, Inc.</text:a></text:p>
            <text:p>D-U-N-S# 026498019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9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2149902 Household goods moving and storage, local</text:p>
          </table:table-cell>
          <table:table-cell office:value-type="string" calcext:value-type="string">
            <text:p>+1-210-661-140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3170694" xlink:type="simple">Osirus, Inc.</text:a></text:p>
            <text:p>D-U-N-S# 023170694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7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8129906 Contract food services</text:p>
          </table:table-cell>
          <table:table-cell office:value-type="string" calcext:value-type="string">
            <text:p>+1-210-862-598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5091062" xlink:type="simple">Component Sourcing Group</text:a></text:p>
            <text:p>D-U-N-S# 785091062</text:p>
          </table:table-cell>
          <table:table-cell office:value-type="string" calcext:value-type="string">
            <text:p>Laguna Hills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5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459903 Computer software</text:p>
          </table:table-cell>
          <table:table-cell office:value-type="string" calcext:value-type="string">
            <text:p>+1-949-521-687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1704876" xlink:type="simple">Classic Air Charter Inc.</text:a></text:p>
            <text:p>D-U-N-S# 961704876</text:p>
          </table:table-cell>
          <table:table-cell office:value-type="string" calcext:value-type="string">
            <text:p>Huntington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3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220102 Flying charter service</text:p>
          </table:table-cell>
          <table:table-cell office:value-type="string" calcext:value-type="string">
            <text:p>+1-631-549-50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727135" xlink:type="simple">Managed Care Advisors, Inc.</text:a></text:p>
            <text:p>D-U-N-S# 001727135</text:p>
          </table:table-cell>
          <table:table-cell office:value-type="string" calcext:value-type="string">
            <text:p>Bethesda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1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420404 Hospital and health services consultant</text:p>
          </table:table-cell>
          <table:table-cell office:value-type="string" calcext:value-type="string">
            <text:p>+1-240-467-88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4408167" xlink:type="simple">JDG Associates, Inc.</text:a></text:p>
            <text:p>D-U-N-S# 624408167</text:p>
          </table:table-cell>
          <table:table-cell office:value-type="string" calcext:value-type="string">
            <text:p>Boerne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830-981-898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57049830" xlink:type="simple">Perfect Fit</text:a></text:p>
            <text:p>D-U-N-S# 557049830</text:p>
          </table:table-cell>
          <table:table-cell office:value-type="string" calcext:value-type="string">
            <text:p>Corinna ME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0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720000 Personal leather goods, not elsewhere classified</text:p>
          </table:table-cell>
          <table:table-cell office:value-type="string" calcext:value-type="string">
            <text:p>+1-207-278-333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6662421" xlink:type="simple">Migrant Clinicians Network</text:a></text:p>
            <text:p>D-U-N-S# 826662421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10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3999906 Health systems agency</text:p>
          </table:table-cell>
          <table:table-cell office:value-type="string" calcext:value-type="string">
            <text:p>+1-512-327-201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5281529" xlink:type="simple">Pma 13, Inc.</text:a></text:p>
            <text:p>D-U-N-S# 045281529</text:p>
          </table:table-cell>
          <table:table-cell office:value-type="string" calcext:value-type="string">
            <text:p>Allentown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1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610-434-3613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84347024" xlink:type="simple">Wexler Technical Solutions, Inc.</text:a></text:p>
            <text:p>D-U-N-S# 184347024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6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3710101 Computer software systems analysis and design, custom</text:p>
          </table:table-cell>
          <table:table-cell office:value-type="string" calcext:value-type="string">
            <text:p>+1-301-296-446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9942591" xlink:type="simple">Scif Solutions, Inc.</text:a></text:p>
            <text:p>D-U-N-S# 169942591</text:p>
          </table:table-cell>
          <table:table-cell office:value-type="string" calcext:value-type="string">
            <text:p>Jacksonville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2.04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7320103 Business research service</text:p>
          </table:table-cell>
          <table:table-cell office:value-type="string" calcext:value-type="string">
            <text:p>+1-904-298-0631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376735" xlink:type="simple">Utah Communications Authority</text:a></text:p>
            <text:p>D-U-N-S# 001376735</text:p>
          </table:table-cell>
          <table:table-cell office:value-type="string" calcext:value-type="string">
            <text:p>Salt Lake City U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8999907 Communication signal enhancement network services</text:p>
          </table:table-cell>
          <table:table-cell office:value-type="string" calcext:value-type="string">
            <text:p>+1-801-840-4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2942972" xlink:type="simple">Cloudburst Technologies LLC</text:a></text:p>
            <text:p>D-U-N-S# 192942972</text:p>
          </table:table-cell>
          <table:table-cell office:value-type="string" calcext:value-type="string">
            <text:p>Rockwall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7480302 Telecommunications consultant</text:p>
          </table:table-cell>
          <table:table-cell office:value-type="string" calcext:value-type="string">
            <text:p>+1-469-698-954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6881627" xlink:type="simple">Buckstaff Public Safety, Inc.</text:a></text:p>
            <text:p>D-U-N-S# 076881627</text:p>
          </table:table-cell>
          <table:table-cell office:value-type="string" calcext:value-type="string">
            <text:p>Norfolk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990103 Safety supplies and equipment</text:p>
          </table:table-cell>
          <table:table-cell office:value-type="string" calcext:value-type="string">
            <text:p>+1-757-622-458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0902872" xlink:type="simple">Hrworx, LLC</text:a></text:p>
            <text:p>D-U-N-S# 130902872</text:p>
          </table:table-cell>
          <table:table-cell office:value-type="string" calcext:value-type="string">
            <text:p>Sterlin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260-6339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786065052" xlink:type="simple">Saf Eng Associates, Inc</text:a></text:p>
            <text:p>D-U-N-S# 786065052</text:p>
          </table:table-cell>
          <table:table-cell office:value-type="string" calcext:value-type="string">
            <text:p>Englewood Cliffs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290100 Dams, waterways, docks, and other marine construction</text:p>
          </table:table-cell>
          <table:table-cell office:value-type="string" calcext:value-type="string">
            <text:p>+1-732-739-377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7635735" xlink:type="simple">Kusar Court Reporters &amp; Legal Services, Inc.</text:a></text:p>
            <text:p>D-U-N-S# 617635735</text:p>
          </table:table-cell>
          <table:table-cell office:value-type="string" calcext:value-type="string">
            <text:p>Long Beach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380201 Court reporting service</text:p>
          </table:table-cell>
          <table:table-cell office:value-type="string" calcext:value-type="string">
            <text:p>+1-562-437-848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1957981" xlink:type="simple">Jeremy Meyer</text:a></text:p>
            <text:p>D-U-N-S# 801957981</text:p>
          </table:table-cell>
          <table:table-cell office:value-type="string" calcext:value-type="string">
            <text:p>Spring Lake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439902 Office forms and supplies</text:p>
          </table:table-cell>
          <table:table-cell office:value-type="string" calcext:value-type="string">
            <text:p>+1-218-331-252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68091937" xlink:type="simple">Breaching Technologies, Inc.</text:a></text:p>
            <text:p>D-U-N-S# 168091937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2.0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4420400 Metal doors</text:p>
          </table:table-cell>
          <table:table-cell office:value-type="string" calcext:value-type="string">
            <text:p>+1-210-590-515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8777867" xlink:type="simple">B5 Systems, Inc.</text:a></text:p>
            <text:p>D-U-N-S# 828777867</text:p>
          </table:table-cell>
          <table:table-cell office:value-type="string" calcext:value-type="string">
            <text:p>Xenia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98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790100 Electronic circuits</text:p>
          </table:table-cell>
          <table:table-cell office:value-type="string" calcext:value-type="string">
            <text:p>+1-937-372-476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832637" xlink:type="simple">Global Infinity Enterprise Limited Liability Company</text:a></text:p>
            <text:p>D-U-N-S# 079832637</text:p>
          </table:table-cell>
          <table:table-cell office:value-type="string" calcext:value-type="string">
            <text:p>Edison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95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470304 Electro-medical equipment</text:p>
          </table:table-cell>
          <table:table-cell office:value-type="string" calcext:value-type="string">
            <text:p>+1-732-572-120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1336773" xlink:type="simple">Mlinqs, LLC</text:a></text:p>
            <text:p>D-U-N-S# 131336773</text:p>
          </table:table-cell>
          <table:table-cell office:value-type="string" calcext:value-type="string">
            <text:p>Fairfax Stati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94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03-425-112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64156468" xlink:type="simple">Premium Parking Service LLC</text:a></text:p>
            <text:p>D-U-N-S# 364156468</text:p>
          </table:table-cell>
          <table:table-cell office:value-type="string" calcext:value-type="string">
            <text:p>New Orleans L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94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210101 Parking lots</text:p>
          </table:table-cell>
          <table:table-cell office:value-type="string" calcext:value-type="string">
            <text:p>+1-504-565-554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27022141" xlink:type="simple">Nelson Enterprise Technology Services LLC</text:a></text:p>
            <text:p>D-U-N-S# 827022141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89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703-677-87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6569850" xlink:type="simple">Geo-Med, LLC</text:a></text:p>
            <text:p>D-U-N-S# 166569850</text:p>
          </table:table-cell>
          <table:table-cell office:value-type="string" calcext:value-type="string">
            <text:p>Lake Mary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87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470300 Medical equipment and supplies</text:p>
          </table:table-cell>
          <table:table-cell office:value-type="string" calcext:value-type="string">
            <text:p>+1-407-230-165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6127768" xlink:type="simple">Firelake Construction, Inc.</text:a></text:p>
            <text:p>D-U-N-S# 966127768</text:p>
          </table:table-cell>
          <table:table-cell office:value-type="string" calcext:value-type="string">
            <text:p>Lenexa KS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87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239901 Electric power line construction</text:p>
          </table:table-cell>
          <table:table-cell office:value-type="string" calcext:value-type="string">
            <text:p>+1-913-312-95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7524352" xlink:type="simple">Carol Davis Reporting, Records &amp; Video, Inc.</text:a></text:p>
            <text:p>D-U-N-S# 797524352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86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3380201 Court reporting service</text:p>
          </table:table-cell>
          <table:table-cell office:value-type="string" calcext:value-type="string">
            <text:p>+1-713-461-380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38973392" xlink:type="simple">Bovard Inc</text:a></text:p>
            <text:p>D-U-N-S# 038973392</text:p>
          </table:table-cell>
          <table:table-cell office:value-type="string" calcext:value-type="string">
            <text:p>Altoona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84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110405 Warm air heating and air conditioning contractor</text:p>
          </table:table-cell>
          <table:table-cell office:value-type="string" calcext:value-type="string">
            <text:p>+1-814-684-0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3019953" xlink:type="simple">Boss Innovation &amp; Marketing Inc.</text:a></text:p>
            <text:p>D-U-N-S# 093019953</text:p>
          </table:table-cell>
          <table:table-cell office:value-type="string" calcext:value-type="string">
            <text:p>Rcho Sta Marg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8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849912 Safety equipment</text:p>
          </table:table-cell>
          <table:table-cell office:value-type="string" calcext:value-type="string">
            <text:p>+1-949-709-243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772929" xlink:type="simple">Atlantic Petroleum Mineral Resources</text:a></text:p>
            <text:p>D-U-N-S# 006772929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80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720200 Engine fuels and oils</text:p>
          </table:table-cell>
          <table:table-cell office:value-type="string" calcext:value-type="string">
            <text:p>+1-713-223-276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0509478" xlink:type="simple">Nc4 Public Sector LLC</text:a></text:p>
            <text:p>D-U-N-S# 610509478</text:p>
          </table:table-cell>
          <table:table-cell office:value-type="string" calcext:value-type="string">
            <text:p>El Segund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76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310-606-444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408824" xlink:type="simple">Ucc-Kp Investment, LLC</text:a></text:p>
            <text:p>D-U-N-S# 080408824</text:p>
          </table:table-cell>
          <table:table-cell office:value-type="string" calcext:value-type="string">
            <text:p>Greenwich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71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7199901 Investment holding companies, except banks</text:p>
          </table:table-cell>
          <table:table-cell office:value-type="string" calcext:value-type="string">
            <text:p>+1-203-580-57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514541" xlink:type="simple">Adams Evidence Grade Technology, Inc.</text:a></text:p>
            <text:p>D-U-N-S# 014514541</text:p>
          </table:table-cell>
          <table:table-cell office:value-type="string" calcext:value-type="string">
            <text:p>Utopia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67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6520000 Prerecorded records and tapes</text:p>
          </table:table-cell>
          <table:table-cell office:value-type="string" calcext:value-type="string">
            <text:p>+1-830-966-421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4134470" xlink:type="simple">Sherburne, County of (inc)</text:a></text:p>
            <text:p>D-U-N-S# 784134470</text:p>
          </table:table-cell>
          <table:table-cell office:value-type="string" calcext:value-type="string">
            <text:p>Elk River MN United State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1.65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3220000 Individual and family services</text:p>
          </table:table-cell>
          <table:table-cell office:value-type="string" calcext:value-type="string">
            <text:p>+1-763-765-3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742662" xlink:type="simple">Immediate System Resources, Inc</text:a></text:p>
            <text:p>D-U-N-S# 001742662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62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410-889-262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6569272" xlink:type="simple">Valytics, LLC</text:a></text:p>
            <text:p>D-U-N-S# 786569272</text:p>
          </table:table-cell>
          <table:table-cell office:value-type="string" calcext:value-type="string">
            <text:p>Great Falls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62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421-348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1120124" xlink:type="simple">Quality Coast Incorporated</text:a></text:p>
            <text:p>D-U-N-S# 791120124</text:p>
          </table:table-cell>
          <table:table-cell office:value-type="string" calcext:value-type="string">
            <text:p>Chula Vista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61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3490104 Janitorial service, contract basis</text:p>
          </table:table-cell>
          <table:table-cell office:value-type="string" calcext:value-type="string">
            <text:p>+1-619-443-919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8373006" xlink:type="simple">Eclipse Business Group, Inc.</text:a></text:p>
            <text:p>D-U-N-S# 828373006</text:p>
          </table:table-cell>
          <table:table-cell office:value-type="string" calcext:value-type="string">
            <text:p>El Pas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60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7410000 Management services</text:p>
          </table:table-cell>
          <table:table-cell office:value-type="string" calcext:value-type="string">
            <text:p>+1-760-855-212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524318" xlink:type="simple">Tech Ops Specialty Vehicles LLC</text:a></text:p>
            <text:p>D-U-N-S# 080524318</text:p>
          </table:table-cell>
          <table:table-cell office:value-type="string" calcext:value-type="string">
            <text:p>Stevens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59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6639906 Mobile communication equipment</text:p>
          </table:table-cell>
          <table:table-cell office:value-type="string" calcext:value-type="string">
            <text:p>+1-800-719-460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1351449" xlink:type="simple">Response Marketing, Inc.</text:a></text:p>
            <text:p>D-U-N-S# 071351449</text:p>
          </table:table-cell>
          <table:table-cell office:value-type="string" calcext:value-type="string">
            <text:p>Eden Prairie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58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9619905 Catalog sales</text:p>
          </table:table-cell>
          <table:table-cell office:value-type="string" calcext:value-type="string">
            <text:p>+1-952-941-283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3208388" xlink:type="simple">Neo Technologies, Inc.</text:a></text:p>
            <text:p>D-U-N-S# 613208388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58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340102 Printers and plotters: computers</text:p>
          </table:table-cell>
          <table:table-cell office:value-type="string" calcext:value-type="string">
            <text:p>+1-410-728-086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84227973" xlink:type="simple">Smithmyer Electronics Inc</text:a></text:p>
            <text:p>D-U-N-S# 184227973</text:p>
          </table:table-cell>
          <table:table-cell office:value-type="string" calcext:value-type="string">
            <text:p>Altoona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54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9990101 Alarm signal systems</text:p>
          </table:table-cell>
          <table:table-cell office:value-type="string" calcext:value-type="string">
            <text:p>+1-814-946-938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91418933" xlink:type="simple">Heartsafe America, Inc.</text:a></text:p>
            <text:p>D-U-N-S# 191418933</text:p>
          </table:table-cell>
          <table:table-cell office:value-type="string" calcext:value-type="string">
            <text:p>Farmers Branch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5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9129902 Proprietary (non-prescription medicine) stores</text:p>
          </table:table-cell>
          <table:table-cell office:value-type="string" calcext:value-type="string">
            <text:p>+1-972-248-947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40775988" xlink:type="simple">Jetico Inc. Oy</text:a></text:p>
            <text:p>D-U-N-S# 540775988</text:p>
          </table:table-cell>
          <table:table-cell office:value-type="string" calcext:value-type="string">
            <text:p>Espoo Uusimaa Finland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52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358-92517303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425729" xlink:type="simple">Comcast Cable Communications, LLC</text:a></text:p>
            <text:p>D-U-N-S# 080425729</text:p>
          </table:table-cell>
          <table:table-cell office:value-type="string" calcext:value-type="string">
            <text:p>Norcross GA United State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1.41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8410000 Cable and other pay television services</text:p>
          </table:table-cell>
          <table:table-cell office:value-type="string" calcext:value-type="string">
            <text:p>+1-770-559-284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488432" xlink:type="simple">Elite Shooting Sports LLC</text:a></text:p>
            <text:p>D-U-N-S# 079488432</text:p>
          </table:table-cell>
          <table:table-cell office:value-type="string" calcext:value-type="string">
            <text:p>Manassas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40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990703 Shooting range operation</text:p>
          </table:table-cell>
          <table:table-cell office:value-type="string" calcext:value-type="string">
            <text:p>+1-703-597-288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35665169" xlink:type="simple">TECHNOLOGY - MANAGEMENT &amp; INNOVATIVE SOLUTIONS, LLC</text:a></text:p>
            <text:p>D-U-N-S# 135665169</text:p>
          </table:table-cell>
          <table:table-cell office:value-type="string" calcext:value-type="string">
            <text:p>Dade City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4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813-494-605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22350184" xlink:type="simple">F C I Tech Inc.</text:a></text:p>
            <text:p>D-U-N-S# 622350184</text:p>
          </table:table-cell>
          <table:table-cell office:value-type="string" calcext:value-type="string">
            <text:p>Brooklyn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6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7319902 Consumer electronic equipment, not elsewhere classified</text:p>
          </table:table-cell>
          <table:table-cell office:value-type="string" calcext:value-type="string">
            <text:p>+1-718-782-282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0815519" xlink:type="simple">PACIFIC LIGHTING MANAGEMENT, INC</text:a></text:p>
            <text:p>D-U-N-S# 190815519</text:p>
          </table:table-cell>
          <table:table-cell office:value-type="string" calcext:value-type="string">
            <text:p>Santa Ana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5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310202 Energy management controls</text:p>
          </table:table-cell>
          <table:table-cell office:value-type="string" calcext:value-type="string">
            <text:p>+1-714-972-198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622984" xlink:type="simple">Midwest Security Services, Inc</text:a></text:p>
            <text:p>D-U-N-S# 078622984</text:p>
          </table:table-cell>
          <table:table-cell office:value-type="string" calcext:value-type="string">
            <text:p>Dayton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5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90502 Security control equipment and systems</text:p>
          </table:table-cell>
          <table:table-cell office:value-type="string" calcext:value-type="string">
            <text:p>+1-937-853-9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79289254" xlink:type="simple">Phoenix Trading Inc.</text:a></text:p>
            <text:p>D-U-N-S# 879289254</text:p>
          </table:table-cell>
          <table:table-cell office:value-type="string" calcext:value-type="string">
            <text:p>Woodinville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4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220000 Drugs, proprietaries, and sundries</text:p>
          </table:table-cell>
          <table:table-cell office:value-type="string" calcext:value-type="string">
            <text:p>+1-425-489-957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46850255" xlink:type="simple">Bottom Line Military Sales LLC</text:a></text:p>
            <text:p>D-U-N-S# 146850255</text:p>
          </table:table-cell>
          <table:table-cell office:value-type="string" calcext:value-type="string">
            <text:p>Liberty S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4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9990100 Alarm and safety equipment stores</text:p>
          </table:table-cell>
          <table:table-cell office:value-type="string" calcext:value-type="string">
            <text:p>+1-864-850-777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8932227" xlink:type="simple">Axiscore, LLC</text:a></text:p>
            <text:p>D-U-N-S# 618932227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33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800-294-799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3661020" xlink:type="simple">Pg Public Services, LLC</text:a></text:p>
            <text:p>D-U-N-S# 133661020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1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877-350-888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65731339" xlink:type="simple">Videntifier Technologies ehf.</text:a></text:p>
            <text:p>D-U-N-S# 365731339</text:p>
          </table:table-cell>
          <table:table-cell office:value-type="string" calcext:value-type="string">
            <text:p>Reykjavik Iceland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1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3740000 Data processing and preparation</text:p>
          </table:table-cell>
          <table:table-cell office:value-type="string" calcext:value-type="string">
            <text:p>+354-44545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8567223" xlink:type="simple">Concealed Technology Services Inc.</text:a></text:p>
            <text:p>D-U-N-S# 038567223</text:p>
          </table:table-cell>
          <table:table-cell office:value-type="string" calcext:value-type="string">
            <text:p>Warminster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215-444-94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3080526" xlink:type="simple">Associated Services Inc</text:a></text:p>
            <text:p>D-U-N-S# 783080526</text:p>
          </table:table-cell>
          <table:table-cell office:value-type="string" calcext:value-type="string">
            <text:p>Pittsburgh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0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3490104 Janitorial service, contract basis</text:p>
          </table:table-cell>
          <table:table-cell office:value-type="string" calcext:value-type="string">
            <text:p>+1-412-821-907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3478914" xlink:type="simple">Step Two Investments LLC</text:a></text:p>
            <text:p>D-U-N-S# 123478914</text:p>
          </table:table-cell>
          <table:table-cell office:value-type="string" calcext:value-type="string">
            <text:p>Overland Park KS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0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3319904 Mailing service</text:p>
          </table:table-cell>
          <table:table-cell office:value-type="string" calcext:value-type="string">
            <text:p>+1-913-888-9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1162391" xlink:type="simple">Compass House</text:a></text:p>
            <text:p>D-U-N-S# 781162391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0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3220500 Family counseling services</text:p>
          </table:table-cell>
          <table:table-cell office:value-type="string" calcext:value-type="string">
            <text:p>+1-716-886-135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43559783" xlink:type="simple">KWizCom Corporation</text:a></text:p>
            <text:p>D-U-N-S# 243559783</text:p>
          </table:table-cell>
          <table:table-cell office:value-type="string" calcext:value-type="string">
            <text:p>Richmond Hill ON Canada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3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9610201 Computer software, mail order</text:p>
          </table:table-cell>
          <table:table-cell office:value-type="string" calcext:value-type="string">
            <text:p>+1-905-370-033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6235663" xlink:type="simple">Sperry West Inc</text:a></text:p>
            <text:p>D-U-N-S# 786235663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29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630205 Television closed circuit equipment</text:p>
          </table:table-cell>
          <table:table-cell office:value-type="string" calcext:value-type="string">
            <text:p>+1-858-551-2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27839981" xlink:type="simple">Global Systems of America Corporation</text:a></text:p>
            <text:p>D-U-N-S# 827839981</text:p>
          </table:table-cell>
          <table:table-cell office:value-type="string" calcext:value-type="string">
            <text:p>Norcross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7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310403 Fire detection and burglar alarm systems specialization</text:p>
          </table:table-cell>
          <table:table-cell office:value-type="string" calcext:value-type="string">
            <text:p>+1-770-441-960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4333886" xlink:type="simple">Carey &amp; Company, Ltd.</text:a></text:p>
            <text:p>D-U-N-S# 124333886</text:p>
          </table:table-cell>
          <table:table-cell office:value-type="string" calcext:value-type="string">
            <text:p>Salida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7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719-539-484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0939304" xlink:type="simple">Child Rescue Coalition, Inc.</text:a></text:p>
            <text:p>D-U-N-S# 070939304</text:p>
          </table:table-cell>
          <table:table-cell office:value-type="string" calcext:value-type="string">
            <text:p>Boca Raton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6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520204 Shelters, animal</text:p>
          </table:table-cell>
          <table:table-cell office:value-type="string" calcext:value-type="string">
            <text:p>+1-561-988-422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1725457" xlink:type="simple">U.S. TACTICAL SUPPLY INC.</text:a></text:p>
            <text:p>D-U-N-S# 021725457</text:p>
          </table:table-cell>
          <table:table-cell office:value-type="string" calcext:value-type="string">
            <text:p>Albany O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9410202 Firearms</text:p>
          </table:table-cell>
          <table:table-cell office:value-type="string" calcext:value-type="string">
            <text:p>+1-541-928-864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29127727" xlink:type="simple">New Life Chinese Laundry Inc</text:a></text:p>
            <text:p>D-U-N-S# 029127727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0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119901 Laundry collecting and distributing outlet</text:p>
          </table:table-cell>
          <table:table-cell office:value-type="string" calcext:value-type="string">
            <text:p>+1-619-295-046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307336" xlink:type="simple">Benchmark Filing &amp; Shelving Systems</text:a></text:p>
            <text:p>D-U-N-S# 009307336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210104 Filing units</text:p>
          </table:table-cell>
          <table:table-cell office:value-type="string" calcext:value-type="string">
            <text:p>+1-713-466-925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7448955" xlink:type="simple">Xrad Tele-Services Inc</text:a></text:p>
            <text:p>D-U-N-S# 167448955</text:p>
          </table:table-cell>
          <table:table-cell office:value-type="string" calcext:value-type="string">
            <text:p>Fallbrook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110000 Offices and clinics of medical doctors</text:p>
          </table:table-cell>
          <table:table-cell office:value-type="string" calcext:value-type="string">
            <text:p>+1-760-550-01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9987093" xlink:type="simple">SYSTEC GROUP LLC</text:a></text:p>
            <text:p>D-U-N-S# 159987093</text:p>
          </table:table-cell>
          <table:table-cell office:value-type="string" calcext:value-type="string">
            <text:p>Pewaukee W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20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410103 Office management</text:p>
          </table:table-cell>
          <table:table-cell office:value-type="string" calcext:value-type="string">
            <text:p>+1-262-968-901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0031253" xlink:type="simple">The Viking Corporation</text:a></text:p>
            <text:p>D-U-N-S# 090031253</text:p>
          </table:table-cell>
          <table:table-cell office:value-type="string" calcext:value-type="string">
            <text:p>St Thomas V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19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149901 Furniture moving and storage, local</text:p>
          </table:table-cell>
          <table:table-cell office:value-type="string" calcext:value-type="string">
            <text:p>+1-340-776-153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560682" xlink:type="simple">Phonoscope, Inc.</text:a></text:p>
            <text:p>D-U-N-S# 080560682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18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480302 Telecommunications consultant</text:p>
          </table:table-cell>
          <table:table-cell office:value-type="string" calcext:value-type="string">
            <text:p>+1-713-272-46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1615924" xlink:type="simple">Neostek, Inc</text:a></text:p>
            <text:p>D-U-N-S# 961615924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16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1-703-682-695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01786600" xlink:type="simple">Evacusled Inc</text:a></text:p>
            <text:p>D-U-N-S# 201786600</text:p>
          </table:table-cell>
          <table:table-cell office:value-type="string" calcext:value-type="string">
            <text:p>Etobicoke ON Canada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1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990300 Safety equipment and supplies</text:p>
          </table:table-cell>
          <table:table-cell office:value-type="string" calcext:value-type="string">
            <text:p>+1-416-201-945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3090261" xlink:type="simple">The Nakamoto Group Inc</text:a></text:p>
            <text:p>D-U-N-S# 133090261</text:p>
          </table:table-cell>
          <table:table-cell office:value-type="string" calcext:value-type="string">
            <text:p>Jefferson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1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240-674-607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659453" xlink:type="simple">A&amp;M Capital-Gp, LP</text:a></text:p>
            <text:p>D-U-N-S# 079659453</text:p>
          </table:table-cell>
          <table:table-cell office:value-type="string" calcext:value-type="string">
            <text:p>Greenwich C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10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429908 Financial consultant</text:p>
          </table:table-cell>
          <table:table-cell office:value-type="string" calcext:value-type="string">
            <text:p>+1-212-759-443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627382" xlink:type="simple">Montrose Air Quality Services, LLC</text:a></text:p>
            <text:p>D-U-N-S# 079627382</text:p>
          </table:table-cell>
          <table:table-cell office:value-type="string" calcext:value-type="string">
            <text:p>Irvin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10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110101 Pollution control engineering</text:p>
          </table:table-cell>
          <table:table-cell office:value-type="string" calcext:value-type="string">
            <text:p>+1-661-340-09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56820459" xlink:type="simple">Acams Inc</text:a></text:p>
            <text:p>D-U-N-S# 556820459</text:p>
          </table:table-cell>
          <table:table-cell office:value-type="string" calcext:value-type="string">
            <text:p>Miami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410000 Management services</text:p>
          </table:table-cell>
          <table:table-cell office:value-type="string" calcext:value-type="string">
            <text:p>+1-305-373-002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841107" xlink:type="simple">Pcs Enterprises, Inc.</text:a></text:p>
            <text:p>D-U-N-S# 004841107</text:p>
          </table:table-cell>
          <table:table-cell office:value-type="string" calcext:value-type="string">
            <text:p>Bowi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8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301-218-224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001807" xlink:type="simple">Magnet Forensics Usa, Inc.</text:a></text:p>
            <text:p>D-U-N-S# 080001807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08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729901 Application computer software</text:p>
          </table:table-cell>
          <table:table-cell office:value-type="string" calcext:value-type="string">
            <text:p>+1-519-342-019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5193316" xlink:type="simple">Folsom Shooting Club Inc</text:a></text:p>
            <text:p>D-U-N-S# 945193316</text:p>
          </table:table-cell>
          <table:table-cell office:value-type="string" calcext:value-type="string">
            <text:p>Sloughhous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7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410202 Firearms</text:p>
          </table:table-cell>
          <table:table-cell office:value-type="string" calcext:value-type="string">
            <text:p>+1-916-354-966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9347496" xlink:type="simple">Phoenix Supply, LLC</text:a></text:p>
            <text:p>D-U-N-S# 969347496</text:p>
          </table:table-cell>
          <table:table-cell office:value-type="string" calcext:value-type="string">
            <text:p>Minneapolis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7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1220000 Drugs, proprietaries, and sundries</text:p>
          </table:table-cell>
          <table:table-cell office:value-type="string" calcext:value-type="string">
            <text:p>+1-651-209-39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1522834" xlink:type="simple">New Dimension Awards Inc</text:a></text:p>
            <text:p>D-U-N-S# 021522834</text:p>
          </table:table-cell>
          <table:table-cell office:value-type="string" calcext:value-type="string">
            <text:p>Brooklyn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1.03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4990404 Trophies, metal, except silver</text:p>
          </table:table-cell>
          <table:table-cell office:value-type="string" calcext:value-type="string">
            <text:p>+1-718-236-82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5535182" xlink:type="simple">The Cresston Company LLC</text:a></text:p>
            <text:p>D-U-N-S# 125535182</text:p>
          </table:table-cell>
          <table:table-cell office:value-type="string" calcext:value-type="string">
            <text:p>Annapolis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1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410-457-714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7095418" xlink:type="simple">Insyte LLC</text:a></text:p>
            <text:p>D-U-N-S# 167095418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1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703-535-8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6648503" xlink:type="simple">Capital Shredder Corp</text:a></text:p>
            <text:p>D-U-N-S# 966648503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1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879909 Shredders, industrial and commercial</text:p>
          </table:table-cell>
          <table:table-cell office:value-type="string" calcext:value-type="string">
            <text:p>+1-301-770-39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57578685" xlink:type="simple">Vohne Liche Kennels Inc</text:a></text:p>
            <text:p>D-U-N-S# 957578685</text:p>
          </table:table-cell>
          <table:table-cell office:value-type="string" calcext:value-type="string">
            <text:p>Denver I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1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520202 Boarding services, kennels</text:p>
          </table:table-cell>
          <table:table-cell office:value-type="string" calcext:value-type="string">
            <text:p>+1-765-985-227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3956417" xlink:type="simple">Gps Intelligence LLC</text:a></text:p>
            <text:p>D-U-N-S# 153956417</text:p>
          </table:table-cell>
          <table:table-cell office:value-type="string" calcext:value-type="string">
            <text:p>Scottsdale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0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999910 Electronic parts and equipment</text:p>
          </table:table-cell>
          <table:table-cell office:value-type="string" calcext:value-type="string">
            <text:p>+1-480-661-191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32061653" xlink:type="simple">Allways Shred, Inc.</text:a></text:p>
            <text:p>D-U-N-S# 932061653</text:p>
          </table:table-cell>
          <table:table-cell office:value-type="string" calcext:value-type="string">
            <text:p>Raleigh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899911 Document and office record destruction</text:p>
          </table:table-cell>
          <table:table-cell office:value-type="string" calcext:value-type="string">
            <text:p>+1-919-741-502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49171268" xlink:type="simple">Recall Technologies, Inc.</text:a></text:p>
            <text:p>D-U-N-S# 949171268</text:p>
          </table:table-cell>
          <table:table-cell office:value-type="string" calcext:value-type="string">
            <text:p>Palm Bay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0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610000 Telephone and telegraph apparatus</text:p>
          </table:table-cell>
          <table:table-cell office:value-type="string" calcext:value-type="string">
            <text:p>+1-321-952-442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4836799" xlink:type="simple">Prado Family Shooting Range</text:a></text:p>
            <text:p>D-U-N-S# 064836799</text:p>
          </table:table-cell>
          <table:table-cell office:value-type="string" calcext:value-type="string">
            <text:p>Chin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0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9990703 Shooting range operation</text:p>
          </table:table-cell>
          <table:table-cell office:value-type="string" calcext:value-type="string">
            <text:p>+1-909-597-479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32503622" xlink:type="simple">Printree LLC</text:a></text:p>
            <text:p>D-U-N-S# 832503622</text:p>
          </table:table-cell>
          <table:table-cell office:value-type="string" calcext:value-type="string">
            <text:p>Brea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0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590500 Business machine and electronic equipment rental services</text:p>
          </table:table-cell>
          <table:table-cell office:value-type="string" calcext:value-type="string">
            <text:p>+1-310-697-887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4832819" xlink:type="simple">Bowhead Support Group LLC</text:a></text:p>
            <text:p>D-U-N-S# 614832819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1.0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9990000 Services, not elsewhere classified</text:p>
          </table:table-cell>
          <table:table-cell office:value-type="string" calcext:value-type="string">
            <text:p>+1-256-217-200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1480134" xlink:type="simple">Technical Maintenance and Services Corp.</text:a></text:p>
            <text:p>D-U-N-S# 151480134</text:p>
          </table:table-cell>
          <table:table-cell office:value-type="string" calcext:value-type="string">
            <text:p>Rio Piedras P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9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230000 Refrigeration service and repair</text:p>
          </table:table-cell>
          <table:table-cell office:value-type="string" calcext:value-type="string">
            <text:p>+1-787-274-181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5155244" xlink:type="simple">Stat Courier Service, Inc.</text:a></text:p>
            <text:p>D-U-N-S# 045155244</text:p>
          </table:table-cell>
          <table:table-cell office:value-type="string" calcext:value-type="string">
            <text:p>Lake St Louis M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9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2150000 Courier services, except by air</text:p>
          </table:table-cell>
          <table:table-cell office:value-type="string" calcext:value-type="string">
            <text:p>+1-636-561-251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8025683" xlink:type="simple">Haynes Security Corp</text:a></text:p>
            <text:p>D-U-N-S# 068025683</text:p>
          </table:table-cell>
          <table:table-cell office:value-type="string" calcext:value-type="string">
            <text:p>Farmingdale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6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310402 Closed circuit television installation</text:p>
          </table:table-cell>
          <table:table-cell office:value-type="string" calcext:value-type="string">
            <text:p>+1-631-420-945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3530926" xlink:type="simple">Creative Corrections, L.L.C.</text:a></text:p>
            <text:p>D-U-N-S# 143530926</text:p>
          </table:table-cell>
          <table:table-cell office:value-type="string" calcext:value-type="string">
            <text:p>Beaumont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5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409-866-99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5105120" xlink:type="simple">Close Quarters Tactical, LLC</text:a></text:p>
            <text:p>D-U-N-S# 965105120</text:p>
          </table:table-cell>
          <table:table-cell office:value-type="string" calcext:value-type="string">
            <text:p>Shelby Township M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5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910000 Sporting and recreation goods</text:p>
          </table:table-cell>
          <table:table-cell office:value-type="string" calcext:value-type="string">
            <text:p>+1-586-726-473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9189173" xlink:type="simple">Packet Forensics, LLC</text:a></text:p>
            <text:p>D-U-N-S# 809189173</text:p>
          </table:table-cell>
          <table:table-cell office:value-type="string" calcext:value-type="string">
            <text:p>Virginia Beach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730100 Systems software development services</text:p>
          </table:table-cell>
          <table:table-cell office:value-type="string" calcext:value-type="string">
            <text:p>+1-480-804-821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6572682" xlink:type="simple">Green It Systems Group</text:a></text:p>
            <text:p>D-U-N-S# 966572682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5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621-10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4508131" xlink:type="simple">M. L. Benjamin Enterprises Inc.</text:a></text:p>
            <text:p>D-U-N-S# 194508131</text:p>
          </table:table-cell>
          <table:table-cell office:value-type="string" calcext:value-type="string">
            <text:p>Middletown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5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87429901 Administrative services consultant</text:p>
          </table:table-cell>
          <table:table-cell office:value-type="string" calcext:value-type="string">
            <text:p>+1-800-677-253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050346" xlink:type="simple">Enterprise Technology Solutions, Inc.</text:a></text:p>
            <text:p>D-U-N-S# 005050346</text:p>
          </table:table-cell>
          <table:table-cell office:value-type="string" calcext:value-type="string">
            <text:p>Fremont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3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925-353-500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4623039" xlink:type="simple">SAMPSON PARTNERS LLC</text:a></text:p>
            <text:p>D-U-N-S# 124623039</text:p>
          </table:table-cell>
          <table:table-cell office:value-type="string" calcext:value-type="string">
            <text:p>Fleming Island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3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9990900 Medical apparatus and supplies</text:p>
          </table:table-cell>
          <table:table-cell office:value-type="string" calcext:value-type="string">
            <text:p>+1-904-213-764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78854504" xlink:type="simple">Ems Safety Services Inc</text:a></text:p>
            <text:p>D-U-N-S# 878854504</text:p>
          </table:table-cell>
          <table:table-cell office:value-type="string" calcext:value-type="string">
            <text:p>San Clement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3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2999916 Survival school</text:p>
          </table:table-cell>
          <table:table-cell office:value-type="string" calcext:value-type="string">
            <text:p>+1-949-388-339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9239529" xlink:type="simple">Callyo 2009 Corp.</text:a></text:p>
            <text:p>D-U-N-S# 969239529</text:p>
          </table:table-cell>
          <table:table-cell office:value-type="string" calcext:value-type="string">
            <text:p>Carson City NV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727-365-86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3026223" xlink:type="simple">Winnow Management Corporation</text:a></text:p>
            <text:p>D-U-N-S# 613026223</text:p>
          </table:table-cell>
          <table:table-cell office:value-type="string" calcext:value-type="string">
            <text:p>Pompano Beach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10100 Business management</text:p>
          </table:table-cell>
          <table:table-cell office:value-type="string" calcext:value-type="string">
            <text:p>+1-954-784-367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180273" xlink:type="simple">American Firearms School, LLC</text:a></text:p>
            <text:p>D-U-N-S# 005180273</text:p>
          </table:table-cell>
          <table:table-cell office:value-type="string" calcext:value-type="string">
            <text:p>North Attleboro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9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508-695-586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9053185" xlink:type="simple">Bromberg &amp; Associates, L.L.C.</text:a></text:p>
            <text:p>D-U-N-S# 949053185</text:p>
          </table:table-cell>
          <table:table-cell office:value-type="string" calcext:value-type="string">
            <text:p>Detroit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86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313-871-00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3719065" xlink:type="simple">Aurora Sportsmens Club</text:a></text:p>
            <text:p>D-U-N-S# 833719065</text:p>
          </table:table-cell>
          <table:table-cell office:value-type="string" calcext:value-type="string">
            <text:p>Waterman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86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410000 Civic and social associations</text:p>
          </table:table-cell>
          <table:table-cell office:value-type="string" calcext:value-type="string">
            <text:p>+1-815-264-9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812302" xlink:type="simple">Ecology Mir Group LLC</text:a></text:p>
            <text:p>D-U-N-S# 079812302</text:p>
          </table:table-cell>
          <table:table-cell office:value-type="string" calcext:value-type="string">
            <text:p>Manassas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8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90103 Brokers, contract services</text:p>
          </table:table-cell>
          <table:table-cell office:value-type="string" calcext:value-type="string">
            <text:p>+1-540-454-943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359314" xlink:type="simple">Lurk Enterprise Solutions LLC</text:a></text:p>
            <text:p>D-U-N-S# 079359314</text:p>
          </table:table-cell>
          <table:table-cell office:value-type="string" calcext:value-type="string">
            <text:p>Douglasville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84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3610102 Labor contractors (employment agency)</text:p>
          </table:table-cell>
          <table:table-cell office:value-type="string" calcext:value-type="string">
            <text:p>+1-770-627-341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7039224" xlink:type="simple">Varnermiller, LLC</text:a></text:p>
            <text:p>D-U-N-S# 797039224</text:p>
          </table:table-cell>
          <table:table-cell office:value-type="string" calcext:value-type="string">
            <text:p>Mount Pleasant S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84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3310000 Job training and related services</text:p>
          </table:table-cell>
          <table:table-cell office:value-type="string" calcext:value-type="string">
            <text:p>+1-843-216-5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7821757" xlink:type="simple">Thomson Reuters Special Services LLC</text:a></text:p>
            <text:p>D-U-N-S# 827821757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83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219-2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8057158" xlink:type="simple">Bse Performance LLC</text:a></text:p>
            <text:p>D-U-N-S# 088057158</text:p>
          </table:table-cell>
          <table:table-cell office:value-type="string" calcext:value-type="string">
            <text:p>Peoria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8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530000 Heavy construction equipment rental</text:p>
          </table:table-cell>
          <table:table-cell office:value-type="string" calcext:value-type="string">
            <text:p>+1-480-922-389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1113627" xlink:type="simple">360 Total Concept Consulting, Inc.</text:a></text:p>
            <text:p>D-U-N-S# 081113627</text:p>
          </table:table-cell>
          <table:table-cell office:value-type="string" calcext:value-type="string">
            <text:p>Oakland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81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7420200 Human resource consulting services</text:p>
          </table:table-cell>
          <table:table-cell office:value-type="string" calcext:value-type="string">
            <text:p>+1-510-836-036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979132" xlink:type="simple">Cbt Supply, Inc.</text:a></text:p>
            <text:p>D-U-N-S# 019979132</text:p>
          </table:table-cell>
          <table:table-cell office:value-type="string" calcext:value-type="string">
            <text:p>Rockaway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81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210000 Wood office furniture</text:p>
          </table:table-cell>
          <table:table-cell office:value-type="string" calcext:value-type="string">
            <text:p>+1-973-586-278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5726185" xlink:type="simple">Barling Bay, LLC</text:a></text:p>
            <text:p>D-U-N-S# 135726185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80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7480300 Communications consulting</text:p>
          </table:table-cell>
          <table:table-cell office:value-type="string" calcext:value-type="string">
            <text:p>+1-843-725-683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06744142" xlink:type="simple">Sourcelinq LLC</text:a></text:p>
            <text:p>D-U-N-S# 106744142</text:p>
          </table:table-cell>
          <table:table-cell office:value-type="string" calcext:value-type="string">
            <text:p>Boca Raton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8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490301 Dumbbells and other weightlifting equipment</text:p>
          </table:table-cell>
          <table:table-cell office:value-type="string" calcext:value-type="string">
            <text:p>+1-954-465-793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7900928" xlink:type="simple">Blueline Tactical and Police Supply, LLC</text:a></text:p>
            <text:p>D-U-N-S# 057900928</text:p>
          </table:table-cell>
          <table:table-cell office:value-type="string" calcext:value-type="string">
            <text:p>Elmsford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9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990000 Durable goods, not elsewhere classified</text:p>
          </table:table-cell>
          <table:table-cell office:value-type="string" calcext:value-type="string">
            <text:p>+1-914-560-843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8524929" xlink:type="simple">RIVER CITY RANGE, LLC</text:a></text:p>
            <text:p>D-U-N-S# 038524929</text:p>
          </table:table-cell>
          <table:table-cell office:value-type="string" calcext:value-type="string">
            <text:p>Richmond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9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990703 Shooting range operation</text:p>
          </table:table-cell>
          <table:table-cell office:value-type="string" calcext:value-type="string">
            <text:p>+1-804-266-266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4551386" xlink:type="simple">Dentrust Dental International, Inc.</text:a></text:p>
            <text:p>D-U-N-S# 964551386</text:p>
          </table:table-cell>
          <table:table-cell office:value-type="string" calcext:value-type="string">
            <text:p>Pipersville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9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210201 Dental clinic</text:p>
          </table:table-cell>
          <table:table-cell office:value-type="string" calcext:value-type="string">
            <text:p>+1-267-927-5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8705100" xlink:type="simple">Hariom Inc.</text:a></text:p>
            <text:p>D-U-N-S# 198705100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8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619-661-196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5985959" xlink:type="simple">Genesis Resource Inc</text:a></text:p>
            <text:p>D-U-N-S# 805985959</text:p>
          </table:table-cell>
          <table:table-cell office:value-type="string" calcext:value-type="string">
            <text:p>Gilbert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7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659903 Security control equipment and systems</text:p>
          </table:table-cell>
          <table:table-cell office:value-type="string" calcext:value-type="string">
            <text:p>+1-480-497-2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1746620" xlink:type="simple">Qbase-Mcneil Integrated Solutions Rllp</text:a></text:p>
            <text:p>D-U-N-S# 961746620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7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3790100 Computer related maintenance services</text:p>
          </table:table-cell>
          <table:table-cell office:value-type="string" calcext:value-type="string">
            <text:p>+1-888-458-034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8233274" xlink:type="simple">Goaltex Corp</text:a></text:p>
            <text:p>D-U-N-S# 808233274</text:p>
          </table:table-cell>
          <table:table-cell office:value-type="string" calcext:value-type="string">
            <text:p>Syosset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5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230200 Linens and towels</text:p>
          </table:table-cell>
          <table:table-cell office:value-type="string" calcext:value-type="string">
            <text:p>+1-516-682-577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0643533" xlink:type="simple">Young Scale Co., LLC</text:a></text:p>
            <text:p>D-U-N-S# 060643533</text:p>
          </table:table-cell>
          <table:table-cell office:value-type="string" calcext:value-type="string">
            <text:p>Honolulu H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3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9991401 Business machines and equipment</text:p>
          </table:table-cell>
          <table:table-cell office:value-type="string" calcext:value-type="string">
            <text:p>+1-808-733-078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30363177" xlink:type="simple">Federal Defense Solutions, Inc.</text:a></text:p>
            <text:p>D-U-N-S# 830363177</text:p>
          </table:table-cell>
          <table:table-cell office:value-type="string" calcext:value-type="string">
            <text:p>Centreville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625-937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1254842" xlink:type="simple">EZ Print Supplies, Llc.</text:a></text:p>
            <text:p>D-U-N-S# 141254842</text:p>
          </table:table-cell>
          <table:table-cell office:value-type="string" calcext:value-type="string">
            <text:p>Belts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0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1120402 Data processing supplies</text:p>
          </table:table-cell>
          <table:table-cell office:value-type="string" calcext:value-type="string">
            <text:p>+1-240-542-13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5303198" xlink:type="simple">Angeles Shooting Ranges Inc</text:a></text:p>
            <text:p>D-U-N-S# 075303198</text:p>
          </table:table-cell>
          <table:table-cell office:value-type="string" calcext:value-type="string">
            <text:p>Sylmar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70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9990703 Shooting range operation</text:p>
          </table:table-cell>
          <table:table-cell office:value-type="string" calcext:value-type="string">
            <text:p>+1-818-899-2255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78515956" xlink:type="simple">Nord Atlantic Trading Inc</text:a></text:p>
            <text:p>D-U-N-S# 878515956</text:p>
          </table:table-cell>
          <table:table-cell office:value-type="string" calcext:value-type="string">
            <text:p>Miami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9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650000 Electronic parts and equipment, not elsewhere classified</text:p>
          </table:table-cell>
          <table:table-cell office:value-type="string" calcext:value-type="string">
            <text:p>+1-305-251-566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665809" xlink:type="simple">Treasure Electronics Inc</text:a></text:p>
            <text:p>D-U-N-S# 078665809</text:p>
          </table:table-cell>
          <table:table-cell office:value-type="string" calcext:value-type="string">
            <text:p>Tulsa OK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499904 Metal locating equipment and accessories</text:p>
          </table:table-cell>
          <table:table-cell office:value-type="string" calcext:value-type="string">
            <text:p>+1-918-663-0123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09636910" xlink:type="simple">Ahtna Support and Training Services, LLC</text:a></text:p>
            <text:p>D-U-N-S# 609636910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67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80400 Systems analysis and engineering consulting services</text:p>
          </table:table-cell>
          <table:table-cell office:value-type="string" calcext:value-type="string">
            <text:p>+1-907-334-647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7745718" xlink:type="simple">Acme Supply Co., Ltd.</text:a></text:p>
            <text:p>D-U-N-S# 797745718</text:p>
          </table:table-cell>
          <table:table-cell office:value-type="string" calcext:value-type="string">
            <text:p>Glen Cove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6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60100 Work uniforms</text:p>
          </table:table-cell>
          <table:table-cell office:value-type="string" calcext:value-type="string">
            <text:p>+1-516-629-69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15308954" xlink:type="simple">Designsmith Ltd</text:a></text:p>
            <text:p>D-U-N-S# 615308954</text:p>
          </table:table-cell>
          <table:table-cell office:value-type="string" calcext:value-type="string">
            <text:p>Laurel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330000 Television broadcasting stations</text:p>
          </table:table-cell>
          <table:table-cell office:value-type="string" calcext:value-type="string">
            <text:p>+1-301-953-142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2095394" xlink:type="simple">Government Training Institute, Inc.</text:a></text:p>
            <text:p>D-U-N-S# 132095394</text:p>
          </table:table-cell>
          <table:table-cell office:value-type="string" calcext:value-type="string">
            <text:p>Barnwell S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4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3310103 Skill training center</text:p>
          </table:table-cell>
          <table:table-cell office:value-type="string" calcext:value-type="string">
            <text:p>+1-803-259-193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1619705" xlink:type="simple">Presenta Plaque Corporation</text:a></text:p>
            <text:p>D-U-N-S# 161619705</text:p>
          </table:table-cell>
          <table:table-cell office:value-type="string" calcext:value-type="string">
            <text:p>Tempe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4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319901 Composite board products, woodboard</text:p>
          </table:table-cell>
          <table:table-cell office:value-type="string" calcext:value-type="string">
            <text:p>+1-480-966-117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8822402" xlink:type="simple">International Satellite Services, Inc.</text:a></text:p>
            <text:p>D-U-N-S# 048822402</text:p>
          </table:table-cell>
          <table:table-cell office:value-type="string" calcext:value-type="string">
            <text:p>Naples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4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480302 Telecommunications consultant</text:p>
          </table:table-cell>
          <table:table-cell office:value-type="string" calcext:value-type="string">
            <text:p>+1-239-598-224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0801765" xlink:type="simple">Benefit Planning, Inc.</text:a></text:p>
            <text:p>D-U-N-S# 790801765</text:p>
          </table:table-cell>
          <table:table-cell office:value-type="string" calcext:value-type="string">
            <text:p>Shelbyville K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3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110104 Pension and retirement plan consultants</text:p>
          </table:table-cell>
          <table:table-cell office:value-type="string" calcext:value-type="string">
            <text:p>+1-502-633-149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481448" xlink:type="simple">Cold Box Express, LLC</text:a></text:p>
            <text:p>D-U-N-S# 079481448</text:p>
          </table:table-cell>
          <table:table-cell office:value-type="string" calcext:value-type="string">
            <text:p>Arab A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599907 Shipping container leasing</text:p>
          </table:table-cell>
          <table:table-cell office:value-type="string" calcext:value-type="string">
            <text:p>+1-256-586-47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5744040" xlink:type="simple">Evigilant.com Incorporated</text:a></text:p>
            <text:p>D-U-N-S# 125744040</text:p>
          </table:table-cell>
          <table:table-cell office:value-type="string" calcext:value-type="string">
            <text:p>Lor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0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3829903 Protective devices, security</text:p>
          </table:table-cell>
          <table:table-cell office:value-type="string" calcext:value-type="string">
            <text:p>+1-703-294-411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0853300" xlink:type="simple">Safe Restraints, Inc.</text:a></text:p>
            <text:p>D-U-N-S# 160853300</text:p>
          </table:table-cell>
          <table:table-cell office:value-type="string" calcext:value-type="string">
            <text:p>Danvill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9990103 Safety supplies and equipment</text:p>
          </table:table-cell>
          <table:table-cell office:value-type="string" calcext:value-type="string">
            <text:p>+1-800-972-79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84200785" xlink:type="simple">Interior Facilities Design LLC</text:a></text:p>
            <text:p>D-U-N-S# 184200785</text:p>
          </table:table-cell>
          <table:table-cell office:value-type="string" calcext:value-type="string">
            <text:p>Silver Spring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0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3890600 Interior design services</text:p>
          </table:table-cell>
          <table:table-cell office:value-type="string" calcext:value-type="string">
            <text:p>+1-301-588-057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7789531" xlink:type="simple">Atlantic Signal LLC</text:a></text:p>
            <text:p>D-U-N-S# 167789531</text:p>
          </table:table-cell>
          <table:table-cell office:value-type="string" calcext:value-type="string">
            <text:p>Topeka KS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6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120000 Radiotelephone communication</text:p>
          </table:table-cell>
          <table:table-cell office:value-type="string" calcext:value-type="string">
            <text:p>+1-785-215-83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5060309" xlink:type="simple">Nterone Corporation</text:a></text:p>
            <text:p>D-U-N-S# 825060309</text:p>
          </table:table-cell>
          <table:table-cell office:value-type="string" calcext:value-type="string">
            <text:p>Tyner N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58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8130200 Online service providers</text:p>
          </table:table-cell>
          <table:table-cell office:value-type="string" calcext:value-type="string">
            <text:p>+1-703-766-637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0519752" xlink:type="simple">Foster Products, Inc.</text:a></text:p>
            <text:p>D-U-N-S# 780519752</text:p>
          </table:table-cell>
          <table:table-cell office:value-type="string" calcext:value-type="string">
            <text:p>Batavia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410000 Fabricated structural metal</text:p>
          </table:table-cell>
          <table:table-cell office:value-type="string" calcext:value-type="string">
            <text:p>+1-513-735-977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643840" xlink:type="simple">Rstudio, Inc.</text:a></text:p>
            <text:p>D-U-N-S# 078643840</text:p>
          </table:table-cell>
          <table:table-cell office:value-type="string" calcext:value-type="string">
            <text:p>Boston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617-699-558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1242658" xlink:type="simple">Hartford Parking Authority</text:a></text:p>
            <text:p>D-U-N-S# 131242658</text:p>
          </table:table-cell>
          <table:table-cell office:value-type="string" calcext:value-type="string">
            <text:p>Hartford C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7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5210203 Parking structure</text:p>
          </table:table-cell>
          <table:table-cell office:value-type="string" calcext:value-type="string">
            <text:p>+1-860-757-07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7206202" xlink:type="simple">Eagle Hill Consulting, LLC</text:a></text:p>
            <text:p>D-U-N-S# 137206202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703-229-8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5717948" xlink:type="simple">Delitor Inc.</text:a></text:p>
            <text:p>D-U-N-S# 065717948</text:p>
          </table:table-cell>
          <table:table-cell office:value-type="string" calcext:value-type="string">
            <text:p>Huntersville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320103 Business research service</text:p>
          </table:table-cell>
          <table:table-cell office:value-type="string" calcext:value-type="string">
            <text:p>+1-980-298-126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64947314" xlink:type="simple">WHISPERING PINES ENTERPRISES, LTD</text:a></text:p>
            <text:p>D-U-N-S# 164947314</text:p>
          </table:table-cell>
          <table:table-cell office:value-type="string" calcext:value-type="string">
            <text:p>Hyatts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5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389902 General truck repair</text:p>
          </table:table-cell>
          <table:table-cell office:value-type="string" calcext:value-type="string">
            <text:p>+1-301-779-454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869344" xlink:type="simple">Tomahawk Defense, LLC</text:a></text:p>
            <text:p>D-U-N-S# 079869344</text:p>
          </table:table-cell>
          <table:table-cell office:value-type="string" calcext:value-type="string">
            <text:p>Nashville T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615-431-37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23624751" xlink:type="simple">Fronteo Government Services, Inc.</text:a></text:p>
            <text:p>D-U-N-S# 623624751</text:p>
          </table:table-cell>
          <table:table-cell office:value-type="string" calcext:value-type="string">
            <text:p>San Francisc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53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29905 Management information systems consultant</text:p>
          </table:table-cell>
          <table:table-cell office:value-type="string" calcext:value-type="string">
            <text:p>+1-415-914-234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587040" xlink:type="simple">Premium Stationers, Inc.</text:a></text:p>
            <text:p>D-U-N-S# 079587040</text:p>
          </table:table-cell>
          <table:table-cell office:value-type="string" calcext:value-type="string">
            <text:p>Chino Hills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2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120000 Stationery and office supplies</text:p>
          </table:table-cell>
          <table:table-cell office:value-type="string" calcext:value-type="string">
            <text:p>+1-323-285-166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5163324" xlink:type="simple">Family First 5 Inc.</text:a></text:p>
            <text:p>D-U-N-S# 025163324</text:p>
          </table:table-cell>
          <table:table-cell office:value-type="string" calcext:value-type="string">
            <text:p>Buffalo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2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150000 Courier services, except by air</text:p>
          </table:table-cell>
          <table:table-cell office:value-type="string" calcext:value-type="string">
            <text:p>+1-716-631-272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1749415" xlink:type="simple">Specialty Cartridge, Inc.</text:a></text:p>
            <text:p>D-U-N-S# 051749415</text:p>
          </table:table-cell>
          <table:table-cell office:value-type="string" calcext:value-type="string">
            <text:p>Covington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1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820000 Small arms ammunition</text:p>
          </table:table-cell>
          <table:table-cell office:value-type="string" calcext:value-type="string">
            <text:p>+1-770-788-5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3922788" xlink:type="simple">Government Marketing and Procurement, L.L.C.</text:a></text:p>
            <text:p>D-U-N-S# 123922788</text:p>
          </table:table-cell>
          <table:table-cell office:value-type="string" calcext:value-type="string">
            <text:p>Wimberley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1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7420300 Marketing consulting services</text:p>
          </table:table-cell>
          <table:table-cell office:value-type="string" calcext:value-type="string">
            <text:p>+1-832-600-663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33766441" xlink:type="simple">Silas Frazier Realty LLC</text:a></text:p>
            <text:p>D-U-N-S# 933766441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1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5310105 Real estate agent, residential</text:p>
          </table:table-cell>
          <table:table-cell office:value-type="string" calcext:value-type="string">
            <text:p>+1-678-937-082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9954201" xlink:type="simple">Neil S Hibler PHD Abbp</text:a></text:p>
            <text:p>D-U-N-S# 059954201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5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0490401 Clinical psychologist</text:p>
          </table:table-cell>
          <table:table-cell office:value-type="string" calcext:value-type="string">
            <text:p>+1-703-246-911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7851054" xlink:type="simple">N California Regional Public Safety Training Authority</text:a></text:p>
            <text:p>D-U-N-S# 147851054</text:p>
          </table:table-cell>
          <table:table-cell office:value-type="string" calcext:value-type="string">
            <text:p>Mcclellan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0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2990200 Educational services</text:p>
          </table:table-cell>
          <table:table-cell office:value-type="string" calcext:value-type="string">
            <text:p>+1-916-566-366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56915130" xlink:type="simple">Ewing Electronics, Inc</text:a></text:p>
            <text:p>D-U-N-S# 556915130</text:p>
          </table:table-cell>
          <table:table-cell office:value-type="string" calcext:value-type="string">
            <text:p>Alle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50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6290203 Electronic equipment repair</text:p>
          </table:table-cell>
          <table:table-cell office:value-type="string" calcext:value-type="string">
            <text:p>+1-469-519-2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43444964" xlink:type="simple">Action Workplace Service</text:a></text:p>
            <text:p>D-U-N-S# 843444964</text:p>
          </table:table-cell>
          <table:table-cell office:value-type="string" calcext:value-type="string">
            <text:p>Phoenix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8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489909 Safety training service</text:p>
          </table:table-cell>
          <table:table-cell office:value-type="string" calcext:value-type="string">
            <text:p>+1-602-454-882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67525638" xlink:type="simple">Zee Technologies, Inc.</text:a></text:p>
            <text:p>D-U-N-S# 167525638</text:p>
          </table:table-cell>
          <table:table-cell office:value-type="string" calcext:value-type="string">
            <text:p>Yuba City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559902 Print cartridges for laser and other computer printers</text:p>
          </table:table-cell>
          <table:table-cell office:value-type="string" calcext:value-type="string">
            <text:p>+1-530-671-58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7284519" xlink:type="simple">Wolcott Guns Inc</text:a></text:p>
            <text:p>D-U-N-S# 827284519</text:p>
          </table:table-cell>
          <table:table-cell office:value-type="string" calcext:value-type="string">
            <text:p>Depew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9410202 Firearms</text:p>
          </table:table-cell>
          <table:table-cell office:value-type="string" calcext:value-type="string">
            <text:p>+1-716-912-846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6111272" xlink:type="simple">The Highlands Ranch Law Enforcement Training Foundation</text:a></text:p>
            <text:p>D-U-N-S# 126111272</text:p>
          </table:table-cell>
          <table:table-cell office:value-type="string" calcext:value-type="string">
            <text:p>Castle Rock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7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2990200 Educational services</text:p>
          </table:table-cell>
          <table:table-cell office:value-type="string" calcext:value-type="string">
            <text:p>+1-303-660-756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75222520" xlink:type="simple">Telco Solutions Inc</text:a></text:p>
            <text:p>D-U-N-S# 175222520</text:p>
          </table:table-cell>
          <table:table-cell office:value-type="string" calcext:value-type="string">
            <text:p>Naples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7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201-327-93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3210408" xlink:type="simple">Silent Guard Systems Inc</text:a></text:p>
            <text:p>D-U-N-S# 003210408</text:p>
          </table:table-cell>
          <table:table-cell office:value-type="string" calcext:value-type="string">
            <text:p>Hollywood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6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20305 Sales (including sales management) consultant</text:p>
          </table:table-cell>
          <table:table-cell office:value-type="string" calcext:value-type="string">
            <text:p>+1-954-989-161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8509575" xlink:type="simple">Risklens, Inc.</text:a></text:p>
            <text:p>D-U-N-S# 968509575</text:p>
          </table:table-cell>
          <table:table-cell office:value-type="string" calcext:value-type="string">
            <text:p>Spokane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5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3729901 Application computer software</text:p>
          </table:table-cell>
          <table:table-cell office:value-type="string" calcext:value-type="string">
            <text:p>+1-866-936-019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46787951" xlink:type="simple">7655762 Canada Inc</text:a></text:p>
            <text:p>D-U-N-S# 246787951</text:p>
          </table:table-cell>
          <table:table-cell office:value-type="string" calcext:value-type="string">
            <text:p>Montréal QC Canada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5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420100 Personal safety equipment</text:p>
          </table:table-cell>
          <table:table-cell office:value-type="string" calcext:value-type="string">
            <text:p>+1-514-254-679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673287" xlink:type="simple">Adapt Pharma Inc.</text:a></text:p>
            <text:p>D-U-N-S# 079673287</text:p>
          </table:table-cell>
          <table:table-cell office:value-type="string" calcext:value-type="string">
            <text:p>Radnor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5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8340000 Pharmaceutical preparations</text:p>
          </table:table-cell>
          <table:table-cell office:value-type="string" calcext:value-type="string">
            <text:p>+1-844-232-78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8039789" xlink:type="simple">Tenica and Associates LLC</text:a></text:p>
            <text:p>D-U-N-S# 828039789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4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703-955-777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8308508" xlink:type="simple">Engel Ballistic Research Inc</text:a></text:p>
            <text:p>D-U-N-S# 058308508</text:p>
          </table:table-cell>
          <table:table-cell office:value-type="string" calcext:value-type="string">
            <text:p>Pimento I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7310102 Biotechnical research, commercial</text:p>
          </table:table-cell>
          <table:table-cell office:value-type="string" calcext:value-type="string">
            <text:p>+1-812-495-607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4376696" xlink:type="simple">Pacific Datacom Systems Inc.</text:a></text:p>
            <text:p>D-U-N-S# 144376696</text:p>
          </table:table-cell>
          <table:table-cell office:value-type="string" calcext:value-type="string">
            <text:p>San Clement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4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130101 Data telephone communications</text:p>
          </table:table-cell>
          <table:table-cell office:value-type="string" calcext:value-type="string">
            <text:p>+1-949-542-799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08142526" xlink:type="simple">Sendum Wireless Corporation</text:a></text:p>
            <text:p>D-U-N-S# 208142526</text:p>
          </table:table-cell>
          <table:table-cell office:value-type="string" calcext:value-type="string">
            <text:p>Burnaby BC Canada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650200 Communication equipment</text:p>
          </table:table-cell>
          <table:table-cell office:value-type="string" calcext:value-type="string">
            <text:p>+1-604-438-974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0559203" xlink:type="simple">Treefort Inc</text:a></text:p>
            <text:p>D-U-N-S# 120559203</text:p>
          </table:table-cell>
          <table:table-cell office:value-type="string" calcext:value-type="string">
            <text:p>Minneapolis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3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1-612-285-562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506826" xlink:type="simple">Mystaire Inc.</text:a></text:p>
            <text:p>D-U-N-S# 005506826</text:p>
          </table:table-cell>
          <table:table-cell office:value-type="string" calcext:value-type="string">
            <text:p>Creedmoor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20000 Environmental controls</text:p>
          </table:table-cell>
          <table:table-cell office:value-type="string" calcext:value-type="string">
            <text:p>+1-919-528-685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2281840" xlink:type="simple">JESUIT REFUGEE SERVICE USA</text:a></text:p>
            <text:p>D-U-N-S# 112281840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1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6999904 Charitable organization</text:p>
          </table:table-cell>
          <table:table-cell office:value-type="string" calcext:value-type="string">
            <text:p>+1-202-462-0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6538643" xlink:type="simple">Modular Concepts, Inc.</text:a></text:p>
            <text:p>D-U-N-S# 016538643</text:p>
          </table:table-cell>
          <table:table-cell office:value-type="string" calcext:value-type="string">
            <text:p>Fort Worth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1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891800 Design services</text:p>
          </table:table-cell>
          <table:table-cell office:value-type="string" calcext:value-type="string">
            <text:p>+1-817-945-166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618290" xlink:type="simple">Mil-Comm Group International, LLC</text:a></text:p>
            <text:p>D-U-N-S# 079618290</text:p>
          </table:table-cell>
          <table:table-cell office:value-type="string" calcext:value-type="string">
            <text:p>Freeland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4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609-290-641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8518745" xlink:type="simple">Paul Palmer</text:a></text:p>
            <text:p>D-U-N-S# 618518745</text:p>
          </table:table-cell>
          <table:table-cell office:value-type="string" calcext:value-type="string">
            <text:p>Thatcher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0000 Business services, not elsewhere classified</text:p>
          </table:table-cell>
          <table:table-cell office:value-type="string" calcext:value-type="string">
            <text:p>+1-928-792-338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2395868" xlink:type="simple">Ecovantage Energy Inc.</text:a></text:p>
            <text:p>D-U-N-S# 042395868</text:p>
          </table:table-cell>
          <table:table-cell office:value-type="string" calcext:value-type="string">
            <text:p>Weatherford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119906 Energy conservation engineering</text:p>
          </table:table-cell>
          <table:table-cell office:value-type="string" calcext:value-type="string">
            <text:p>+1-817-304-066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251332" xlink:type="simple">Mountain Rf Sensors, Inc.</text:a></text:p>
            <text:p>D-U-N-S# 079251332</text:p>
          </table:table-cell>
          <table:table-cell office:value-type="string" calcext:value-type="string">
            <text:p>Fort Lauderdale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40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990100 Barber and beauty shop equipment</text:p>
          </table:table-cell>
          <table:table-cell office:value-type="string" calcext:value-type="string">
            <text:p>+1-954-968-656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26333000000000" xlink:type="simple">Ecs Federal, LLC</text:a></text:p>
            <text:p>D-U-N-S# 806026852</text:p>
          </table:table-cell>
          <table:table-cell office:value-type="string" calcext:value-type="string">
            <text:p>Fairfax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39M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1-703-270-15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6173034" xlink:type="simple">Millennium Health &amp; Fitness Inc.</text:a></text:p>
            <text:p>D-U-N-S# 026173034</text:p>
          </table:table-cell>
          <table:table-cell office:value-type="string" calcext:value-type="string">
            <text:p>Scottsdale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9910000 Physical fitness facilities</text:p>
          </table:table-cell>
          <table:table-cell office:value-type="string" calcext:value-type="string">
            <text:p>+1-480-758-511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4462131" xlink:type="simple">World Wide Enterprises Inc</text:a></text:p>
            <text:p>D-U-N-S# 624462131</text:p>
          </table:table-cell>
          <table:table-cell office:value-type="string" calcext:value-type="string">
            <text:p>Cedar Hill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7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3490104 Janitorial service, contract basis</text:p>
          </table:table-cell>
          <table:table-cell office:value-type="string" calcext:value-type="string">
            <text:p>+1-972-299-00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4019126" xlink:type="simple">Tonawanda Sportsmen's Club Inc</text:a></text:p>
            <text:p>D-U-N-S# 074019126</text:p>
          </table:table-cell>
          <table:table-cell office:value-type="string" calcext:value-type="string">
            <text:p>North Tonawanda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7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9970301 Gun club, membership</text:p>
          </table:table-cell>
          <table:table-cell office:value-type="string" calcext:value-type="string">
            <text:p>+1-716-692-216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540031" xlink:type="simple">Kell Systems Inc.</text:a></text:p>
            <text:p>D-U-N-S# 011540031</text:p>
          </table:table-cell>
          <table:table-cell office:value-type="string" calcext:value-type="string">
            <text:p>Berea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499903 Law enforcement equipment and supplies</text:p>
          </table:table-cell>
          <table:table-cell office:value-type="string" calcext:value-type="string">
            <text:p>+1-440-239-924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37939460" xlink:type="simple">Interconnect Communication Specialists</text:a></text:p>
            <text:p>D-U-N-S# 937939460</text:p>
          </table:table-cell>
          <table:table-cell office:value-type="string" calcext:value-type="string">
            <text:p>Cypress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7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8130000 Telephone communication, except radio</text:p>
          </table:table-cell>
          <table:table-cell office:value-type="string" calcext:value-type="string">
            <text:p>+1-281-890-224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7227599" xlink:type="simple">Lighted Signs Direct, Inc</text:a></text:p>
            <text:p>D-U-N-S# 787227599</text:p>
          </table:table-cell>
          <table:table-cell office:value-type="string" calcext:value-type="string">
            <text:p>Dumfries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7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930000 Signs and advertising specialties</text:p>
          </table:table-cell>
          <table:table-cell office:value-type="string" calcext:value-type="string">
            <text:p>+1-703-965-51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480808" xlink:type="simple">ML Click Marketing LLC</text:a></text:p>
            <text:p>D-U-N-S# 012480808</text:p>
          </table:table-cell>
          <table:table-cell office:value-type="string" calcext:value-type="string">
            <text:p>Phoenix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420300 Marketing consulting services</text:p>
          </table:table-cell>
          <table:table-cell office:value-type="string" calcext:value-type="string">
            <text:p>+1-215-358-08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5487130" xlink:type="simple">Hamilton Enterprises, LLC</text:a></text:p>
            <text:p>D-U-N-S# 825487130</text:p>
          </table:table-cell>
          <table:table-cell office:value-type="string" calcext:value-type="string">
            <text:p>Greenbelt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6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891300 Legal and tax services</text:p>
          </table:table-cell>
          <table:table-cell office:value-type="string" calcext:value-type="string">
            <text:p>+1-703-599-121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39709532" xlink:type="simple">Seattle Police Athletic Assoc</text:a></text:p>
            <text:p>D-U-N-S# 839709532</text:p>
          </table:table-cell>
          <table:table-cell office:value-type="string" calcext:value-type="string">
            <text:p>Tukwila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6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9970301 Gun club, membership</text:p>
          </table:table-cell>
          <table:table-cell office:value-type="string" calcext:value-type="string">
            <text:p>+1-206-762-746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32229079" xlink:type="simple">Arcos De Oro, LLC</text:a></text:p>
            <text:p>D-U-N-S# 832229079</text:p>
          </table:table-cell>
          <table:table-cell office:value-type="string" calcext:value-type="string">
            <text:p>Tucson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4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120000 Eating places</text:p>
          </table:table-cell>
          <table:table-cell office:value-type="string" calcext:value-type="string">
            <text:p>+1-520-795-525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000464" xlink:type="simple">Global Traveler LLC</text:a></text:p>
            <text:p>D-U-N-S# 080000464</text:p>
          </table:table-cell>
          <table:table-cell office:value-type="string" calcext:value-type="string">
            <text:p>Leesbur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3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7489909 Safety training service</text:p>
          </table:table-cell>
          <table:table-cell office:value-type="string" calcext:value-type="string">
            <text:p>+1-703-999-550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44280943" xlink:type="simple">Alaska Native General Services, LLC</text:a></text:p>
            <text:p>D-U-N-S# 144280943</text:p>
          </table:table-cell>
          <table:table-cell office:value-type="string" calcext:value-type="string">
            <text:p>Cordova AK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3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1-703-234-9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883327" xlink:type="simple">Science Applications International Corporation</text:a></text:p>
            <text:p>D-U-N-S# 078883327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0.33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7310000 Commercial physical research</text:p>
          </table:table-cell>
          <table:table-cell office:value-type="string" calcext:value-type="string">
            <text:p>+1-703-676-43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791238" xlink:type="simple">Commercial Moving Solutions, Inc</text:a></text:p>
            <text:p>D-U-N-S# 004791238</text:p>
          </table:table-cell>
          <table:table-cell office:value-type="string" calcext:value-type="string">
            <text:p>Clearwater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890000 Transportation services, not elsewhere classified</text:p>
          </table:table-cell>
          <table:table-cell office:value-type="string" calcext:value-type="string">
            <text:p>+1-813-740-14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9137983" xlink:type="simple">Jack Knelly's Office Furniture Specialties, Inc.</text:a></text:p>
            <text:p>D-U-N-S# 139137983</text:p>
          </table:table-cell>
          <table:table-cell office:value-type="string" calcext:value-type="string">
            <text:p>Milton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990607 Office furniture installation</text:p>
          </table:table-cell>
          <table:table-cell office:value-type="string" calcext:value-type="string">
            <text:p>+1-570-742-821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9943864" xlink:type="simple">Interpark LLC</text:a></text:p>
            <text:p>D-U-N-S# 969943864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1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210000 Automobile parking</text:p>
          </table:table-cell>
          <table:table-cell office:value-type="string" calcext:value-type="string">
            <text:p>+1-312-935-28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711150" xlink:type="simple">U.S. Federal Solutions, Inc.</text:a></text:p>
            <text:p>D-U-N-S# 078711150</text:p>
          </table:table-cell>
          <table:table-cell office:value-type="string" calcext:value-type="string">
            <text:p>Silver Spring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30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202-536-465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6873761" xlink:type="simple">Rudman Wink Associates, LLC</text:a></text:p>
            <text:p>D-U-N-S# 806873761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703-424-152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3897666" xlink:type="simple">Kevin Potter</text:a></text:p>
            <text:p>D-U-N-S# 023897666</text:p>
          </table:table-cell>
          <table:table-cell office:value-type="string" calcext:value-type="string">
            <text:p>Wilsonville O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541-580-484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4579815" xlink:type="simple">SOUTH METRO PUBLIC SAFETY TRAINING FACILITY</text:a></text:p>
            <text:p>D-U-N-S# 144579815</text:p>
          </table:table-cell>
          <table:table-cell office:value-type="string" calcext:value-type="string">
            <text:p>Minneapolis M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7489909 Safety training service</text:p>
          </table:table-cell>
          <table:table-cell office:value-type="string" calcext:value-type="string">
            <text:p>+1-952-903-5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3649976" xlink:type="simple">SMD Corporation</text:a></text:p>
            <text:p>D-U-N-S# 173649976</text:p>
          </table:table-cell>
          <table:table-cell office:value-type="string" calcext:value-type="string">
            <text:p>Blacksbur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110000 Engineering services</text:p>
          </table:table-cell>
          <table:table-cell office:value-type="string" calcext:value-type="string">
            <text:p>+1-757-325-697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374272" xlink:type="simple">V3 Gate Team, LLP</text:a></text:p>
            <text:p>D-U-N-S# 078374272</text:p>
          </table:table-cell>
          <table:table-cell office:value-type="string" calcext:value-type="string">
            <text:p>Colorado Springs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450000 Computers, peripherals, and software</text:p>
          </table:table-cell>
          <table:table-cell office:value-type="string" calcext:value-type="string">
            <text:p>+1-719-368-618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32463313" xlink:type="simple">R A Mechanical &amp; Sons, Inc.</text:a></text:p>
            <text:p>D-U-N-S# 932463313</text:p>
          </table:table-cell>
          <table:table-cell office:value-type="string" calcext:value-type="string">
            <text:p>Lombard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10401 Mechanical contractor</text:p>
          </table:table-cell>
          <table:table-cell office:value-type="string" calcext:value-type="string">
            <text:p>+1-630-953-028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3297288" xlink:type="simple">Lt Business Solutions, LLC</text:a></text:p>
            <text:p>D-U-N-S# 133297288</text:p>
          </table:table-cell>
          <table:table-cell office:value-type="string" calcext:value-type="string">
            <text:p>Fredericksburg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9901 Administrative services consultant</text:p>
          </table:table-cell>
          <table:table-cell office:value-type="string" calcext:value-type="string">
            <text:p>+1-540-288-476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1569329" xlink:type="simple">Gc Alliance, LLC</text:a></text:p>
            <text:p>D-U-N-S# 021569329</text:p>
          </table:table-cell>
          <table:table-cell office:value-type="string" calcext:value-type="string">
            <text:p>Missi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3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419901 Food brokers</text:p>
          </table:table-cell>
          <table:table-cell office:value-type="string" calcext:value-type="string">
            <text:p>+1-281-330-547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1689583" xlink:type="simple">Red Carrot Inc</text:a></text:p>
            <text:p>D-U-N-S# 031689583</text:p>
          </table:table-cell>
          <table:table-cell office:value-type="string" calcext:value-type="string">
            <text:p>Miami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8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7429902 Business management consultant</text:p>
          </table:table-cell>
          <table:table-cell office:value-type="string" calcext:value-type="string">
            <text:p>+1-305-504-876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43275612" xlink:type="simple">Setcan Corporation</text:a></text:p>
            <text:p>D-U-N-S# 243275612</text:p>
          </table:table-cell>
          <table:table-cell office:value-type="string" calcext:value-type="string">
            <text:p>Winnipeg MB Canada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8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89909 Safety training service</text:p>
          </table:table-cell>
          <table:table-cell office:value-type="string" calcext:value-type="string">
            <text:p>+1-204-415-710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299393" xlink:type="simple">Advanced Marketing &amp; Sales Associates</text:a></text:p>
            <text:p>D-U-N-S# 008299393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650409 Video equipment, electronic</text:p>
          </table:table-cell>
          <table:table-cell office:value-type="string" calcext:value-type="string">
            <text:p>+1-512-482-006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7597522" xlink:type="simple">Integrated Exhibits Inc</text:a></text:p>
            <text:p>D-U-N-S# 157597522</text:p>
          </table:table-cell>
          <table:table-cell office:value-type="string" calcext:value-type="string">
            <text:p>Cincinnati OH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890309 Trade show arrangement</text:p>
          </table:table-cell>
          <table:table-cell office:value-type="string" calcext:value-type="string">
            <text:p>+1-513-281-600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82066402" xlink:type="simple">Installation Morale Welfare Recreation Fund</text:a></text:p>
            <text:p>D-U-N-S# 182066402</text:p>
          </table:table-cell>
          <table:table-cell office:value-type="string" calcext:value-type="string">
            <text:p>El Pas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7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890900 Financial services</text:p>
          </table:table-cell>
          <table:table-cell office:value-type="string" calcext:value-type="string">
            <text:p>+1-915-568-341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44976271" xlink:type="simple">Hill &amp; Mac Gunworks LLC</text:a></text:p>
            <text:p>D-U-N-S# 044976271</text:p>
          </table:table-cell>
          <table:table-cell office:value-type="string" calcext:value-type="string">
            <text:p>Alpharetta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6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849902 Guns (firearms) or gun parts, 30 mm. and below</text:p>
          </table:table-cell>
          <table:table-cell office:value-type="string" calcext:value-type="string">
            <text:p>+1-770-686-387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7873125" xlink:type="simple">Costcontrol USA LLC</text:a></text:p>
            <text:p>D-U-N-S# 807873125</text:p>
          </table:table-cell>
          <table:table-cell office:value-type="string" calcext:value-type="string">
            <text:p>Baltimor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6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+1-410-385-532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0637545" xlink:type="simple">Marden Electric L.L.C.</text:a></text:p>
            <text:p>D-U-N-S# 790637545</text:p>
          </table:table-cell>
          <table:table-cell office:value-type="string" calcext:value-type="string">
            <text:p>Tempe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5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310000 Electrical work</text:p>
          </table:table-cell>
          <table:table-cell office:value-type="string" calcext:value-type="string">
            <text:p>+1-480-234-133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3846097" xlink:type="simple">Pat V. Mack, Inc.</text:a></text:p>
            <text:p>D-U-N-S# 963846097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5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619-930-547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28709589" xlink:type="simple">Joliva Trucking LLC</text:a></text:p>
            <text:p>D-U-N-S# 828709589</text:p>
          </table:table-cell>
          <table:table-cell office:value-type="string" calcext:value-type="string">
            <text:p>Somerville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2120000 Local trucking, without storage</text:p>
          </table:table-cell>
          <table:table-cell office:value-type="string" calcext:value-type="string">
            <text:p>+1-908-930-666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84174394" xlink:type="simple">Pn Automation, Inc.</text:a></text:p>
            <text:p>D-U-N-S# 184174394</text:p>
          </table:table-cell>
          <table:table-cell office:value-type="string" calcext:value-type="string">
            <text:p>Halethorp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4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301-579-466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1108928" xlink:type="simple">L C Npee</text:a></text:p>
            <text:p>D-U-N-S# 831108928</text:p>
          </table:table-cell>
          <table:table-cell office:value-type="string" calcext:value-type="string">
            <text:p>Hialeah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2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239908 Cutting dies, except metal cutting</text:p>
          </table:table-cell>
          <table:table-cell office:value-type="string" calcext:value-type="string">
            <text:p>+1-888-316-371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7013189" xlink:type="simple">Express Alliance Courier, Inc.</text:a></text:p>
            <text:p>D-U-N-S# 167013189</text:p>
          </table:table-cell>
          <table:table-cell office:value-type="string" calcext:value-type="string">
            <text:p>Signal Hill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129903 Delivery service, vehicular</text:p>
          </table:table-cell>
          <table:table-cell office:value-type="string" calcext:value-type="string">
            <text:p>+1-562-989-039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9953081" xlink:type="simple">Hale Outdoor Products, LLC</text:a></text:p>
            <text:p>D-U-N-S# 809953081</text:p>
          </table:table-cell>
          <table:table-cell office:value-type="string" calcext:value-type="string">
            <text:p>Somerset WI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3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490512 Target shooting equipment</text:p>
          </table:table-cell>
          <table:table-cell office:value-type="string" calcext:value-type="string">
            <text:p>+1-715-247-309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6936271" xlink:type="simple">AF&amp;s Products &amp; Services, Inc.</text:a></text:p>
            <text:p>D-U-N-S# 606936271</text:p>
          </table:table-cell>
          <table:table-cell office:value-type="string" calcext:value-type="string">
            <text:p>Palm Desert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10000 Management services</text:p>
          </table:table-cell>
          <table:table-cell office:value-type="string" calcext:value-type="string">
            <text:p>+1-310-261-402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2895085" xlink:type="simple">Akima Global Services, LLC</text:a></text:p>
            <text:p>D-U-N-S# 832895085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2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571-323-52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1949569" xlink:type="simple">Boofighter LLC</text:a></text:p>
            <text:p>D-U-N-S# 011949569</text:p>
          </table:table-cell>
          <table:table-cell office:value-type="string" calcext:value-type="string">
            <text:p>Beaverton O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0100 Personal service agents, brokers, and bureaus</text:p>
          </table:table-cell>
          <table:table-cell office:value-type="string" calcext:value-type="string">
            <text:p>+1-503-452-25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1127738" xlink:type="simple">Giant Oak, Inc.</text:a></text:p>
            <text:p>D-U-N-S# 831127738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522-693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689554" xlink:type="simple">Norfolk Safe Company</text:a></text:p>
            <text:p>D-U-N-S# 078689554</text:p>
          </table:table-cell>
          <table:table-cell office:value-type="string" calcext:value-type="string">
            <text:p>Norfolk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999928 Vaults and safes</text:p>
          </table:table-cell>
          <table:table-cell office:value-type="string" calcext:value-type="string">
            <text:p>+1-757-961-175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6859745" xlink:type="simple">Hullihens Lawn Care Inc</text:a></text:p>
            <text:p>D-U-N-S# 046859745</text:p>
          </table:table-cell>
          <table:table-cell office:value-type="string" calcext:value-type="string">
            <text:p>Blandburg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0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7820000 Lawn and garden services</text:p>
          </table:table-cell>
          <table:table-cell office:value-type="string" calcext:value-type="string">
            <text:p>+1-814-687-449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667040" xlink:type="simple">Potomac Forum Ltd</text:a></text:p>
            <text:p>D-U-N-S# 011667040</text:p>
          </table:table-cell>
          <table:table-cell office:value-type="string" calcext:value-type="string">
            <text:p>Potomac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301-279-770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58313769" xlink:type="simple">Sandoval Custom Creations, Inc.</text:a></text:p>
            <text:p>D-U-N-S# 958313769</text:p>
          </table:table-cell>
          <table:table-cell office:value-type="string" calcext:value-type="string">
            <text:p>Larkspur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610300 Cameras and related equipment</text:p>
          </table:table-cell>
          <table:table-cell office:value-type="string" calcext:value-type="string">
            <text:p>+1-303-918-387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7071892" xlink:type="simple">Hunter Systems Group Inc.</text:a></text:p>
            <text:p>D-U-N-S# 197071892</text:p>
          </table:table-cell>
          <table:table-cell office:value-type="string" calcext:value-type="string">
            <text:p>Scituate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2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310203 Computer (hardware) development</text:p>
          </table:table-cell>
          <table:table-cell office:value-type="string" calcext:value-type="string">
            <text:p>+1-339-526-167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0952458" xlink:type="simple">Valdata Telecom</text:a></text:p>
            <text:p>D-U-N-S# 830952458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9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130201 Internet connectivity services</text:p>
          </table:table-cell>
          <table:table-cell office:value-type="string" calcext:value-type="string">
            <text:p>+1-281-751-865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8828236" xlink:type="simple">National Hospitality Management</text:a></text:p>
            <text:p>D-U-N-S# 948828236</text:p>
          </table:table-cell>
          <table:table-cell office:value-type="string" calcext:value-type="string">
            <text:p>Las Vegas NV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8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410100 Business management</text:p>
          </table:table-cell>
          <table:table-cell office:value-type="string" calcext:value-type="string">
            <text:p>+1-702-220-511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3194116" xlink:type="simple">Tailored Training Programs, LLC</text:a></text:p>
            <text:p>D-U-N-S# 783194116</text:p>
          </table:table-cell>
          <table:table-cell office:value-type="string" calcext:value-type="string">
            <text:p>Pinehurst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8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3310000 Job training and related services</text:p>
          </table:table-cell>
          <table:table-cell office:value-type="string" calcext:value-type="string">
            <text:p>+1-910-315-368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2676698" xlink:type="simple">Metrotec, Inc.</text:a></text:p>
            <text:p>D-U-N-S# 022676698</text:p>
          </table:table-cell>
          <table:table-cell office:value-type="string" calcext:value-type="string">
            <text:p>Purcellville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7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571-488-0223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217402193" xlink:type="simple">MATT BURNS LTD</text:a></text:p>
            <text:p>D-U-N-S# 217402193</text:p>
          </table:table-cell>
          <table:table-cell office:value-type="string" calcext:value-type="string">
            <text:p>Bristol Avon England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790000 Computer related services, not elsewhere classifie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43629535" xlink:type="simple">PRIORITY COURIER</text:a></text:p>
            <text:p>D-U-N-S# 943629535</text:p>
          </table:table-cell>
          <table:table-cell office:value-type="string" calcext:value-type="string">
            <text:p>Memphis TN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1601 Courier or messenger service</text:p>
          </table:table-cell>
          <table:table-cell office:value-type="string" calcext:value-type="string">
            <text:p>+1-901-327-312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360656" xlink:type="simple">Act Services Corp</text:a></text:p>
            <text:p>D-U-N-S# 078360656</text:p>
          </table:table-cell>
          <table:table-cell office:value-type="string" calcext:value-type="string">
            <text:p>Fitchburg M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7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8129906 Contract food services</text:p>
          </table:table-cell>
          <table:table-cell office:value-type="string" calcext:value-type="string">
            <text:p>+1-978-345-097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57523111" xlink:type="simple">Go &amp; Zalez Inc.</text:a></text:p>
            <text:p>D-U-N-S# 957523111</text:p>
          </table:table-cell>
          <table:table-cell office:value-type="string" calcext:value-type="string">
            <text:p>Conroe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990703 Shooting range operation</text:p>
          </table:table-cell>
          <table:table-cell office:value-type="string" calcext:value-type="string">
            <text:p>+1-281-429-7138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172632" xlink:type="simple">J &amp; S Power Solutions Inc</text:a></text:p>
            <text:p>D-U-N-S# 008172632</text:p>
          </table:table-cell>
          <table:table-cell office:value-type="string" calcext:value-type="string">
            <text:p>Hinsdale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89902 Computer peripheral equipment repair and maintenance</text:p>
          </table:table-cell>
          <table:table-cell office:value-type="string" calcext:value-type="string">
            <text:p>+1-630-325-95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827246" xlink:type="simple">Chainalysis Inc.</text:a></text:p>
            <text:p>D-U-N-S# 079827246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1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29902 Business oriented computer software</text:p>
          </table:table-cell>
          <table:table-cell office:value-type="string" calcext:value-type="string">
            <text:p>+1-203-996-461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2543716" xlink:type="simple">Smartystreets, LLC</text:a></text:p>
            <text:p>D-U-N-S# 032543716</text:p>
          </table:table-cell>
          <table:table-cell office:value-type="string" calcext:value-type="string">
            <text:p>Provo U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6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749902 Data processing service</text:p>
          </table:table-cell>
          <table:table-cell office:value-type="string" calcext:value-type="string">
            <text:p>+1-801-877-577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509660" xlink:type="simple">Entco Government Software LLC</text:a></text:p>
            <text:p>D-U-N-S# 080509660</text:p>
          </table:table-cell>
          <table:table-cell office:value-type="string" calcext:value-type="string">
            <text:p>Vienn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5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73729902 Business oriented computer software</text:p>
          </table:table-cell>
          <table:table-cell office:value-type="string" calcext:value-type="string">
            <text:p>+1-404-648-049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6970634" xlink:type="simple">Southside Garage and Used Auto Parts LLC</text:a></text:p>
            <text:p>D-U-N-S# 026970634</text:p>
          </table:table-cell>
          <table:table-cell office:value-type="string" calcext:value-type="string">
            <text:p>Columbus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210000 Used car dealers</text:p>
          </table:table-cell>
          <table:table-cell office:value-type="string" calcext:value-type="string">
            <text:p>+1-706-221-763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2906605" xlink:type="simple">Vonhof, Jeanne M Arbitrator and Mediator</text:a></text:p>
            <text:p>D-U-N-S# 002906605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1301 Arbitration and conciliation service</text:p>
          </table:table-cell>
          <table:table-cell office:value-type="string" calcext:value-type="string">
            <text:p>+1-773-975-803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59263484" xlink:type="simple">Rosamilia Builders</text:a></text:p>
            <text:p>D-U-N-S# 959263484</text:p>
          </table:table-cell>
          <table:table-cell office:value-type="string" calcext:value-type="string">
            <text:p>Hollidaysburg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219901 New construction, single-family houses</text:p>
          </table:table-cell>
          <table:table-cell office:value-type="string" calcext:value-type="string">
            <text:p>+1-814-696-456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7287429" xlink:type="simple">Air Management Solutions Inc</text:a></text:p>
            <text:p>D-U-N-S# 027287429</text:p>
          </table:table-cell>
          <table:table-cell office:value-type="string" calcext:value-type="string">
            <text:p>Powder Springs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640102 Air purification equipment</text:p>
          </table:table-cell>
          <table:table-cell office:value-type="string" calcext:value-type="string">
            <text:p>+1-770-943-925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1386275" xlink:type="simple">Richard Tift T</text:a></text:p>
            <text:p>D-U-N-S# 191386275</text:p>
          </table:table-cell>
          <table:table-cell office:value-type="string" calcext:value-type="string">
            <text:p>El Paso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5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129903 Delivery service, vehicular</text:p>
          </table:table-cell>
          <table:table-cell office:value-type="string" calcext:value-type="string">
            <text:p>+1-915-494-198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0406543" xlink:type="simple">Maya Interpreters</text:a></text:p>
            <text:p>D-U-N-S# 010406543</text:p>
          </table:table-cell>
          <table:table-cell office:value-type="string" calcext:value-type="string">
            <text:p>Labelle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4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404-484-41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511443" xlink:type="simple">Global Reach Petroleum, LLC</text:a></text:p>
            <text:p>D-U-N-S# 080511443</text:p>
          </table:table-cell>
          <table:table-cell office:value-type="string" calcext:value-type="string">
            <text:p>Delray Beach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3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10000 Crude petroleum and natural gas</text:p>
          </table:table-cell>
          <table:table-cell office:value-type="string" calcext:value-type="string">
            <text:p>+1-561-416-406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374942" xlink:type="simple">Westwind Team LLP</text:a></text:p>
            <text:p>D-U-N-S# 078374942</text:p>
          </table:table-cell>
          <table:table-cell office:value-type="string" calcext:value-type="string">
            <text:p>Albuquerque NM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790201 Computer hardware requirements analysis</text:p>
          </table:table-cell>
          <table:table-cell office:value-type="string" calcext:value-type="string">
            <text:p>+1-505-345-472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748913" xlink:type="simple">Deaf Access Solutions, Inc.</text:a></text:p>
            <text:p>D-U-N-S# 078748913</text:p>
          </table:table-cell>
          <table:table-cell office:value-type="string" calcext:value-type="string">
            <text:p>Bethesda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202-391-0074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410657" xlink:type="simple">Marinus Analytics LLC</text:a></text:p>
            <text:p>D-U-N-S# 079410657</text:p>
          </table:table-cell>
          <table:table-cell office:value-type="string" calcext:value-type="string">
            <text:p>Pittsburgh P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412-337-542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463764" xlink:type="simple">Copper River Enterprise Services, LLC</text:a></text:p>
            <text:p>D-U-N-S# 079463764</text:p>
          </table:table-cell>
          <table:table-cell office:value-type="string" calcext:value-type="string">
            <text:p>Anchorage AK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60000 Computer facilities management</text:p>
          </table:table-cell>
          <table:table-cell office:value-type="string" calcext:value-type="string">
            <text:p>+1-907-331-069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41284099" xlink:type="simple">Lloyd Interest, LLC</text:a></text:p>
            <text:p>D-U-N-S# 841284099</text:p>
          </table:table-cell>
          <table:table-cell office:value-type="string" calcext:value-type="string">
            <text:p>Stafford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129903 Delivery service, vehicular</text:p>
          </table:table-cell>
          <table:table-cell office:value-type="string" calcext:value-type="string">
            <text:p>+1-713-885-366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453470" xlink:type="simple">Vound Colorado, Ltd.</text:a></text:p>
            <text:p>D-U-N-S# 079453470</text:p>
          </table:table-cell>
          <table:table-cell office:value-type="string" calcext:value-type="string">
            <text:p>Evergreen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+1-303-883-081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638467" xlink:type="simple">Griffeye Inc.</text:a></text:p>
            <text:p>D-U-N-S# 080638467</text:p>
          </table:table-cell>
          <table:table-cell office:value-type="string" calcext:value-type="string">
            <text:p>Rockvill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2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720000 Prepackaged software</text:p>
          </table:table-cell>
          <table:table-cell office:value-type="string" calcext:value-type="string">
            <text:p>+1-703-282-0757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5606251" xlink:type="simple">US Anodizing, Inc</text:a></text:p>
            <text:p>D-U-N-S# 015606251</text:p>
          </table:table-cell>
          <table:table-cell office:value-type="string" calcext:value-type="string">
            <text:p>Amissville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2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710101 Anodizing (plating) of metals or formed products</text:p>
          </table:table-cell>
          <table:table-cell office:value-type="string" calcext:value-type="string">
            <text:p>+1-540-937-280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5381907" xlink:type="simple">St Net-Apptis Firstsource Joint Venture</text:a></text:p>
            <text:p>D-U-N-S# 615381907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2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0100 Personal service agents, brokers, and bureaus</text:p>
          </table:table-cell>
          <table:table-cell office:value-type="string" calcext:value-type="string">
            <text:p>+1-301-840-690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2630106" xlink:type="simple">Aircraft Transport Services, Inc.</text:a></text:p>
            <text:p>D-U-N-S# 012630106</text:p>
          </table:table-cell>
          <table:table-cell office:value-type="string" calcext:value-type="string">
            <text:p>Palm City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90100 Artists and artists' studios</text:p>
          </table:table-cell>
          <table:table-cell office:value-type="string" calcext:value-type="string">
            <text:p>+1-305-514-094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8825612" xlink:type="simple">Bowhead Communication Services, LLC</text:a></text:p>
            <text:p>D-U-N-S# 078825612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220100 Communication equipment repair</text:p>
          </table:table-cell>
          <table:table-cell office:value-type="string" calcext:value-type="string">
            <text:p>+1-703-413-422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1899506" xlink:type="simple">California Highway Patrolman's Club</text:a></text:p>
            <text:p>D-U-N-S# 111899506</text:p>
          </table:table-cell>
          <table:table-cell office:value-type="string" calcext:value-type="string">
            <text:p>Bakersfield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991404 Policemen's clubs, wood</text:p>
          </table:table-cell>
          <table:table-cell office:value-type="string" calcext:value-type="string">
            <text:p>+1-661-871-575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557824" xlink:type="simple">X Brand Mattress LLC</text:a></text:p>
            <text:p>D-U-N-S# 080557824</text:p>
          </table:table-cell>
          <table:table-cell office:value-type="string" calcext:value-type="string">
            <text:p>Orlando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210300 Beds and bedding</text:p>
          </table:table-cell>
          <table:table-cell office:value-type="string" calcext:value-type="string">
            <text:p>+1-334-797-279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040706" xlink:type="simple">AMPED SOFTWARE INC.</text:a></text:p>
            <text:p>D-U-N-S# 080040706</text:p>
          </table:table-cell>
          <table:table-cell office:value-type="string" calcext:value-type="string">
            <text:p>Henderson NV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1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02-498-073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368261" xlink:type="simple">Patriot Comm</text:a></text:p>
            <text:p>D-U-N-S# 078368261</text:p>
          </table:table-cell>
          <table:table-cell office:value-type="string" calcext:value-type="string">
            <text:p>Woodbridge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699901 Intercommunication systems, electric</text:p>
          </table:table-cell>
          <table:table-cell office:value-type="string" calcext:value-type="string">
            <text:p>+1-571-354-14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197169" xlink:type="simple">Simple Technology Solutions, Inc.</text:a></text:p>
            <text:p>D-U-N-S# 079197169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202-446-213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9953744" xlink:type="simple">Cih Support, LLC</text:a></text:p>
            <text:p>D-U-N-S# 039953744</text:p>
          </table:table-cell>
          <table:table-cell office:value-type="string" calcext:value-type="string">
            <text:p>Cocoa Beach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0210 Safety inspection service</text:p>
          </table:table-cell>
          <table:table-cell office:value-type="string" calcext:value-type="string">
            <text:p>+1-321-750-519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1089487" xlink:type="simple">Imperial Valley Rifle &amp; Pistol Association</text:a></text:p>
            <text:p>D-U-N-S# 141089487</text:p>
          </table:table-cell>
          <table:table-cell office:value-type="string" calcext:value-type="string">
            <text:p>Imperial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310104 Real estate agent, commercial</text:p>
          </table:table-cell>
          <table:table-cell office:value-type="string" calcext:value-type="string">
            <text:p>+1-760-353-623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0555457" xlink:type="simple">Zephyr Aviation, LLC</text:a></text:p>
            <text:p>D-U-N-S# 790555457</text:p>
          </table:table-cell>
          <table:table-cell office:value-type="string" calcext:value-type="string">
            <text:p>Mineral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220000 Air transportation, nonscheduled</text:p>
          </table:table-cell>
          <table:table-cell office:value-type="string" calcext:value-type="string">
            <text:p>+1-540-827-428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5431047" xlink:type="simple">Wabana Group LLC</text:a></text:p>
            <text:p>D-U-N-S# 965431047</text:p>
          </table:table-cell>
          <table:table-cell office:value-type="string" calcext:value-type="string">
            <text:p>Bremerton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10100 Guard services</text:p>
          </table:table-cell>
          <table:table-cell office:value-type="string" calcext:value-type="string">
            <text:p>+1-206-250-94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9209419" xlink:type="simple">Volexity, Inc.</text:a></text:p>
            <text:p>D-U-N-S# 079209419</text:p>
          </table:table-cell>
          <table:table-cell office:value-type="string" calcext:value-type="string">
            <text:p>Elkridge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1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90203 Online services technology consultants</text:p>
          </table:table-cell>
          <table:table-cell office:value-type="string" calcext:value-type="string">
            <text:p>+1-703-609-830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406524" xlink:type="simple">ARS Aleut Construction, LLC</text:a></text:p>
            <text:p>D-U-N-S# 080406524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9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410000 Industrial buildings and warehouses</text:p>
          </table:table-cell>
          <table:table-cell office:value-type="string" calcext:value-type="string">
            <text:p>+1-225-381-299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510300" xlink:type="simple">Conduit Transcriptions, LLC</text:a></text:p>
            <text:p>D-U-N-S# 080510300</text:p>
          </table:table-cell>
          <table:table-cell office:value-type="string" calcext:value-type="string">
            <text:p>Lexington K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9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891104 Radio transcription service</text:p>
          </table:table-cell>
          <table:table-cell office:value-type="string" calcext:value-type="string">
            <text:p>+1-904-543-602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374094" xlink:type="simple">FS PARTNERS LLP</text:a></text:p>
            <text:p>D-U-N-S# 078374094</text:p>
          </table:table-cell>
          <table:table-cell office:value-type="string" calcext:value-type="string">
            <text:p>Colorado Springs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9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90201 Computer hardware requirements analysis</text:p>
          </table:table-cell>
          <table:table-cell office:value-type="string" calcext:value-type="string">
            <text:p>+1-703-429-32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254474" xlink:type="simple">Hubstream, Inc</text:a></text:p>
            <text:p>D-U-N-S# 079254474</text:p>
          </table:table-cell>
          <table:table-cell office:value-type="string" calcext:value-type="string">
            <text:p>Bellevue W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8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425-608-071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388745" xlink:type="simple">DIALTONESERVICES L.P.</text:a></text:p>
            <text:p>D-U-N-S# 080388745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8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8130201 Internet connectivity services</text:p>
          </table:table-cell>
          <table:table-cell office:value-type="string" calcext:value-type="string">
            <text:p>+1-512-719-406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9820914" xlink:type="simple">Jasper Sawyer Company LLC</text:a></text:p>
            <text:p>D-U-N-S# 969820914</text:p>
          </table:table-cell>
          <table:table-cell office:value-type="string" calcext:value-type="string">
            <text:p>Orlando F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8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90108 Musician</text:p>
          </table:table-cell>
          <table:table-cell office:value-type="string" calcext:value-type="string">
            <text:p>+1-407-900-554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56308158" xlink:type="simple">Jacques Catering of NY Inc</text:a></text:p>
            <text:p>D-U-N-S# 556308158</text:p>
          </table:table-cell>
          <table:table-cell office:value-type="string" calcext:value-type="string">
            <text:p>Hazlet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7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129903 Caterers</text:p>
          </table:table-cell>
          <table:table-cell office:value-type="string" calcext:value-type="string">
            <text:p>+1-732-495-2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3476226" xlink:type="simple">24/7 Enterprises, LLC</text:a></text:p>
            <text:p>D-U-N-S# 153476226</text:p>
          </table:table-cell>
          <table:table-cell office:value-type="string" calcext:value-type="string">
            <text:p>Mountainside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7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891601 Courier or messenger service</text:p>
          </table:table-cell>
          <table:table-cell office:value-type="string" calcext:value-type="string">
            <text:p>+1-908-232-722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518541" xlink:type="simple">Range 54, LLC</text:a></text:p>
            <text:p>D-U-N-S# 079518541</text:p>
          </table:table-cell>
          <table:table-cell office:value-type="string" calcext:value-type="string">
            <text:p>Wichita KS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9410202 Firearms</text:p>
          </table:table-cell>
          <table:table-cell office:value-type="string" calcext:value-type="string">
            <text:p>+1-316-440-285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31860338" xlink:type="simple">Enterprise Resource Planned Systems International, LLC</text:a></text:p>
            <text:p>D-U-N-S# 831860338</text:p>
          </table:table-cell>
          <table:table-cell office:value-type="string" calcext:value-type="string">
            <text:p>Laurel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301-409-00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27481239" xlink:type="simple">Tinfoil Security Inc</text:a></text:p>
            <text:p>D-U-N-S# 927481239</text:p>
          </table:table-cell>
          <table:table-cell office:value-type="string" calcext:value-type="string">
            <text:p>Mountain View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29901 Application computer software</text:p>
          </table:table-cell>
          <table:table-cell office:value-type="string" calcext:value-type="string">
            <text:p>+1-855-484-636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4508394" xlink:type="simple">Asset Security Tracking Recovery, Llc.</text:a></text:p>
            <text:p>D-U-N-S# 944508394</text:p>
          </table:table-cell>
          <table:table-cell office:value-type="string" calcext:value-type="string">
            <text:p>Peoria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10100 Guard services</text:p>
          </table:table-cell>
          <table:table-cell office:value-type="string" calcext:value-type="string">
            <text:p>+1-602-309-353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944512" xlink:type="simple">Paul Radvany</text:a></text:p>
            <text:p>D-U-N-S# 079944512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0206 Training and development consultant</text:p>
          </table:table-cell>
          <table:table-cell office:value-type="string" calcext:value-type="string">
            <text:p>+1-212-636-694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333696" xlink:type="simple">Obsidian Integration LLC</text:a></text:p>
            <text:p>D-U-N-S# 080333696</text:p>
          </table:table-cell>
          <table:table-cell office:value-type="string" calcext:value-type="string">
            <text:p>Cottage Grove O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10200 Electronic controls installation</text:p>
          </table:table-cell>
          <table:table-cell office:value-type="string" calcext:value-type="string">
            <text:p>+1-541-357-699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8164087" xlink:type="simple">Buddy's Snack Bar</text:a></text:p>
            <text:p>D-U-N-S# 828164087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120314 Snack bar</text:p>
          </table:table-cell>
          <table:table-cell office:value-type="string" calcext:value-type="string">
            <text:p>+1-404-525-37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9845709" xlink:type="simple">Proxdose Radiation Sensors, LLC</text:a></text:p>
            <text:p>D-U-N-S# 079845709</text:p>
          </table:table-cell>
          <table:table-cell office:value-type="string" calcext:value-type="string">
            <text:p>Raleigh N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6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40102 Radiation dosimetry laboratory</text:p>
          </table:table-cell>
          <table:table-cell office:value-type="string" calcext:value-type="string">
            <text:p>+1-919-935-072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31666567" xlink:type="simple">Cox Arizona Telcom, L.L.C.</text:a></text:p>
            <text:p>D-U-N-S# 131666567</text:p>
          </table:table-cell>
          <table:table-cell office:value-type="string" calcext:value-type="string">
            <text:p>Phoenix AZ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130000 Telephone communication, except radio</text:p>
          </table:table-cell>
          <table:table-cell office:value-type="string" calcext:value-type="string">
            <text:p>+1-623-328-308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44960232" xlink:type="simple">Varner Miller Lori</text:a></text:p>
            <text:p>D-U-N-S# 844960232</text:p>
          </table:table-cell>
          <table:table-cell office:value-type="string" calcext:value-type="string">
            <text:p>Mount Pleasant SC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5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7480000 Business consulting, not elsewhere classified</text:p>
          </table:table-cell>
          <table:table-cell office:value-type="string" calcext:value-type="string">
            <text:p>+1-843-693-93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6123916" xlink:type="simple">Gulf Breeze Properties, II L.L.C.</text:a></text:p>
            <text:p>D-U-N-S# 156123916</text:p>
          </table:table-cell>
          <table:table-cell office:value-type="string" calcext:value-type="string">
            <text:p>Gulfport MS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5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310000 Real estate agents and managers</text:p>
          </table:table-cell>
          <table:table-cell office:value-type="string" calcext:value-type="string">
            <text:p>+1-228-822-47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5708477" xlink:type="simple">Infocus Health, LLC</text:a></text:p>
            <text:p>D-U-N-S# 965708477</text:p>
          </table:table-cell>
          <table:table-cell office:value-type="string" calcext:value-type="string">
            <text:p>Missouri City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5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990100 Blood related health services</text:p>
          </table:table-cell>
          <table:table-cell office:value-type="string" calcext:value-type="string">
            <text:p>+1-832-398-4119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2373515" xlink:type="simple">360 It Integrated Solutions</text:a></text:p>
            <text:p>D-U-N-S# 962373515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760000 Computer facilities management</text:p>
          </table:table-cell>
          <table:table-cell office:value-type="string" calcext:value-type="string">
            <text:p>+1-937-458-034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688784" xlink:type="simple">Jennifer Marquardt</text:a></text:p>
            <text:p>D-U-N-S# 080688784</text:p>
          </table:table-cell>
          <table:table-cell office:value-type="string" calcext:value-type="string">
            <text:p>Houston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10100 Specialized legal services</text:p>
          </table:table-cell>
          <table:table-cell office:value-type="string" calcext:value-type="string">
            <text:p>+1-281-639-723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1030226" xlink:type="simple">Veteran Technology Partners II LLC</text:a></text:p>
            <text:p>D-U-N-S# 081030226</text:p>
          </table:table-cell>
          <table:table-cell office:value-type="string" calcext:value-type="string">
            <text:p>Alton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99999 Business Activities at Non-Commercial Site</text:p>
          </table:table-cell>
          <table:table-cell office:value-type="string" calcext:value-type="string">
            <text:p>+1-800-460-793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540981" xlink:type="simple">Michael C Macqueen</text:a></text:p>
            <text:p>D-U-N-S# 080540981</text:p>
          </table:table-cell>
          <table:table-cell office:value-type="string" calcext:value-type="string">
            <text:p>University Park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10100 Specialized legal services</text:p>
          </table:table-cell>
          <table:table-cell office:value-type="string" calcext:value-type="string">
            <text:p>+1-301-277-38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8076107" xlink:type="simple">JOHN M DONOGHUE</text:a></text:p>
            <text:p>D-U-N-S# 148076107</text:p>
          </table:table-cell>
          <table:table-cell office:value-type="string" calcext:value-type="string">
            <text:p>Fishkill NY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990000 Miscellaneous personal service</text:p>
          </table:table-cell>
          <table:table-cell office:value-type="string" calcext:value-type="string">
            <text:p>+1-845-476-969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28604871" xlink:type="simple">Anthony Ibeagha</text:a></text:p>
            <text:p>D-U-N-S# 828604871</text:p>
          </table:table-cell>
          <table:table-cell office:value-type="string" calcext:value-type="string">
            <text:p>Chicago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4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380000 Secretarial and court reporting</text:p>
          </table:table-cell>
          <table:table-cell office:value-type="string" calcext:value-type="string">
            <text:p>+1-773-454-425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747506" xlink:type="simple">Model Concept Communications, LLC</text:a></text:p>
            <text:p>D-U-N-S# 080747506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906-117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87763879" xlink:type="simple">WISE Corp.</text:a></text:p>
            <text:p>D-U-N-S# 687763879</text:p>
          </table:table-cell>
          <table:table-cell office:value-type="string" calcext:value-type="string">
            <text:p>Seoul Seoul South Korea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3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82-8223443266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7796173" xlink:type="simple">SIS Global Solutions, LLC</text:a></text:p>
            <text:p>D-U-N-S# 967796173</text:p>
          </table:table-cell>
          <table:table-cell office:value-type="string" calcext:value-type="string">
            <text:p>Gaithersburg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90000 Services, not elsewhere classified</text:p>
          </table:table-cell>
          <table:table-cell office:value-type="string" calcext:value-type="string">
            <text:p>+1-240-383-2439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1154401" xlink:type="simple">Seneviratne, Anusha</text:a></text:p>
            <text:p>D-U-N-S# 081154401</text:p>
          </table:table-cell>
          <table:table-cell office:value-type="string" calcext:value-type="string">
            <text:p>Bethesda MD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99999 Business Activities at Non-Commercial Site</text:p>
          </table:table-cell>
          <table:table-cell office:value-type="string" calcext:value-type="string">
            <text:p>+1-804-306-766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80956862" xlink:type="simple">San Diego Power, LLC</text:a></text:p>
            <text:p>D-U-N-S# 080956862</text:p>
          </table:table-cell>
          <table:table-cell office:value-type="string" calcext:value-type="string">
            <text:p>Alpine C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3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899999 Business Activities at Non-Commercial Site</text:p>
          </table:table-cell>
          <table:table-cell office:value-type="string" calcext:value-type="string">
            <text:p>+1-619-669-855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526889" xlink:type="simple">Nathaniel Howell</text:a></text:p>
            <text:p>D-U-N-S# 080526889</text:p>
          </table:table-cell>
          <table:table-cell office:value-type="string" calcext:value-type="string">
            <text:p>Yorkville IL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990703 Shooting range operation</text:p>
          </table:table-cell>
          <table:table-cell office:value-type="string" calcext:value-type="string">
            <text:p>+1-815-475-714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37672239" xlink:type="simple">Todd Radford</text:a></text:p>
            <text:p>D-U-N-S# 137672239</text:p>
          </table:table-cell>
          <table:table-cell office:value-type="string" calcext:value-type="string">
            <text:p>Lakeway TX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0.0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3319901 Job counseling</text:p>
          </table:table-cell>
          <table:table-cell office:value-type="string" calcext:value-type="string">
            <text:p>+1-512-971-919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21534887" xlink:type="simple">Halo Group, Inc.</text:a></text:p>
            <text:p>D-U-N-S# 621534887</text:p>
          </table:table-cell>
          <table:table-cell office:value-type="string" calcext:value-type="string">
            <text:p>Richmond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0.01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899901 Automobile recovery service</text:p>
          </table:table-cell>
          <table:table-cell office:value-type="string" calcext:value-type="string">
            <text:p>+1-510-821-373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5922172" xlink:type="simple">County of Santa Clara</text:a></text:p>
            <text:p>D-U-N-S# 155922172</text:p>
          </table:table-cell>
          <table:table-cell office:value-type="string" calcext:value-type="string">
            <text:p>San Jose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210204 Sheriffs' office</text:p>
          </table:table-cell>
          <table:table-cell office:value-type="string" calcext:value-type="string">
            <text:p>+1-408-808-495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03836345" xlink:type="simple">Fiskars Brands, Inc.</text:a></text:p>
            <text:p>D-U-N-S# 803836345</text:p>
          </table:table-cell>
          <table:table-cell office:value-type="string" calcext:value-type="string">
            <text:p>Portland OR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4230000 Hand and edge tools, not elsewhere classified</text:p>
          </table:table-cell>
          <table:table-cell office:value-type="string" calcext:value-type="string">
            <text:p>+1-503-684-249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2063333" xlink:type="simple">Trusted Translations, Inc.</text:a></text:p>
            <text:p>D-U-N-S# 142063333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899953 Translation services</text:p>
          </table:table-cell>
          <table:table-cell office:value-type="string" calcext:value-type="string">
            <text:p>+1-202-345-198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48102890" xlink:type="simple">County of Hillsborough</text:a></text:p>
            <text:p>D-U-N-S# 148102890</text:p>
          </table:table-cell>
          <table:table-cell office:value-type="string" calcext:value-type="string">
            <text:p>Tampa FL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210204 Sheriffs' office</text:p>
          </table:table-cell>
          <table:table-cell office:value-type="string" calcext:value-type="string">
            <text:p>+1-813-247-8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133790" xlink:type="simple">Commonwealth of Virginia</text:a></text:p>
            <text:p>D-U-N-S# 003133790</text:p>
          </table:table-cell>
          <table:table-cell office:value-type="string" calcext:value-type="string">
            <text:p>Richmond V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91110203 Governors' office</text:p>
          </table:table-cell>
          <table:table-cell office:value-type="string" calcext:value-type="string">
            <text:p>+1-804-225-313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58215778" xlink:type="simple">Keysight Technologies, Inc.</text:a></text:p>
            <text:p>D-U-N-S# 058215778</text:p>
          </table:table-cell>
          <table:table-cell office:value-type="string" calcext:value-type="string">
            <text:p>Englewood CO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250000 Instruments to measure electricity</text:p>
          </table:table-cell>
          <table:table-cell office:value-type="string" calcext:value-type="string">
            <text:p>+1-800-829-44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40540304" xlink:type="simple">The Mitre Corporation</text:a></text:p>
            <text:p>D-U-N-S# 040540304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330000 Noncommercial research organizations</text:p>
          </table:table-cell>
          <table:table-cell office:value-type="string" calcext:value-type="string">
            <text:p>+1-703-983-6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247885" xlink:type="simple">Northrop Grumman Systems Corporation</text:a></text:p>
            <text:p>D-U-N-S# 015247885</text:p>
          </table:table-cell>
          <table:table-cell office:value-type="string" calcext:value-type="string">
            <text:p>Mc Lea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410000 Management services</text:p>
          </table:table-cell>
          <table:table-cell office:value-type="string" calcext:value-type="string">
            <text:p>+1-703-556-118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8267934" xlink:type="simple">Tucson Hotels LP</text:a></text:p>
            <text:p>D-U-N-S# 068267934</text:p>
          </table:table-cell>
          <table:table-cell office:value-type="string" calcext:value-type="string">
            <text:p>North Charleston S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110000 Hotels and motels</text:p>
          </table:table-cell>
          <table:table-cell office:value-type="string" calcext:value-type="string">
            <text:p>+1-843-747-188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69443" xlink:type="simple">State of Maryland</text:a></text:p>
            <text:p>D-U-N-S# 001969443</text:p>
          </table:table-cell>
          <table:table-cell office:value-type="string" calcext:value-type="string">
            <text:p>Annapolis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58020" calcext:value-type="float">
            <text:p>58020</text:p>
          </table:table-cell>
          <table:table-cell office:value-type="string" calcext:value-type="string">
            <text:p>91110203 Governors' office</text:p>
          </table:table-cell>
          <table:table-cell office:value-type="string" calcext:value-type="string">
            <text:p>+1-410-767-635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534830" xlink:type="simple">State of Connecticut</text:a></text:p>
            <text:p>D-U-N-S# 004534830</text:p>
          </table:table-cell>
          <table:table-cell office:value-type="string" calcext:value-type="string">
            <text:p>Hartford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76940" calcext:value-type="float">
            <text:p>76940</text:p>
          </table:table-cell>
          <table:table-cell office:value-type="string" calcext:value-type="string">
            <text:p>91110203 Governors' office</text:p>
          </table:table-cell>
          <table:table-cell office:value-type="string" calcext:value-type="string">
            <text:p>+1-860-566-48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8954465" xlink:type="simple">Spectrum Security Services, Inc.</text:a></text:p>
            <text:p>D-U-N-S# 618954465</text:p>
          </table:table-cell>
          <table:table-cell office:value-type="string" calcext:value-type="string">
            <text:p>Jamul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97110000 National security</text:p>
          </table:table-cell>
          <table:table-cell office:value-type="string" calcext:value-type="string">
            <text:p>+1-619-669-666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5165949" xlink:type="simple">Spectrum Management Holding Company, LLC</text:a></text:p>
            <text:p>D-U-N-S# 075165949</text:p>
          </table:table-cell>
          <table:table-cell office:value-type="string" calcext:value-type="string">
            <text:p>West Columbia S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8419901 Cable television services</text:p>
          </table:table-cell>
          <table:table-cell office:value-type="string" calcext:value-type="string">
            <text:p>+1-803-252-225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581646" xlink:type="simple">County of San Diego</text:a></text:p>
            <text:p>D-U-N-S# 009581646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619-531-588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3385519" xlink:type="simple">Federal Prison Industries, Inc</text:a></text:p>
            <text:p>D-U-N-S# 103385519</text:p>
          </table:table-cell>
          <table:table-cell office:value-type="string" calcext:value-type="string">
            <text:p>Lexington KY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230000 Credit reporting services</text:p>
          </table:table-cell>
          <table:table-cell office:value-type="string" calcext:value-type="string">
            <text:p>+1-859-255-681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8542000000000" xlink:type="simple">Maryland Dept of Public Safety &amp; Correctional Services</text:a></text:p>
            <text:p>D-U-N-S# 879016178</text:p>
          </table:table-cell>
          <table:table-cell office:value-type="string" calcext:value-type="string">
            <text:p>Towson M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92239907 Prison, government</text:p>
          </table:table-cell>
          <table:table-cell office:value-type="string" calcext:value-type="string">
            <text:p>+1-410-339-5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0703282" xlink:type="simple">Federal Express Corporation</text:a></text:p>
            <text:p>D-U-N-S# 610703282</text:p>
          </table:table-cell>
          <table:table-cell office:value-type="string" calcext:value-type="string">
            <text:p>Memphis TN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5130000 Air courier services</text:p>
          </table:table-cell>
          <table:table-cell office:value-type="string" calcext:value-type="string">
            <text:p>+1-800-463-3339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179749" xlink:type="simple">County of Bonner</text:a></text:p>
            <text:p>D-U-N-S# 040179749</text:p>
          </table:table-cell>
          <table:table-cell office:value-type="string" calcext:value-type="string">
            <text:p>Sandpoint I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208-263-841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40828980" xlink:type="simple">Sherburne, County of (inc)</text:a></text:p>
            <text:p>D-U-N-S# 040828980</text:p>
          </table:table-cell>
          <table:table-cell office:value-type="string" calcext:value-type="string">
            <text:p>Elk River MN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763-241-27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2843496" xlink:type="simple">City of Colma</text:a></text:p>
            <text:p>D-U-N-S# 962843496</text:p>
          </table:table-cell>
          <table:table-cell office:value-type="string" calcext:value-type="string">
            <text:p>Colm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110201 City and town managers' office</text:p>
          </table:table-cell>
          <table:table-cell office:value-type="string" calcext:value-type="string">
            <text:p>+1-650-997-83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85743655" xlink:type="simple">Federal Express Corporation</text:a></text:p>
            <text:p>D-U-N-S# 185743655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5130000 Air courier services</text:p>
          </table:table-cell>
          <table:table-cell office:value-type="string" calcext:value-type="string">
            <text:p>+1-800-463-3339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22178747" xlink:type="simple">Federal Prison Industries, Inc</text:a></text:p>
            <text:p>D-U-N-S# 622178747</text:p>
          </table:table-cell>
          <table:table-cell office:value-type="string" calcext:value-type="string">
            <text:p>Jesup G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990400 Textile mill waste and remnant processing</text:p>
          </table:table-cell>
          <table:table-cell office:value-type="string" calcext:value-type="string">
            <text:p>+1-912-427-087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9723387" xlink:type="simple">City of Philadelphia</text:a></text:p>
            <text:p>D-U-N-S# 039723387</text:p>
          </table:table-cell>
          <table:table-cell office:value-type="string" calcext:value-type="string">
            <text:p>Philadelphia P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119902 Local courts</text:p>
          </table:table-cell>
          <table:table-cell office:value-type="string" calcext:value-type="string">
            <text:p>+1-215-686-2547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8015449" xlink:type="simple">County of Imperial</text:a></text:p>
            <text:p>D-U-N-S# 148015449</text:p>
          </table:table-cell>
          <table:table-cell office:value-type="string" calcext:value-type="string">
            <text:p>El Centro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3220000 Individual and family services</text:p>
          </table:table-cell>
          <table:table-cell office:value-type="string" calcext:value-type="string">
            <text:p>+1-760-336-358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2537595" xlink:type="simple">State of Texas</text:a></text:p>
            <text:p>D-U-N-S# 002537595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44175" calcext:value-type="float">
            <text:p>144175</text:p>
          </table:table-cell>
          <table:table-cell office:value-type="string" calcext:value-type="string">
            <text:p>91110203 Governors' office</text:p>
          </table:table-cell>
          <table:table-cell office:value-type="string" calcext:value-type="string">
            <text:p>+1-512-463-2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2823777" xlink:type="simple">Booz Allen Hamilton Inc.</text:a></text:p>
            <text:p>D-U-N-S# 162823777</text:p>
          </table:table-cell>
          <table:table-cell office:value-type="string" calcext:value-type="string">
            <text:p>Vienna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703-917-233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1642997" xlink:type="simple">County of Latah</text:a></text:p>
            <text:p>D-U-N-S# 111642997</text:p>
          </table:table-cell>
          <table:table-cell office:value-type="string" calcext:value-type="string">
            <text:p>Moscow ID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210204 Sheriffs' office</text:p>
          </table:table-cell>
          <table:table-cell office:value-type="string" calcext:value-type="string">
            <text:p>+1-208-882-2216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4698428" xlink:type="simple">State of Michigan</text:a></text:p>
            <text:p>D-U-N-S# 054698428</text:p>
          </table:table-cell>
          <table:table-cell office:value-type="string" calcext:value-type="string">
            <text:p>Lansing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55416" calcext:value-type="float">
            <text:p>55416</text:p>
          </table:table-cell>
          <table:table-cell office:value-type="string" calcext:value-type="string">
            <text:p>91110203 Governors' office</text:p>
          </table:table-cell>
          <table:table-cell office:value-type="string" calcext:value-type="string">
            <text:p>+1-517-373-34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873760" xlink:type="simple">Crime Information Center, Arkansas</text:a></text:p>
            <text:p>D-U-N-S# 096873760</text:p>
          </table:table-cell>
          <table:table-cell office:value-type="string" calcext:value-type="string">
            <text:p>Little Rock AR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 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2290100 Public order and safety statistics centers</text:p>
          </table:table-cell>
          <table:table-cell office:value-type="string" calcext:value-type="string">
            <text:p>+1-501-682-222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09074612" xlink:type="simple">Aimpoint, Inc.</text:a></text:p>
            <text:p>D-U-N-S# 609074612</text:p>
          </table:table-cell>
          <table:table-cell office:value-type="string" calcext:value-type="string">
            <text:p>Manassas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0650000 Electronic parts and equipment, not elsewhere classified</text:p>
          </table:table-cell>
          <table:table-cell office:value-type="string" calcext:value-type="string">
            <text:p>+1-703-263-979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63001000000000" xlink:type="simple">Government of The United States</text:a></text:p>
            <text:p>D-U-N-S# 161906193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768886" calcext:value-type="float">
            <text:p>2768886</text:p>
          </table:table-cell>
          <table:table-cell office:value-type="string" calcext:value-type="string">
            <text:p>91110401 Executive offices, Federal government</text:p>
          </table:table-cell>
          <table:table-cell office:value-type="string" calcext:value-type="string">
            <text:p>+1-202-456-141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6166768" xlink:type="simple">Unifirst Corporation</text:a></text:p>
            <text:p>D-U-N-S# 126166768</text:p>
          </table:table-cell>
          <table:table-cell office:value-type="string" calcext:value-type="string">
            <text:p>San Antonio TX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2180203 Industrial uniform supply</text:p>
          </table:table-cell>
          <table:table-cell office:value-type="string" calcext:value-type="string">
            <text:p>+1-210-231-0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61846417" xlink:type="simple">General Dynamics Ordnance and Tactical Systems, Inc.</text:a></text:p>
            <text:p>D-U-N-S# 961846417</text:p>
          </table:table-cell>
          <table:table-cell office:value-type="string" calcext:value-type="string">
            <text:p>Avon CT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4820000 Small arms ammunition</text:p>
          </table:table-cell>
          <table:table-cell office:value-type="string" calcext:value-type="string">
            <text:p>+1-860-404-016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8052013" xlink:type="simple">L3 Technologies, Inc.</text:a></text:p>
            <text:p>D-U-N-S# 118052013</text:p>
          </table:table-cell>
          <table:table-cell office:value-type="string" calcext:value-type="string">
            <text:p>Rockwall TX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6639912 Telemetering equipment, electronic</text:p>
          </table:table-cell>
          <table:table-cell office:value-type="string" calcext:value-type="string">
            <text:p>+1-972-722-792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8696925" xlink:type="simple">Marriott International, Inc.</text:a></text:p>
            <text:p>D-U-N-S# 098696925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703-413-5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9118289" xlink:type="simple">County of Santa Clara</text:a></text:p>
            <text:p>D-U-N-S# 069118289</text:p>
          </table:table-cell>
          <table:table-cell office:value-type="string" calcext:value-type="string">
            <text:p>San Jose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91990104 Supply agency, government</text:p>
          </table:table-cell>
          <table:table-cell office:value-type="string" calcext:value-type="string">
            <text:p>+1-408-299-510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8736686" xlink:type="simple">Olin Corporation</text:a></text:p>
            <text:p>D-U-N-S# 088736686</text:p>
          </table:table-cell>
          <table:table-cell office:value-type="string" calcext:value-type="string">
            <text:p>East Alton IL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4840000 Small arms</text:p>
          </table:table-cell>
          <table:table-cell office:value-type="string" calcext:value-type="string">
            <text:p>+1-618-258-2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9339000000000" xlink:type="simple">City of New York</text:a></text:p>
            <text:p>D-U-N-S# 073299026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10000" calcext:value-type="float">
            <text:p>310000</text:p>
          </table:table-cell>
          <table:table-cell office:value-type="string" calcext:value-type="string">
            <text:p>91110404 Executive offices, Local government</text:p>
          </table:table-cell>
          <table:table-cell office:value-type="string" calcext:value-type="string">
            <text:p>+1-212-788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7817617" xlink:type="simple">Enterprise Services LLC</text:a></text:p>
            <text:p>D-U-N-S# 077817617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730000 Computer integrated systems design</text:p>
          </table:table-cell>
          <table:table-cell office:value-type="string" calcext:value-type="string">
            <text:p>+1-703-742-2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016941" xlink:type="simple">San Diego Association of Governments</text:a></text:p>
            <text:p>D-U-N-S# 094016941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6110000 Business associations</text:p>
          </table:table-cell>
          <table:table-cell office:value-type="string" calcext:value-type="string">
            <text:p>+1-619-533-420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7107958" xlink:type="simple">Deloitte &amp; Touche LLP</text:a></text:p>
            <text:p>D-U-N-S# 187107958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210000 Accounting, auditing, and bookkeeping</text:p>
          </table:table-cell>
          <table:table-cell office:value-type="string" calcext:value-type="string">
            <text:p>+1-571-882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8006110" xlink:type="simple">Eaton Corporation</text:a></text:p>
            <text:p>D-U-N-S# 038006110</text:p>
          </table:table-cell>
          <table:table-cell office:value-type="string" calcext:value-type="string">
            <text:p>Raleigh N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6250100 Motor controls and accessories</text:p>
          </table:table-cell>
          <table:table-cell office:value-type="string" calcext:value-type="string">
            <text:p>+1-919-870-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9121586" xlink:type="simple">Deloitte Consulting LLP</text:a></text:p>
            <text:p>D-U-N-S# 019121586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1-571-882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2753194" xlink:type="simple">L3 Technologies, Inc.</text:a></text:p>
            <text:p>D-U-N-S# 112753194</text:p>
          </table:table-cell>
          <table:table-cell office:value-type="string" calcext:value-type="string">
            <text:p>Woburn M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820000 Security systems services</text:p>
          </table:table-cell>
          <table:table-cell office:value-type="string" calcext:value-type="string">
            <text:p>+1-781-939-38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5953086" xlink:type="simple">United Parcel Service Co.</text:a></text:p>
            <text:p>D-U-N-S# 155953086</text:p>
          </table:table-cell>
          <table:table-cell office:value-type="string" calcext:value-type="string">
            <text:p>Louisville KY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5129901 Air cargo carrier, scheduled</text:p>
          </table:table-cell>
          <table:table-cell office:value-type="string" calcext:value-type="string">
            <text:p>+1-502-329-3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14345809" xlink:type="simple">Office Depot, Inc.</text:a></text:p>
            <text:p>D-U-N-S# 614345809</text:p>
          </table:table-cell>
          <table:table-cell office:value-type="string" calcext:value-type="string">
            <text:p>Columbia MD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9439902 Office forms and supplies</text:p>
          </table:table-cell>
          <table:table-cell office:value-type="string" calcext:value-type="string">
            <text:p>+1-410-381-4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371972030" xlink:type="simple">Wespavia SA</text:a></text:p>
            <text:p>D-U-N-S# 371972030</text:p>
          </table:table-cell>
          <table:table-cell office:value-type="string" calcext:value-type="string">
            <text:p>Liège Liege Belgium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0000 Management consulting services</text:p>
          </table:table-cell>
          <table:table-cell office:value-type="string" calcext:value-type="string">
            <text:p>+32-4221981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97871515" xlink:type="simple">City of Long Beach</text:a></text:p>
            <text:p>D-U-N-S# 197871515</text:p>
          </table:table-cell>
          <table:table-cell office:value-type="string" calcext:value-type="string">
            <text:p>Long Beach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210203 Municipal police</text:p>
          </table:table-cell>
          <table:table-cell office:value-type="string" calcext:value-type="string">
            <text:p>+1-562-570-726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10517000000000" xlink:type="simple">Life Fitness, Inc.</text:a></text:p>
            <text:p>D-U-N-S# 120852520</text:p>
          </table:table-cell>
          <table:table-cell office:value-type="string" calcext:value-type="string">
            <text:p>Rosemont IL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9490300 Exercise equipment</text:p>
          </table:table-cell>
          <table:table-cell office:value-type="string" calcext:value-type="string">
            <text:p>+1-800-494-634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46263810" xlink:type="simple">County of Musselshell</text:a></text:p>
            <text:p>D-U-N-S# 046263810</text:p>
          </table:table-cell>
          <table:table-cell office:value-type="string" calcext:value-type="string">
            <text:p>Roundup M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1110202 County supervisors' and executives' office</text:p>
          </table:table-cell>
          <table:table-cell office:value-type="string" calcext:value-type="string">
            <text:p>+1-406-323-110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8544000000000" xlink:type="simple">Michigan Department of State Police</text:a></text:p>
            <text:p>D-U-N-S# 805340247</text:p>
          </table:table-cell>
          <table:table-cell office:value-type="string" calcext:value-type="string">
            <text:p>Dimondale MI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92210103 State police</text:p>
          </table:table-cell>
          <table:table-cell office:value-type="string" calcext:value-type="string">
            <text:p>+1-517-241-107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0922810" xlink:type="simple">County of Twin Falls</text:a></text:p>
            <text:p>D-U-N-S# 070922810</text:p>
          </table:table-cell>
          <table:table-cell office:value-type="string" calcext:value-type="string">
            <text:p>Twin Falls I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208-736-4008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8729373" xlink:type="simple">United Parcel Service, Inc. (oh)</text:a></text:p>
            <text:p>D-U-N-S# 128729373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159903 Package delivery, vehicular</text:p>
          </table:table-cell>
          <table:table-cell office:value-type="string" calcext:value-type="string">
            <text:p>+1-404-828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03547944" xlink:type="simple">County of Bonner</text:a></text:p>
            <text:p>D-U-N-S# 603547944</text:p>
          </table:table-cell>
          <table:table-cell office:value-type="string" calcext:value-type="string">
            <text:p>Sandpoint ID United States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 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110403 Courts, County government</text:p>
          </table:table-cell>
          <table:table-cell office:value-type="string" calcext:value-type="string">
            <text:p>+1-208-265-143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5347159" xlink:type="simple">Ernst &amp; Young LLP</text:a></text:p>
            <text:p>D-U-N-S# 095347159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210101 Certified public accountant</text:p>
          </table:table-cell>
          <table:table-cell office:value-type="string" calcext:value-type="string">
            <text:p>+1-202-327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9355000000000" xlink:type="simple">City of Orlando</text:a></text:p>
            <text:p>D-U-N-S# 055947485</text:p>
          </table:table-cell>
          <table:table-cell office:value-type="string" calcext:value-type="string">
            <text:p>Orlando F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1110201 City and town managers' office</text:p>
          </table:table-cell>
          <table:table-cell office:value-type="string" calcext:value-type="string">
            <text:p>+1-407-246-212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2685736" xlink:type="simple">Time Warner Cable Enterprises LLC</text:a></text:p>
            <text:p>D-U-N-S# 962685736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8419901 Cable television services</text:p>
          </table:table-cell>
          <table:table-cell office:value-type="string" calcext:value-type="string">
            <text:p>+1-718-204-3654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16194192" xlink:type="simple">Canon U.S.A., Inc.</text:a></text:p>
            <text:p>D-U-N-S# 116194192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0430202 Photographic cameras, projectors, equipment and supplies</text:p>
          </table:table-cell>
          <table:table-cell office:value-type="string" calcext:value-type="string">
            <text:p>+1-703-807-3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4447095" xlink:type="simple">County of Pinal</text:a></text:p>
            <text:p>D-U-N-S# 074447095</text:p>
          </table:table-cell>
          <table:table-cell office:value-type="string" calcext:value-type="string">
            <text:p>Florence AZ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520-866-6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8603548" xlink:type="simple">Six Continents Hotels, Inc.</text:a></text:p>
            <text:p>D-U-N-S# 088603548</text:p>
          </table:table-cell>
          <table:table-cell office:value-type="string" calcext:value-type="string">
            <text:p>Atlanta G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404-768-666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16205675" xlink:type="simple">Caci-Iss, Inc.</text:a></text:p>
            <text:p>D-U-N-S# 616205675</text:p>
          </table:table-cell>
          <table:table-cell office:value-type="string" calcext:value-type="string">
            <text:p>Chantilly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710000 Custom computer programming services</text:p>
          </table:table-cell>
          <table:table-cell office:value-type="string" calcext:value-type="string">
            <text:p>+1-703-679-31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0052750" xlink:type="simple">County of Latah</text:a></text:p>
            <text:p>D-U-N-S# 060052750</text:p>
          </table:table-cell>
          <table:table-cell office:value-type="string" calcext:value-type="string">
            <text:p>Moscow ID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208-883-2277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87800114" xlink:type="simple">General Dynamics Mission Systems, Inc.</text:a></text:p>
            <text:p>D-U-N-S# 787800114</text:p>
          </table:table-cell>
          <table:table-cell office:value-type="string" calcext:value-type="string">
            <text:p>Scottsdale AZ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6699901 Intercommunication systems, electric</text:p>
          </table:table-cell>
          <table:table-cell office:value-type="string" calcext:value-type="string">
            <text:p>+1-480-441-303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57370025" xlink:type="simple">Hit Portfolio I Misc Trs, LLC</text:a></text:p>
            <text:p>D-U-N-S# 057370025</text:p>
          </table:table-cell>
          <table:table-cell office:value-type="string" calcext:value-type="string">
            <text:p>Arling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703-418-1234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1550800" xlink:type="simple">County of Sacramento</text:a></text:p>
            <text:p>D-U-N-S# 071550800</text:p>
          </table:table-cell>
          <table:table-cell office:value-type="string" calcext:value-type="string">
            <text:p>Sacrament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0968" calcext:value-type="float">
            <text:p>10968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916-874-55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9333000000000" xlink:type="simple">City of Philadelphia</text:a></text:p>
            <text:p>D-U-N-S# 002323145</text:p>
          </table:table-cell>
          <table:table-cell office:value-type="string" calcext:value-type="string">
            <text:p>Philadelphia P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9862" calcext:value-type="float">
            <text:p>29862</text:p>
          </table:table-cell>
          <table:table-cell office:value-type="string" calcext:value-type="string">
            <text:p>91110404 Executive offices, Local government</text:p>
          </table:table-cell>
          <table:table-cell office:value-type="string" calcext:value-type="string">
            <text:p>+1-215-686-218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8159105" xlink:type="simple">Grant Thornton LLP</text:a></text:p>
            <text:p>D-U-N-S# 128159105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210101 Certified public accountant</text:p>
          </table:table-cell>
          <table:table-cell office:value-type="string" calcext:value-type="string">
            <text:p>+1-703-837-44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68034438" xlink:type="simple">Town of Islip</text:a></text:p>
            <text:p>D-U-N-S# 068034438</text:p>
          </table:table-cell>
          <table:table-cell office:value-type="string" calcext:value-type="string">
            <text:p>Islip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91110201 City and town managers' office</text:p>
          </table:table-cell>
          <table:table-cell office:value-type="string" calcext:value-type="string">
            <text:p>+1-631-224-569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48551240" xlink:type="simple">Glock Privatstiftung</text:a></text:p>
            <text:p>D-U-N-S# 648551240</text:p>
          </table:table-cell>
          <table:table-cell office:value-type="string" calcext:value-type="string">
            <text:p>Velden Am Wörther See Kärnten Austria</text:p>
          </table:table-cell>
          <table:table-cell office:value-type="string" calcext:value-type="string">
            <text:p>Headquarter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7199902 Personal holding companies, except banks</text:p>
          </table:table-cell>
          <table:table-cell office:value-type="string" calcext:value-type="string">
            <text:p>+43-2247903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60530572" xlink:type="simple">County of Santa Clara</text:a></text:p>
            <text:p>D-U-N-S# 160530572</text:p>
          </table:table-cell>
          <table:table-cell office:value-type="string" calcext:value-type="string">
            <text:p>San Jose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1990100 General government administration</text:p>
          </table:table-cell>
          <table:table-cell office:value-type="string" calcext:value-type="string">
            <text:p>+1-408-918-471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877474973" xlink:type="simple">County of Orange</text:a></text:p>
            <text:p>D-U-N-S# 877474973</text:p>
          </table:table-cell>
          <table:table-cell office:value-type="string" calcext:value-type="string">
            <text:p>Santa Ana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3110000 Finance, taxation, and monetary policy</text:p>
          </table:table-cell>
          <table:table-cell office:value-type="string" calcext:value-type="string">
            <text:p>+1-714-834-234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962380692" xlink:type="simple">Security Solutions Group, L.L.C.</text:a></text:p>
            <text:p>D-U-N-S# 962380692</text:p>
          </table:table-cell>
          <table:table-cell office:value-type="string" calcext:value-type="string">
            <text:p>Newark NJ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 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659903 Security control equipment and systems</text:p>
          </table:table-cell>
          <table:table-cell office:value-type="string" calcext:value-type="string">
            <text:p>+1-973-242-4431</text:p>
          </table:table-cell>
        </table:table-row>
        <table:table-row table:style-name="ro6">
          <table:table-cell office:value-type="string" calcext:value-type="string">
            <text:p><text:a xlink:href="http://subscriber.hoovers.com.proxy.library.nyu.edu/H/company360/overview.html?companyId=9657602" xlink:type="simple">County of Orange</text:a></text:p>
            <text:p>D-U-N-S# 009657602</text:p>
          </table:table-cell>
          <table:table-cell office:value-type="string" calcext:value-type="string">
            <text:p>Santa An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94310403 Administration of public health programs, County government</text:p>
          </table:table-cell>
          <table:table-cell office:value-type="string" calcext:value-type="string">
            <text:p>+1-714-834-62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5096154" xlink:type="simple">The Centurion Group Inc</text:a></text:p>
            <text:p>D-U-N-S# 155096154</text:p>
          </table:table-cell>
          <table:table-cell office:value-type="string" calcext:value-type="string">
            <text:p>Colorado Springs CO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7440000 Facilities support services</text:p>
          </table:table-cell>
          <table:table-cell office:value-type="string" calcext:value-type="string">
            <text:p>+1-719-268-2953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3053000000000" xlink:type="simple">Federal Prison Industries, Inc</text:a></text:p>
            <text:p>D-U-N-S# 626627459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92230401 Correctional institutions, Federal government</text:p>
          </table:table-cell>
          <table:table-cell office:value-type="string" calcext:value-type="string">
            <text:p>+1-202-305-35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90934285" xlink:type="simple">University of Maryland</text:a></text:p>
            <text:p>D-U-N-S# 790934285</text:p>
          </table:table-cell>
          <table:table-cell office:value-type="string" calcext:value-type="string">
            <text:p>College Park MD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2210102 University</text:p>
          </table:table-cell>
          <table:table-cell office:value-type="string" calcext:value-type="string">
            <text:p>+1-301-405-031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30786248" xlink:type="simple">County of Lane</text:a></text:p>
            <text:p>D-U-N-S# 030786248</text:p>
          </table:table-cell>
          <table:table-cell office:value-type="string" calcext:value-type="string">
            <text:p>Eugene OR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91110202 County supervisors' and executives' office</text:p>
          </table:table-cell>
          <table:table-cell office:value-type="string" calcext:value-type="string">
            <text:p>+1-541-682-4203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3811350" xlink:type="simple">County of Kern</text:a></text:p>
            <text:p>D-U-N-S# 063811350</text:p>
          </table:table-cell>
          <table:table-cell office:value-type="string" calcext:value-type="string">
            <text:p>Bakersfield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661-868-369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59396000000000" xlink:type="simple">City of Mesa</text:a></text:p>
            <text:p>D-U-N-S# 020141404</text:p>
          </table:table-cell>
          <table:table-cell office:value-type="string" calcext:value-type="string">
            <text:p>Mesa AZ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91110204 Mayors' office</text:p>
          </table:table-cell>
          <table:table-cell office:value-type="string" calcext:value-type="string">
            <text:p>+1-480-644-20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507671" xlink:type="simple">Johnson Controls Security Solutions LLC</text:a></text:p>
            <text:p>D-U-N-S# 007507671</text:p>
          </table:table-cell>
          <table:table-cell office:value-type="string" calcext:value-type="string">
            <text:p>Alexandria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829901 Burglar alarm maintenance and monitoring</text:p>
          </table:table-cell>
          <table:table-cell office:value-type="string" calcext:value-type="string">
            <text:p>+1-703-317-43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7488581" xlink:type="simple">Leidos, Inc.</text:a></text:p>
            <text:p>D-U-N-S# 967488581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310200 Commercial physical research</text:p>
          </table:table-cell>
          <table:table-cell office:value-type="string" calcext:value-type="string">
            <text:p>+1-703-676-6902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626578041" xlink:type="simple">Konica Minolta Business Solutions U.S.A., Inc.</text:a></text:p>
            <text:p>D-U-N-S# 626578041</text:p>
          </table:table-cell>
          <table:table-cell office:value-type="string" calcext:value-type="string">
            <text:p>Vienna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770000 Computer peripheral equipment, not elsewhere classified</text:p>
          </table:table-cell>
          <table:table-cell office:value-type="string" calcext:value-type="string">
            <text:p>+1-703-553-6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1779838" xlink:type="simple">County of San Diego</text:a></text:p>
            <text:p>D-U-N-S# 031779838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210204 Sheriffs' office</text:p>
          </table:table-cell>
          <table:table-cell office:value-type="string" calcext:value-type="string">
            <text:p>+1-858-974-22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151941000000000" xlink:type="simple">New York State Department of Motor Vehicles</text:a></text:p>
            <text:p>D-U-N-S# 806780730</text:p>
          </table:table-cell>
          <table:table-cell office:value-type="string" calcext:value-type="string">
            <text:p>Albany NY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96210000 Regulation, administration of transportation</text:p>
          </table:table-cell>
          <table:table-cell office:value-type="string" calcext:value-type="string">
            <text:p>+1-518-474-0835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3155822" xlink:type="simple">City of Hurst</text:a></text:p>
            <text:p>D-U-N-S# 073155822</text:p>
          </table:table-cell>
          <table:table-cell office:value-type="string" calcext:value-type="string">
            <text:p>Hurst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91110204 Mayors' office</text:p>
          </table:table-cell>
          <table:table-cell office:value-type="string" calcext:value-type="string">
            <text:p>+1-817-788-7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3354573" xlink:type="simple">County of Imperial</text:a></text:p>
            <text:p>D-U-N-S# 073354573</text:p>
          </table:table-cell>
          <table:table-cell office:value-type="string" calcext:value-type="string">
            <text:p>El Centr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91210203 County commissioner</text:p>
          </table:table-cell>
          <table:table-cell office:value-type="string" calcext:value-type="string">
            <text:p>+1-760-482-4556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5667401" xlink:type="simple">Dev Technology Group, Inc.</text:a></text:p>
            <text:p>D-U-N-S# 105667401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 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710301 Computer software development</text:p>
          </table:table-cell>
          <table:table-cell office:value-type="string" calcext:value-type="string">
            <text:p>+1-703-860-813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7840608" xlink:type="simple">Vermont State Colleges</text:a></text:p>
            <text:p>D-U-N-S# 807840608</text:p>
          </table:table-cell>
          <table:table-cell office:value-type="string" calcext:value-type="string">
            <text:p>Randolph Center VT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210000 Accounting, auditing, and bookkeeping</text:p>
          </table:table-cell>
          <table:table-cell office:value-type="string" calcext:value-type="string">
            <text:p>+1-802-728-1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9860122" xlink:type="simple">Xerox Corporation</text:a></text:p>
            <text:p>D-U-N-S# 039860122</text:p>
          </table:table-cell>
          <table:table-cell office:value-type="string" calcext:value-type="string">
            <text:p>Washington D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0440207 Photocopy machines</text:p>
          </table:table-cell>
          <table:table-cell office:value-type="string" calcext:value-type="string">
            <text:p>+1-703-442-67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35838084" xlink:type="simple">Dun &amp; Bradstreet, Inc.</text:a></text:p>
            <text:p>D-U-N-S# 135838084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239901 Commercial (mercantile) credit reporting bureau</text:p>
          </table:table-cell>
          <table:table-cell office:value-type="string" calcext:value-type="string">
            <text:p>+1-703-807-5078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85642987" xlink:type="simple">Schweizerische Eidgenossenschaft</text:a></text:p>
            <text:p>D-U-N-S# 485642987</text:p>
          </table:table-cell>
          <table:table-cell office:value-type="string" calcext:value-type="string">
            <text:p>Bern Bern Switzerland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8689" calcext:value-type="float">
            <text:p>38689</text:p>
          </table:table-cell>
          <table:table-cell office:value-type="string" calcext:value-type="string">
            <text:p>93110000 Finance, taxation, and monetary policy</text:p>
          </table:table-cell>
          <table:table-cell office:value-type="string" calcext:value-type="string">
            <text:p>+41-584622111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23806806" xlink:type="simple">TRIDENT ACQUISITION EAD</text:a></text:p>
            <text:p>D-U-N-S# 523806806</text:p>
          </table:table-cell>
          <table:table-cell office:value-type="string" calcext:value-type="string">
            <text:p>Sofia Bulgaria</text:p>
          </table:table-cell>
          <table:table-cell office:value-type="string" calcext:value-type="string">
            <text:p>Headquarter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7190000 Holding companies, not elsewhere classified</text:p>
          </table:table-cell>
          <table:table-cell office:value-type="string" calcext:value-type="string">
            <text:p>+359-88285444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68478850" xlink:type="simple">County of Ventura</text:a></text:p>
            <text:p>D-U-N-S# 868478850</text:p>
          </table:table-cell>
          <table:table-cell office:value-type="string" calcext:value-type="string">
            <text:p>Ventura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210204 Sheriffs' office</text:p>
          </table:table-cell>
          <table:table-cell office:value-type="string" calcext:value-type="string">
            <text:p>+1-805-654-2311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25834866" xlink:type="simple">Peraton Inc.</text:a></text:p>
            <text:p>D-U-N-S# 125834866</text:p>
          </table:table-cell>
          <table:table-cell office:value-type="string" calcext:value-type="string">
            <text:p>Hernd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6250000 Relays and industrial controls</text:p>
          </table:table-cell>
          <table:table-cell office:value-type="string" calcext:value-type="string">
            <text:p>+1-703-668-6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6691122" xlink:type="simple">County of Ventura</text:a></text:p>
            <text:p>D-U-N-S# 066691122</text:p>
          </table:table-cell>
          <table:table-cell office:value-type="string" calcext:value-type="string">
            <text:p>Ventura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805-654-264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72904193" xlink:type="simple">Executive Office of The State of North Carolina</text:a></text:p>
            <text:p>D-U-N-S# 872904193</text:p>
          </table:table-cell>
          <table:table-cell office:value-type="string" calcext:value-type="string">
            <text:p>Raleigh N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1990100 General government administration</text:p>
          </table:table-cell>
          <table:table-cell office:value-type="string" calcext:value-type="string">
            <text:p>+1-919-754-6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21715206" xlink:type="simple">Harris Corporation</text:a></text:p>
            <text:p>D-U-N-S# 021715206</text:p>
          </table:table-cell>
          <table:table-cell office:value-type="string" calcext:value-type="string">
            <text:p>Palm Bay FL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6630000 Radio and t.v. communications equipment</text:p>
          </table:table-cell>
          <table:table-cell office:value-type="string" calcext:value-type="string">
            <text:p>+1-321-729-293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6091424" xlink:type="simple">Shred-It USA LLC</text:a></text:p>
            <text:p>D-U-N-S# 176091424</text:p>
          </table:table-cell>
          <table:table-cell office:value-type="string" calcext:value-type="string">
            <text:p>Fairfield OH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410000 Management services</text:p>
          </table:table-cell>
          <table:table-cell office:value-type="string" calcext:value-type="string">
            <text:p>+1-847-288-0377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0783757" xlink:type="simple">County of Clark</text:a></text:p>
            <text:p>D-U-N-S# 030783757</text:p>
          </table:table-cell>
          <table:table-cell office:value-type="string" calcext:value-type="string">
            <text:p>Vancouver W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91110000 Executive offices</text:p>
          </table:table-cell>
          <table:table-cell office:value-type="string" calcext:value-type="string">
            <text:p>+1-360-397-2232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54977231" xlink:type="simple">City of New York</text:a></text:p>
            <text:p>D-U-N-S# 054977231</text:p>
          </table:table-cell>
          <table:table-cell office:value-type="string" calcext:value-type="string">
            <text:p>New York NY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2210404 Police protection, Local government</text:p>
          </table:table-cell>
          <table:table-cell office:value-type="string" calcext:value-type="string">
            <text:p>+1-646-610-50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967488987" xlink:type="simple">Leidos, Inc.</text:a></text:p>
            <text:p>D-U-N-S# 967488987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310200 Commercial physical research</text:p>
          </table:table-cell>
          <table:table-cell office:value-type="string" calcext:value-type="string">
            <text:p>+1-571-526-7028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787799667" xlink:type="simple">ABM Parking Services, Inc.</text:a></text:p>
            <text:p>D-U-N-S# 787799667</text:p>
          </table:table-cell>
          <table:table-cell office:value-type="string" calcext:value-type="string">
            <text:p>Cleveland OH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5210101 Parking lots</text:p>
          </table:table-cell>
          <table:table-cell office:value-type="string" calcext:value-type="string">
            <text:p>+1-216-621-6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77672683" xlink:type="simple">Relx Inc.</text:a></text:p>
            <text:p>D-U-N-S# 877672683</text:p>
          </table:table-cell>
          <table:table-cell office:value-type="string" calcext:value-type="string">
            <text:p>Miamisburg OH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740000 Data processing and preparation</text:p>
          </table:table-cell>
          <table:table-cell office:value-type="string" calcext:value-type="string">
            <text:p>+1-937-865-6800</text:p>
          </table:table-cell>
        </table:table-row>
        <table:table-row table:style-name="ro4">
          <table:table-cell office:value-type="string" calcext:value-type="string">
            <text:p><text:a xlink:href="http://subscriber.hoovers.com.proxy.library.nyu.edu/H/company360/overview.html?companyId=128256950" xlink:type="simple">Professionals, (the), LLC</text:a></text:p>
            <text:p>D-U-N-S# 128256950</text:p>
          </table:table-cell>
          <table:table-cell office:value-type="string" calcext:value-type="string">
            <text:p>Midvale UT United States</text:p>
          </table:table-cell>
          <table:table-cell office:value-type="string" calcext:value-type="string">
            <text:p>Single Location</text:p>
          </table:table-cell>
          <table:table-cell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8419905 Satellite master antenna systems services (SMATV)</text:p>
          </table:table-cell>
          <table:table-cell office:value-type="string" calcext:value-type="string">
            <text:p>+1-801-566-1586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73370843" xlink:type="simple">San Diego Association of Governments</text:a></text:p>
            <text:p>D-U-N-S# 073370843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96210000 Regulation, administration of transportation</text:p>
          </table:table-cell>
          <table:table-cell office:value-type="string" calcext:value-type="string">
            <text:p>+1-619-699-19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65320400" xlink:type="simple">State of Arkansas</text:a></text:p>
            <text:p>D-U-N-S# 065320400</text:p>
          </table:table-cell>
          <table:table-cell office:value-type="string" calcext:value-type="string">
            <text:p>Little Rock AR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28272" calcext:value-type="float">
            <text:p>28272</text:p>
          </table:table-cell>
          <table:table-cell office:value-type="string" calcext:value-type="string">
            <text:p>91110203 Governors' office</text:p>
          </table:table-cell>
          <table:table-cell office:value-type="string" calcext:value-type="string">
            <text:p>+1-501-682-234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11386000000000" xlink:type="simple">Texas Workforce Commission</text:a></text:p>
            <text:p>D-U-N-S# 033278685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96510200 Labor regulatory agency</text:p>
          </table:table-cell>
          <table:table-cell office:value-type="string" calcext:value-type="string">
            <text:p>+1-512-463-2222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1474992" xlink:type="simple">Harris Corporation</text:a></text:p>
            <text:p>D-U-N-S# 101474992</text:p>
          </table:table-cell>
          <table:table-cell office:value-type="string" calcext:value-type="string">
            <text:p>Lynchburg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6630000 Radio and t.v. communications equipment</text:p>
          </table:table-cell>
          <table:table-cell office:value-type="string" calcext:value-type="string">
            <text:p>+1-434-455-66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48095086" xlink:type="simple">Science Applications International Corporation</text:a></text:p>
            <text:p>D-U-N-S# 148095086</text:p>
          </table:table-cell>
          <table:table-cell office:value-type="string" calcext:value-type="string">
            <text:p>San Diego C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7310000 Commercial physical research</text:p>
          </table:table-cell>
          <table:table-cell office:value-type="string" calcext:value-type="string">
            <text:p>+1-858-623-3285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603493677" xlink:type="simple">Sprint Communications Company L.P.</text:a></text:p>
            <text:p>D-U-N-S# 603493677</text:p>
          </table:table-cell>
          <table:table-cell office:value-type="string" calcext:value-type="string">
            <text:p>Reston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8130103 Long distance telephone communications</text:p>
          </table:table-cell>
          <table:table-cell office:value-type="string" calcext:value-type="string">
            <text:p>+1-703-433-40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80997786" xlink:type="simple">Hit Portfolio I Misc Trs, LLC</text:a></text:p>
            <text:p>D-U-N-S# 080997786</text:p>
          </table:table-cell>
          <table:table-cell office:value-type="string" calcext:value-type="string">
            <text:p>Honolulu HI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110300 Hotels</text:p>
          </table:table-cell>
          <table:table-cell office:value-type="string" calcext:value-type="string">
            <text:p>+1-808-923-1234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808805154" xlink:type="simple">Environmental Quality, Texas Commission On</text:a></text:p>
            <text:p>D-U-N-S# 808805154</text:p>
          </table:table-cell>
          <table:table-cell office:value-type="string" calcext:value-type="string">
            <text:p>Austin TX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5110000 Air, water, and solid waste management</text:p>
          </table:table-cell>
          <table:table-cell office:value-type="string" calcext:value-type="string">
            <text:p>+1-512-239-550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59364000000000" xlink:type="simple">City of Long Beach</text:a></text:p>
            <text:p>D-U-N-S# 075295832</text:p>
          </table:table-cell>
          <table:table-cell office:value-type="string" calcext:value-type="string">
            <text:p>Long Beach CA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91110201 City and town managers' office</text:p>
          </table:table-cell>
          <table:table-cell office:value-type="string" calcext:value-type="string">
            <text:p>+1-562-570-645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84575108" xlink:type="simple">Harris Corporation</text:a></text:p>
            <text:p>D-U-N-S# 184575108</text:p>
          </table:table-cell>
          <table:table-cell office:value-type="string" calcext:value-type="string">
            <text:p>Melbourne FL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6610000 Telephone and telegraph apparatus</text:p>
          </table:table-cell>
          <table:table-cell office:value-type="string" calcext:value-type="string">
            <text:p>+1-321-984-0782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47905766" xlink:type="simple">Town of Islip</text:a></text:p>
            <text:p>D-U-N-S# 947905766</text:p>
          </table:table-cell>
          <table:table-cell office:value-type="string" calcext:value-type="string">
            <text:p>East Islip NY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6419905 Recreation association</text:p>
          </table:table-cell>
          <table:table-cell office:value-type="string" calcext:value-type="string">
            <text:p>+1-631-224-5430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3739955" xlink:type="simple">City of Vineland</text:a></text:p>
            <text:p>D-U-N-S# 073739955</text:p>
          </table:table-cell>
          <table:table-cell office:value-type="string" calcext:value-type="string">
            <text:p>Vineland NJ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91110201 City and town managers' office</text:p>
          </table:table-cell>
          <table:table-cell office:value-type="string" calcext:value-type="string">
            <text:p>+1-856-794-4113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70343640" xlink:type="simple">City of Orlando</text:a></text:p>
            <text:p>D-U-N-S# 070343640</text:p>
          </table:table-cell>
          <table:table-cell office:value-type="string" calcext:value-type="string">
            <text:p>Orlando FL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3110104 Taxation department, government</text:p>
          </table:table-cell>
          <table:table-cell office:value-type="string" calcext:value-type="string">
            <text:p>+1-407-246-212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99376014" xlink:type="simple">Prudential Overall Supply</text:a></text:p>
            <text:p>D-U-N-S# 099376014</text:p>
          </table:table-cell>
          <table:table-cell office:value-type="string" calcext:value-type="string">
            <text:p>Tucson AZ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2180206 Work clothing supply</text:p>
          </table:table-cell>
          <table:table-cell office:value-type="string" calcext:value-type="string">
            <text:p>+1-520-294-3421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32093028" xlink:type="simple">Laboratory Corporation of America</text:a></text:p>
            <text:p>D-U-N-S# 032093028</text:p>
          </table:table-cell>
          <table:table-cell office:value-type="string" calcext:value-type="string">
            <text:p>Burlington NC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80710103 Blood analysis laboratory</text:p>
          </table:table-cell>
          <table:table-cell office:value-type="string" calcext:value-type="string">
            <text:p>+1-336-227-2315</text:p>
          </table:table-cell>
        </table:table-row>
        <table:table-row table:style-name="ro3">
          <table:table-cell office:value-type="string" calcext:value-type="string">
            <text:p><text:a xlink:href="http://subscriber.hoovers.com.proxy.library.nyu.edu/H/company360/overview.html?companyId=10588770" xlink:type="simple">The Village of Oak Lawn</text:a></text:p>
            <text:p>D-U-N-S# 010588770</text:p>
          </table:table-cell>
          <table:table-cell office:value-type="string" calcext:value-type="string">
            <text:p>Oak Lawn IL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91110201 City and town managers' office</text:p>
          </table:table-cell>
          <table:table-cell office:value-type="string" calcext:value-type="string">
            <text:p>+1-708-636-4400</text:p>
          </table:table-cell>
        </table:table-row>
        <table:table-row table:style-name="ro5">
          <table:table-cell office:value-type="string" calcext:value-type="string">
            <text:p><text:a xlink:href="http://subscriber.hoovers.com.proxy.library.nyu.edu/H/company360/overview.html?companyId=171880859" xlink:type="simple">Department of Emergency Services and Public Protection</text:a></text:p>
            <text:p>D-U-N-S# 171880859</text:p>
          </table:table-cell>
          <table:table-cell office:value-type="string" calcext:value-type="string">
            <text:p>Middletown CT United States</text:p>
          </table:table-cell>
          <table:table-cell office:value-type="string" calcext:value-type="string">
            <text:p>Headquarters</text:p>
          </table:table-cell>
          <table:table-cell office:value-type="string" calcext:value-type="string">
            <text:p> 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92210103 State police</text:p>
          </table:table-cell>
          <table:table-cell office:value-type="string" calcext:value-type="string">
            <text:p>+1-860-685-8000</text:p>
          </table:table-cell>
        </table:table-row>
        <table:table-row table:style-name="ro2">
          <table:table-cell office:value-type="string" calcext:value-type="string">
            <text:p><text:a xlink:href="http://subscriber.hoovers.com.proxy.library.nyu.edu/H/company360/overview.html?companyId=43991108" xlink:type="simple">CSRA LLC</text:a></text:p>
            <text:p>D-U-N-S# 043991108</text:p>
          </table:table-cell>
          <table:table-cell office:value-type="string" calcext:value-type="string">
            <text:p>Falls Church VA United States</text:p>
          </table:table-cell>
          <table:table-cell office:value-type="string" calcext:value-type="string">
            <text:p>Branc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3790200 Computer related consulting services</text:p>
          </table:table-cell>
          <table:table-cell office:value-type="string" calcext:value-type="string">
            <text:p>+1-703-641-2000</text:p>
          </table:table-cell>
        </table:table-row>
      </table:table>
      <table:named-expressions/>
      <table:database-ranges>
        <table:database-range table:name="__Anonymous_Sheet_DB__0" table:target-range-address="Sheet1.A1:Sheet1.G11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acir P. de Sá Pereira</meta:initial-creator>
    <meta:creation-date>2018-08-27T17:13:38.023555765</meta:creation-date>
    <dc:date>2018-08-27T17:35:37.830519654</dc:date>
    <dc:creator>Moacir P. de Sá Pereira</dc:creator>
    <meta:editing-duration>PT6M59S</meta:editing-duration>
    <meta:editing-cycles>2</meta:editing-cycles>
    <meta:generator>LibreOffice/4.3.7.2$MacOSX_x86 LibreOffice_project/8a35821d8636a03b8bf4e15b48f59794652c68ba</meta:generator>
    <meta:document-statistic meta:table-count="1" meta:cell-count="8344" meta:object-count="0"/>
    <meta:user-defined meta:name=""/>
  </office:meta>
</office:document-meta>
</file>